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5080.00017" calcext:value-type="float">
            <text:p>1443145080.00017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5080.19074" calcext:value-type="float">
            <text:p>1443145080.19074</text:p>
          </table:table-cell>
          <table:table-cell table:formula="of:=[.G2]-[.$B$2]" office:value-type="float" office:value="0.190571546554565" calcext:value-type="float">
            <text:p>0.1905715466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0571546554565" calcext:value-type="float">
            <text:p>0.1905715466</text:p>
          </table:table-cell>
          <table:table-cell table:formula="of:=MAX([.J2:.J2001])" office:value-type="float" office:value="13.06090092659" calcext:value-type="float">
            <text:p>13.0609009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5080.05433" calcext:value-type="float">
            <text:p>1443145080.05433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57018661499" calcext:value-type="float">
            <text:p>0.0541570187</text:p>
          </table:table-cell>
          <table:table-cell table:formula="of:=[.C3]/([.D3]-[.D2])" office:value-type="float" office:value="79768.0542018305" calcext:value-type="float">
            <text:p>79768.0542018305</text:p>
          </table:table-cell>
          <table:table-cell/>
          <table:table-cell office:value-type="float" office:value="1443145080.24475" calcext:value-type="float">
            <text:p>1443145080.24475</text:p>
          </table:table-cell>
          <table:table-cell table:formula="of:=[.G3]-[.$B$2]" office:value-type="float" office:value="0.244581699371338" calcext:value-type="float">
            <text:p>0.2445816994</text:p>
          </table:table-cell>
          <table:table-cell table:formula="of:=[.C3]/([.H3]-[.H2])" office:value-type="float" office:value="79984.9616174101" calcext:value-type="float">
            <text:p>79984.9616174101</text:p>
          </table:table-cell>
          <table:table-cell table:formula="of:=[.G3]-[.$B3]" office:value-type="float" office:value="0.190424680709839" calcext:value-type="float">
            <text:p>0.19042468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5080.1085" calcext:value-type="float">
            <text:p>1443145080.1085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29057693481" calcext:value-type="float">
            <text:p>0.1083290577</text:p>
          </table:table-cell>
          <table:table-cell table:formula="of:=[.C4]/([.D4]-[.D3])" office:value-type="float" office:value="79745.9367820645" calcext:value-type="float">
            <text:p>79745.9367820645</text:p>
          </table:table-cell>
          <table:table-cell/>
          <table:table-cell office:value-type="float" office:value="1443145080.3531" calcext:value-type="float">
            <text:p>1443145080.3531</text:p>
          </table:table-cell>
          <table:table-cell table:formula="of:=[.G4]-[.$B$2]" office:value-type="float" office:value="0.352930068969727" calcext:value-type="float">
            <text:p>0.352930069</text:p>
          </table:table-cell>
          <table:table-cell table:formula="of:=[.C4]/([.H4]-[.H3])" office:value-type="float" office:value="39871.3890759298" calcext:value-type="float">
            <text:p>39871.3890759298</text:p>
          </table:table-cell>
          <table:table-cell table:formula="of:=[.G4]-[.$B4]" office:value-type="float" office:value="0.244601011276245" calcext:value-type="float">
            <text:p>0.24460101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5080.16264" calcext:value-type="float">
            <text:p>1443145080.16264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72486495972" calcext:value-type="float">
            <text:p>0.1624724865</text:p>
          </table:table-cell>
          <table:table-cell table:formula="of:=[.C5]/([.D5]-[.D4])" office:value-type="float" office:value="79788.0757747893" calcext:value-type="float">
            <text:p>79788.0757747893</text:p>
          </table:table-cell>
          <table:table-cell/>
          <table:table-cell office:value-type="float" office:value="1443145080.84041" calcext:value-type="float">
            <text:p>1443145080.84041</text:p>
          </table:table-cell>
          <table:table-cell table:formula="of:=[.G5]-[.$B$2]" office:value-type="float" office:value="0.8402419090271" calcext:value-type="float">
            <text:p>0.840241909</text:p>
          </table:table-cell>
          <table:table-cell table:formula="of:=[.C5]/([.H5]-[.H4])" office:value-type="float" office:value="8864.96006231121" calcext:value-type="float">
            <text:p>8864.9600623112</text:p>
          </table:table-cell>
          <table:table-cell table:formula="of:=[.G5]-[.$B5]" office:value-type="float" office:value="0.677769422531128" calcext:value-type="float">
            <text:p>0.67776942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5080.21685" calcext:value-type="float">
            <text:p>1443145080.21685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678380966187" calcext:value-type="float">
            <text:p>0.216678381</text:p>
          </table:table-cell>
          <table:table-cell table:formula="of:=[.C6]/([.D6]-[.D5])" office:value-type="float" office:value="79696.1297700523" calcext:value-type="float">
            <text:p>79696.1297700523</text:p>
          </table:table-cell>
          <table:table-cell/>
          <table:table-cell office:value-type="float" office:value="1443145081.003" calcext:value-type="float">
            <text:p>1443145081.003</text:p>
          </table:table-cell>
          <table:table-cell table:formula="of:=[.G6]-[.$B$2]" office:value-type="float" office:value="1.00282955169678" calcext:value-type="float">
            <text:p>1.0028295517</text:p>
          </table:table-cell>
          <table:table-cell table:formula="of:=[.C6]/([.H6]-[.H5])" office:value-type="float" office:value="26570.2849802476" calcext:value-type="float">
            <text:p>26570.2849802476</text:p>
          </table:table-cell>
          <table:table-cell table:formula="of:=[.G6]-[.$B6]" office:value-type="float" office:value="0.786151170730591" calcext:value-type="float">
            <text:p>0.786151170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5080.27102" calcext:value-type="float">
            <text:p>1443145080.27102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844459533691" calcext:value-type="float">
            <text:p>0.2708444595</text:p>
          </table:table-cell>
          <table:table-cell table:formula="of:=[.C7]/([.D7]-[.D6])" office:value-type="float" office:value="79754.7120679258" calcext:value-type="float">
            <text:p>79754.7120679258</text:p>
          </table:table-cell>
          <table:table-cell/>
          <table:table-cell office:value-type="float" office:value="1443145081.37082" calcext:value-type="float">
            <text:p>1443145081.37082</text:p>
          </table:table-cell>
          <table:table-cell table:formula="of:=[.G7]-[.$B$2]" office:value-type="float" office:value="1.37064361572266" calcext:value-type="float">
            <text:p>1.3706436157</text:p>
          </table:table-cell>
          <table:table-cell table:formula="of:=[.C7]/([.H7]-[.H6])" office:value-type="float" office:value="11745.0647555882" calcext:value-type="float">
            <text:p>11745.0647555882</text:p>
          </table:table-cell>
          <table:table-cell table:formula="of:=[.G7]-[.$B7]" office:value-type="float" office:value="1.09979915618896" calcext:value-type="float">
            <text:p>1.09979915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5080.32517" calcext:value-type="float">
            <text:p>1443145080.32517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994087219238" calcext:value-type="float">
            <text:p>0.3249940872</text:p>
          </table:table-cell>
          <table:table-cell table:formula="of:=[.C8]/([.D8]-[.D7])" office:value-type="float" office:value="79778.941880944" calcext:value-type="float">
            <text:p>79778.941880944</text:p>
          </table:table-cell>
          <table:table-cell/>
          <table:table-cell office:value-type="float" office:value="1443145082.03361" calcext:value-type="float">
            <text:p>1443145082.03361</text:p>
          </table:table-cell>
          <table:table-cell table:formula="of:=[.G8]-[.$B$2]" office:value-type="float" office:value="2.03343510627747" calcext:value-type="float">
            <text:p>2.0334351063</text:p>
          </table:table-cell>
          <table:table-cell table:formula="of:=[.C8]/([.H8]-[.H7])" office:value-type="float" office:value="6517.88693965249" calcext:value-type="float">
            <text:p>6517.8869396525</text:p>
          </table:table-cell>
          <table:table-cell table:formula="of:=[.G8]-[.$B8]" office:value-type="float" office:value="1.70844101905823" calcext:value-type="float">
            <text:p>1.70844101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5080.37931" calcext:value-type="float">
            <text:p>1443145080.37931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13990020752" calcext:value-type="float">
            <text:p>0.3791399002</text:p>
          </table:table-cell>
          <table:table-cell table:formula="of:=[.C9]/([.D9]-[.D8])" office:value-type="float" office:value="79784.5624911935" calcext:value-type="float">
            <text:p>79784.5624911935</text:p>
          </table:table-cell>
          <table:table-cell/>
          <table:table-cell office:value-type="float" office:value="1443145086.01825" calcext:value-type="float">
            <text:p>1443145086.01825</text:p>
          </table:table-cell>
          <table:table-cell table:formula="of:=[.G9]-[.$B$2]" office:value-type="float" office:value="6.01807379722595" calcext:value-type="float">
            <text:p>6.0180737972</text:p>
          </table:table-cell>
          <table:table-cell table:formula="of:=[.C9]/([.H9]-[.H8])" office:value-type="float" office:value="1084.16354281088" calcext:value-type="float">
            <text:p>1084.1635428109</text:p>
          </table:table-cell>
          <table:table-cell table:formula="of:=[.G9]-[.$B9]" office:value-type="float" office:value="5.63893389701843" calcext:value-type="float">
            <text:p>5.6389338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5080.43345" calcext:value-type="float">
            <text:p>1443145080.43345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82136917114" calcext:value-type="float">
            <text:p>0.4332821369</text:p>
          </table:table-cell>
          <table:table-cell table:formula="of:=[.C10]/([.D10]-[.D9])" office:value-type="float" office:value="79789.8325326194" calcext:value-type="float">
            <text:p>79789.8325326194</text:p>
          </table:table-cell>
          <table:table-cell/>
          <table:table-cell office:value-type="float" office:value="1443145086.14213" calcext:value-type="float">
            <text:p>1443145086.14213</text:p>
          </table:table-cell>
          <table:table-cell table:formula="of:=[.G10]-[.$B$2]" office:value-type="float" office:value="6.14195775985718" calcext:value-type="float">
            <text:p>6.1419577599</text:p>
          </table:table-cell>
          <table:table-cell table:formula="of:=[.C10]/([.H10]-[.H9])" office:value-type="float" office:value="34871.341764064" calcext:value-type="float">
            <text:p>34871.341764064</text:p>
          </table:table-cell>
          <table:table-cell table:formula="of:=[.G10]-[.$B10]" office:value-type="float" office:value="5.70867562294006" calcext:value-type="float">
            <text:p>5.70867562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5080.4876" calcext:value-type="float">
            <text:p>1443145080.4876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423419952393" calcext:value-type="float">
            <text:p>0.48742342</text:p>
          </table:table-cell>
          <table:table-cell table:formula="of:=[.C11]/([.D11]-[.D10])" office:value-type="float" office:value="79791.2379945835" calcext:value-type="float">
            <text:p>79791.2379945835</text:p>
          </table:table-cell>
          <table:table-cell/>
          <table:table-cell office:value-type="float" office:value="1443145086.57776" calcext:value-type="float">
            <text:p>1443145086.57776</text:p>
          </table:table-cell>
          <table:table-cell table:formula="of:=[.G11]-[.$B$2]" office:value-type="float" office:value="6.57758784294128" calcext:value-type="float">
            <text:p>6.5775878429</text:p>
          </table:table-cell>
          <table:table-cell table:formula="of:=[.C11]/([.H11]-[.H10])" office:value-type="float" office:value="9916.67051415718" calcext:value-type="float">
            <text:p>9916.6705141572</text:p>
          </table:table-cell>
          <table:table-cell table:formula="of:=[.G11]-[.$B11]" office:value-type="float" office:value="6.09016442298889" calcext:value-type="float">
            <text:p>6.0901644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5080.54179" calcext:value-type="float">
            <text:p>1443145080.54179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618585586548" calcext:value-type="float">
            <text:p>0.5416185856</text:p>
          </table:table-cell>
          <table:table-cell table:formula="of:=[.C12]/([.D12]-[.D11])" office:value-type="float" office:value="79711.9069468701" calcext:value-type="float">
            <text:p>79711.9069468701</text:p>
          </table:table-cell>
          <table:table-cell/>
          <table:table-cell office:value-type="float" office:value="1443145087.01133" calcext:value-type="float">
            <text:p>1443145087.01133</text:p>
          </table:table-cell>
          <table:table-cell table:formula="of:=[.G12]-[.$B$2]" office:value-type="float" office:value="7.01115417480469" calcext:value-type="float">
            <text:p>7.0111541748</text:p>
          </table:table-cell>
          <table:table-cell table:formula="of:=[.C12]/([.H12]-[.H11])" office:value-type="float" office:value="9963.87330499877" calcext:value-type="float">
            <text:p>9963.8733049988</text:p>
          </table:table-cell>
          <table:table-cell table:formula="of:=[.G12]-[.$B12]" office:value-type="float" office:value="6.46953558921814" calcext:value-type="float">
            <text:p>6.469535589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5080.59594" calcext:value-type="float">
            <text:p>1443145080.59594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765113830566" calcext:value-type="float">
            <text:p>0.5957651138</text:p>
          </table:table-cell>
          <table:table-cell table:formula="of:=[.C13]/([.D13]-[.D12])" office:value-type="float" office:value="79783.5085664466" calcext:value-type="float">
            <text:p>79783.5085664466</text:p>
          </table:table-cell>
          <table:table-cell/>
          <table:table-cell office:value-type="float" office:value="1443145091.01552" calcext:value-type="float">
            <text:p>1443145091.01552</text:p>
          </table:table-cell>
          <table:table-cell table:formula="of:=[.G13]-[.$B$2]" office:value-type="float" office:value="11.0153434276581" calcext:value-type="float">
            <text:p>11.0153434277</text:p>
          </table:table-cell>
          <table:table-cell table:formula="of:=[.C13]/([.H13]-[.H12])" office:value-type="float" office:value="1078.87008510438" calcext:value-type="float">
            <text:p>1078.8700851044</text:p>
          </table:table-cell>
          <table:table-cell table:formula="of:=[.G13]-[.$B13]" office:value-type="float" office:value="10.4195783138275" calcext:value-type="float">
            <text:p>10.41957831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5080.65008" calcext:value-type="float">
            <text:p>1443145080.65008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90758895874" calcext:value-type="float">
            <text:p>0.649907589</text:p>
          </table:table-cell>
          <table:table-cell table:formula="of:=[.C14]/([.D14]-[.D13])" office:value-type="float" office:value="79789.4811748646" calcext:value-type="float">
            <text:p>79789.4811748646</text:p>
          </table:table-cell>
          <table:table-cell/>
          <table:table-cell office:value-type="float" office:value="1443145091.0661" calcext:value-type="float">
            <text:p>1443145091.0661</text:p>
          </table:table-cell>
          <table:table-cell table:formula="of:=[.G14]-[.$B$2]" office:value-type="float" office:value="11.0659248828888" calcext:value-type="float">
            <text:p>11.0659248829</text:p>
          </table:table-cell>
          <table:table-cell table:formula="of:=[.C14]/([.H14]-[.H13])" office:value-type="float" office:value="85406.7954410475" calcext:value-type="float">
            <text:p>85406.7954410475</text:p>
          </table:table-cell>
          <table:table-cell table:formula="of:=[.G14]-[.$B14]" office:value-type="float" office:value="10.4160172939301" calcext:value-type="float">
            <text:p>10.41601729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5080.7043" calcext:value-type="float">
            <text:p>1443145080.7043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413064956665" calcext:value-type="float">
            <text:p>0.7041306496</text:p>
          </table:table-cell>
          <table:table-cell table:formula="of:=[.C15]/([.D15]-[.D14])" office:value-type="float" office:value="79670.8992736163" calcext:value-type="float">
            <text:p>79670.8992736163</text:p>
          </table:table-cell>
          <table:table-cell/>
          <table:table-cell office:value-type="float" office:value="1443145091.11639" calcext:value-type="float">
            <text:p>1443145091.11639</text:p>
          </table:table-cell>
          <table:table-cell table:formula="of:=[.G15]-[.$B$2]" office:value-type="float" office:value="11.116219997406" calcext:value-type="float">
            <text:p>11.1162199974</text:p>
          </table:table-cell>
          <table:table-cell table:formula="of:=[.C15]/([.H15]-[.H14])" office:value-type="float" office:value="85893.0343725854" calcext:value-type="float">
            <text:p>85893.0343725854</text:p>
          </table:table-cell>
          <table:table-cell table:formula="of:=[.G15]-[.$B15]" office:value-type="float" office:value="10.4120893478394" calcext:value-type="float">
            <text:p>10.412089347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5080.75844" calcext:value-type="float">
            <text:p>1443145080.75844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269309997559" calcext:value-type="float">
            <text:p>0.75826931</text:p>
          </table:table-cell>
          <table:table-cell table:formula="of:=[.C16]/([.D16]-[.D15])" office:value-type="float" office:value="79795.1032702995" calcext:value-type="float">
            <text:p>79795.1032702995</text:p>
          </table:table-cell>
          <table:table-cell/>
          <table:table-cell office:value-type="float" office:value="1443145091.16681" calcext:value-type="float">
            <text:p>1443145091.16681</text:p>
          </table:table-cell>
          <table:table-cell table:formula="of:=[.G16]-[.$B$2]" office:value-type="float" office:value="11.1666369438171" calcext:value-type="float">
            <text:p>11.1666369438</text:p>
          </table:table-cell>
          <table:table-cell table:formula="of:=[.C16]/([.H16]-[.H15])" office:value-type="float" office:value="85685.4749744637" calcext:value-type="float">
            <text:p>85685.4749744637</text:p>
          </table:table-cell>
          <table:table-cell table:formula="of:=[.G16]-[.$B16]" office:value-type="float" office:value="10.4083676338196" calcext:value-type="float">
            <text:p>10.408367633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5080.81259" calcext:value-type="float">
            <text:p>1443145080.81259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416315078735" calcext:value-type="float">
            <text:p>0.8124163151</text:p>
          </table:table-cell>
          <table:table-cell table:formula="of:=[.C17]/([.D17]-[.D16])" office:value-type="float" office:value="79782.8059654175" calcext:value-type="float">
            <text:p>79782.8059654175</text:p>
          </table:table-cell>
          <table:table-cell/>
          <table:table-cell office:value-type="float" office:value="1443145091.21726" calcext:value-type="float">
            <text:p>1443145091.21726</text:p>
          </table:table-cell>
          <table:table-cell table:formula="of:=[.G17]-[.$B$2]" office:value-type="float" office:value="11.2170879840851" calcext:value-type="float">
            <text:p>11.2170879841</text:p>
          </table:table-cell>
          <table:table-cell table:formula="of:=[.C17]/([.H17]-[.H16])" office:value-type="float" office:value="85627.5703544779" calcext:value-type="float">
            <text:p>85627.5703544779</text:p>
          </table:table-cell>
          <table:table-cell table:formula="of:=[.G17]-[.$B17]" office:value-type="float" office:value="10.4046716690063" calcext:value-type="float">
            <text:p>10.40467166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5080.86674" calcext:value-type="float">
            <text:p>1443145080.86674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564512252808" calcext:value-type="float">
            <text:p>0.8665645123</text:p>
          </table:table-cell>
          <table:table-cell table:formula="of:=[.C18]/([.D18]-[.D17])" office:value-type="float" office:value="79781.0495169827" calcext:value-type="float">
            <text:p>79781.0495169827</text:p>
          </table:table-cell>
          <table:table-cell/>
          <table:table-cell office:value-type="float" office:value="1443145091.26771" calcext:value-type="float">
            <text:p>1443145091.26771</text:p>
          </table:table-cell>
          <table:table-cell table:formula="of:=[.G18]-[.$B$2]" office:value-type="float" office:value="11.2675423622131" calcext:value-type="float">
            <text:p>11.2675423622</text:p>
          </table:table-cell>
          <table:table-cell table:formula="of:=[.C18]/([.H18]-[.H17])" office:value-type="float" office:value="85621.9055764787" calcext:value-type="float">
            <text:p>85621.9055764787</text:p>
          </table:table-cell>
          <table:table-cell table:formula="of:=[.G18]-[.$B18]" office:value-type="float" office:value="10.4009778499603" calcext:value-type="float">
            <text:p>10.400977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5080.92089" calcext:value-type="float">
            <text:p>1443145080.92089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719146728516" calcext:value-type="float">
            <text:p>0.9207191467</text:p>
          </table:table-cell>
          <table:table-cell table:formula="of:=[.C19]/([.D19]-[.D18])" office:value-type="float" office:value="79771.566031672" calcext:value-type="float">
            <text:p>79771.566031672</text:p>
          </table:table-cell>
          <table:table-cell/>
          <table:table-cell office:value-type="float" office:value="1443145091.31813" calcext:value-type="float">
            <text:p>1443145091.31813</text:p>
          </table:table-cell>
          <table:table-cell table:formula="of:=[.G19]-[.$B$2]" office:value-type="float" office:value="11.3179566860199" calcext:value-type="float">
            <text:p>11.317956686</text:p>
          </table:table-cell>
          <table:table-cell table:formula="of:=[.C19]/([.H19]-[.H18])" office:value-type="float" office:value="85689.9324199704" calcext:value-type="float">
            <text:p>85689.9324199704</text:p>
          </table:table-cell>
          <table:table-cell table:formula="of:=[.G19]-[.$B19]" office:value-type="float" office:value="10.3972375392914" calcext:value-type="float">
            <text:p>10.397237539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5080.97504" calcext:value-type="float">
            <text:p>1443145080.97504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866151809692" calcext:value-type="float">
            <text:p>0.9748661518</text:p>
          </table:table-cell>
          <table:table-cell table:formula="of:=[.C20]/([.D20]-[.D19])" office:value-type="float" office:value="79782.8059654175" calcext:value-type="float">
            <text:p>79782.8059654175</text:p>
          </table:table-cell>
          <table:table-cell/>
          <table:table-cell office:value-type="float" office:value="1443145091.36857" calcext:value-type="float">
            <text:p>1443145091.36857</text:p>
          </table:table-cell>
          <table:table-cell table:formula="of:=[.G20]-[.$B$2]" office:value-type="float" office:value="11.3683941364288" calcext:value-type="float">
            <text:p>11.3683941364</text:p>
          </table:table-cell>
          <table:table-cell table:formula="of:=[.C20]/([.H20]-[.H19])" office:value-type="float" office:value="85650.6418340818" calcext:value-type="float">
            <text:p>85650.6418340818</text:p>
          </table:table-cell>
          <table:table-cell table:formula="of:=[.G20]-[.$B20]" office:value-type="float" office:value="10.3935279846191" calcext:value-type="float">
            <text:p>10.393527984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5081.02748" calcext:value-type="float">
            <text:p>1443145081.02748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31108665466" calcext:value-type="float">
            <text:p>1.0273110867</text:p>
          </table:table-cell>
          <table:table-cell table:formula="of:=[.C21]/([.D21]-[.D20])" office:value-type="float" office:value="82372.1111060599" calcext:value-type="float">
            <text:p>82372.1111060599</text:p>
          </table:table-cell>
          <table:table-cell/>
          <table:table-cell office:value-type="float" office:value="1443145091.419" calcext:value-type="float">
            <text:p>1443145091.419</text:p>
          </table:table-cell>
          <table:table-cell table:formula="of:=[.G21]-[.$B$2]" office:value-type="float" office:value="11.4188275337219" calcext:value-type="float">
            <text:p>11.4188275337</text:p>
          </table:table-cell>
          <table:table-cell table:formula="of:=[.C21]/([.H21]-[.H20])" office:value-type="float" office:value="85657.5252088327" calcext:value-type="float">
            <text:p>85657.5252088327</text:p>
          </table:table-cell>
          <table:table-cell table:formula="of:=[.G21]-[.$B21]" office:value-type="float" office:value="10.3915164470673" calcext:value-type="float">
            <text:p>10.391516447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5081.07844" calcext:value-type="float">
            <text:p>1443145081.07844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26733589172" calcext:value-type="float">
            <text:p>1.0782673359</text:p>
          </table:table-cell>
          <table:table-cell table:formula="of:=[.C22]/([.D22]-[.D21])" office:value-type="float" office:value="84778.6103702872" calcext:value-type="float">
            <text:p>84778.6103702872</text:p>
          </table:table-cell>
          <table:table-cell/>
          <table:table-cell office:value-type="float" office:value="1443145091.46947" calcext:value-type="float">
            <text:p>1443145091.46947</text:p>
          </table:table-cell>
          <table:table-cell table:formula="of:=[.G22]-[.$B$2]" office:value-type="float" office:value="11.4692945480347" calcext:value-type="float">
            <text:p>11.469294548</text:p>
          </table:table-cell>
          <table:table-cell table:formula="of:=[.C22]/([.H22]-[.H21])" office:value-type="float" office:value="85600.4671334222" calcext:value-type="float">
            <text:p>85600.4671334222</text:p>
          </table:table-cell>
          <table:table-cell table:formula="of:=[.G22]-[.$B22]" office:value-type="float" office:value="10.3910272121429" calcext:value-type="float">
            <text:p>10.39102721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5081.12939" calcext:value-type="float">
            <text:p>1443145081.12939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22191619873" calcext:value-type="float">
            <text:p>1.1292219162</text:p>
          </table:table-cell>
          <table:table-cell table:formula="of:=[.C23]/([.D23]-[.D22])" office:value-type="float" office:value="84781.3871485455" calcext:value-type="float">
            <text:p>84781.3871485455</text:p>
          </table:table-cell>
          <table:table-cell/>
          <table:table-cell office:value-type="float" office:value="1443145091.51983" calcext:value-type="float">
            <text:p>1443145091.51983</text:p>
          </table:table-cell>
          <table:table-cell table:formula="of:=[.G23]-[.$B$2]" office:value-type="float" office:value="11.5196611881256" calcext:value-type="float">
            <text:p>11.5196611881</text:p>
          </table:table-cell>
          <table:table-cell table:formula="of:=[.C23]/([.H23]-[.H22])" office:value-type="float" office:value="85771.0578311314" calcext:value-type="float">
            <text:p>85771.0578311314</text:p>
          </table:table-cell>
          <table:table-cell table:formula="of:=[.G23]-[.$B23]" office:value-type="float" office:value="10.3904392719269" calcext:value-type="float">
            <text:p>10.390439271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5081.18036" calcext:value-type="float">
            <text:p>1443145081.18036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18770217896" calcext:value-type="float">
            <text:p>1.1801877022</text:p>
          </table:table-cell>
          <table:table-cell table:formula="of:=[.C24]/([.D24]-[.D23])" office:value-type="float" office:value="84762.7465546439" calcext:value-type="float">
            <text:p>84762.7465546439</text:p>
          </table:table-cell>
          <table:table-cell/>
          <table:table-cell office:value-type="float" office:value="1443145091.57033" calcext:value-type="float">
            <text:p>1443145091.57033</text:p>
          </table:table-cell>
          <table:table-cell table:formula="of:=[.G24]-[.$B$2]" office:value-type="float" office:value="11.5701606273651" calcext:value-type="float">
            <text:p>11.5701606274</text:p>
          </table:table-cell>
          <table:table-cell table:formula="of:=[.C24]/([.H24]-[.H23])" office:value-type="float" office:value="85545.5043671215" calcext:value-type="float">
            <text:p>85545.5043671215</text:p>
          </table:table-cell>
          <table:table-cell table:formula="of:=[.G24]-[.$B24]" office:value-type="float" office:value="10.3899729251862" calcext:value-type="float">
            <text:p>10.389972925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5081.2313" calcext:value-type="float">
            <text:p>1443145081.2313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12297058105" calcext:value-type="float">
            <text:p>1.2311229706</text:p>
          </table:table-cell>
          <table:table-cell table:formula="of:=[.C25]/([.D25]-[.D24])" office:value-type="float" office:value="84813.5316750765" calcext:value-type="float">
            <text:p>84813.5316750765</text:p>
          </table:table-cell>
          <table:table-cell/>
          <table:table-cell office:value-type="float" office:value="1443145091.6208" calcext:value-type="float">
            <text:p>1443145091.6208</text:p>
          </table:table-cell>
          <table:table-cell table:formula="of:=[.G25]-[.$B$2]" office:value-type="float" office:value="11.6206259727478" calcext:value-type="float">
            <text:p>11.6206259727</text:p>
          </table:table-cell>
          <table:table-cell table:formula="of:=[.C25]/([.H25]-[.H24])" office:value-type="float" office:value="85603.2980105543" calcext:value-type="float">
            <text:p>85603.2980105543</text:p>
          </table:table-cell>
          <table:table-cell table:formula="of:=[.G25]-[.$B25]" office:value-type="float" office:value="10.3895030021668" calcext:value-type="float">
            <text:p>10.389503002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5081.28223" calcext:value-type="float">
            <text:p>1443145081.28223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205990791321" calcext:value-type="float">
            <text:p>1.2820599079</text:p>
          </table:table-cell>
          <table:table-cell table:formula="of:=[.C26]/([.D26]-[.D25])" office:value-type="float" office:value="84810.7527908446" calcext:value-type="float">
            <text:p>84810.7527908446</text:p>
          </table:table-cell>
          <table:table-cell/>
          <table:table-cell office:value-type="float" office:value="1443145091.67117" calcext:value-type="float">
            <text:p>1443145091.67117</text:p>
          </table:table-cell>
          <table:table-cell table:formula="of:=[.G26]-[.$B$2]" office:value-type="float" office:value="11.6709940433502" calcext:value-type="float">
            <text:p>11.6709940434</text:p>
          </table:table-cell>
          <table:table-cell table:formula="of:=[.C26]/([.H26]-[.H25])" office:value-type="float" office:value="85768.6218338627" calcext:value-type="float">
            <text:p>85768.6218338627</text:p>
          </table:table-cell>
          <table:table-cell table:formula="of:=[.G26]-[.$B26]" office:value-type="float" office:value="10.388934135437" calcext:value-type="float">
            <text:p>10.388934135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5081.33327" calcext:value-type="float">
            <text:p>1443145081.33327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309268951416" calcext:value-type="float">
            <text:p>1.3330926895</text:p>
          </table:table-cell>
          <table:table-cell table:formula="of:=[.C27]/([.D27]-[.D26])" office:value-type="float" office:value="84651.4703780011" calcext:value-type="float">
            <text:p>84651.4703780011</text:p>
          </table:table-cell>
          <table:table-cell/>
          <table:table-cell office:value-type="float" office:value="1443145091.72154" calcext:value-type="float">
            <text:p>1443145091.72154</text:p>
          </table:table-cell>
          <table:table-cell table:formula="of:=[.G27]-[.$B$2]" office:value-type="float" office:value="11.7213652133942" calcext:value-type="float">
            <text:p>11.7213652134</text:p>
          </table:table-cell>
          <table:table-cell table:formula="of:=[.C27]/([.H27]-[.H26])" office:value-type="float" office:value="85763.3443144383" calcext:value-type="float">
            <text:p>85763.3443144383</text:p>
          </table:table-cell>
          <table:table-cell table:formula="of:=[.G27]-[.$B27]" office:value-type="float" office:value="10.38827252388" calcext:value-type="float">
            <text:p>10.388272523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5081.38421" calcext:value-type="float">
            <text:p>1443145081.38421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403749465942" calcext:value-type="float">
            <text:p>1.3840374947</text:p>
          </table:table-cell>
          <table:table-cell table:formula="of:=[.C28]/([.D28]-[.D27])" office:value-type="float" office:value="84797.6547889816" calcext:value-type="float">
            <text:p>84797.6547889816</text:p>
          </table:table-cell>
          <table:table-cell/>
          <table:table-cell office:value-type="float" office:value="1443145091.77205" calcext:value-type="float">
            <text:p>1443145091.77205</text:p>
          </table:table-cell>
          <table:table-cell table:formula="of:=[.G28]-[.$B$2]" office:value-type="float" office:value="11.7718796730042" calcext:value-type="float">
            <text:p>11.771879673</text:p>
          </table:table-cell>
          <table:table-cell table:formula="of:=[.C28]/([.H28]-[.H27])" office:value-type="float" office:value="85520.0675876587" calcext:value-type="float">
            <text:p>85520.0675876587</text:p>
          </table:table-cell>
          <table:table-cell table:formula="of:=[.G28]-[.$B28]" office:value-type="float" office:value="10.3878421783447" calcext:value-type="float">
            <text:p>10.387842178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5081.43519" calcext:value-type="float">
            <text:p>1443145081.43519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501329421997" calcext:value-type="float">
            <text:p>1.4350132942</text:p>
          </table:table-cell>
          <table:table-cell table:formula="of:=[.C29]/([.D29]-[.D28])" office:value-type="float" office:value="84746.0959365412" calcext:value-type="float">
            <text:p>84746.0959365412</text:p>
          </table:table-cell>
          <table:table-cell/>
          <table:table-cell office:value-type="float" office:value="1443145091.82252" calcext:value-type="float">
            <text:p>1443145091.82252</text:p>
          </table:table-cell>
          <table:table-cell table:formula="of:=[.G29]-[.$B$2]" office:value-type="float" office:value="11.8223495483398" calcext:value-type="float">
            <text:p>11.8223495483</text:p>
          </table:table-cell>
          <table:table-cell table:formula="of:=[.C29]/([.H29]-[.H28])" office:value-type="float" office:value="85595.6146367733" calcext:value-type="float">
            <text:p>85595.6146367733</text:p>
          </table:table-cell>
          <table:table-cell table:formula="of:=[.G29]-[.$B29]" office:value-type="float" office:value="10.3873362541199" calcext:value-type="float">
            <text:p>10.38733625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5081.48613" calcext:value-type="float">
            <text:p>1443145081.48613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9573841095" calcext:value-type="float">
            <text:p>1.4859573841</text:p>
          </table:table-cell>
          <table:table-cell table:formula="of:=[.C30]/([.D30]-[.D29])" office:value-type="float" office:value="84798.8453492454" calcext:value-type="float">
            <text:p>84798.8453492454</text:p>
          </table:table-cell>
          <table:table-cell/>
          <table:table-cell office:value-type="float" office:value="1443145091.873" calcext:value-type="float">
            <text:p>1443145091.873</text:p>
          </table:table-cell>
          <table:table-cell table:formula="of:=[.G30]-[.$B$2]" office:value-type="float" office:value="11.8728275299072" calcext:value-type="float">
            <text:p>11.8728275299</text:p>
          </table:table-cell>
          <table:table-cell table:formula="of:=[.C30]/([.H30]-[.H29])" office:value-type="float" office:value="85581.8688834309" calcext:value-type="float">
            <text:p>85581.8688834309</text:p>
          </table:table-cell>
          <table:table-cell table:formula="of:=[.G30]-[.$B30]" office:value-type="float" office:value="10.3868701457977" calcext:value-type="float">
            <text:p>10.386870145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5081.53711" calcext:value-type="float">
            <text:p>1443145081.53711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93318367004" calcext:value-type="float">
            <text:p>1.5369331837</text:p>
          </table:table-cell>
          <table:table-cell table:formula="of:=[.C31]/([.D31]-[.D30])" office:value-type="float" office:value="84746.0959365412" calcext:value-type="float">
            <text:p>84746.0959365412</text:p>
          </table:table-cell>
          <table:table-cell/>
          <table:table-cell office:value-type="float" office:value="1443145091.92339" calcext:value-type="float">
            <text:p>1443145091.92339</text:p>
          </table:table-cell>
          <table:table-cell table:formula="of:=[.G31]-[.$B$2]" office:value-type="float" office:value="11.9232220649719" calcext:value-type="float">
            <text:p>11.923222065</text:p>
          </table:table-cell>
          <table:table-cell table:formula="of:=[.C31]/([.H31]-[.H30])" office:value-type="float" office:value="85723.5808298245" calcext:value-type="float">
            <text:p>85723.5808298245</text:p>
          </table:table-cell>
          <table:table-cell table:formula="of:=[.G31]-[.$B31]" office:value-type="float" office:value="10.3862888813019" calcext:value-type="float">
            <text:p>10.38628888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5081.58812" calcext:value-type="float">
            <text:p>1443145081.58812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94641494751" calcext:value-type="float">
            <text:p>1.5879464149</text:p>
          </table:table-cell>
          <table:table-cell table:formula="of:=[.C32]/([.D32]-[.D31])" office:value-type="float" office:value="84683.9122286355" calcext:value-type="float">
            <text:p>84683.9122286355</text:p>
          </table:table-cell>
          <table:table-cell/>
          <table:table-cell office:value-type="float" office:value="1443145091.97385" calcext:value-type="float">
            <text:p>1443145091.97385</text:p>
          </table:table-cell>
          <table:table-cell table:formula="of:=[.G32]-[.$B$2]" office:value-type="float" office:value="11.9736754894257" calcext:value-type="float">
            <text:p>11.9736754894</text:p>
          </table:table-cell>
          <table:table-cell table:formula="of:=[.C32]/([.H32]-[.H31])" office:value-type="float" office:value="85623.5240079956" calcext:value-type="float">
            <text:p>85623.5240079956</text:p>
          </table:table-cell>
          <table:table-cell table:formula="of:=[.G32]-[.$B32]" office:value-type="float" office:value="10.3857290744782" calcext:value-type="float">
            <text:p>10.385729074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5081.63908" calcext:value-type="float">
            <text:p>1443145081.63908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90957832336" calcext:value-type="float">
            <text:p>1.6389095783</text:p>
          </table:table-cell>
          <table:table-cell table:formula="of:=[.C33]/([.D33]-[.D32])" office:value-type="float" office:value="84767.1085120816" calcext:value-type="float">
            <text:p>84767.1085120816</text:p>
          </table:table-cell>
          <table:table-cell/>
          <table:table-cell office:value-type="float" office:value="1443145092.02431" calcext:value-type="float">
            <text:p>1443145092.02431</text:p>
          </table:table-cell>
          <table:table-cell table:formula="of:=[.G33]-[.$B$2]" office:value-type="float" office:value="12.0241408348084" calcext:value-type="float">
            <text:p>12.0241408348</text:p>
          </table:table-cell>
          <table:table-cell table:formula="of:=[.C33]/([.H33]-[.H32])" office:value-type="float" office:value="85603.2980105543" calcext:value-type="float">
            <text:p>85603.2980105543</text:p>
          </table:table-cell>
          <table:table-cell table:formula="of:=[.G33]-[.$B33]" office:value-type="float" office:value="10.385231256485" calcext:value-type="float">
            <text:p>10.385231256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5081.69006" calcext:value-type="float">
            <text:p>1443145081.69006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89086151123" calcext:value-type="float">
            <text:p>1.6898908615</text:p>
          </table:table-cell>
          <table:table-cell table:formula="of:=[.C34]/([.D34]-[.D33])" office:value-type="float" office:value="84736.9805126479" calcext:value-type="float">
            <text:p>84736.9805126479</text:p>
          </table:table-cell>
          <table:table-cell/>
          <table:table-cell office:value-type="float" office:value="1443145092.04012" calcext:value-type="float">
            <text:p>1443145092.04012</text:p>
          </table:table-cell>
          <table:table-cell table:formula="of:=[.G34]-[.$B$2]" office:value-type="float" office:value="12.0399515628815" calcext:value-type="float">
            <text:p>12.0399515629</text:p>
          </table:table-cell>
          <table:table-cell table:formula="of:=[.C34]/([.H34]-[.H33])" office:value-type="float" office:value="273232.199049989" calcext:value-type="float">
            <text:p>273232.199049989</text:p>
          </table:table-cell>
          <table:table-cell table:formula="of:=[.G34]-[.$B34]" office:value-type="float" office:value="10.3500607013702" calcext:value-type="float">
            <text:p>10.350060701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5081.74105" calcext:value-type="float">
            <text:p>1443145081.74105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87953567505" calcext:value-type="float">
            <text:p>1.7408795357</text:p>
          </table:table-cell>
          <table:table-cell table:formula="of:=[.C35]/([.D35]-[.D34])" office:value-type="float" office:value="84724.6976087384" calcext:value-type="float">
            <text:p>84724.6976087384</text:p>
          </table:table-cell>
          <table:table-cell/>
          <table:table-cell office:value-type="float" office:value="1443145092.05591" calcext:value-type="float">
            <text:p>1443145092.05591</text:p>
          </table:table-cell>
          <table:table-cell table:formula="of:=[.G35]-[.$B$2]" office:value-type="float" office:value="12.0557417869568" calcext:value-type="float">
            <text:p>12.055741787</text:p>
          </table:table-cell>
          <table:table-cell table:formula="of:=[.C35]/([.H35]-[.H34])" office:value-type="float" office:value="273586.997840825" calcext:value-type="float">
            <text:p>273586.997840825</text:p>
          </table:table-cell>
          <table:table-cell table:formula="of:=[.G35]-[.$B35]" office:value-type="float" office:value="10.3148622512817" calcext:value-type="float">
            <text:p>10.31486225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5081.79202" calcext:value-type="float">
            <text:p>1443145081.79202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8438911438" calcext:value-type="float">
            <text:p>1.7918438911</text:p>
          </table:table-cell>
          <table:table-cell table:formula="of:=[.C36]/([.D36]-[.D35])" office:value-type="float" office:value="84765.125748503" calcext:value-type="float">
            <text:p>84765.125748503</text:p>
          </table:table-cell>
          <table:table-cell/>
          <table:table-cell office:value-type="float" office:value="1443145092.08473" calcext:value-type="float">
            <text:p>1443145092.08473</text:p>
          </table:table-cell>
          <table:table-cell table:formula="of:=[.G36]-[.$B$2]" office:value-type="float" office:value="12.08456158638" calcext:value-type="float">
            <text:p>12.0845615864</text:p>
          </table:table-cell>
          <table:table-cell table:formula="of:=[.C36]/([.H36]-[.H35])" office:value-type="float" office:value="149896.948849676" calcext:value-type="float">
            <text:p>149896.948849676</text:p>
          </table:table-cell>
          <table:table-cell table:formula="of:=[.G36]-[.$B36]" office:value-type="float" office:value="10.2927176952362" calcext:value-type="float">
            <text:p>10.292717695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5081.84301" calcext:value-type="float">
            <text:p>1443145081.84301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83375740051" calcext:value-type="float">
            <text:p>1.8428337574</text:p>
          </table:table-cell>
          <table:table-cell table:formula="of:=[.C37]/([.D37]-[.D36])" office:value-type="float" office:value="84722.7168286832" calcext:value-type="float">
            <text:p>84722.7168286832</text:p>
          </table:table-cell>
          <table:table-cell/>
          <table:table-cell office:value-type="float" office:value="1443145092.1314" calcext:value-type="float">
            <text:p>1443145092.1314</text:p>
          </table:table-cell>
          <table:table-cell table:formula="of:=[.G37]-[.$B$2]" office:value-type="float" office:value="12.1312294006348" calcext:value-type="float">
            <text:p>12.1312294006</text:p>
          </table:table-cell>
          <table:table-cell table:formula="of:=[.C37]/([.H37]-[.H36])" office:value-type="float" office:value="92569.1521873515" calcext:value-type="float">
            <text:p>92569.1521873515</text:p>
          </table:table-cell>
          <table:table-cell table:formula="of:=[.G37]-[.$B37]" office:value-type="float" office:value="10.2883956432343" calcext:value-type="float">
            <text:p>10.288395643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5081.89396" calcext:value-type="float">
            <text:p>1443145081.89396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79096031189" calcext:value-type="float">
            <text:p>1.8937909603</text:p>
          </table:table-cell>
          <table:table-cell table:formula="of:=[.C38]/([.D38]-[.D37])" office:value-type="float" office:value="84777.0237215178" calcext:value-type="float">
            <text:p>84777.0237215178</text:p>
          </table:table-cell>
          <table:table-cell/>
          <table:table-cell office:value-type="float" office:value="1443145092.17807" calcext:value-type="float">
            <text:p>1443145092.17807</text:p>
          </table:table-cell>
          <table:table-cell table:formula="of:=[.G38]-[.$B$2]" office:value-type="float" office:value="12.1779017448425" calcext:value-type="float">
            <text:p>12.1779017448</text:p>
          </table:table-cell>
          <table:table-cell table:formula="of:=[.C38]/([.H38]-[.H37])" office:value-type="float" office:value="92560.1675538164" calcext:value-type="float">
            <text:p>92560.1675538164</text:p>
          </table:table-cell>
          <table:table-cell table:formula="of:=[.G38]-[.$B38]" office:value-type="float" office:value="10.2841107845306" calcext:value-type="float">
            <text:p>10.284110784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5081.94493" calcext:value-type="float">
            <text:p>1443145081.94493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75388526917" calcext:value-type="float">
            <text:p>1.9447538853</text:p>
          </table:table-cell>
          <table:table-cell table:formula="of:=[.C39]/([.D39]-[.D38])" office:value-type="float" office:value="84767.5050759284" calcext:value-type="float">
            <text:p>84767.5050759284</text:p>
          </table:table-cell>
          <table:table-cell/>
          <table:table-cell office:value-type="float" office:value="1443145092.22477" calcext:value-type="float">
            <text:p>1443145092.22477</text:p>
          </table:table-cell>
          <table:table-cell table:formula="of:=[.G39]-[.$B$2]" office:value-type="float" office:value="12.224595785141" calcext:value-type="float">
            <text:p>12.2245957851</text:p>
          </table:table-cell>
          <table:table-cell table:formula="of:=[.C39]/([.H39]-[.H38])" office:value-type="float" office:value="92517.1600569827" calcext:value-type="float">
            <text:p>92517.1600569827</text:p>
          </table:table-cell>
          <table:table-cell table:formula="of:=[.G39]-[.$B39]" office:value-type="float" office:value="10.2798418998718" calcext:value-type="float">
            <text:p>10.279841899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5081.99588" calcext:value-type="float">
            <text:p>1443145081.99588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70608139038" calcext:value-type="float">
            <text:p>1.9957060814</text:p>
          </table:table-cell>
          <table:table-cell table:formula="of:=[.C40]/([.D40]-[.D39])" office:value-type="float" office:value="84785.3542901796" calcext:value-type="float">
            <text:p>84785.3542901796</text:p>
          </table:table-cell>
          <table:table-cell/>
          <table:table-cell office:value-type="float" office:value="1443145092.27138" calcext:value-type="float">
            <text:p>1443145092.27138</text:p>
          </table:table-cell>
          <table:table-cell table:formula="of:=[.G40]-[.$B$2]" office:value-type="float" office:value="12.2712042331696" calcext:value-type="float">
            <text:p>12.2712042332</text:p>
          </table:table-cell>
          <table:table-cell table:formula="of:=[.C40]/([.H40]-[.H39])" office:value-type="float" office:value="92687.0595938411" calcext:value-type="float">
            <text:p>92687.0595938411</text:p>
          </table:table-cell>
          <table:table-cell table:formula="of:=[.G40]-[.$B40]" office:value-type="float" office:value="10.2754981517792" calcext:value-type="float">
            <text:p>10.27549815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5082.03891" calcext:value-type="float">
            <text:p>1443145082.03891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738489151" calcext:value-type="float">
            <text:p>2.0387384892</text:p>
          </table:table-cell>
          <table:table-cell table:formula="of:=[.C41]/([.D41]-[.D40])" office:value-type="float" office:value="100389.455873146" calcext:value-type="float">
            <text:p>100389.455873146</text:p>
          </table:table-cell>
          <table:table-cell/>
          <table:table-cell office:value-type="float" office:value="1443145092.31814" calcext:value-type="float">
            <text:p>1443145092.31814</text:p>
          </table:table-cell>
          <table:table-cell table:formula="of:=[.G41]-[.$B$2]" office:value-type="float" office:value="12.3179662227631" calcext:value-type="float">
            <text:p>12.3179662228</text:p>
          </table:table-cell>
          <table:table-cell table:formula="of:=[.C41]/([.H41]-[.H40])" office:value-type="float" office:value="92382.7244638869" calcext:value-type="float">
            <text:p>92382.7244638869</text:p>
          </table:table-cell>
          <table:table-cell table:formula="of:=[.G41]-[.$B41]" office:value-type="float" office:value="10.2792277336121" calcext:value-type="float">
            <text:p>10.27922773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5082.08125" calcext:value-type="float">
            <text:p>1443145082.08125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10763835907" calcext:value-type="float">
            <text:p>2.0810763836</text:p>
          </table:table-cell>
          <table:table-cell table:formula="of:=[.C42]/([.D42]-[.D41])" office:value-type="float" office:value="102036.250436428" calcext:value-type="float">
            <text:p>102036.250436428</text:p>
          </table:table-cell>
          <table:table-cell/>
          <table:table-cell office:value-type="float" office:value="1443145092.36481" calcext:value-type="float">
            <text:p>1443145092.36481</text:p>
          </table:table-cell>
          <table:table-cell table:formula="of:=[.G42]-[.$B$2]" office:value-type="float" office:value="12.3646342754364" calcext:value-type="float">
            <text:p>12.3646342754</text:p>
          </table:table-cell>
          <table:table-cell table:formula="of:=[.C42]/([.H42]-[.H41])" office:value-type="float" office:value="92568.6792684173" calcext:value-type="float">
            <text:p>92568.6792684173</text:p>
          </table:table-cell>
          <table:table-cell table:formula="of:=[.G42]-[.$B42]" office:value-type="float" office:value="10.2835578918457" calcext:value-type="float">
            <text:p>10.28355789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5082.12357" calcext:value-type="float">
            <text:p>1443145082.12357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39329719543" calcext:value-type="float">
            <text:p>2.1233932972</text:p>
          </table:table-cell>
          <table:table-cell table:formula="of:=[.C43]/([.D43]-[.D42])" office:value-type="float" office:value="102086.840272691" calcext:value-type="float">
            <text:p>102086.840272691</text:p>
          </table:table-cell>
          <table:table-cell/>
          <table:table-cell office:value-type="float" office:value="1443145092.41147" calcext:value-type="float">
            <text:p>1443145092.41147</text:p>
          </table:table-cell>
          <table:table-cell table:formula="of:=[.G43]-[.$B$2]" office:value-type="float" office:value="12.411301612854" calcext:value-type="float">
            <text:p>12.4113016129</text:p>
          </table:table-cell>
          <table:table-cell table:formula="of:=[.C43]/([.H43]-[.H42])" office:value-type="float" office:value="92570.0980397166" calcext:value-type="float">
            <text:p>92570.0980397166</text:p>
          </table:table-cell>
          <table:table-cell table:formula="of:=[.G43]-[.$B43]" office:value-type="float" office:value="10.2879083156586" calcext:value-type="float">
            <text:p>10.287908315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5082.1659" calcext:value-type="float">
            <text:p>1443145082.1659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73166847229" calcext:value-type="float">
            <text:p>2.1657316685</text:p>
          </table:table-cell>
          <table:table-cell table:formula="of:=[.C44]/([.D44]-[.D43])" office:value-type="float" office:value="102035.101250141" calcext:value-type="float">
            <text:p>102035.101250141</text:p>
          </table:table-cell>
          <table:table-cell/>
          <table:table-cell office:value-type="float" office:value="1443145092.45819" calcext:value-type="float">
            <text:p>1443145092.45819</text:p>
          </table:table-cell>
          <table:table-cell table:formula="of:=[.G44]-[.$B$2]" office:value-type="float" office:value="12.458015203476" calcext:value-type="float">
            <text:p>12.4580152035</text:p>
          </table:table-cell>
          <table:table-cell table:formula="of:=[.C44]/([.H44]-[.H43])" office:value-type="float" office:value="92478.4402672369" calcext:value-type="float">
            <text:p>92478.4402672369</text:p>
          </table:table-cell>
          <table:table-cell table:formula="of:=[.G44]-[.$B44]" office:value-type="float" office:value="10.2922835350037" calcext:value-type="float">
            <text:p>10.29228353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5082.20824" calcext:value-type="float">
            <text:p>1443145082.20824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806312561035" calcext:value-type="float">
            <text:p>2.2080631256</text:p>
          </table:table-cell>
          <table:table-cell table:formula="of:=[.C45]/([.D45]-[.D44])" office:value-type="float" office:value="102051.766985261" calcext:value-type="float">
            <text:p>102051.766985261</text:p>
          </table:table-cell>
          <table:table-cell/>
          <table:table-cell office:value-type="float" office:value="1443145092.50492" calcext:value-type="float">
            <text:p>1443145092.50492</text:p>
          </table:table-cell>
          <table:table-cell table:formula="of:=[.G45]-[.$B$2]" office:value-type="float" office:value="12.5047445297241" calcext:value-type="float">
            <text:p>12.5047445297</text:p>
          </table:table-cell>
          <table:table-cell table:formula="of:=[.C45]/([.H45]-[.H44])" office:value-type="float" office:value="92447.2990913126" calcext:value-type="float">
            <text:p>92447.2990913126</text:p>
          </table:table-cell>
          <table:table-cell table:formula="of:=[.G45]-[.$B45]" office:value-type="float" office:value="10.2966814041138" calcext:value-type="float">
            <text:p>10.296681404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5082.25056" calcext:value-type="float">
            <text:p>1443145082.25056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39196014404" calcext:value-type="float">
            <text:p>2.2503919601</text:p>
          </table:table-cell>
          <table:table-cell table:formula="of:=[.C46]/([.D46]-[.D45])" office:value-type="float" office:value="102058.089895235" calcext:value-type="float">
            <text:p>102058.089895235</text:p>
          </table:table-cell>
          <table:table-cell/>
          <table:table-cell office:value-type="float" office:value="1443145092.55155" calcext:value-type="float">
            <text:p>1443145092.55155</text:p>
          </table:table-cell>
          <table:table-cell table:formula="of:=[.G46]-[.$B$2]" office:value-type="float" office:value="12.5513799190521" calcext:value-type="float">
            <text:p>12.5513799191</text:p>
          </table:table-cell>
          <table:table-cell table:formula="of:=[.C46]/([.H46]-[.H45])" office:value-type="float" office:value="92633.5142099047" calcext:value-type="float">
            <text:p>92633.5142099047</text:p>
          </table:table-cell>
          <table:table-cell table:formula="of:=[.G46]-[.$B46]" office:value-type="float" office:value="10.3009879589081" calcext:value-type="float">
            <text:p>10.300987958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5082.29291" calcext:value-type="float">
            <text:p>1443145082.29291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73295402527" calcext:value-type="float">
            <text:p>2.292732954</text:p>
          </table:table-cell>
          <table:table-cell table:formula="of:=[.C47]/([.D47]-[.D46])" office:value-type="float" office:value="102028.781188236" calcext:value-type="float">
            <text:p>102028.781188236</text:p>
          </table:table-cell>
          <table:table-cell/>
          <table:table-cell office:value-type="float" office:value="1443145092.59825" calcext:value-type="float">
            <text:p>1443145092.59825</text:p>
          </table:table-cell>
          <table:table-cell table:formula="of:=[.G47]-[.$B$2]" office:value-type="float" office:value="12.5980763435364" calcext:value-type="float">
            <text:p>12.5980763435</text:p>
          </table:table-cell>
          <table:table-cell table:formula="of:=[.C47]/([.H47]-[.H46])" office:value-type="float" office:value="92512.4363955703" calcext:value-type="float">
            <text:p>92512.4363955703</text:p>
          </table:table-cell>
          <table:table-cell table:formula="of:=[.G47]-[.$B47]" office:value-type="float" office:value="10.3053433895111" calcext:value-type="float">
            <text:p>10.305343389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5082.33524" calcext:value-type="float">
            <text:p>1443145082.33524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506393432617" calcext:value-type="float">
            <text:p>2.3350639343</text:p>
          </table:table-cell>
          <table:table-cell table:formula="of:=[.C48]/([.D48]-[.D47])" office:value-type="float" office:value="102052.916546981" calcext:value-type="float">
            <text:p>102052.916546981</text:p>
          </table:table-cell>
          <table:table-cell/>
          <table:table-cell office:value-type="float" office:value="1443145092.64487" calcext:value-type="float">
            <text:p>1443145092.64487</text:p>
          </table:table-cell>
          <table:table-cell table:formula="of:=[.G48]-[.$B$2]" office:value-type="float" office:value="12.644695520401" calcext:value-type="float">
            <text:p>12.6446955204</text:p>
          </table:table-cell>
          <table:table-cell table:formula="of:=[.C48]/([.H48]-[.H47])" office:value-type="float" office:value="92665.7287953563" calcext:value-type="float">
            <text:p>92665.7287953563</text:p>
          </table:table-cell>
          <table:table-cell table:formula="of:=[.G48]-[.$B48]" office:value-type="float" office:value="10.3096315860748" calcext:value-type="float">
            <text:p>10.309631586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5082.37758" calcext:value-type="float">
            <text:p>1443145082.37758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40349769592" calcext:value-type="float">
            <text:p>2.3774034977</text:p>
          </table:table-cell>
          <table:table-cell table:formula="of:=[.C49]/([.D49]-[.D48])" office:value-type="float" office:value="102032.228397669" calcext:value-type="float">
            <text:p>102032.228397669</text:p>
          </table:table-cell>
          <table:table-cell/>
          <table:table-cell office:value-type="float" office:value="1443145092.6916" calcext:value-type="float">
            <text:p>1443145092.6916</text:p>
          </table:table-cell>
          <table:table-cell table:formula="of:=[.G49]-[.$B$2]" office:value-type="float" office:value="12.6914300918579" calcext:value-type="float">
            <text:p>12.6914300919</text:p>
          </table:table-cell>
          <table:table-cell table:formula="of:=[.C49]/([.H49]-[.H48])" office:value-type="float" office:value="92436.9233594703" calcext:value-type="float">
            <text:p>92436.9233594703</text:p>
          </table:table-cell>
          <table:table-cell table:formula="of:=[.G49]-[.$B49]" office:value-type="float" office:value="10.314026594162" calcext:value-type="float">
            <text:p>10.314026594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5082.4199" calcext:value-type="float">
            <text:p>1443145082.4199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73233222961" calcext:value-type="float">
            <text:p>2.4197323322</text:p>
          </table:table-cell>
          <table:table-cell table:formula="of:=[.C50]/([.D50]-[.D49])" office:value-type="float" office:value="102058.089895235" calcext:value-type="float">
            <text:p>102058.089895235</text:p>
          </table:table-cell>
          <table:table-cell/>
          <table:table-cell office:value-type="float" office:value="1443145092.73828" calcext:value-type="float">
            <text:p>1443145092.73828</text:p>
          </table:table-cell>
          <table:table-cell table:formula="of:=[.G50]-[.$B$2]" office:value-type="float" office:value="12.7381043434143" calcext:value-type="float">
            <text:p>12.7381043434</text:p>
          </table:table-cell>
          <table:table-cell table:formula="of:=[.C50]/([.H50]-[.H49])" office:value-type="float" office:value="92556.3850719737" calcext:value-type="float">
            <text:p>92556.3850719737</text:p>
          </table:table-cell>
          <table:table-cell table:formula="of:=[.G50]-[.$B50]" office:value-type="float" office:value="10.3183720111847" calcext:value-type="float">
            <text:p>10.318372011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5082.46224" calcext:value-type="float">
            <text:p>1443145082.46224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207213401794" calcext:value-type="float">
            <text:p>2.462072134</text:p>
          </table:table-cell>
          <table:table-cell table:formula="of:=[.C51]/([.D51]-[.D50])" office:value-type="float" office:value="102031.653846587" calcext:value-type="float">
            <text:p>102031.653846587</text:p>
          </table:table-cell>
          <table:table-cell/>
          <table:table-cell office:value-type="float" office:value="1443145092.78499" calcext:value-type="float">
            <text:p>1443145092.78499</text:p>
          </table:table-cell>
          <table:table-cell table:formula="of:=[.G51]-[.$B$2]" office:value-type="float" office:value="12.7848129272461" calcext:value-type="float">
            <text:p>12.7848129272</text:p>
          </table:table-cell>
          <table:table-cell table:formula="of:=[.C51]/([.H51]-[.H50])" office:value-type="float" office:value="92488.3532234189" calcext:value-type="float">
            <text:p>92488.3532234189</text:p>
          </table:table-cell>
          <table:table-cell table:formula="of:=[.G51]-[.$B51]" office:value-type="float" office:value="10.3227407932282" calcext:value-type="float">
            <text:p>10.322740793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5082.50459" calcext:value-type="float">
            <text:p>1443145082.50459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42051887512" calcext:value-type="float">
            <text:p>2.5044205189</text:p>
          </table:table-cell>
          <table:table-cell table:formula="of:=[.C52]/([.D52]-[.D51])" office:value-type="float" office:value="102010.974316245" calcext:value-type="float">
            <text:p>102010.974316245</text:p>
          </table:table-cell>
          <table:table-cell/>
          <table:table-cell office:value-type="float" office:value="1443145092.83162" calcext:value-type="float">
            <text:p>1443145092.83162</text:p>
          </table:table-cell>
          <table:table-cell table:formula="of:=[.G52]-[.$B$2]" office:value-type="float" office:value="12.8314499855042" calcext:value-type="float">
            <text:p>12.8314499855</text:p>
          </table:table-cell>
          <table:table-cell table:formula="of:=[.C52]/([.H52]-[.H51])" office:value-type="float" office:value="92630.1992740657" calcext:value-type="float">
            <text:p>92630.1992740657</text:p>
          </table:table-cell>
          <table:table-cell table:formula="of:=[.G52]-[.$B52]" office:value-type="float" office:value="10.327029466629" calcext:value-type="float">
            <text:p>10.327029466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5082.54693" calcext:value-type="float">
            <text:p>1443145082.54693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75364494324" calcext:value-type="float">
            <text:p>2.5467536449</text:p>
          </table:table-cell>
          <table:table-cell table:formula="of:=[.C53]/([.D53]-[.D52])" office:value-type="float" office:value="102047.743723178" calcext:value-type="float">
            <text:p>102047.743723178</text:p>
          </table:table-cell>
          <table:table-cell/>
          <table:table-cell office:value-type="float" office:value="1443145092.87829" calcext:value-type="float">
            <text:p>1443145092.87829</text:p>
          </table:table-cell>
          <table:table-cell table:formula="of:=[.G53]-[.$B$2]" office:value-type="float" office:value="12.878119468689" calcext:value-type="float">
            <text:p>12.8781194687</text:p>
          </table:table-cell>
          <table:table-cell table:formula="of:=[.C53]/([.H53]-[.H52])" office:value-type="float" office:value="92565.8418562831" calcext:value-type="float">
            <text:p>92565.8418562831</text:p>
          </table:table-cell>
          <table:table-cell table:formula="of:=[.G53]-[.$B53]" office:value-type="float" office:value="10.3313658237457" calcext:value-type="float">
            <text:p>10.331365823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5082.5893" calcext:value-type="float">
            <text:p>1443145082.5893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912777900696" calcext:value-type="float">
            <text:p>2.589127779</text:p>
          </table:table-cell>
          <table:table-cell table:formula="of:=[.C54]/([.D54]-[.D53])" office:value-type="float" office:value="101948.985989985" calcext:value-type="float">
            <text:p>101948.985989985</text:p>
          </table:table-cell>
          <table:table-cell/>
          <table:table-cell office:value-type="float" office:value="1443145092.92497" calcext:value-type="float">
            <text:p>1443145092.92497</text:p>
          </table:table-cell>
          <table:table-cell table:formula="of:=[.G54]-[.$B$2]" office:value-type="float" office:value="12.9247977733612" calcext:value-type="float">
            <text:p>12.9247977734</text:p>
          </table:table-cell>
          <table:table-cell table:formula="of:=[.C54]/([.H54]-[.H53])" office:value-type="float" office:value="92548.3483244204" calcext:value-type="float">
            <text:p>92548.3483244204</text:p>
          </table:table-cell>
          <table:table-cell table:formula="of:=[.G54]-[.$B54]" office:value-type="float" office:value="10.3356699943542" calcext:value-type="float">
            <text:p>10.335669994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5082.63163" calcext:value-type="float">
            <text:p>1443145082.63163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45923614502" calcext:value-type="float">
            <text:p>2.6314592361</text:p>
          </table:table-cell>
          <table:table-cell table:formula="of:=[.C55]/([.D55]-[.D54])" office:value-type="float" office:value="102051.766985261" calcext:value-type="float">
            <text:p>102051.766985261</text:p>
          </table:table-cell>
          <table:table-cell/>
          <table:table-cell office:value-type="float" office:value="1443145092.97169" calcext:value-type="float">
            <text:p>1443145092.97169</text:p>
          </table:table-cell>
          <table:table-cell table:formula="of:=[.G55]-[.$B$2]" office:value-type="float" office:value="12.9715130329132" calcext:value-type="float">
            <text:p>12.9715130329</text:p>
          </table:table-cell>
          <table:table-cell table:formula="of:=[.C55]/([.H55]-[.H54])" office:value-type="float" office:value="92475.1364207045" calcext:value-type="float">
            <text:p>92475.1364207045</text:p>
          </table:table-cell>
          <table:table-cell table:formula="of:=[.G55]-[.$B55]" office:value-type="float" office:value="10.3400537967682" calcext:value-type="float">
            <text:p>10.340053796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5082.67397" calcext:value-type="float">
            <text:p>1443145082.67397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79403114319" calcext:value-type="float">
            <text:p>2.6737940311</text:p>
          </table:table-cell>
          <table:table-cell table:formula="of:=[.C56]/([.D56]-[.D55])" office:value-type="float" office:value="102043.720778307" calcext:value-type="float">
            <text:p>102043.720778307</text:p>
          </table:table-cell>
          <table:table-cell/>
          <table:table-cell office:value-type="float" office:value="1443145093.01838" calcext:value-type="float">
            <text:p>1443145093.01838</text:p>
          </table:table-cell>
          <table:table-cell table:formula="of:=[.G56]-[.$B$2]" office:value-type="float" office:value="13.0182101726532" calcext:value-type="float">
            <text:p>13.0182101727</text:p>
          </table:table-cell>
          <table:table-cell table:formula="of:=[.C56]/([.H56]-[.H55])" office:value-type="float" office:value="92511.019391204" calcext:value-type="float">
            <text:p>92511.019391204</text:p>
          </table:table-cell>
          <table:table-cell table:formula="of:=[.G56]-[.$B56]" office:value-type="float" office:value="10.34441614151" calcext:value-type="float">
            <text:p>10.344416141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5082.7163" calcext:value-type="float">
            <text:p>1443145082.7163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613097190857" calcext:value-type="float">
            <text:p>2.7161309719</text:p>
          </table:table-cell>
          <table:table-cell table:formula="of:=[.C57]/([.D57]-[.D56])" office:value-type="float" office:value="102038.548886661" calcext:value-type="float">
            <text:p>102038.548886661</text:p>
          </table:table-cell>
          <table:table-cell/>
          <table:table-cell office:value-type="float" office:value="1443145093.03286" calcext:value-type="float">
            <text:p>1443145093.03286</text:p>
          </table:table-cell>
          <table:table-cell table:formula="of:=[.G57]-[.$B$2]" office:value-type="float" office:value="13.0326881408691" calcext:value-type="float">
            <text:p>13.0326881409</text:p>
          </table:table-cell>
          <table:table-cell table:formula="of:=[.C57]/([.H57]-[.H56])" office:value-type="float" office:value="298384.409715932" calcext:value-type="float">
            <text:p>298384.409715932</text:p>
          </table:table-cell>
          <table:table-cell table:formula="of:=[.G57]-[.$B57]" office:value-type="float" office:value="10.3165571689606" calcext:value-type="float">
            <text:p>10.31655716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5082.75864" calcext:value-type="float">
            <text:p>1443145082.75864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46695899963" calcext:value-type="float">
            <text:p>2.758466959</text:p>
          </table:table-cell>
          <table:table-cell table:formula="of:=[.C58]/([.D58]-[.D57])" office:value-type="float" office:value="102040.847440446" calcext:value-type="float">
            <text:p>102040.847440446</text:p>
          </table:table-cell>
          <table:table-cell/>
          <table:table-cell office:value-type="float" office:value="1443145093.04729" calcext:value-type="float">
            <text:p>1443145093.04729</text:p>
          </table:table-cell>
          <table:table-cell table:formula="of:=[.G58]-[.$B$2]" office:value-type="float" office:value="13.0471134185791" calcext:value-type="float">
            <text:p>13.0471134186</text:p>
          </table:table-cell>
          <table:table-cell table:formula="of:=[.C58]/([.H58]-[.H57])" office:value-type="float" office:value="299474.30384768" calcext:value-type="float">
            <text:p>299474.30384768</text:p>
          </table:table-cell>
          <table:table-cell table:formula="of:=[.G58]-[.$B58]" office:value-type="float" office:value="10.2886464595795" calcext:value-type="float">
            <text:p>10.288646459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5082.80097" calcext:value-type="float">
            <text:p>1443145082.80097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79650878906" calcext:value-type="float">
            <text:p>2.8007965088</text:p>
          </table:table-cell>
          <table:table-cell table:formula="of:=[.C59]/([.D59]-[.D58])" office:value-type="float" office:value="102056.36538754" calcext:value-type="float">
            <text:p>102056.36538754</text:p>
          </table:table-cell>
          <table:table-cell/>
          <table:table-cell office:value-type="float" office:value="1443145093.07518" calcext:value-type="float">
            <text:p>1443145093.07518</text:p>
          </table:table-cell>
          <table:table-cell table:formula="of:=[.G59]-[.$B$2]" office:value-type="float" office:value="13.0750067234039" calcext:value-type="float">
            <text:p>13.0750067234</text:p>
          </table:table-cell>
          <table:table-cell table:formula="of:=[.C59]/([.H59]-[.H58])" office:value-type="float" office:value="154875.875308779" calcext:value-type="float">
            <text:p>154875.875308779</text:p>
          </table:table-cell>
          <table:table-cell table:formula="of:=[.G59]-[.$B59]" office:value-type="float" office:value="10.2742102146149" calcext:value-type="float">
            <text:p>10.274210214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5082.8433" calcext:value-type="float">
            <text:p>1443145082.8433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312462806702" calcext:value-type="float">
            <text:p>2.8431246281</text:p>
          </table:table-cell>
          <table:table-cell table:formula="of:=[.C60]/([.D60]-[.D59])" office:value-type="float" office:value="102059.814461211" calcext:value-type="float">
            <text:p>102059.814461211</text:p>
          </table:table-cell>
          <table:table-cell/>
          <table:table-cell office:value-type="float" office:value="1443145093.11907" calcext:value-type="float">
            <text:p>1443145093.11907</text:p>
          </table:table-cell>
          <table:table-cell table:formula="of:=[.G60]-[.$B$2]" office:value-type="float" office:value="13.1188971996307" calcext:value-type="float">
            <text:p>13.1188971996</text:p>
          </table:table-cell>
          <table:table-cell table:formula="of:=[.C60]/([.H60]-[.H59])" office:value-type="float" office:value="98426.8199250367" calcext:value-type="float">
            <text:p>98426.8199250367</text:p>
          </table:table-cell>
          <table:table-cell table:formula="of:=[.G60]-[.$B60]" office:value-type="float" office:value="10.2757725715637" calcext:value-type="float">
            <text:p>10.275772571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5082.88564" calcext:value-type="float">
            <text:p>1443145082.88564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4649066925" calcext:value-type="float">
            <text:p>2.8854649067</text:p>
          </table:table-cell>
          <table:table-cell table:formula="of:=[.C61]/([.D61]-[.D60])" office:value-type="float" office:value="102030.504763835" calcext:value-type="float">
            <text:p>102030.504763835</text:p>
          </table:table-cell>
          <table:table-cell/>
          <table:table-cell office:value-type="float" office:value="1443145093.16293" calcext:value-type="float">
            <text:p>1443145093.16293</text:p>
          </table:table-cell>
          <table:table-cell table:formula="of:=[.G61]-[.$B$2]" office:value-type="float" office:value="13.1627540588379" calcext:value-type="float">
            <text:p>13.1627540588</text:p>
          </table:table-cell>
          <table:table-cell table:formula="of:=[.C61]/([.H61]-[.H60])" office:value-type="float" office:value="98502.2657366988" calcext:value-type="float">
            <text:p>98502.2657366988</text:p>
          </table:table-cell>
          <table:table-cell table:formula="of:=[.G61]-[.$B61]" office:value-type="float" office:value="10.2772891521454" calcext:value-type="float">
            <text:p>10.277289152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5082.92798" calcext:value-type="float">
            <text:p>1443145082.92798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80447006226" calcext:value-type="float">
            <text:p>2.9278044701</text:p>
          </table:table-cell>
          <table:table-cell table:formula="of:=[.C62]/([.D62]-[.D61])" office:value-type="float" office:value="102032.228397669" calcext:value-type="float">
            <text:p>102032.228397669</text:p>
          </table:table-cell>
          <table:table-cell/>
          <table:table-cell office:value-type="float" office:value="1443145093.20688" calcext:value-type="float">
            <text:p>1443145093.20688</text:p>
          </table:table-cell>
          <table:table-cell table:formula="of:=[.G62]-[.$B$2]" office:value-type="float" office:value="13.2067110538483" calcext:value-type="float">
            <text:p>13.2067110538</text:p>
          </table:table-cell>
          <table:table-cell table:formula="of:=[.C62]/([.H62]-[.H61])" office:value-type="float" office:value="98277.8736121582" calcext:value-type="float">
            <text:p>98277.8736121582</text:p>
          </table:table-cell>
          <table:table-cell table:formula="of:=[.G62]-[.$B62]" office:value-type="float" office:value="10.278906583786" calcext:value-type="float">
            <text:p>10.278906583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5082.97031" calcext:value-type="float">
            <text:p>1443145082.97031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7013854980469" calcext:value-type="float">
            <text:p>2.9701385498</text:p>
          </table:table-cell>
          <table:table-cell table:formula="of:=[.C63]/([.D63]-[.D62])" office:value-type="float" office:value="102045.444858697" calcext:value-type="float">
            <text:p>102045.444858697</text:p>
          </table:table-cell>
          <table:table-cell/>
          <table:table-cell office:value-type="float" office:value="1443145093.25072" calcext:value-type="float">
            <text:p>1443145093.25072</text:p>
          </table:table-cell>
          <table:table-cell table:formula="of:=[.G63]-[.$B$2]" office:value-type="float" office:value="13.2505478858948" calcext:value-type="float">
            <text:p>13.2505478859</text:p>
          </table:table-cell>
          <table:table-cell table:formula="of:=[.C63]/([.H63]-[.H62])" office:value-type="float" office:value="98547.2671797243" calcext:value-type="float">
            <text:p>98547.2671797243</text:p>
          </table:table-cell>
          <table:table-cell table:formula="of:=[.G63]-[.$B63]" office:value-type="float" office:value="10.2804093360901" calcext:value-type="float">
            <text:p>10.28040933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5083.01293" calcext:value-type="float">
            <text:p>1443145083.01293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75777816772" calcext:value-type="float">
            <text:p>3.0127577782</text:p>
          </table:table-cell>
          <table:table-cell table:formula="of:=[.C64]/([.D64]-[.D63])" office:value-type="float" office:value="101362.698620481" calcext:value-type="float">
            <text:p>101362.698620481</text:p>
          </table:table-cell>
          <table:table-cell/>
          <table:table-cell office:value-type="float" office:value="1443145093.29456" calcext:value-type="float">
            <text:p>1443145093.29456</text:p>
          </table:table-cell>
          <table:table-cell table:formula="of:=[.G64]-[.$B$2]" office:value-type="float" office:value="13.2943923473358" calcext:value-type="float">
            <text:p>13.2943923473</text:p>
          </table:table-cell>
          <table:table-cell table:formula="of:=[.C64]/([.H64]-[.H63])" office:value-type="float" office:value="98530.1189252679" calcext:value-type="float">
            <text:p>98530.1189252679</text:p>
          </table:table-cell>
          <table:table-cell table:formula="of:=[.G64]-[.$B64]" office:value-type="float" office:value="10.2816345691681" calcext:value-type="float">
            <text:p>10.281634569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5083.05627" calcext:value-type="float">
            <text:p>1443145083.05627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610036849976" calcext:value-type="float">
            <text:p>3.0561003685</text:p>
          </table:table-cell>
          <table:table-cell table:formula="of:=[.C65]/([.D65]-[.D64])" office:value-type="float" office:value="99671.0156662559" calcext:value-type="float">
            <text:p>99671.0156662559</text:p>
          </table:table-cell>
          <table:table-cell/>
          <table:table-cell office:value-type="float" office:value="1443145093.33849" calcext:value-type="float">
            <text:p>1443145093.33849</text:p>
          </table:table-cell>
          <table:table-cell table:formula="of:=[.G65]-[.$B$2]" office:value-type="float" office:value="13.3383181095123" calcext:value-type="float">
            <text:p>13.3383181095</text:p>
          </table:table-cell>
          <table:table-cell table:formula="of:=[.C65]/([.H65]-[.H64])" office:value-type="float" office:value="98347.7527980113" calcext:value-type="float">
            <text:p>98347.7527980113</text:p>
          </table:table-cell>
          <table:table-cell table:formula="of:=[.G65]-[.$B65]" office:value-type="float" office:value="10.2822177410126" calcext:value-type="float">
            <text:p>10.28221774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5083.09965" calcext:value-type="float">
            <text:p>1443145083.09965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4770526886" calcext:value-type="float">
            <text:p>3.0994770527</text:p>
          </table:table-cell>
          <table:table-cell table:formula="of:=[.C66]/([.D66]-[.D65])" office:value-type="float" office:value="99592.6747464754" calcext:value-type="float">
            <text:p>99592.6747464754</text:p>
          </table:table-cell>
          <table:table-cell/>
          <table:table-cell office:value-type="float" office:value="1443145093.38248" calcext:value-type="float">
            <text:p>1443145093.38248</text:p>
          </table:table-cell>
          <table:table-cell table:formula="of:=[.G66]-[.$B$2]" office:value-type="float" office:value="13.3823049068451" calcext:value-type="float">
            <text:p>13.3823049068</text:p>
          </table:table-cell>
          <table:table-cell table:formula="of:=[.C66]/([.H66]-[.H65])" office:value-type="float" office:value="98211.2875215454" calcext:value-type="float">
            <text:p>98211.2875215454</text:p>
          </table:table-cell>
          <table:table-cell table:formula="of:=[.G66]-[.$B66]" office:value-type="float" office:value="10.2828278541565" calcext:value-type="float">
            <text:p>10.282827854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5083.14302" calcext:value-type="float">
            <text:p>1443145083.14302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84491539001" calcext:value-type="float">
            <text:p>3.1428449154</text:p>
          </table:table-cell>
          <table:table-cell table:formula="of:=[.C67]/([.D67]-[.D66])" office:value-type="float" office:value="99612.9329624295" calcext:value-type="float">
            <text:p>99612.9329624295</text:p>
          </table:table-cell>
          <table:table-cell/>
          <table:table-cell office:value-type="float" office:value="1443145093.4262" calcext:value-type="float">
            <text:p>1443145093.4262</text:p>
          </table:table-cell>
          <table:table-cell table:formula="of:=[.G67]-[.$B$2]" office:value-type="float" office:value="13.4260251522064" calcext:value-type="float">
            <text:p>13.4260251522</text:p>
          </table:table-cell>
          <table:table-cell table:formula="of:=[.C67]/([.H67]-[.H66])" office:value-type="float" office:value="98810.0584591222" calcext:value-type="float">
            <text:p>98810.0584591222</text:p>
          </table:table-cell>
          <table:table-cell table:formula="of:=[.G67]-[.$B67]" office:value-type="float" office:value="10.2831802368164" calcext:value-type="float">
            <text:p>10.283180236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5083.18636" calcext:value-type="float">
            <text:p>1443145083.18636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618893623352" calcext:value-type="float">
            <text:p>3.1861889362</text:p>
          </table:table-cell>
          <table:table-cell table:formula="of:=[.C68]/([.D68]-[.D67])" office:value-type="float" office:value="99667.7261576035" calcext:value-type="float">
            <text:p>99667.7261576035</text:p>
          </table:table-cell>
          <table:table-cell/>
          <table:table-cell office:value-type="float" office:value="1443145093.47013" calcext:value-type="float">
            <text:p>1443145093.47013</text:p>
          </table:table-cell>
          <table:table-cell table:formula="of:=[.G68]-[.$B$2]" office:value-type="float" office:value="13.4699625968933" calcext:value-type="float">
            <text:p>13.4699625969</text:p>
          </table:table-cell>
          <table:table-cell table:formula="of:=[.C68]/([.H68]-[.H67])" office:value-type="float" office:value="98321.6031516059" calcext:value-type="float">
            <text:p>98321.6031516059</text:p>
          </table:table-cell>
          <table:table-cell table:formula="of:=[.G68]-[.$B68]" office:value-type="float" office:value="10.2837736606598" calcext:value-type="float">
            <text:p>10.283773660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5083.2297" calcext:value-type="float">
            <text:p>1443145083.2297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53057289124" calcext:value-type="float">
            <text:p>3.2295305729</text:p>
          </table:table-cell>
          <table:table-cell table:formula="of:=[.C69]/([.D69]-[.D68])" office:value-type="float" office:value="99673.2087926596" calcext:value-type="float">
            <text:p>99673.2087926596</text:p>
          </table:table-cell>
          <table:table-cell/>
          <table:table-cell office:value-type="float" office:value="1443145093.51397" calcext:value-type="float">
            <text:p>1443145093.51397</text:p>
          </table:table-cell>
          <table:table-cell table:formula="of:=[.G69]-[.$B$2]" office:value-type="float" office:value="13.5137979984283" calcext:value-type="float">
            <text:p>13.5137979984</text:p>
          </table:table-cell>
          <table:table-cell table:formula="of:=[.C69]/([.H69]-[.H68])" office:value-type="float" office:value="98550.4831419729" calcext:value-type="float">
            <text:p>98550.4831419729</text:p>
          </table:table-cell>
          <table:table-cell table:formula="of:=[.G69]-[.$B69]" office:value-type="float" office:value="10.2842674255371" calcext:value-type="float">
            <text:p>10.284267425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5083.27304" calcext:value-type="float">
            <text:p>1443145083.27304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86982536316" calcext:value-type="float">
            <text:p>3.2728698254</text:p>
          </table:table-cell>
          <table:table-cell table:formula="of:=[.C70]/([.D70]-[.D69])" office:value-type="float" office:value="99678.6920309388" calcext:value-type="float">
            <text:p>99678.6920309388</text:p>
          </table:table-cell>
          <table:table-cell/>
          <table:table-cell office:value-type="float" office:value="1443145093.5579" calcext:value-type="float">
            <text:p>1443145093.5579</text:p>
          </table:table-cell>
          <table:table-cell table:formula="of:=[.G70]-[.$B$2]" office:value-type="float" office:value="13.5577251911163" calcext:value-type="float">
            <text:p>13.5577251911</text:p>
          </table:table-cell>
          <table:table-cell table:formula="of:=[.C70]/([.H70]-[.H69])" office:value-type="float" office:value="98344.5500531903" calcext:value-type="float">
            <text:p>98344.5500531903</text:p>
          </table:table-cell>
          <table:table-cell table:formula="of:=[.G70]-[.$B70]" office:value-type="float" office:value="10.2848553657532" calcext:value-type="float">
            <text:p>10.284855365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5083.3164" calcext:value-type="float">
            <text:p>1443145083.3164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622719764709" calcext:value-type="float">
            <text:p>3.3162271976</text:p>
          </table:table-cell>
          <table:table-cell table:formula="of:=[.C71]/([.D71]-[.D70])" office:value-type="float" office:value="99637.0345441948" calcext:value-type="float">
            <text:p>99637.0345441948</text:p>
          </table:table-cell>
          <table:table-cell/>
          <table:table-cell office:value-type="float" office:value="1443145093.60181" calcext:value-type="float">
            <text:p>1443145093.60181</text:p>
          </table:table-cell>
          <table:table-cell table:formula="of:=[.G71]-[.$B$2]" office:value-type="float" office:value="13.6016361713409" calcext:value-type="float">
            <text:p>13.6016361713</text:p>
          </table:table-cell>
          <table:table-cell table:formula="of:=[.C71]/([.H71]-[.H70])" office:value-type="float" office:value="98380.8600469117" calcext:value-type="float">
            <text:p>98380.8600469117</text:p>
          </table:table-cell>
          <table:table-cell table:formula="of:=[.G71]-[.$B71]" office:value-type="float" office:value="10.2854089736938" calcext:value-type="float">
            <text:p>10.285408973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5083.35978" calcext:value-type="float">
            <text:p>1443145083.35978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60555076599" calcext:value-type="float">
            <text:p>3.3596055508</text:p>
          </table:table-cell>
          <table:table-cell table:formula="of:=[.C72]/([.D72]-[.D71])" office:value-type="float" office:value="99588.8430378912" calcext:value-type="float">
            <text:p>99588.8430378912</text:p>
          </table:table-cell>
          <table:table-cell/>
          <table:table-cell office:value-type="float" office:value="1443145093.64563" calcext:value-type="float">
            <text:p>1443145093.64563</text:p>
          </table:table-cell>
          <table:table-cell table:formula="of:=[.G72]-[.$B$2]" office:value-type="float" office:value="13.6454586982727" calcext:value-type="float">
            <text:p>13.6454586983</text:p>
          </table:table-cell>
          <table:table-cell table:formula="of:=[.C72]/([.H72]-[.H71])" office:value-type="float" office:value="98579.436250374" calcext:value-type="float">
            <text:p>98579.436250374</text:p>
          </table:table-cell>
          <table:table-cell table:formula="of:=[.G72]-[.$B72]" office:value-type="float" office:value="10.2858531475067" calcext:value-type="float">
            <text:p>10.285853147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5083.40312" calcext:value-type="float">
            <text:p>1443145083.40312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94885635376" calcext:value-type="float">
            <text:p>3.4029488564</text:p>
          </table:table-cell>
          <table:table-cell table:formula="of:=[.C73]/([.D73]-[.D72])" office:value-type="float" office:value="99669.3708847878" calcext:value-type="float">
            <text:p>99669.3708847878</text:p>
          </table:table-cell>
          <table:table-cell/>
          <table:table-cell office:value-type="float" office:value="1443145093.68954" calcext:value-type="float">
            <text:p>1443145093.68954</text:p>
          </table:table-cell>
          <table:table-cell table:formula="of:=[.G73]-[.$B$2]" office:value-type="float" office:value="13.6893694400787" calcext:value-type="float">
            <text:p>13.6893694401</text:p>
          </table:table-cell>
          <table:table-cell table:formula="of:=[.C73]/([.H73]-[.H72])" office:value-type="float" office:value="98381.3942174562" calcext:value-type="float">
            <text:p>98381.3942174562</text:p>
          </table:table-cell>
          <table:table-cell table:formula="of:=[.G73]-[.$B73]" office:value-type="float" office:value="10.286420583725" calcext:value-type="float">
            <text:p>10.286420583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5083.44647" calcext:value-type="float">
            <text:p>1443145083.44647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629526138306" calcext:value-type="float">
            <text:p>3.4462952614</text:p>
          </table:table-cell>
          <table:table-cell table:formula="of:=[.C74]/([.D74]-[.D73])" office:value-type="float" office:value="99662.244125671" calcext:value-type="float">
            <text:p>99662.244125671</text:p>
          </table:table-cell>
          <table:table-cell/>
          <table:table-cell office:value-type="float" office:value="1443145093.73344" calcext:value-type="float">
            <text:p>1443145093.73344</text:p>
          </table:table-cell>
          <table:table-cell table:formula="of:=[.G74]-[.$B$2]" office:value-type="float" office:value="13.7332653999329" calcext:value-type="float">
            <text:p>13.7332653999</text:p>
          </table:table-cell>
          <table:table-cell table:formula="of:=[.C74]/([.H74]-[.H73])" office:value-type="float" office:value="98414.5241237718" calcext:value-type="float">
            <text:p>98414.5241237718</text:p>
          </table:table-cell>
          <table:table-cell table:formula="of:=[.G74]-[.$B74]" office:value-type="float" office:value="10.2869701385498" calcext:value-type="float">
            <text:p>10.286970138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5083.48982" calcext:value-type="float">
            <text:p>1443145083.48982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64810371399" calcext:value-type="float">
            <text:p>3.4896481037</text:p>
          </table:table-cell>
          <table:table-cell table:formula="of:=[.C75]/([.D75]-[.D74])" office:value-type="float" office:value="99647.4456512773" calcext:value-type="float">
            <text:p>99647.4456512773</text:p>
          </table:table-cell>
          <table:table-cell/>
          <table:table-cell office:value-type="float" office:value="1443145093.7773" calcext:value-type="float">
            <text:p>1443145093.7773</text:p>
          </table:table-cell>
          <table:table-cell table:formula="of:=[.G75]-[.$B$2]" office:value-type="float" office:value="13.7771260738373" calcext:value-type="float">
            <text:p>13.7771260738</text:p>
          </table:table-cell>
          <table:table-cell table:formula="of:=[.C75]/([.H75]-[.H74])" office:value-type="float" office:value="98493.6986926861" calcext:value-type="float">
            <text:p>98493.6986926861</text:p>
          </table:table-cell>
          <table:table-cell table:formula="of:=[.G75]-[.$B75]" office:value-type="float" office:value="10.2874779701233" calcext:value-type="float">
            <text:p>10.287477970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5083.53317" calcext:value-type="float">
            <text:p>1443145083.53317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99975395203" calcext:value-type="float">
            <text:p>3.532999754</text:p>
          </table:table-cell>
          <table:table-cell table:formula="of:=[.C76]/([.D76]-[.D75])" office:value-type="float" office:value="99650.1857779244" calcext:value-type="float">
            <text:p>99650.1857779244</text:p>
          </table:table-cell>
          <table:table-cell/>
          <table:table-cell office:value-type="float" office:value="1443145093.82119" calcext:value-type="float">
            <text:p>1443145093.82119</text:p>
          </table:table-cell>
          <table:table-cell table:formula="of:=[.G76]-[.$B$2]" office:value-type="float" office:value="13.8210182189941" calcext:value-type="float">
            <text:p>13.821018219</text:p>
          </table:table-cell>
          <table:table-cell table:formula="of:=[.C76]/([.H76]-[.H75])" office:value-type="float" office:value="98423.0773994144" calcext:value-type="float">
            <text:p>98423.0773994144</text:p>
          </table:table-cell>
          <table:table-cell table:formula="of:=[.G76]-[.$B76]" office:value-type="float" office:value="10.2880184650421" calcext:value-type="float">
            <text:p>10.28801846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5083.57652" calcext:value-type="float">
            <text:p>1443145083.57652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634449005127" calcext:value-type="float">
            <text:p>3.5763444901</text:p>
          </table:table-cell>
          <table:table-cell table:formula="of:=[.C77]/([.D77]-[.D76])" office:value-type="float" office:value="99666.0814847003" calcext:value-type="float">
            <text:p>99666.0814847003</text:p>
          </table:table-cell>
          <table:table-cell/>
          <table:table-cell office:value-type="float" office:value="1443145093.86517" calcext:value-type="float">
            <text:p>1443145093.86517</text:p>
          </table:table-cell>
          <table:table-cell table:formula="of:=[.G77]-[.$B$2]" office:value-type="float" office:value="13.864997625351" calcext:value-type="float">
            <text:p>13.8649976254</text:p>
          </table:table-cell>
          <table:table-cell table:formula="of:=[.C77]/([.H77]-[.H76])" office:value-type="float" office:value="98227.7924570239" calcext:value-type="float">
            <text:p>98227.7924570239</text:p>
          </table:table-cell>
          <table:table-cell table:formula="of:=[.G77]-[.$B77]" office:value-type="float" office:value="10.2886531352997" calcext:value-type="float">
            <text:p>10.288653135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5083.61986" calcext:value-type="float">
            <text:p>1443145083.61986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69089508057" calcext:value-type="float">
            <text:p>3.6196908951</text:p>
          </table:table-cell>
          <table:table-cell table:formula="of:=[.C78]/([.D78]-[.D77])" office:value-type="float" office:value="99662.244125671" calcext:value-type="float">
            <text:p>99662.244125671</text:p>
          </table:table-cell>
          <table:table-cell/>
          <table:table-cell office:value-type="float" office:value="1443145093.90903" calcext:value-type="float">
            <text:p>1443145093.90903</text:p>
          </table:table-cell>
          <table:table-cell table:formula="of:=[.G78]-[.$B$2]" office:value-type="float" office:value="13.9088623523712" calcext:value-type="float">
            <text:p>13.9088623524</text:p>
          </table:table-cell>
          <table:table-cell table:formula="of:=[.C78]/([.H78]-[.H77])" office:value-type="float" office:value="98484.5978410932" calcext:value-type="float">
            <text:p>98484.5978410932</text:p>
          </table:table-cell>
          <table:table-cell table:formula="of:=[.G78]-[.$B78]" office:value-type="float" office:value="10.2891714572907" calcext:value-type="float">
            <text:p>10.289171457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5083.66321" calcext:value-type="float">
            <text:p>1443145083.66321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30392074585" calcext:value-type="float">
            <text:p>3.6630392075</text:p>
          </table:table-cell>
          <table:table-cell table:formula="of:=[.C79]/([.D79]-[.D78])" office:value-type="float" office:value="99657.8589343072" calcext:value-type="float">
            <text:p>99657.8589343072</text:p>
          </table:table-cell>
          <table:table-cell/>
          <table:table-cell office:value-type="float" office:value="1443145093.95286" calcext:value-type="float">
            <text:p>1443145093.95286</text:p>
          </table:table-cell>
          <table:table-cell table:formula="of:=[.G79]-[.$B$2]" office:value-type="float" office:value="13.9526917934418" calcext:value-type="float">
            <text:p>13.9526917934</text:p>
          </table:table-cell>
          <table:table-cell table:formula="of:=[.C79]/([.H79]-[.H78])" office:value-type="float" office:value="98563.8852442965" calcext:value-type="float">
            <text:p>98563.8852442965</text:p>
          </table:table-cell>
          <table:table-cell table:formula="of:=[.G79]-[.$B79]" office:value-type="float" office:value="10.2896525859833" calcext:value-type="float">
            <text:p>10.28965258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5083.70656" calcext:value-type="float">
            <text:p>1443145083.70656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38751983643" calcext:value-type="float">
            <text:p>3.7063875198</text:p>
          </table:table-cell>
          <table:table-cell table:formula="of:=[.C80]/([.D80]-[.D79])" office:value-type="float" office:value="99657.8589343072" calcext:value-type="float">
            <text:p>99657.8589343072</text:p>
          </table:table-cell>
          <table:table-cell/>
          <table:table-cell office:value-type="float" office:value="1443145093.99677" calcext:value-type="float">
            <text:p>1443145093.99677</text:p>
          </table:table-cell>
          <table:table-cell table:formula="of:=[.G80]-[.$B$2]" office:value-type="float" office:value="13.9965937137604" calcext:value-type="float">
            <text:p>13.9965937138</text:p>
          </table:table-cell>
          <table:table-cell table:formula="of:=[.C80]/([.H80]-[.H79])" office:value-type="float" office:value="98401.1626063061" calcext:value-type="float">
            <text:p>98401.1626063061</text:p>
          </table:table-cell>
          <table:table-cell table:formula="of:=[.G80]-[.$B80]" office:value-type="float" office:value="10.290206193924" calcext:value-type="float">
            <text:p>10.290206193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5083.74991" calcext:value-type="float">
            <text:p>1443145083.74991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73392486572" calcext:value-type="float">
            <text:p>3.7497339249</text:p>
          </table:table-cell>
          <table:table-cell table:formula="of:=[.C81]/([.D81]-[.D80])" office:value-type="float" office:value="99662.244125671" calcext:value-type="float">
            <text:p>99662.244125671</text:p>
          </table:table-cell>
          <table:table-cell/>
          <table:table-cell office:value-type="float" office:value="1443145094.01109" calcext:value-type="float">
            <text:p>1443145094.01109</text:p>
          </table:table-cell>
          <table:table-cell table:formula="of:=[.G81]-[.$B$2]" office:value-type="float" office:value="14.0109212398529" calcext:value-type="float">
            <text:p>14.0109212399</text:p>
          </table:table-cell>
          <table:table-cell table:formula="of:=[.C81]/([.H81]-[.H80])" office:value-type="float" office:value="301517.510566779" calcext:value-type="float">
            <text:p>301517.510566779</text:p>
          </table:table-cell>
          <table:table-cell table:formula="of:=[.G81]-[.$B81]" office:value-type="float" office:value="10.2611873149872" calcext:value-type="float">
            <text:p>10.2611873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5083.79325" calcext:value-type="float">
            <text:p>1443145083.79325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30760383606" calcext:value-type="float">
            <text:p>3.7930760384</text:p>
          </table:table-cell>
          <table:table-cell table:formula="of:=[.C82]/([.D82]-[.D81])" office:value-type="float" office:value="99672.1122173937" calcext:value-type="float">
            <text:p>99672.1122173937</text:p>
          </table:table-cell>
          <table:table-cell/>
          <table:table-cell office:value-type="float" office:value="1443145094.02545" calcext:value-type="float">
            <text:p>1443145094.02545</text:p>
          </table:table-cell>
          <table:table-cell table:formula="of:=[.G82]-[.$B$2]" office:value-type="float" office:value="14.025274515152" calcext:value-type="float">
            <text:p>14.0252745152</text:p>
          </table:table-cell>
          <table:table-cell table:formula="of:=[.C82]/([.H82]-[.H81])" office:value-type="float" office:value="300976.600112953" calcext:value-type="float">
            <text:p>300976.600112953</text:p>
          </table:table-cell>
          <table:table-cell table:formula="of:=[.G82]-[.$B82]" office:value-type="float" office:value="10.2321984767914" calcext:value-type="float">
            <text:p>10.232198476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5083.83659" calcext:value-type="float">
            <text:p>1443145083.83659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41576766968" calcext:value-type="float">
            <text:p>3.8364157677</text:p>
          </table:table-cell>
          <table:table-cell table:formula="of:=[.C83]/([.D83]-[.D82])" office:value-type="float" office:value="99677.5953350203" calcext:value-type="float">
            <text:p>99677.5953350203</text:p>
          </table:table-cell>
          <table:table-cell/>
          <table:table-cell office:value-type="float" office:value="1443145094.0598" calcext:value-type="float">
            <text:p>1443145094.0598</text:p>
          </table:table-cell>
          <table:table-cell table:formula="of:=[.G83]-[.$B$2]" office:value-type="float" office:value="14.0596301555634" calcext:value-type="float">
            <text:p>14.0596301556</text:p>
          </table:table-cell>
          <table:table-cell table:formula="of:=[.C83]/([.H83]-[.H82])" office:value-type="float" office:value="125743.544532193" calcext:value-type="float">
            <text:p>125743.544532193</text:p>
          </table:table-cell>
          <table:table-cell table:formula="of:=[.G83]-[.$B83]" office:value-type="float" office:value="10.2232143878937" calcext:value-type="float">
            <text:p>10.223214387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5083.87993" calcext:value-type="float">
            <text:p>1443145083.87993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76217269897" calcext:value-type="float">
            <text:p>3.8797621727</text:p>
          </table:table-cell>
          <table:table-cell table:formula="of:=[.C84]/([.D84]-[.D83])" office:value-type="float" office:value="99662.244125671" calcext:value-type="float">
            <text:p>99662.244125671</text:p>
          </table:table-cell>
          <table:table-cell/>
          <table:table-cell office:value-type="float" office:value="1443145094.10855" calcext:value-type="float">
            <text:p>1443145094.10855</text:p>
          </table:table-cell>
          <table:table-cell table:formula="of:=[.G84]-[.$B$2]" office:value-type="float" office:value="14.1083812713623" calcext:value-type="float">
            <text:p>14.1083812714</text:p>
          </table:table-cell>
          <table:table-cell table:formula="of:=[.C84]/([.H84]-[.H83])" office:value-type="float" office:value="88613.3564166141" calcext:value-type="float">
            <text:p>88613.3564166141</text:p>
          </table:table-cell>
          <table:table-cell table:formula="of:=[.G84]-[.$B84]" office:value-type="float" office:value="10.2286190986633" calcext:value-type="float">
            <text:p>10.228619098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5083.92328" calcext:value-type="float">
            <text:p>1443145083.92328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310857772827" calcext:value-type="float">
            <text:p>3.9231085777</text:p>
          </table:table-cell>
          <table:table-cell table:formula="of:=[.C85]/([.D85]-[.D84])" office:value-type="float" office:value="99662.244125671" calcext:value-type="float">
            <text:p>99662.244125671</text:p>
          </table:table-cell>
          <table:table-cell/>
          <table:table-cell office:value-type="float" office:value="1443145094.15737" calcext:value-type="float">
            <text:p>1443145094.15737</text:p>
          </table:table-cell>
          <table:table-cell table:formula="of:=[.G85]-[.$B$2]" office:value-type="float" office:value="14.157199382782" calcext:value-type="float">
            <text:p>14.1571993828</text:p>
          </table:table-cell>
          <table:table-cell table:formula="of:=[.C85]/([.H85]-[.H84])" office:value-type="float" office:value="88491.7477217007" calcext:value-type="float">
            <text:p>88491.7477217007</text:p>
          </table:table-cell>
          <table:table-cell table:formula="of:=[.G85]-[.$B85]" office:value-type="float" office:value="10.2340908050537" calcext:value-type="float">
            <text:p>10.234090805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5083.96662" calcext:value-type="float">
            <text:p>1443145083.96662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44806861877" calcext:value-type="float">
            <text:p>3.9664480686</text:p>
          </table:table-cell>
          <table:table-cell table:formula="of:=[.C86]/([.D86]-[.D85])" office:value-type="float" office:value="99678.143679963" calcext:value-type="float">
            <text:p>99678.143679963</text:p>
          </table:table-cell>
          <table:table-cell/>
          <table:table-cell office:value-type="float" office:value="1443145094.20604" calcext:value-type="float">
            <text:p>1443145094.20604</text:p>
          </table:table-cell>
          <table:table-cell table:formula="of:=[.G86]-[.$B$2]" office:value-type="float" office:value="14.205867767334" calcext:value-type="float">
            <text:p>14.2058677673</text:p>
          </table:table-cell>
          <table:table-cell table:formula="of:=[.C86]/([.H86]-[.H85])" office:value-type="float" office:value="88763.9900063685" calcext:value-type="float">
            <text:p>88763.9900063685</text:p>
          </table:table-cell>
          <table:table-cell table:formula="of:=[.G86]-[.$B86]" office:value-type="float" office:value="10.2394196987152" calcext:value-type="float">
            <text:p>10.239419698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5084.00991" calcext:value-type="float">
            <text:p>1443145084.00991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74130630493" calcext:value-type="float">
            <text:p>4.0097413063</text:p>
          </table:table-cell>
          <table:table-cell table:formula="of:=[.C87]/([.D87]-[.D86])" office:value-type="float" office:value="99784.6368367431" calcext:value-type="float">
            <text:p>99784.6368367431</text:p>
          </table:table-cell>
          <table:table-cell/>
          <table:table-cell office:value-type="float" office:value="1443145094.25474" calcext:value-type="float">
            <text:p>1443145094.25474</text:p>
          </table:table-cell>
          <table:table-cell table:formula="of:=[.G87]-[.$B$2]" office:value-type="float" office:value="14.2545635700226" calcext:value-type="float">
            <text:p>14.25456357</text:p>
          </table:table-cell>
          <table:table-cell table:formula="of:=[.C87]/([.H87]-[.H86])" office:value-type="float" office:value="88714.0115057896" calcext:value-type="float">
            <text:p>88714.0115057896</text:p>
          </table:table-cell>
          <table:table-cell table:formula="of:=[.G87]-[.$B87]" office:value-type="float" office:value="10.2448222637177" calcext:value-type="float">
            <text:p>10.244822263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5084.05305" calcext:value-type="float">
            <text:p>1443145084.05305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87528038025" calcext:value-type="float">
            <text:p>4.0528752804</text:p>
          </table:table-cell>
          <table:table-cell table:formula="of:=[.C88]/([.D88]-[.D87])" office:value-type="float" office:value="100153.07174008" calcext:value-type="float">
            <text:p>100153.07174008</text:p>
          </table:table-cell>
          <table:table-cell/>
          <table:table-cell office:value-type="float" office:value="1443145094.30356" calcext:value-type="float">
            <text:p>1443145094.30356</text:p>
          </table:table-cell>
          <table:table-cell table:formula="of:=[.G88]-[.$B$2]" office:value-type="float" office:value="14.303391456604" calcext:value-type="float">
            <text:p>14.3033914566</text:p>
          </table:table-cell>
          <table:table-cell table:formula="of:=[.C88]/([.H88]-[.H87])" office:value-type="float" office:value="88474.0320021094" calcext:value-type="float">
            <text:p>88474.0320021094</text:p>
          </table:table-cell>
          <table:table-cell table:formula="of:=[.G88]-[.$B88]" office:value-type="float" office:value="10.2505161762238" calcext:value-type="float">
            <text:p>10.250516176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5084.09618" calcext:value-type="float">
            <text:p>1443145084.09618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600782394409" calcext:value-type="float">
            <text:p>4.0960078239</text:p>
          </table:table-cell>
          <table:table-cell table:formula="of:=[.C89]/([.D89]-[.D88])" office:value-type="float" office:value="100156.393364693" calcext:value-type="float">
            <text:p>100156.393364693</text:p>
          </table:table-cell>
          <table:table-cell/>
          <table:table-cell office:value-type="float" office:value="1443145094.3523" calcext:value-type="float">
            <text:p>1443145094.3523</text:p>
          </table:table-cell>
          <table:table-cell table:formula="of:=[.G89]-[.$B$2]" office:value-type="float" office:value="14.3521254062653" calcext:value-type="float">
            <text:p>14.3521254063</text:p>
          </table:table-cell>
          <table:table-cell table:formula="of:=[.C89]/([.H89]-[.H88])" office:value-type="float" office:value="88644.5697512292" calcext:value-type="float">
            <text:p>88644.5697512292</text:p>
          </table:table-cell>
          <table:table-cell table:formula="of:=[.G89]-[.$B89]" office:value-type="float" office:value="10.2561175823212" calcext:value-type="float">
            <text:p>10.256117582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5084.13931" calcext:value-type="float">
            <text:p>1443145084.13931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913917541504" calcext:value-type="float">
            <text:p>4.1391391754</text:p>
          </table:table-cell>
          <table:table-cell table:formula="of:=[.C90]/([.D90]-[.D89])" office:value-type="float" office:value="100159.161553514" calcext:value-type="float">
            <text:p>100159.161553514</text:p>
          </table:table-cell>
          <table:table-cell/>
          <table:table-cell office:value-type="float" office:value="1443145094.40113" calcext:value-type="float">
            <text:p>1443145094.40113</text:p>
          </table:table-cell>
          <table:table-cell table:formula="of:=[.G90]-[.$B$2]" office:value-type="float" office:value="14.4009580612183" calcext:value-type="float">
            <text:p>14.4009580612</text:p>
          </table:table-cell>
          <table:table-cell table:formula="of:=[.C90]/([.H90]-[.H89])" office:value-type="float" office:value="88465.3927614137" calcext:value-type="float">
            <text:p>88465.3927614137</text:p>
          </table:table-cell>
          <table:table-cell table:formula="of:=[.G90]-[.$B90]" office:value-type="float" office:value="10.2618188858032" calcext:value-type="float">
            <text:p>10.26181888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5084.18244" calcext:value-type="float">
            <text:p>1443145084.18244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226671218872" calcext:value-type="float">
            <text:p>4.1822667122</text:p>
          </table:table-cell>
          <table:table-cell table:formula="of:=[.C91]/([.D91]-[.D90])" office:value-type="float" office:value="100168.020786113" calcext:value-type="float">
            <text:p>100168.020786113</text:p>
          </table:table-cell>
          <table:table-cell/>
          <table:table-cell office:value-type="float" office:value="1443145094.44979" calcext:value-type="float">
            <text:p>1443145094.44979</text:p>
          </table:table-cell>
          <table:table-cell table:formula="of:=[.G91]-[.$B$2]" office:value-type="float" office:value="14.4496140480042" calcext:value-type="float">
            <text:p>14.449614048</text:p>
          </table:table-cell>
          <table:table-cell table:formula="of:=[.C91]/([.H91]-[.H90])" office:value-type="float" office:value="88786.607473613" calcext:value-type="float">
            <text:p>88786.607473613</text:p>
          </table:table-cell>
          <table:table-cell table:formula="of:=[.G91]-[.$B91]" office:value-type="float" office:value="10.2673473358154" calcext:value-type="float">
            <text:p>10.267347335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5084.22556" calcext:value-type="float">
            <text:p>1443145084.22556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3909111023" calcext:value-type="float">
            <text:p>4.2253909111</text:p>
          </table:table-cell>
          <table:table-cell table:formula="of:=[.C92]/([.D92]-[.D91])" office:value-type="float" office:value="100175.773900352" calcext:value-type="float">
            <text:p>100175.773900352</text:p>
          </table:table-cell>
          <table:table-cell/>
          <table:table-cell office:value-type="float" office:value="1443145094.49857" calcext:value-type="float">
            <text:p>1443145094.49857</text:p>
          </table:table-cell>
          <table:table-cell table:formula="of:=[.G92]-[.$B$2]" office:value-type="float" office:value="14.4983956813812" calcext:value-type="float">
            <text:p>14.4983956814</text:p>
          </table:table-cell>
          <table:table-cell table:formula="of:=[.C92]/([.H92]-[.H91])" office:value-type="float" office:value="88557.920285428" calcext:value-type="float">
            <text:p>88557.920285428</text:p>
          </table:table-cell>
          <table:table-cell table:formula="of:=[.G92]-[.$B92]" office:value-type="float" office:value="10.2730047702789" calcext:value-type="float">
            <text:p>10.273004770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5084.26869" calcext:value-type="float">
            <text:p>1443145084.26869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51677894592" calcext:value-type="float">
            <text:p>4.2685167789</text:p>
          </table:table-cell>
          <table:table-cell table:formula="of:=[.C93]/([.D93]-[.D92])" office:value-type="float" office:value="100171.897193213" calcext:value-type="float">
            <text:p>100171.897193213</text:p>
          </table:table-cell>
          <table:table-cell/>
          <table:table-cell office:value-type="float" office:value="1443145094.54737" calcext:value-type="float">
            <text:p>1443145094.54737</text:p>
          </table:table-cell>
          <table:table-cell table:formula="of:=[.G93]-[.$B$2]" office:value-type="float" office:value="14.5472021102905" calcext:value-type="float">
            <text:p>14.5472021103</text:p>
          </table:table-cell>
          <table:table-cell table:formula="of:=[.C93]/([.H93]-[.H92])" office:value-type="float" office:value="88512.9294754994" calcext:value-type="float">
            <text:p>88512.9294754994</text:p>
          </table:table-cell>
          <table:table-cell table:formula="of:=[.G93]-[.$B93]" office:value-type="float" office:value="10.2786853313446" calcext:value-type="float">
            <text:p>10.278685331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5084.31181" calcext:value-type="float">
            <text:p>1443145084.31181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64264678955" calcext:value-type="float">
            <text:p>4.3116426468</text:p>
          </table:table-cell>
          <table:table-cell table:formula="of:=[.C94]/([.D94]-[.D93])" office:value-type="float" office:value="100171.897193213" calcext:value-type="float">
            <text:p>100171.897193213</text:p>
          </table:table-cell>
          <table:table-cell/>
          <table:table-cell office:value-type="float" office:value="1443145094.5961" calcext:value-type="float">
            <text:p>1443145094.5961</text:p>
          </table:table-cell>
          <table:table-cell table:formula="of:=[.G94]-[.$B$2]" office:value-type="float" office:value="14.5959320068359" calcext:value-type="float">
            <text:p>14.5959320068</text:p>
          </table:table-cell>
          <table:table-cell table:formula="of:=[.C94]/([.H94]-[.H93])" office:value-type="float" office:value="88651.9427755054" calcext:value-type="float">
            <text:p>88651.9427755054</text:p>
          </table:table-cell>
          <table:table-cell table:formula="of:=[.G94]-[.$B94]" office:value-type="float" office:value="10.2842893600464" calcext:value-type="float">
            <text:p>10.2842893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5084.35496" calcext:value-type="float">
            <text:p>1443145084.35496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78639602661" calcext:value-type="float">
            <text:p>4.354786396</text:p>
          </table:table-cell>
          <table:table-cell table:formula="of:=[.C95]/([.D95]-[.D94])" office:value-type="float" office:value="100130.379867152" calcext:value-type="float">
            <text:p>100130.379867152</text:p>
          </table:table-cell>
          <table:table-cell/>
          <table:table-cell office:value-type="float" office:value="1443145094.64485" calcext:value-type="float">
            <text:p>1443145094.64485</text:p>
          </table:table-cell>
          <table:table-cell table:formula="of:=[.G95]-[.$B$2]" office:value-type="float" office:value="14.644681930542" calcext:value-type="float">
            <text:p>14.6446819305</text:p>
          </table:table-cell>
          <table:table-cell table:formula="of:=[.C95]/([.H95]-[.H94])" office:value-type="float" office:value="88615.5232990336" calcext:value-type="float">
            <text:p>88615.5232990336</text:p>
          </table:table-cell>
          <table:table-cell table:formula="of:=[.G95]-[.$B95]" office:value-type="float" office:value="10.2898955345154" calcext:value-type="float">
            <text:p>10.289895534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5084.3981" calcext:value-type="float">
            <text:p>1443145084.3981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92919158936" calcext:value-type="float">
            <text:p>4.3979291916</text:p>
          </table:table-cell>
          <table:table-cell table:formula="of:=[.C96]/([.D96]-[.D95])" office:value-type="float" office:value="100132.593255745" calcext:value-type="float">
            <text:p>100132.593255745</text:p>
          </table:table-cell>
          <table:table-cell/>
          <table:table-cell office:value-type="float" office:value="1443145094.69361" calcext:value-type="float">
            <text:p>1443145094.69361</text:p>
          </table:table-cell>
          <table:table-cell table:formula="of:=[.G96]-[.$B$2]" office:value-type="float" office:value="14.6934380531311" calcext:value-type="float">
            <text:p>14.6934380531</text:p>
          </table:table-cell>
          <table:table-cell table:formula="of:=[.C96]/([.H96]-[.H95])" office:value-type="float" office:value="88604.2566675469" calcext:value-type="float">
            <text:p>88604.2566675469</text:p>
          </table:table-cell>
          <table:table-cell table:formula="of:=[.G96]-[.$B96]" office:value-type="float" office:value="10.2955088615418" calcext:value-type="float">
            <text:p>10.295508861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5084.44122" calcext:value-type="float">
            <text:p>1443145084.44122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10514831543" calcext:value-type="float">
            <text:p>4.4410514832</text:p>
          </table:table-cell>
          <table:table-cell table:formula="of:=[.C97]/([.D97]-[.D96])" office:value-type="float" office:value="100180.204790234" calcext:value-type="float">
            <text:p>100180.204790234</text:p>
          </table:table-cell>
          <table:table-cell/>
          <table:table-cell office:value-type="float" office:value="1443145094.74238" calcext:value-type="float">
            <text:p>1443145094.74238</text:p>
          </table:table-cell>
          <table:table-cell table:formula="of:=[.G97]-[.$B$2]" office:value-type="float" office:value="14.7422111034393" calcext:value-type="float">
            <text:p>14.7422111034</text:p>
          </table:table-cell>
          <table:table-cell table:formula="of:=[.C97]/([.H97]-[.H96])" office:value-type="float" office:value="88573.5046854606" calcext:value-type="float">
            <text:p>88573.5046854606</text:p>
          </table:table-cell>
          <table:table-cell table:formula="of:=[.G97]-[.$B97]" office:value-type="float" office:value="10.301159620285" calcext:value-type="float">
            <text:p>10.301159620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5084.48436" calcext:value-type="float">
            <text:p>1443145084.48436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418283462524" calcext:value-type="float">
            <text:p>4.4841828346</text:p>
          </table:table-cell>
          <table:table-cell table:formula="of:=[.C98]/([.D98]-[.D97])" office:value-type="float" office:value="100159.161553514" calcext:value-type="float">
            <text:p>100159.161553514</text:p>
          </table:table-cell>
          <table:table-cell/>
          <table:table-cell office:value-type="float" office:value="1443145094.79118" calcext:value-type="float">
            <text:p>1443145094.79118</text:p>
          </table:table-cell>
          <table:table-cell table:formula="of:=[.G98]-[.$B$2]" office:value-type="float" office:value="14.7910029888153" calcext:value-type="float">
            <text:p>14.7910029888</text:p>
          </table:table-cell>
          <table:table-cell table:formula="of:=[.C98]/([.H98]-[.H97])" office:value-type="float" office:value="88539.3127711974" calcext:value-type="float">
            <text:p>88539.3127711974</text:p>
          </table:table-cell>
          <table:table-cell table:formula="of:=[.G98]-[.$B98]" office:value-type="float" office:value="10.3068201541901" calcext:value-type="float">
            <text:p>10.306820154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5084.52748" calcext:value-type="float">
            <text:p>1443145084.52748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31132507324" calcext:value-type="float">
            <text:p>4.5273113251</text:p>
          </table:table-cell>
          <table:table-cell table:formula="of:=[.C99]/([.D99]-[.D98])" office:value-type="float" office:value="100165.805831039" calcext:value-type="float">
            <text:p>100165.805831039</text:p>
          </table:table-cell>
          <table:table-cell/>
          <table:table-cell office:value-type="float" office:value="1443145094.8399" calcext:value-type="float">
            <text:p>1443145094.8399</text:p>
          </table:table-cell>
          <table:table-cell table:formula="of:=[.G99]-[.$B$2]" office:value-type="float" office:value="14.8397281169891" calcext:value-type="float">
            <text:p>14.839728117</text:p>
          </table:table-cell>
          <table:table-cell table:formula="of:=[.C99]/([.H99]-[.H98])" office:value-type="float" office:value="88660.6184921318" calcext:value-type="float">
            <text:p>88660.6184921318</text:p>
          </table:table-cell>
          <table:table-cell table:formula="of:=[.G99]-[.$B99]" office:value-type="float" office:value="10.3124167919159" calcext:value-type="float">
            <text:p>10.312416791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5084.57061" calcext:value-type="float">
            <text:p>1443145084.57061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43790817261" calcext:value-type="float">
            <text:p>4.5704379082</text:p>
          </table:table-cell>
          <table:table-cell table:formula="of:=[.C100]/([.D100]-[.D99])" office:value-type="float" office:value="100170.235839147" calcext:value-type="float">
            <text:p>100170.235839147</text:p>
          </table:table-cell>
          <table:table-cell/>
          <table:table-cell office:value-type="float" office:value="1443145094.88875" calcext:value-type="float">
            <text:p>1443145094.88875</text:p>
          </table:table-cell>
          <table:table-cell table:formula="of:=[.G100]-[.$B$2]" office:value-type="float" office:value="14.8885796070099" calcext:value-type="float">
            <text:p>14.888579607</text:p>
          </table:table-cell>
          <table:table-cell table:formula="of:=[.C100]/([.H100]-[.H99])" office:value-type="float" office:value="88431.2842487481" calcext:value-type="float">
            <text:p>88431.2842487481</text:p>
          </table:table-cell>
          <table:table-cell table:formula="of:=[.G100]-[.$B100]" office:value-type="float" office:value="10.3181416988373" calcext:value-type="float">
            <text:p>10.318141698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5084.61374" calcext:value-type="float">
            <text:p>1443145084.61374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56449127197" calcext:value-type="float">
            <text:p>4.6135644913</text:p>
          </table:table-cell>
          <table:table-cell table:formula="of:=[.C101]/([.D101]-[.D100])" office:value-type="float" office:value="100170.235839147" calcext:value-type="float">
            <text:p>100170.235839147</text:p>
          </table:table-cell>
          <table:table-cell/>
          <table:table-cell office:value-type="float" office:value="1443145094.93743" calcext:value-type="float">
            <text:p>1443145094.93743</text:p>
          </table:table-cell>
          <table:table-cell table:formula="of:=[.G101]-[.$B$2]" office:value-type="float" office:value="14.9372568130493" calcext:value-type="float">
            <text:p>14.937256813</text:p>
          </table:table-cell>
          <table:table-cell table:formula="of:=[.C101]/([.H101]-[.H100])" office:value-type="float" office:value="88747.9038238305" calcext:value-type="float">
            <text:p>88747.9038238305</text:p>
          </table:table-cell>
          <table:table-cell table:formula="of:=[.G101]-[.$B101]" office:value-type="float" office:value="10.3236923217773" calcext:value-type="float">
            <text:p>10.32369232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5084.65687" calcext:value-type="float">
            <text:p>1443145084.65687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69894218445" calcext:value-type="float">
            <text:p>4.6566989422</text:p>
          </table:table-cell>
          <table:table-cell table:formula="of:=[.C102]/([.D102]-[.D101])" office:value-type="float" office:value="100151.964580835" calcext:value-type="float">
            <text:p>100151.964580835</text:p>
          </table:table-cell>
          <table:table-cell/>
          <table:table-cell office:value-type="float" office:value="1443145094.98618" calcext:value-type="float">
            <text:p>1443145094.98618</text:p>
          </table:table-cell>
          <table:table-cell table:formula="of:=[.G102]-[.$B$2]" office:value-type="float" office:value="14.9860053062439" calcext:value-type="float">
            <text:p>14.9860053062</text:p>
          </table:table-cell>
          <table:table-cell table:formula="of:=[.C102]/([.H102]-[.H101])" office:value-type="float" office:value="88618.1236978275" calcext:value-type="float">
            <text:p>88618.1236978275</text:p>
          </table:table-cell>
          <table:table-cell table:formula="of:=[.G102]-[.$B102]" office:value-type="float" office:value="10.3293063640594" calcext:value-type="float">
            <text:p>10.329306364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5084.7" calcext:value-type="float">
            <text:p>1443145084.7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82576370239" calcext:value-type="float">
            <text:p>4.6998257637</text:p>
          </table:table-cell>
          <table:table-cell table:formula="of:=[.C103]/([.D103]-[.D102])" office:value-type="float" office:value="100169.682066705" calcext:value-type="float">
            <text:p>100169.682066705</text:p>
          </table:table-cell>
          <table:table-cell/>
          <table:table-cell office:value-type="float" office:value="1443145095.03498" calcext:value-type="float">
            <text:p>1443145095.03498</text:p>
          </table:table-cell>
          <table:table-cell table:formula="of:=[.G103]-[.$B$2]" office:value-type="float" office:value="15.0348079204559" calcext:value-type="float">
            <text:p>15.0348079205</text:p>
          </table:table-cell>
          <table:table-cell table:formula="of:=[.C103]/([.H103]-[.H102])" office:value-type="float" office:value="88519.8481628585" calcext:value-type="float">
            <text:p>88519.8481628585</text:p>
          </table:table-cell>
          <table:table-cell table:formula="of:=[.G103]-[.$B103]" office:value-type="float" office:value="10.3349821567535" calcext:value-type="float">
            <text:p>10.334982156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5084.74314" calcext:value-type="float">
            <text:p>1443145084.74314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96307563782" calcext:value-type="float">
            <text:p>4.7429630756</text:p>
          </table:table-cell>
          <table:table-cell table:formula="of:=[.C104]/([.D104]-[.D103])" office:value-type="float" office:value="100145.322139379" calcext:value-type="float">
            <text:p>100145.322139379</text:p>
          </table:table-cell>
          <table:table-cell/>
          <table:table-cell office:value-type="float" office:value="1443145095.04812" calcext:value-type="float">
            <text:p>1443145095.04812</text:p>
          </table:table-cell>
          <table:table-cell table:formula="of:=[.G104]-[.$B$2]" office:value-type="float" office:value="15.0479457378387" calcext:value-type="float">
            <text:p>15.0479457378</text:p>
          </table:table-cell>
          <table:table-cell table:formula="of:=[.C104]/([.H104]-[.H103])" office:value-type="float" office:value="328821.742160279" calcext:value-type="float">
            <text:p>328821.742160279</text:p>
          </table:table-cell>
          <table:table-cell table:formula="of:=[.G104]-[.$B104]" office:value-type="float" office:value="10.3049826622009" calcext:value-type="float">
            <text:p>10.304982662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5084.78626" calcext:value-type="float">
            <text:p>1443145084.78626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608322143555" calcext:value-type="float">
            <text:p>4.7860832214</text:p>
          </table:table-cell>
          <table:table-cell table:formula="of:=[.C105]/([.D105]-[.D104])" office:value-type="float" office:value="100185.190009897" calcext:value-type="float">
            <text:p>100185.190009897</text:p>
          </table:table-cell>
          <table:table-cell/>
          <table:table-cell office:value-type="float" office:value="1443145095.06126" calcext:value-type="float">
            <text:p>1443145095.06126</text:p>
          </table:table-cell>
          <table:table-cell table:formula="of:=[.G105]-[.$B$2]" office:value-type="float" office:value="15.0610840320587" calcext:value-type="float">
            <text:p>15.0610840321</text:p>
          </table:table-cell>
          <table:table-cell table:formula="of:=[.C105]/([.H105]-[.H104])" office:value-type="float" office:value="328809.808006388" calcext:value-type="float">
            <text:p>328809.808006388</text:p>
          </table:table-cell>
          <table:table-cell table:formula="of:=[.G105]-[.$B105]" office:value-type="float" office:value="10.2750008106232" calcext:value-type="float">
            <text:p>10.275000810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5084.82937" calcext:value-type="float">
            <text:p>1443145084.82937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19454574585" calcext:value-type="float">
            <text:p>4.8291945457</text:p>
          </table:table-cell>
          <table:table-cell table:formula="of:=[.C106]/([.D106]-[.D105])" office:value-type="float" office:value="100205.690015595" calcext:value-type="float">
            <text:p>100205.690015595</text:p>
          </table:table-cell>
          <table:table-cell/>
          <table:table-cell office:value-type="float" office:value="1443145095.08657" calcext:value-type="float">
            <text:p>1443145095.08657</text:p>
          </table:table-cell>
          <table:table-cell table:formula="of:=[.G106]-[.$B$2]" office:value-type="float" office:value="15.0863928794861" calcext:value-type="float">
            <text:p>15.0863928795</text:p>
          </table:table-cell>
          <table:table-cell table:formula="of:=[.C106]/([.H106]-[.H105])" office:value-type="float" office:value="170691.297278457" calcext:value-type="float">
            <text:p>170691.297278457</text:p>
          </table:table-cell>
          <table:table-cell table:formula="of:=[.G106]-[.$B106]" office:value-type="float" office:value="10.2571983337402" calcext:value-type="float">
            <text:p>10.257198333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5084.87255" calcext:value-type="float">
            <text:p>1443145084.87255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37524986267" calcext:value-type="float">
            <text:p>4.8723752499</text:p>
          </table:table-cell>
          <table:table-cell table:formula="of:=[.C107]/([.D107]-[.D106])" office:value-type="float" office:value="100044.686356032" calcext:value-type="float">
            <text:p>100044.686356032</text:p>
          </table:table-cell>
          <table:table-cell/>
          <table:table-cell office:value-type="float" office:value="1443145095.12649" calcext:value-type="float">
            <text:p>1443145095.12649</text:p>
          </table:table-cell>
          <table:table-cell table:formula="of:=[.G107]-[.$B$2]" office:value-type="float" office:value="15.1263165473938" calcext:value-type="float">
            <text:p>15.1263165474</text:p>
          </table:table-cell>
          <table:table-cell table:formula="of:=[.C107]/([.H107]-[.H106])" office:value-type="float" office:value="108206.490695841" calcext:value-type="float">
            <text:p>108206.490695841</text:p>
          </table:table-cell>
          <table:table-cell table:formula="of:=[.G107]-[.$B107]" office:value-type="float" office:value="10.2539412975311" calcext:value-type="float">
            <text:p>10.253941297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5084.91566" calcext:value-type="float">
            <text:p>1443145084.91566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48323631287" calcext:value-type="float">
            <text:p>4.9154832363</text:p>
          </table:table-cell>
          <table:table-cell table:formula="of:=[.C108]/([.D108]-[.D107])" office:value-type="float" office:value="100213.448962435" calcext:value-type="float">
            <text:p>100213.448962435</text:p>
          </table:table-cell>
          <table:table-cell/>
          <table:table-cell office:value-type="float" office:value="1443145095.1664" calcext:value-type="float">
            <text:p>1443145095.1664</text:p>
          </table:table-cell>
          <table:table-cell table:formula="of:=[.G108]-[.$B$2]" office:value-type="float" office:value="15.1662237644196" calcext:value-type="float">
            <text:p>15.1662237644</text:p>
          </table:table-cell>
          <table:table-cell table:formula="of:=[.C108]/([.H108]-[.H107])" office:value-type="float" office:value="108251.096467383" calcext:value-type="float">
            <text:p>108251.096467383</text:p>
          </table:table-cell>
          <table:table-cell table:formula="of:=[.G108]-[.$B108]" office:value-type="float" office:value="10.2507405281067" calcext:value-type="float">
            <text:p>10.250740528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5084.9588" calcext:value-type="float">
            <text:p>1443145084.9588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62746238709" calcext:value-type="float">
            <text:p>4.9586274624</text:p>
          </table:table-cell>
          <table:table-cell table:formula="of:=[.C109]/([.D109]-[.D108])" office:value-type="float" office:value="100129.273209549" calcext:value-type="float">
            <text:p>100129.273209549</text:p>
          </table:table-cell>
          <table:table-cell/>
          <table:table-cell office:value-type="float" office:value="1443145095.20625" calcext:value-type="float">
            <text:p>1443145095.20625</text:p>
          </table:table-cell>
          <table:table-cell table:formula="of:=[.G109]-[.$B$2]" office:value-type="float" office:value="15.206081867218" calcext:value-type="float">
            <text:p>15.2060818672</text:p>
          </table:table-cell>
          <table:table-cell table:formula="of:=[.C109]/([.H109]-[.H108])" office:value-type="float" office:value="108384.486382696" calcext:value-type="float">
            <text:p>108384.486382696</text:p>
          </table:table-cell>
          <table:table-cell table:formula="of:=[.G109]-[.$B109]" office:value-type="float" office:value="10.2474544048309" calcext:value-type="float">
            <text:p>10.247454404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5085.0018" calcext:value-type="float">
            <text:p>1443145085.0018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6303062439" calcext:value-type="float">
            <text:p>5.0016303062</text:p>
          </table:table-cell>
          <table:table-cell table:formula="of:=[.C110]/([.D110]-[.D109])" office:value-type="float" office:value="100458.472336957" calcext:value-type="float">
            <text:p>100458.472336957</text:p>
          </table:table-cell>
          <table:table-cell/>
          <table:table-cell office:value-type="float" office:value="1443145095.24616" calcext:value-type="float">
            <text:p>1443145095.24616</text:p>
          </table:table-cell>
          <table:table-cell table:formula="of:=[.G110]-[.$B$2]" office:value-type="float" office:value="15.2459926605225" calcext:value-type="float">
            <text:p>15.2459926605</text:p>
          </table:table-cell>
          <table:table-cell table:formula="of:=[.C110]/([.H110]-[.H109])" office:value-type="float" office:value="108241.396432454" calcext:value-type="float">
            <text:p>108241.396432454</text:p>
          </table:table-cell>
          <table:table-cell table:formula="of:=[.G110]-[.$B110]" office:value-type="float" office:value="10.2443623542786" calcext:value-type="float">
            <text:p>10.244362354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5085.04311" calcext:value-type="float">
            <text:p>1443145085.04311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93441772461" calcext:value-type="float">
            <text:p>5.0429344177</text:p>
          </table:table-cell>
          <table:table-cell table:formula="of:=[.C111]/([.D111]-[.D110])" office:value-type="float" office:value="104590.072153404" calcext:value-type="float">
            <text:p>104590.072153404</text:p>
          </table:table-cell>
          <table:table-cell/>
          <table:table-cell office:value-type="float" office:value="1443145095.28604" calcext:value-type="float">
            <text:p>1443145095.28604</text:p>
          </table:table-cell>
          <table:table-cell table:formula="of:=[.G111]-[.$B$2]" office:value-type="float" office:value="15.2858667373657" calcext:value-type="float">
            <text:p>15.2858667374</text:p>
          </table:table-cell>
          <table:table-cell table:formula="of:=[.C111]/([.H111]-[.H110])" office:value-type="float" office:value="108341.066226591" calcext:value-type="float">
            <text:p>108341.066226591</text:p>
          </table:table-cell>
          <table:table-cell table:formula="of:=[.G111]-[.$B111]" office:value-type="float" office:value="10.2429323196411" calcext:value-type="float">
            <text:p>10.242932319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5085.0844" calcext:value-type="float">
            <text:p>1443145085.0844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22470092773" calcext:value-type="float">
            <text:p>5.0842247009</text:p>
          </table:table-cell>
          <table:table-cell table:formula="of:=[.C112]/([.D112]-[.D111])" office:value-type="float" office:value="104625.099778271" calcext:value-type="float">
            <text:p>104625.099778271</text:p>
          </table:table-cell>
          <table:table-cell/>
          <table:table-cell office:value-type="float" office:value="1443145095.32593" calcext:value-type="float">
            <text:p>1443145095.32593</text:p>
          </table:table-cell>
          <table:table-cell table:formula="of:=[.G112]-[.$B$2]" office:value-type="float" office:value="15.3257586956024" calcext:value-type="float">
            <text:p>15.3257586956</text:p>
          </table:table-cell>
          <table:table-cell table:formula="of:=[.C112]/([.H112]-[.H111])" office:value-type="float" office:value="108292.502823947" calcext:value-type="float">
            <text:p>108292.502823947</text:p>
          </table:table-cell>
          <table:table-cell table:formula="of:=[.G112]-[.$B112]" office:value-type="float" office:value="10.2415339946747" calcext:value-type="float">
            <text:p>10.241533994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5085.12568" calcext:value-type="float">
            <text:p>1443145085.12568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51188468933" calcext:value-type="float">
            <text:p>5.1255118847</text:p>
          </table:table-cell>
          <table:table-cell table:formula="of:=[.C113]/([.D113]-[.D112])" office:value-type="float" office:value="104632.95401655" calcext:value-type="float">
            <text:p>104632.95401655</text:p>
          </table:table-cell>
          <table:table-cell/>
          <table:table-cell office:value-type="float" office:value="1443145095.36582" calcext:value-type="float">
            <text:p>1443145095.36582</text:p>
          </table:table-cell>
          <table:table-cell table:formula="of:=[.G113]-[.$B$2]" office:value-type="float" office:value="15.3656497001648" calcext:value-type="float">
            <text:p>15.3656497002</text:p>
          </table:table-cell>
          <table:table-cell table:formula="of:=[.C113]/([.H113]-[.H112])" office:value-type="float" office:value="108295.091773003" calcext:value-type="float">
            <text:p>108295.091773003</text:p>
          </table:table-cell>
          <table:table-cell table:formula="of:=[.G113]-[.$B113]" office:value-type="float" office:value="10.2401378154755" calcext:value-type="float">
            <text:p>10.240137815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5085.167" calcext:value-type="float">
            <text:p>1443145085.167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8267250061" calcext:value-type="float">
            <text:p>5.166826725</text:p>
          </table:table-cell>
          <table:table-cell table:formula="of:=[.C114]/([.D114]-[.D113])" office:value-type="float" office:value="104562.911701397" calcext:value-type="float">
            <text:p>104562.911701397</text:p>
          </table:table-cell>
          <table:table-cell/>
          <table:table-cell office:value-type="float" office:value="1443145095.40573" calcext:value-type="float">
            <text:p>1443145095.40573</text:p>
          </table:table-cell>
          <table:table-cell table:formula="of:=[.G114]-[.$B$2]" office:value-type="float" office:value="15.4055550098419" calcext:value-type="float">
            <text:p>15.4055550098</text:p>
          </table:table-cell>
          <table:table-cell table:formula="of:=[.C114]/([.H114]-[.H113])" office:value-type="float" office:value="108256.270530246" calcext:value-type="float">
            <text:p>108256.270530246</text:p>
          </table:table-cell>
          <table:table-cell table:formula="of:=[.G114]-[.$B114]" office:value-type="float" office:value="10.2387282848358" calcext:value-type="float">
            <text:p>10.238728284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5085.20828" calcext:value-type="float">
            <text:p>1443145085.20828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810508728027" calcext:value-type="float">
            <text:p>5.2081050873</text:p>
          </table:table-cell>
          <table:table-cell table:formula="of:=[.C115]/([.D115]-[.D114])" office:value-type="float" office:value="104655.314842839" calcext:value-type="float">
            <text:p>104655.314842839</text:p>
          </table:table-cell>
          <table:table-cell/>
          <table:table-cell office:value-type="float" office:value="1443145095.4456" calcext:value-type="float">
            <text:p>1443145095.4456</text:p>
          </table:table-cell>
          <table:table-cell table:formula="of:=[.G115]-[.$B$2]" office:value-type="float" office:value="15.4454264640808" calcext:value-type="float">
            <text:p>15.4454264641</text:p>
          </table:table-cell>
          <table:table-cell table:formula="of:=[.C115]/([.H115]-[.H114])" office:value-type="float" office:value="108348.192521811" calcext:value-type="float">
            <text:p>108348.192521811</text:p>
          </table:table-cell>
          <table:table-cell table:formula="of:=[.G115]-[.$B115]" office:value-type="float" office:value="10.2373213768005" calcext:value-type="float">
            <text:p>10.237321376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5085.24955" calcext:value-type="float">
            <text:p>1443145085.24955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38130378723" calcext:value-type="float">
            <text:p>5.2493813038</text:p>
          </table:table-cell>
          <table:table-cell table:formula="of:=[.C116]/([.D116]-[.D115])" office:value-type="float" office:value="104660.755407942" calcext:value-type="float">
            <text:p>104660.755407942</text:p>
          </table:table-cell>
          <table:table-cell/>
          <table:table-cell office:value-type="float" office:value="1443145095.4855" calcext:value-type="float">
            <text:p>1443145095.4855</text:p>
          </table:table-cell>
          <table:table-cell table:formula="of:=[.G116]-[.$B$2]" office:value-type="float" office:value="15.4853317737579" calcext:value-type="float">
            <text:p>15.4853317738</text:p>
          </table:table-cell>
          <table:table-cell table:formula="of:=[.C116]/([.H116]-[.H115])" office:value-type="float" office:value="108256.270530246" calcext:value-type="float">
            <text:p>108256.270530246</text:p>
          </table:table-cell>
          <table:table-cell table:formula="of:=[.G116]-[.$B116]" office:value-type="float" office:value="10.2359504699707" calcext:value-type="float">
            <text:p>10.2359504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5085.29084" calcext:value-type="float">
            <text:p>1443145085.29084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66848754883" calcext:value-type="float">
            <text:p>5.2906684875</text:p>
          </table:table-cell>
          <table:table-cell table:formula="of:=[.C117]/([.D117]-[.D116])" office:value-type="float" office:value="104632.95401655" calcext:value-type="float">
            <text:p>104632.95401655</text:p>
          </table:table-cell>
          <table:table-cell/>
          <table:table-cell office:value-type="float" office:value="1443145095.52539" calcext:value-type="float">
            <text:p>1443145095.52539</text:p>
          </table:table-cell>
          <table:table-cell table:formula="of:=[.G117]-[.$B$2]" office:value-type="float" office:value="15.525221824646" calcext:value-type="float">
            <text:p>15.5252218246</text:p>
          </table:table-cell>
          <table:table-cell table:formula="of:=[.C117]/([.H117]-[.H116])" office:value-type="float" office:value="108297.68084585" calcext:value-type="float">
            <text:p>108297.68084585</text:p>
          </table:table-cell>
          <table:table-cell table:formula="of:=[.G117]-[.$B117]" office:value-type="float" office:value="10.2345533370972" calcext:value-type="float">
            <text:p>10.234553337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5085.33212" calcext:value-type="float">
            <text:p>1443145085.33212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195209503174" calcext:value-type="float">
            <text:p>5.331952095</text:p>
          </table:table-cell>
          <table:table-cell table:formula="of:=[.C118]/([.D118]-[.D117])" office:value-type="float" office:value="104642.018064635" calcext:value-type="float">
            <text:p>104642.018064635</text:p>
          </table:table-cell>
          <table:table-cell/>
          <table:table-cell office:value-type="float" office:value="1443145095.5653" calcext:value-type="float">
            <text:p>1443145095.5653</text:p>
          </table:table-cell>
          <table:table-cell table:formula="of:=[.G118]-[.$B$2]" office:value-type="float" office:value="15.5651304721832" calcext:value-type="float">
            <text:p>15.5651304722</text:p>
          </table:table-cell>
          <table:table-cell table:formula="of:=[.C118]/([.H118]-[.H117])" office:value-type="float" office:value="108247.216244795" calcext:value-type="float">
            <text:p>108247.216244795</text:p>
          </table:table-cell>
          <table:table-cell table:formula="of:=[.G118]-[.$B118]" office:value-type="float" office:value="10.2331783771515" calcext:value-type="float">
            <text:p>10.233178377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5085.37341" calcext:value-type="float">
            <text:p>1443145085.37341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24285507202" calcext:value-type="float">
            <text:p>5.3732428551</text:p>
          </table:table-cell>
          <table:table-cell table:formula="of:=[.C119]/([.D119]-[.D118])" office:value-type="float" office:value="104623.891538577" calcext:value-type="float">
            <text:p>104623.891538577</text:p>
          </table:table-cell>
          <table:table-cell/>
          <table:table-cell office:value-type="float" office:value="1443145095.6052" calcext:value-type="float">
            <text:p>1443145095.6052</text:p>
          </table:table-cell>
          <table:table-cell table:formula="of:=[.G119]-[.$B$2]" office:value-type="float" office:value="15.605028629303" calcext:value-type="float">
            <text:p>15.6050286293</text:p>
          </table:table-cell>
          <table:table-cell table:formula="of:=[.C119]/([.H119]-[.H118])" office:value-type="float" office:value="108275.677671875" calcext:value-type="float">
            <text:p>108275.677671875</text:p>
          </table:table-cell>
          <table:table-cell table:formula="of:=[.G119]-[.$B119]" office:value-type="float" office:value="10.231785774231" calcext:value-type="float">
            <text:p>10.231785774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5085.4147" calcext:value-type="float">
            <text:p>1443145085.4147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52741622925" calcext:value-type="float">
            <text:p>5.4145274162</text:p>
          </table:table-cell>
          <table:table-cell table:formula="of:=[.C120]/([.D120]-[.D119])" office:value-type="float" office:value="104639.600831601" calcext:value-type="float">
            <text:p>104639.600831601</text:p>
          </table:table-cell>
          <table:table-cell/>
          <table:table-cell office:value-type="float" office:value="1443145095.64511" calcext:value-type="float">
            <text:p>1443145095.64511</text:p>
          </table:table-cell>
          <table:table-cell table:formula="of:=[.G120]-[.$B$2]" office:value-type="float" office:value="15.6449384689331" calcext:value-type="float">
            <text:p>15.6449384689</text:p>
          </table:table-cell>
          <table:table-cell table:formula="of:=[.C120]/([.H120]-[.H119])" office:value-type="float" office:value="108243.982938457" calcext:value-type="float">
            <text:p>108243.982938457</text:p>
          </table:table-cell>
          <table:table-cell table:formula="of:=[.G120]-[.$B120]" office:value-type="float" office:value="10.2304110527039" calcext:value-type="float">
            <text:p>10.230411052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5085.45608" calcext:value-type="float">
            <text:p>1443145085.45608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90424537659" calcext:value-type="float">
            <text:p>5.4559042454</text:p>
          </table:table-cell>
          <table:table-cell table:formula="of:=[.C121]/([.D121]-[.D120])" office:value-type="float" office:value="104406.260436654" calcext:value-type="float">
            <text:p>104406.260436654</text:p>
          </table:table-cell>
          <table:table-cell/>
          <table:table-cell office:value-type="float" office:value="1443145095.68502" calcext:value-type="float">
            <text:p>1443145095.68502</text:p>
          </table:table-cell>
          <table:table-cell table:formula="of:=[.G121]-[.$B$2]" office:value-type="float" office:value="15.6848442554474" calcext:value-type="float">
            <text:p>15.6848442554</text:p>
          </table:table-cell>
          <table:table-cell table:formula="of:=[.C121]/([.H121]-[.H120])" office:value-type="float" office:value="108254.976968162" calcext:value-type="float">
            <text:p>108254.976968162</text:p>
          </table:table-cell>
          <table:table-cell table:formula="of:=[.G121]-[.$B121]" office:value-type="float" office:value="10.2289400100708" calcext:value-type="float">
            <text:p>10.228940010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5085.49736" calcext:value-type="float">
            <text:p>1443145085.49736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18832969666" calcext:value-type="float">
            <text:p>5.4971883297</text:p>
          </table:table-cell>
          <table:table-cell table:formula="of:=[.C122]/([.D122]-[.D121])" office:value-type="float" office:value="104640.809434158" calcext:value-type="float">
            <text:p>104640.809434158</text:p>
          </table:table-cell>
          <table:table-cell/>
          <table:table-cell office:value-type="float" office:value="1443145095.72492" calcext:value-type="float">
            <text:p>1443145095.72492</text:p>
          </table:table-cell>
          <table:table-cell table:formula="of:=[.G122]-[.$B$2]" office:value-type="float" office:value="15.7247493267059" calcext:value-type="float">
            <text:p>15.7247493267</text:p>
          </table:table-cell>
          <table:table-cell table:formula="of:=[.C122]/([.H122]-[.H121])" office:value-type="float" office:value="108256.917322882" calcext:value-type="float">
            <text:p>108256.917322882</text:p>
          </table:table-cell>
          <table:table-cell table:formula="of:=[.G122]-[.$B122]" office:value-type="float" office:value="10.2275609970093" calcext:value-type="float">
            <text:p>10.22756099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5085.53868" calcext:value-type="float">
            <text:p>1443145085.53868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50793838501" calcext:value-type="float">
            <text:p>5.5385079384</text:p>
          </table:table-cell>
          <table:table-cell table:formula="of:=[.C123]/([.D123]-[.D122])" office:value-type="float" office:value="104550.844916824" calcext:value-type="float">
            <text:p>104550.844916824</text:p>
          </table:table-cell>
          <table:table-cell/>
          <table:table-cell office:value-type="float" office:value="1443145095.76485" calcext:value-type="float">
            <text:p>1443145095.76485</text:p>
          </table:table-cell>
          <table:table-cell table:formula="of:=[.G123]-[.$B$2]" office:value-type="float" office:value="15.7646753787994" calcext:value-type="float">
            <text:p>15.7646753788</text:p>
          </table:table-cell>
          <table:table-cell table:formula="of:=[.C123]/([.H123]-[.H122])" office:value-type="float" office:value="108200.029140939" calcext:value-type="float">
            <text:p>108200.029140939</text:p>
          </table:table-cell>
          <table:table-cell table:formula="of:=[.G123]-[.$B123]" office:value-type="float" office:value="10.2261674404144" calcext:value-type="float">
            <text:p>10.226167440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5085.57997" calcext:value-type="float">
            <text:p>1443145085.57997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80179786682" calcext:value-type="float">
            <text:p>5.5798017979</text:p>
          </table:table-cell>
          <table:table-cell table:formula="of:=[.C124]/([.D124]-[.D123])" office:value-type="float" office:value="104616.038660731" calcext:value-type="float">
            <text:p>104616.038660731</text:p>
          </table:table-cell>
          <table:table-cell/>
          <table:table-cell office:value-type="float" office:value="1443145095.8048" calcext:value-type="float">
            <text:p>1443145095.8048</text:p>
          </table:table-cell>
          <table:table-cell table:formula="of:=[.G124]-[.$B$2]" office:value-type="float" office:value="15.8046262264252" calcext:value-type="float">
            <text:p>15.8046262264</text:p>
          </table:table-cell>
          <table:table-cell table:formula="of:=[.C124]/([.H124]-[.H123])" office:value-type="float" office:value="108132.874688183" calcext:value-type="float">
            <text:p>108132.874688183</text:p>
          </table:table-cell>
          <table:table-cell table:formula="of:=[.G124]-[.$B124]" office:value-type="float" office:value="10.2248244285584" calcext:value-type="float">
            <text:p>10.224824428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5085.62125" calcext:value-type="float">
            <text:p>1443145085.62125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107396125793" calcext:value-type="float">
            <text:p>5.6210739613</text:p>
          </table:table-cell>
          <table:table-cell table:formula="of:=[.C125]/([.D125]-[.D124])" office:value-type="float" office:value="104671.033574416" calcext:value-type="float">
            <text:p>104671.033574416</text:p>
          </table:table-cell>
          <table:table-cell/>
          <table:table-cell office:value-type="float" office:value="1443145095.84452" calcext:value-type="float">
            <text:p>1443145095.84452</text:p>
          </table:table-cell>
          <table:table-cell table:formula="of:=[.G125]-[.$B$2]" office:value-type="float" office:value="15.8443460464478" calcext:value-type="float">
            <text:p>15.8443460464</text:p>
          </table:table-cell>
          <table:table-cell table:formula="of:=[.C125]/([.H125]-[.H124])" office:value-type="float" office:value="108761.822121647" calcext:value-type="float">
            <text:p>108761.822121647</text:p>
          </table:table-cell>
          <table:table-cell table:formula="of:=[.G125]-[.$B125]" office:value-type="float" office:value="10.2232720851898" calcext:value-type="float">
            <text:p>10.223272085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5085.66254" calcext:value-type="float">
            <text:p>1443145085.66254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36662864685" calcext:value-type="float">
            <text:p>5.6623666286</text:p>
          </table:table-cell>
          <table:table-cell table:formula="of:=[.C126]/([.D126]-[.D125])" office:value-type="float" office:value="104619.058858852" calcext:value-type="float">
            <text:p>104619.058858852</text:p>
          </table:table-cell>
          <table:table-cell/>
          <table:table-cell office:value-type="float" office:value="1443145095.88447" calcext:value-type="float">
            <text:p>1443145095.88447</text:p>
          </table:table-cell>
          <table:table-cell table:formula="of:=[.G126]-[.$B$2]" office:value-type="float" office:value="15.8843007087708" calcext:value-type="float">
            <text:p>15.8843007088</text:p>
          </table:table-cell>
          <table:table-cell table:formula="of:=[.C126]/([.H126]-[.H125])" office:value-type="float" office:value="108122.550631929" calcext:value-type="float">
            <text:p>108122.550631929</text:p>
          </table:table-cell>
          <table:table-cell table:formula="of:=[.G126]-[.$B126]" office:value-type="float" office:value="10.2219340801239" calcext:value-type="float">
            <text:p>10.221934080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5085.70382" calcext:value-type="float">
            <text:p>1443145085.70382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64665985107" calcext:value-type="float">
            <text:p>5.7036466599</text:p>
          </table:table-cell>
          <table:table-cell table:formula="of:=[.C127]/([.D127]-[.D126])" office:value-type="float" office:value="104651.083683241" calcext:value-type="float">
            <text:p>104651.083683241</text:p>
          </table:table-cell>
          <table:table-cell/>
          <table:table-cell office:value-type="float" office:value="1443145095.92435" calcext:value-type="float">
            <text:p>1443145095.92435</text:p>
          </table:table-cell>
          <table:table-cell table:formula="of:=[.G127]-[.$B$2]" office:value-type="float" office:value="15.9241738319397" calcext:value-type="float">
            <text:p>15.9241738319</text:p>
          </table:table-cell>
          <table:table-cell table:formula="of:=[.C127]/([.H127]-[.H126])" office:value-type="float" office:value="108343.657498206" calcext:value-type="float">
            <text:p>108343.657498206</text:p>
          </table:table-cell>
          <table:table-cell table:formula="of:=[.G127]-[.$B127]" office:value-type="float" office:value="10.2205271720886" calcext:value-type="float">
            <text:p>10.220527172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5085.74519" calcext:value-type="float">
            <text:p>1443145085.74519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501323699951" calcext:value-type="float">
            <text:p>5.745013237</text:p>
          </table:table-cell>
          <table:table-cell table:formula="of:=[.C128]/([.D128]-[.D127])" office:value-type="float" office:value="104432.135743268" calcext:value-type="float">
            <text:p>104432.135743268</text:p>
          </table:table-cell>
          <table:table-cell/>
          <table:table-cell office:value-type="float" office:value="1443145095.9642" calcext:value-type="float">
            <text:p>1443145095.9642</text:p>
          </table:table-cell>
          <table:table-cell table:formula="of:=[.G128]-[.$B$2]" office:value-type="float" office:value="15.9640281200409" calcext:value-type="float">
            <text:p>15.96402812</text:p>
          </table:table-cell>
          <table:table-cell table:formula="of:=[.C128]/([.H128]-[.H127])" office:value-type="float" office:value="108394.860523687" calcext:value-type="float">
            <text:p>108394.860523687</text:p>
          </table:table-cell>
          <table:table-cell table:formula="of:=[.G128]-[.$B128]" office:value-type="float" office:value="10.2190148830414" calcext:value-type="float">
            <text:p>10.21901488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5085.78648" calcext:value-type="float">
            <text:p>1443145085.78648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630518913269" calcext:value-type="float">
            <text:p>5.7863051891</text:p>
          </table:table-cell>
          <table:table-cell table:formula="of:=[.C129]/([.D129]-[.D128])" office:value-type="float" office:value="104620.871061429" calcext:value-type="float">
            <text:p>104620.871061429</text:p>
          </table:table-cell>
          <table:table-cell/>
          <table:table-cell office:value-type="float" office:value="1443145096.00415" calcext:value-type="float">
            <text:p>1443145096.00415</text:p>
          </table:table-cell>
          <table:table-cell table:formula="of:=[.G129]-[.$B$2]" office:value-type="float" office:value="16.0039756298065" calcext:value-type="float">
            <text:p>16.0039756298</text:p>
          </table:table-cell>
          <table:table-cell table:formula="of:=[.C129]/([.H129]-[.H128])" office:value-type="float" office:value="108141.909854851" calcext:value-type="float">
            <text:p>108141.909854851</text:p>
          </table:table-cell>
          <table:table-cell table:formula="of:=[.G129]-[.$B129]" office:value-type="float" office:value="10.2176704406738" calcext:value-type="float">
            <text:p>10.217670440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5085.82777" calcext:value-type="float">
            <text:p>1443145085.82777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59857177734" calcext:value-type="float">
            <text:p>5.8275985718</text:p>
          </table:table-cell>
          <table:table-cell table:formula="of:=[.C130]/([.D130]-[.D129])" office:value-type="float" office:value="104617.246719054" calcext:value-type="float">
            <text:p>104617.246719054</text:p>
          </table:table-cell>
          <table:table-cell/>
          <table:table-cell office:value-type="float" office:value="1443145096.01627" calcext:value-type="float">
            <text:p>1443145096.01627</text:p>
          </table:table-cell>
          <table:table-cell table:formula="of:=[.G130]-[.$B$2]" office:value-type="float" office:value="16.0161025524139" calcext:value-type="float">
            <text:p>16.0161025524</text:p>
          </table:table-cell>
          <table:table-cell table:formula="of:=[.C130]/([.H130]-[.H129])" office:value-type="float" office:value="356232.173639509" calcext:value-type="float">
            <text:p>356232.173639509</text:p>
          </table:table-cell>
          <table:table-cell table:formula="of:=[.G130]-[.$B130]" office:value-type="float" office:value="10.1885039806366" calcext:value-type="float">
            <text:p>10.188503980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5085.86906" calcext:value-type="float">
            <text:p>1443145085.86906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88337135315" calcext:value-type="float">
            <text:p>5.8688833714</text:p>
          </table:table-cell>
          <table:table-cell table:formula="of:=[.C131]/([.D131]-[.D130])" office:value-type="float" office:value="104638.996540792" calcext:value-type="float">
            <text:p>104638.996540792</text:p>
          </table:table-cell>
          <table:table-cell/>
          <table:table-cell office:value-type="float" office:value="1443145096.02843" calcext:value-type="float">
            <text:p>1443145096.02843</text:p>
          </table:table-cell>
          <table:table-cell table:formula="of:=[.G131]-[.$B$2]" office:value-type="float" office:value="16.0282595157623" calcext:value-type="float">
            <text:p>16.0282595158</text:p>
          </table:table-cell>
          <table:table-cell table:formula="of:=[.C131]/([.H131]-[.H130])" office:value-type="float" office:value="355351.898019219" calcext:value-type="float">
            <text:p>355351.898019219</text:p>
          </table:table-cell>
          <table:table-cell table:formula="of:=[.G131]-[.$B131]" office:value-type="float" office:value="10.1593761444092" calcext:value-type="float">
            <text:p>10.159376144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5085.91035" calcext:value-type="float">
            <text:p>1443145085.91035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1017293930054" calcext:value-type="float">
            <text:p>5.9101729393</text:p>
          </table:table-cell>
          <table:table-cell table:formula="of:=[.C132]/([.D132]-[.D131])" office:value-type="float" office:value="104626.912190136" calcext:value-type="float">
            <text:p>104626.912190136</text:p>
          </table:table-cell>
          <table:table-cell/>
          <table:table-cell office:value-type="float" office:value="1443145096.05153" calcext:value-type="float">
            <text:p>1443145096.05153</text:p>
          </table:table-cell>
          <table:table-cell table:formula="of:=[.G132]-[.$B$2]" office:value-type="float" office:value="16.0513579845428" calcext:value-type="float">
            <text:p>16.0513579845</text:p>
          </table:table-cell>
          <table:table-cell table:formula="of:=[.C132]/([.H132]-[.H131])" office:value-type="float" office:value="187025.38428191" calcext:value-type="float">
            <text:p>187025.38428191</text:p>
          </table:table-cell>
          <table:table-cell table:formula="of:=[.G132]-[.$B132]" office:value-type="float" office:value="10.1411850452423" calcext:value-type="float">
            <text:p>10.141185045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5085.95163" calcext:value-type="float">
            <text:p>1443145085.95163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45583152771" calcext:value-type="float">
            <text:p>5.9514558315</text:p>
          </table:table-cell>
          <table:table-cell table:formula="of:=[.C133]/([.D133]-[.D132])" office:value-type="float" office:value="104643.831062702" calcext:value-type="float">
            <text:p>104643.831062702</text:p>
          </table:table-cell>
          <table:table-cell/>
          <table:table-cell office:value-type="float" office:value="1443145096.08808" calcext:value-type="float">
            <text:p>1443145096.08808</text:p>
          </table:table-cell>
          <table:table-cell table:formula="of:=[.G133]-[.$B$2]" office:value-type="float" office:value="16.087904214859" calcext:value-type="float">
            <text:p>16.0879042149</text:p>
          </table:table-cell>
          <table:table-cell table:formula="of:=[.C133]/([.H133]-[.H132])" office:value-type="float" office:value="118206.445989849" calcext:value-type="float">
            <text:p>118206.445989849</text:p>
          </table:table-cell>
          <table:table-cell table:formula="of:=[.G133]-[.$B133]" office:value-type="float" office:value="10.1364483833313" calcext:value-type="float">
            <text:p>10.13644838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5085.99291" calcext:value-type="float">
            <text:p>1443145085.99291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73872375488" calcext:value-type="float">
            <text:p>5.9927387238</text:p>
          </table:table-cell>
          <table:table-cell table:formula="of:=[.C134]/([.D134]-[.D133])" office:value-type="float" office:value="104643.831062702" calcext:value-type="float">
            <text:p>104643.831062702</text:p>
          </table:table-cell>
          <table:table-cell/>
          <table:table-cell office:value-type="float" office:value="1443145096.12461" calcext:value-type="float">
            <text:p>1443145096.12461</text:p>
          </table:table-cell>
          <table:table-cell table:formula="of:=[.G134]-[.$B$2]" office:value-type="float" office:value="16.124439239502" calcext:value-type="float">
            <text:p>16.1244392395</text:p>
          </table:table-cell>
          <table:table-cell table:formula="of:=[.C134]/([.H134]-[.H133])" office:value-type="float" office:value="118242.701140049" calcext:value-type="float">
            <text:p>118242.701140049</text:p>
          </table:table-cell>
          <table:table-cell table:formula="of:=[.G134]-[.$B134]" office:value-type="float" office:value="10.1317005157471" calcext:value-type="float">
            <text:p>10.131700515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5086.03265" calcext:value-type="float">
            <text:p>1443145086.03265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48190879822" calcext:value-type="float">
            <text:p>6.0324819088</text:p>
          </table:table-cell>
          <table:table-cell table:formula="of:=[.C135]/([.D135]-[.D134])" office:value-type="float" office:value="108697.881040223" calcext:value-type="float">
            <text:p>108697.881040223</text:p>
          </table:table-cell>
          <table:table-cell/>
          <table:table-cell office:value-type="float" office:value="1443145096.1611" calcext:value-type="float">
            <text:p>1443145096.1611</text:p>
          </table:table-cell>
          <table:table-cell table:formula="of:=[.G135]-[.$B$2]" office:value-type="float" office:value="16.1609320640564" calcext:value-type="float">
            <text:p>16.1609320641</text:p>
          </table:table-cell>
          <table:table-cell table:formula="of:=[.C135]/([.H135]-[.H134])" office:value-type="float" office:value="118379.436306856" calcext:value-type="float">
            <text:p>118379.436306856</text:p>
          </table:table-cell>
          <table:table-cell table:formula="of:=[.G135]-[.$B135]" office:value-type="float" office:value="10.1284501552582" calcext:value-type="float">
            <text:p>10.128450155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5086.07206" calcext:value-type="float">
            <text:p>1443145086.07206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89226150513" calcext:value-type="float">
            <text:p>6.0718922615</text:p>
          </table:table-cell>
          <table:table-cell table:formula="of:=[.C136]/([.D136]-[.D135])" office:value-type="float" office:value="109615.867488612" calcext:value-type="float">
            <text:p>109615.867488612</text:p>
          </table:table-cell>
          <table:table-cell/>
          <table:table-cell office:value-type="float" office:value="1443145096.19771" calcext:value-type="float">
            <text:p>1443145096.19771</text:p>
          </table:table-cell>
          <table:table-cell table:formula="of:=[.G136]-[.$B$2]" office:value-type="float" office:value="16.1975388526917" calcext:value-type="float">
            <text:p>16.1975388527</text:p>
          </table:table-cell>
          <table:table-cell table:formula="of:=[.C136]/([.H136]-[.H135])" office:value-type="float" office:value="118010.898007034" calcext:value-type="float">
            <text:p>118010.898007034</text:p>
          </table:table-cell>
          <table:table-cell table:formula="of:=[.G136]-[.$B136]" office:value-type="float" office:value="10.1256465911865" calcext:value-type="float">
            <text:p>10.125646591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5086.11148" calcext:value-type="float">
            <text:p>1443145086.11148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30809783936" calcext:value-type="float">
            <text:p>6.1113080978</text:p>
          </table:table-cell>
          <table:table-cell table:formula="of:=[.C137]/([.D137]-[.D136])" office:value-type="float" office:value="109600.617461681" calcext:value-type="float">
            <text:p>109600.617461681</text:p>
          </table:table-cell>
          <table:table-cell/>
          <table:table-cell office:value-type="float" office:value="1443145096.23437" calcext:value-type="float">
            <text:p>1443145096.23437</text:p>
          </table:table-cell>
          <table:table-cell table:formula="of:=[.G137]-[.$B$2]" office:value-type="float" office:value="16.2341964244843" calcext:value-type="float">
            <text:p>16.2341964245</text:p>
          </table:table-cell>
          <table:table-cell table:formula="of:=[.C137]/([.H137]-[.H136])" office:value-type="float" office:value="117847.412928528" calcext:value-type="float">
            <text:p>117847.412928528</text:p>
          </table:table-cell>
          <table:table-cell table:formula="of:=[.G137]-[.$B137]" office:value-type="float" office:value="10.1228883266449" calcext:value-type="float">
            <text:p>10.122888326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5086.15089" calcext:value-type="float">
            <text:p>1443145086.15089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72059631348" calcext:value-type="float">
            <text:p>6.1507205963</text:p>
          </table:table-cell>
          <table:table-cell table:formula="of:=[.C138]/([.D138]-[.D137])" office:value-type="float" office:value="109609.899581387" calcext:value-type="float">
            <text:p>109609.899581387</text:p>
          </table:table-cell>
          <table:table-cell/>
          <table:table-cell office:value-type="float" office:value="1443145096.27091" calcext:value-type="float">
            <text:p>1443145096.27091</text:p>
          </table:table-cell>
          <table:table-cell table:formula="of:=[.G138]-[.$B$2]" office:value-type="float" office:value="16.2707421779633" calcext:value-type="float">
            <text:p>16.270742178</text:p>
          </table:table-cell>
          <table:table-cell table:formula="of:=[.C138]/([.H138]-[.H137])" office:value-type="float" office:value="118207.988309282" calcext:value-type="float">
            <text:p>118207.988309282</text:p>
          </table:table-cell>
          <table:table-cell table:formula="of:=[.G138]-[.$B138]" office:value-type="float" office:value="10.1200215816498" calcext:value-type="float">
            <text:p>10.120021581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5086.1903" calcext:value-type="float">
            <text:p>1443145086.1903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9012784957886" calcext:value-type="float">
            <text:p>6.1901278496</text:p>
          </table:table-cell>
          <table:table-cell table:formula="of:=[.C139]/([.D139]-[.D138])" office:value-type="float" office:value="109624.488946432" calcext:value-type="float">
            <text:p>109624.488946432</text:p>
          </table:table-cell>
          <table:table-cell/>
          <table:table-cell office:value-type="float" office:value="1443145096.30745" calcext:value-type="float">
            <text:p>1443145096.30745</text:p>
          </table:table-cell>
          <table:table-cell table:formula="of:=[.G139]-[.$B$2]" office:value-type="float" office:value="16.3072748184204" calcext:value-type="float">
            <text:p>16.3072748184</text:p>
          </table:table-cell>
          <table:table-cell table:formula="of:=[.C139]/([.H139]-[.H138])" office:value-type="float" office:value="118250.417871291" calcext:value-type="float">
            <text:p>118250.417871291</text:p>
          </table:table-cell>
          <table:table-cell table:formula="of:=[.G139]-[.$B139]" office:value-type="float" office:value="10.1171469688416" calcext:value-type="float">
            <text:p>10.117146968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5086.22971" calcext:value-type="float">
            <text:p>1443145086.22971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53295707703" calcext:value-type="float">
            <text:p>6.2295329571</text:p>
          </table:table-cell>
          <table:table-cell table:formula="of:=[.C140]/([.D140]-[.D139])" office:value-type="float" office:value="109630.458442494" calcext:value-type="float">
            <text:p>109630.458442494</text:p>
          </table:table-cell>
          <table:table-cell/>
          <table:table-cell office:value-type="float" office:value="1443145096.34399" calcext:value-type="float">
            <text:p>1443145096.34399</text:p>
          </table:table-cell>
          <table:table-cell table:formula="of:=[.G140]-[.$B$2]" office:value-type="float" office:value="16.3438150882721" calcext:value-type="float">
            <text:p>16.3438150883</text:p>
          </table:table-cell>
          <table:table-cell table:formula="of:=[.C140]/([.H140]-[.H139])" office:value-type="float" office:value="118225.727875976" calcext:value-type="float">
            <text:p>118225.727875976</text:p>
          </table:table-cell>
          <table:table-cell table:formula="of:=[.G140]-[.$B140]" office:value-type="float" office:value="10.1142821311951" calcext:value-type="float">
            <text:p>10.114282131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5086.26911" calcext:value-type="float">
            <text:p>1443145086.26911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94235610962" calcext:value-type="float">
            <text:p>6.2689423561</text:p>
          </table:table-cell>
          <table:table-cell table:formula="of:=[.C141]/([.D141]-[.D140])" office:value-type="float" office:value="109618.520100427" calcext:value-type="float">
            <text:p>109618.520100427</text:p>
          </table:table-cell>
          <table:table-cell/>
          <table:table-cell office:value-type="float" office:value="1443145096.3806" calcext:value-type="float">
            <text:p>1443145096.3806</text:p>
          </table:table-cell>
          <table:table-cell table:formula="of:=[.G141]-[.$B$2]" office:value-type="float" office:value="16.3804261684418" calcext:value-type="float">
            <text:p>16.3804261684</text:p>
          </table:table-cell>
          <table:table-cell table:formula="of:=[.C141]/([.H141]-[.H140])" office:value-type="float" office:value="117997.064822412" calcext:value-type="float">
            <text:p>117997.064822412</text:p>
          </table:table-cell>
          <table:table-cell table:formula="of:=[.G141]-[.$B141]" office:value-type="float" office:value="10.1114838123322" calcext:value-type="float">
            <text:p>10.111483812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5086.30853" calcext:value-type="float">
            <text:p>1443145086.30853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35843086243" calcext:value-type="float">
            <text:p>6.3083584309</text:p>
          </table:table-cell>
          <table:table-cell table:formula="of:=[.C142]/([.D142]-[.D141])" office:value-type="float" office:value="109599.954513286" calcext:value-type="float">
            <text:p>109599.954513286</text:p>
          </table:table-cell>
          <table:table-cell/>
          <table:table-cell office:value-type="float" office:value="1443145096.41715" calcext:value-type="float">
            <text:p>1443145096.41715</text:p>
          </table:table-cell>
          <table:table-cell table:formula="of:=[.G142]-[.$B$2]" office:value-type="float" office:value="16.4169807434082" calcext:value-type="float">
            <text:p>16.4169807434</text:p>
          </table:table-cell>
          <table:table-cell table:formula="of:=[.C142]/([.H142]-[.H141])" office:value-type="float" office:value="118179.461913241" calcext:value-type="float">
            <text:p>118179.461913241</text:p>
          </table:table-cell>
          <table:table-cell table:formula="of:=[.G142]-[.$B142]" office:value-type="float" office:value="10.1086223125458" calcext:value-type="float">
            <text:p>10.108622312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5086.34795" calcext:value-type="float">
            <text:p>1443145086.34795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77355194092" calcext:value-type="float">
            <text:p>6.3477735519</text:p>
          </table:table-cell>
          <table:table-cell table:formula="of:=[.C143]/([.D143]-[.D142])" office:value-type="float" office:value="109602.606354986" calcext:value-type="float">
            <text:p>109602.606354986</text:p>
          </table:table-cell>
          <table:table-cell/>
          <table:table-cell office:value-type="float" office:value="1443145096.45383" calcext:value-type="float">
            <text:p>1443145096.45383</text:p>
          </table:table-cell>
          <table:table-cell table:formula="of:=[.G143]-[.$B$2]" office:value-type="float" office:value="16.4536547660828" calcext:value-type="float">
            <text:p>16.4536547661</text:p>
          </table:table-cell>
          <table:table-cell table:formula="of:=[.C143]/([.H143]-[.H142])" office:value-type="float" office:value="117794.55006436" calcext:value-type="float">
            <text:p>117794.55006436</text:p>
          </table:table-cell>
          <table:table-cell table:formula="of:=[.G143]-[.$B143]" office:value-type="float" office:value="10.1058812141418" calcext:value-type="float">
            <text:p>10.105881214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5086.38736" calcext:value-type="float">
            <text:p>1443145086.38736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718843460083" calcext:value-type="float">
            <text:p>6.3871884346</text:p>
          </table:table-cell>
          <table:table-cell table:formula="of:=[.C144]/([.D144]-[.D143])" office:value-type="float" office:value="109603.269335463" calcext:value-type="float">
            <text:p>109603.269335463</text:p>
          </table:table-cell>
          <table:table-cell/>
          <table:table-cell office:value-type="float" office:value="1443145096.49028" calcext:value-type="float">
            <text:p>1443145096.49028</text:p>
          </table:table-cell>
          <table:table-cell table:formula="of:=[.G144]-[.$B$2]" office:value-type="float" office:value="16.4901118278503" calcext:value-type="float">
            <text:p>16.4901118279</text:p>
          </table:table-cell>
          <table:table-cell table:formula="of:=[.C144]/([.H144]-[.H143])" office:value-type="float" office:value="118495.56136863" calcext:value-type="float">
            <text:p>118495.56136863</text:p>
          </table:table-cell>
          <table:table-cell table:formula="of:=[.G144]-[.$B144]" office:value-type="float" office:value="10.1029233932495" calcext:value-type="float">
            <text:p>10.102923393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5086.42678" calcext:value-type="float">
            <text:p>1443145086.42678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60284042358" calcext:value-type="float">
            <text:p>6.4266028404</text:p>
          </table:table-cell>
          <table:table-cell table:formula="of:=[.C145]/([.D145]-[.D144])" office:value-type="float" office:value="109604.595320477" calcext:value-type="float">
            <text:p>109604.595320477</text:p>
          </table:table-cell>
          <table:table-cell/>
          <table:table-cell office:value-type="float" office:value="1443145096.52684" calcext:value-type="float">
            <text:p>1443145096.52684</text:p>
          </table:table-cell>
          <table:table-cell table:formula="of:=[.G145]-[.$B$2]" office:value-type="float" office:value="16.5266692638397" calcext:value-type="float">
            <text:p>16.5266692638</text:p>
          </table:table-cell>
          <table:table-cell table:formula="of:=[.C145]/([.H145]-[.H144])" office:value-type="float" office:value="118170.213065681" calcext:value-type="float">
            <text:p>118170.213065681</text:p>
          </table:table-cell>
          <table:table-cell table:formula="of:=[.G145]-[.$B145]" office:value-type="float" office:value="10.1000664234161" calcext:value-type="float">
            <text:p>10.100066423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5086.46617" calcext:value-type="float">
            <text:p>1443145086.46617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60005569458" calcext:value-type="float">
            <text:p>6.4660005569</text:p>
          </table:table-cell>
          <table:table-cell table:formula="of:=[.C146]/([.D146]-[.D145])" office:value-type="float" office:value="109651.025017247" calcext:value-type="float">
            <text:p>109651.025017247</text:p>
          </table:table-cell>
          <table:table-cell/>
          <table:table-cell office:value-type="float" office:value="1443145096.56342" calcext:value-type="float">
            <text:p>1443145096.56342</text:p>
          </table:table-cell>
          <table:table-cell table:formula="of:=[.G146]-[.$B$2]" office:value-type="float" office:value="16.5632491111755" calcext:value-type="float">
            <text:p>16.5632491112</text:p>
          </table:table-cell>
          <table:table-cell table:formula="of:=[.C146]/([.H146]-[.H145])" office:value-type="float" office:value="118097.813813736" calcext:value-type="float">
            <text:p>118097.813813736</text:p>
          </table:table-cell>
          <table:table-cell table:formula="of:=[.G146]-[.$B146]" office:value-type="float" office:value="10.0972485542297" calcext:value-type="float">
            <text:p>10.097248554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5086.50558" calcext:value-type="float">
            <text:p>1443145086.50558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41138648987" calcext:value-type="float">
            <text:p>6.5054113865</text:p>
          </table:table-cell>
          <table:table-cell table:formula="of:=[.C147]/([.D147]-[.D146])" office:value-type="float" office:value="109614.541230846" calcext:value-type="float">
            <text:p>109614.541230846</text:p>
          </table:table-cell>
          <table:table-cell/>
          <table:table-cell office:value-type="float" office:value="1443145096.6" calcext:value-type="float">
            <text:p>1443145096.6</text:p>
          </table:table-cell>
          <table:table-cell table:formula="of:=[.G147]-[.$B$2]" office:value-type="float" office:value="16.5998272895813" calcext:value-type="float">
            <text:p>16.5998272896</text:p>
          </table:table-cell>
          <table:table-cell table:formula="of:=[.C147]/([.H147]-[.H146])" office:value-type="float" office:value="118103.202190067" calcext:value-type="float">
            <text:p>118103.202190067</text:p>
          </table:table-cell>
          <table:table-cell table:formula="of:=[.G147]-[.$B147]" office:value-type="float" office:value="10.0944159030914" calcext:value-type="float">
            <text:p>10.094415903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5086.545" calcext:value-type="float">
            <text:p>1443145086.545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483222961426" calcext:value-type="float">
            <text:p>6.5448322296</text:p>
          </table:table-cell>
          <table:table-cell table:formula="of:=[.C148]/([.D148]-[.D147])" office:value-type="float" office:value="109586.697229396" calcext:value-type="float">
            <text:p>109586.697229396</text:p>
          </table:table-cell>
          <table:table-cell/>
          <table:table-cell office:value-type="float" office:value="1443145096.63657" calcext:value-type="float">
            <text:p>1443145096.63657</text:p>
          </table:table-cell>
          <table:table-cell table:formula="of:=[.G148]-[.$B$2]" office:value-type="float" office:value="16.6363928318024" calcext:value-type="float">
            <text:p>16.6363928318</text:p>
          </table:table-cell>
          <table:table-cell table:formula="of:=[.C148]/([.H148]-[.H147])" office:value-type="float" office:value="118144.015857388" calcext:value-type="float">
            <text:p>118144.015857388</text:p>
          </table:table-cell>
          <table:table-cell table:formula="of:=[.G148]-[.$B148]" office:value-type="float" office:value="10.0915606021881" calcext:value-type="float">
            <text:p>10.091560602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5086.58442" calcext:value-type="float">
            <text:p>1443145086.58442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24615859985" calcext:value-type="float">
            <text:p>6.5842461586</text:p>
          </table:table-cell>
          <table:table-cell table:formula="of:=[.C149]/([.D149]-[.D148])" office:value-type="float" office:value="109605.921337576" calcext:value-type="float">
            <text:p>109605.921337576</text:p>
          </table:table-cell>
          <table:table-cell/>
          <table:table-cell office:value-type="float" office:value="1443145096.67316" calcext:value-type="float">
            <text:p>1443145096.67316</text:p>
          </table:table-cell>
          <table:table-cell table:formula="of:=[.G149]-[.$B$2]" office:value-type="float" office:value="16.6729907989502" calcext:value-type="float">
            <text:p>16.672990799</text:p>
          </table:table-cell>
          <table:table-cell table:formula="of:=[.C149]/([.H149]-[.H148])" office:value-type="float" office:value="118039.343074728" calcext:value-type="float">
            <text:p>118039.343074728</text:p>
          </table:table-cell>
          <table:table-cell table:formula="of:=[.G149]-[.$B149]" office:value-type="float" office:value="10.0887446403503" calcext:value-type="float">
            <text:p>10.088744640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5086.62383" calcext:value-type="float">
            <text:p>1443145086.62383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66127967835" calcext:value-type="float">
            <text:p>6.6236612797</text:p>
          </table:table-cell>
          <table:table-cell table:formula="of:=[.C150]/([.D150]-[.D149])" office:value-type="float" office:value="109602.606354986" calcext:value-type="float">
            <text:p>109602.606354986</text:p>
          </table:table-cell>
          <table:table-cell/>
          <table:table-cell office:value-type="float" office:value="1443145096.70972" calcext:value-type="float">
            <text:p>1443145096.70972</text:p>
          </table:table-cell>
          <table:table-cell table:formula="of:=[.G150]-[.$B$2]" office:value-type="float" office:value="16.7095460891724" calcext:value-type="float">
            <text:p>16.7095460892</text:p>
          </table:table-cell>
          <table:table-cell table:formula="of:=[.C150]/([.H150]-[.H149])" office:value-type="float" office:value="118177.149565626" calcext:value-type="float">
            <text:p>118177.149565626</text:p>
          </table:table-cell>
          <table:table-cell table:formula="of:=[.G150]-[.$B150]" office:value-type="float" office:value="10.085884809494" calcext:value-type="float">
            <text:p>10.085884809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5086.66326" calcext:value-type="float">
            <text:p>1443145086.66326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309142112732" calcext:value-type="float">
            <text:p>6.6630914211</text:p>
          </table:table-cell>
          <table:table-cell table:formula="of:=[.C151]/([.D151]-[.D150])" office:value-type="float" office:value="109560.854748401" calcext:value-type="float">
            <text:p>109560.854748401</text:p>
          </table:table-cell>
          <table:table-cell/>
          <table:table-cell office:value-type="float" office:value="1443145096.74632" calcext:value-type="float">
            <text:p>1443145096.74632</text:p>
          </table:table-cell>
          <table:table-cell table:formula="of:=[.G151]-[.$B$2]" office:value-type="float" office:value="16.7461478710175" calcext:value-type="float">
            <text:p>16.746147871</text:p>
          </table:table-cell>
          <table:table-cell table:formula="of:=[.C151]/([.H151]-[.H150])" office:value-type="float" office:value="118027.040822309" calcext:value-type="float">
            <text:p>118027.040822309</text:p>
          </table:table-cell>
          <table:table-cell table:formula="of:=[.G151]-[.$B151]" office:value-type="float" office:value="10.0830564498901" calcext:value-type="float">
            <text:p>10.083056449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5086.70268" calcext:value-type="float">
            <text:p>1443145086.70268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51178741455" calcext:value-type="float">
            <text:p>6.7025117874</text:p>
          </table:table-cell>
          <table:table-cell table:formula="of:=[.C152]/([.D152]-[.D151])" office:value-type="float" office:value="109588.022813458" calcext:value-type="float">
            <text:p>109588.022813458</text:p>
          </table:table-cell>
          <table:table-cell/>
          <table:table-cell office:value-type="float" office:value="1443145096.7829" calcext:value-type="float">
            <text:p>1443145096.7829</text:p>
          </table:table-cell>
          <table:table-cell table:formula="of:=[.G152]-[.$B$2]" office:value-type="float" office:value="16.7827262878418" calcext:value-type="float">
            <text:p>16.7827262878</text:p>
          </table:table-cell>
          <table:table-cell table:formula="of:=[.C152]/([.H152]-[.H151])" office:value-type="float" office:value="118102.432391915" calcext:value-type="float">
            <text:p>118102.432391915</text:p>
          </table:table-cell>
          <table:table-cell table:formula="of:=[.G152]-[.$B152]" office:value-type="float" office:value="10.0802145004272" calcext:value-type="float">
            <text:p>10.080214500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5086.74209" calcext:value-type="float">
            <text:p>1443145086.74209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191927909851" calcext:value-type="float">
            <text:p>6.7419192791</text:p>
          </table:table-cell>
          <table:table-cell table:formula="of:=[.C153]/([.D153]-[.D152])" office:value-type="float" office:value="109623.825709221" calcext:value-type="float">
            <text:p>109623.825709221</text:p>
          </table:table-cell>
          <table:table-cell/>
          <table:table-cell office:value-type="float" office:value="1443145096.81946" calcext:value-type="float">
            <text:p>1443145096.81946</text:p>
          </table:table-cell>
          <table:table-cell table:formula="of:=[.G153]-[.$B$2]" office:value-type="float" office:value="16.8192923069" calcext:value-type="float">
            <text:p>16.8192923069</text:p>
          </table:table-cell>
          <table:table-cell table:formula="of:=[.C153]/([.H153]-[.H152])" office:value-type="float" office:value="118142.475206854" calcext:value-type="float">
            <text:p>118142.475206854</text:p>
          </table:table-cell>
          <table:table-cell table:formula="of:=[.G153]-[.$B153]" office:value-type="float" office:value="10.0773730278015" calcext:value-type="float">
            <text:p>10.077373027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5086.78151" calcext:value-type="float">
            <text:p>1443145086.78151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33630752564" calcext:value-type="float">
            <text:p>6.7813363075</text:p>
          </table:table-cell>
          <table:table-cell table:formula="of:=[.C154]/([.D154]-[.D153])" office:value-type="float" office:value="109597.302799906" calcext:value-type="float">
            <text:p>109597.302799906</text:p>
          </table:table-cell>
          <table:table-cell/>
          <table:table-cell office:value-type="float" office:value="1443145096.85605" calcext:value-type="float">
            <text:p>1443145096.85605</text:p>
          </table:table-cell>
          <table:table-cell table:formula="of:=[.G154]-[.$B$2]" office:value-type="float" office:value="16.8558764457703" calcext:value-type="float">
            <text:p>16.8558764458</text:p>
          </table:table-cell>
          <table:table-cell table:formula="of:=[.C154]/([.H154]-[.H153])" office:value-type="float" office:value="118083.960246342" calcext:value-type="float">
            <text:p>118083.960246342</text:p>
          </table:table-cell>
          <table:table-cell table:formula="of:=[.G154]-[.$B154]" office:value-type="float" office:value="10.0745401382446" calcext:value-type="float">
            <text:p>10.074540138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5086.82092" calcext:value-type="float">
            <text:p>1443145086.82092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07483291626" calcext:value-type="float">
            <text:p>6.8207483292</text:p>
          </table:table-cell>
          <table:table-cell table:formula="of:=[.C155]/([.D155]-[.D154])" office:value-type="float" office:value="109611.225726834" calcext:value-type="float">
            <text:p>109611.225726834</text:p>
          </table:table-cell>
          <table:table-cell/>
          <table:table-cell office:value-type="float" office:value="1443145096.89261" calcext:value-type="float">
            <text:p>1443145096.89261</text:p>
          </table:table-cell>
          <table:table-cell table:formula="of:=[.G155]-[.$B$2]" office:value-type="float" office:value="16.8924329280853" calcext:value-type="float">
            <text:p>16.8924329281</text:p>
          </table:table-cell>
          <table:table-cell table:formula="of:=[.C155]/([.H155]-[.H154])" office:value-type="float" office:value="118173.295854013" calcext:value-type="float">
            <text:p>118173.295854013</text:p>
          </table:table-cell>
          <table:table-cell table:formula="of:=[.G155]-[.$B155]" office:value-type="float" office:value="10.0716845989227" calcext:value-type="float">
            <text:p>10.071684598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5086.86032" calcext:value-type="float">
            <text:p>1443145086.86032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14747619629" calcext:value-type="float">
            <text:p>6.8601474762</text:p>
          </table:table-cell>
          <table:table-cell table:formula="of:=[.C156]/([.D156]-[.D155])" office:value-type="float" office:value="109647.04378767" calcext:value-type="float">
            <text:p>109647.04378767</text:p>
          </table:table-cell>
          <table:table-cell/>
          <table:table-cell office:value-type="float" office:value="1443145096.92906" calcext:value-type="float">
            <text:p>1443145096.92906</text:p>
          </table:table-cell>
          <table:table-cell table:formula="of:=[.G156]-[.$B$2]" office:value-type="float" office:value="16.9288909435272" calcext:value-type="float">
            <text:p>16.9288909435</text:p>
          </table:table-cell>
          <table:table-cell table:formula="of:=[.C156]/([.H156]-[.H155])" office:value-type="float" office:value="118492.461743702" calcext:value-type="float">
            <text:p>118492.461743702</text:p>
          </table:table-cell>
          <table:table-cell table:formula="of:=[.G156]-[.$B156]" office:value-type="float" office:value="10.0687434673309" calcext:value-type="float">
            <text:p>10.068743467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5086.89974" calcext:value-type="float">
            <text:p>1443145086.89974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5680809021" calcext:value-type="float">
            <text:p>6.8995680809</text:p>
          </table:table-cell>
          <table:table-cell table:formula="of:=[.C157]/([.D157]-[.D156])" office:value-type="float" office:value="109587.360017418" calcext:value-type="float">
            <text:p>109587.360017418</text:p>
          </table:table-cell>
          <table:table-cell/>
          <table:table-cell office:value-type="float" office:value="1443145096.96577" calcext:value-type="float">
            <text:p>1443145096.96577</text:p>
          </table:table-cell>
          <table:table-cell table:formula="of:=[.G157]-[.$B$2]" office:value-type="float" office:value="16.9655959606171" calcext:value-type="float">
            <text:p>16.9655959606</text:p>
          </table:table-cell>
          <table:table-cell table:formula="of:=[.C157]/([.H157]-[.H156])" office:value-type="float" office:value="117695.082103513" calcext:value-type="float">
            <text:p>117695.082103513</text:p>
          </table:table-cell>
          <table:table-cell table:formula="of:=[.G157]-[.$B157]" office:value-type="float" office:value="10.066027879715" calcext:value-type="float">
            <text:p>10.066027879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5086.93917" calcext:value-type="float">
            <text:p>1443145086.93917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900084495544" calcext:value-type="float">
            <text:p>6.939000845</text:p>
          </table:table-cell>
          <table:table-cell table:formula="of:=[.C158]/([.D158]-[.D157])" office:value-type="float" office:value="109553.568047015" calcext:value-type="float">
            <text:p>109553.568047015</text:p>
          </table:table-cell>
          <table:table-cell/>
          <table:table-cell office:value-type="float" office:value="1443145097.00225" calcext:value-type="float">
            <text:p>1443145097.00225</text:p>
          </table:table-cell>
          <table:table-cell table:formula="of:=[.G158]-[.$B$2]" office:value-type="float" office:value="17.0020751953125" calcext:value-type="float">
            <text:p>17.0020751953</text:p>
          </table:table-cell>
          <table:table-cell table:formula="of:=[.C158]/([.H158]-[.H157])" office:value-type="float" office:value="118423.537008595" calcext:value-type="float">
            <text:p>118423.537008595</text:p>
          </table:table-cell>
          <table:table-cell table:formula="of:=[.G158]-[.$B158]" office:value-type="float" office:value="10.0630743503571" calcext:value-type="float">
            <text:p>10.063074350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5086.97864" calcext:value-type="float">
            <text:p>1443145086.97864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46746444702" calcext:value-type="float">
            <text:p>6.9784674644</text:p>
          </table:table-cell>
          <table:table-cell table:formula="of:=[.C159]/([.D159]-[.D158])" office:value-type="float" office:value="109459.590298124" calcext:value-type="float">
            <text:p>109459.590298124</text:p>
          </table:table-cell>
          <table:table-cell/>
          <table:table-cell office:value-type="float" office:value="1443145100.01818" calcext:value-type="float">
            <text:p>1443145100.01818</text:p>
          </table:table-cell>
          <table:table-cell table:formula="of:=[.G159]-[.$B$2]" office:value-type="float" office:value="20.0180084705353" calcext:value-type="float">
            <text:p>20.0180084705</text:p>
          </table:table-cell>
          <table:table-cell table:formula="of:=[.C159]/([.H159]-[.H158])" office:value-type="float" office:value="1432.39243238261" calcext:value-type="float">
            <text:p>1432.3924323826</text:p>
          </table:table-cell>
          <table:table-cell table:formula="of:=[.G159]-[.$B159]" office:value-type="float" office:value="13.0395410060883" calcext:value-type="float">
            <text:p>13.039541006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5100.02478" calcext:value-type="float">
            <text:p>1443145100.02478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46069431305" calcext:value-type="float">
            <text:p>20.0246069431</text:p>
          </table:table-cell>
          <table:table-cell table:formula="of:=[.C160]/([.D160]-[.D159])" office:value-type="float" office:value="331.132440141284" calcext:value-type="float">
            <text:p>331.1324401413</text:p>
          </table:table-cell>
          <table:table-cell/>
          <table:table-cell office:value-type="float" office:value="1443145100.2153" calcext:value-type="float">
            <text:p>1443145100.2153</text:p>
          </table:table-cell>
          <table:table-cell table:formula="of:=[.G160]-[.$B$2]" office:value-type="float" office:value="20.2151291370392" calcext:value-type="float">
            <text:p>20.215129137</text:p>
          </table:table-cell>
          <table:table-cell table:formula="of:=[.C160]/([.H160]-[.H159])" office:value-type="float" office:value="21915.510314665" calcext:value-type="float">
            <text:p>21915.510314665</text:p>
          </table:table-cell>
          <table:table-cell table:formula="of:=[.G160]-[.$B160]" office:value-type="float" office:value="0.190522193908691" calcext:value-type="float">
            <text:p>0.190522193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5100.07896" calcext:value-type="float">
            <text:p>1443145100.07896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87916183472" calcext:value-type="float">
            <text:p>20.0787916183</text:p>
          </table:table-cell>
          <table:table-cell table:formula="of:=[.C161]/([.D161]-[.D160])" office:value-type="float" office:value="79727.3395609569" calcext:value-type="float">
            <text:p>79727.3395609569</text:p>
          </table:table-cell>
          <table:table-cell/>
          <table:table-cell office:value-type="float" office:value="1443145100.26945" calcext:value-type="float">
            <text:p>1443145100.26945</text:p>
          </table:table-cell>
          <table:table-cell table:formula="of:=[.G161]-[.$B$2]" office:value-type="float" office:value="20.2692744731903" calcext:value-type="float">
            <text:p>20.2692744732</text:p>
          </table:table-cell>
          <table:table-cell table:formula="of:=[.C161]/([.H161]-[.H160])" office:value-type="float" office:value="79785.2651231605" calcext:value-type="float">
            <text:p>79785.2651231605</text:p>
          </table:table-cell>
          <table:table-cell table:formula="of:=[.G161]-[.$B161]" office:value-type="float" office:value="0.19048285484314" calcext:value-type="float">
            <text:p>0.19048285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5100.13311" calcext:value-type="float">
            <text:p>1443145100.13311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29364776611" calcext:value-type="float">
            <text:p>20.1329364777</text:p>
          </table:table-cell>
          <table:table-cell table:formula="of:=[.C162]/([.D162]-[.D161])" office:value-type="float" office:value="79785.9677675033" calcext:value-type="float">
            <text:p>79785.9677675033</text:p>
          </table:table-cell>
          <table:table-cell/>
          <table:table-cell office:value-type="float" office:value="1443145100.37791" calcext:value-type="float">
            <text:p>1443145100.37791</text:p>
          </table:table-cell>
          <table:table-cell table:formula="of:=[.G162]-[.$B$2]" office:value-type="float" office:value="20.3777332305908" calcext:value-type="float">
            <text:p>20.3777332306</text:p>
          </table:table-cell>
          <table:table-cell table:formula="of:=[.C162]/([.H162]-[.H161])" office:value-type="float" office:value="39830.8085353334" calcext:value-type="float">
            <text:p>39830.8085353334</text:p>
          </table:table-cell>
          <table:table-cell table:formula="of:=[.G162]-[.$B162]" office:value-type="float" office:value="0.244796752929687" calcext:value-type="float">
            <text:p>0.244796752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5100.18726" calcext:value-type="float">
            <text:p>1443145100.18726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70849132538" calcext:value-type="float">
            <text:p>20.1870849133</text:p>
          </table:table-cell>
          <table:table-cell table:formula="of:=[.C163]/([.D163]-[.D162])" office:value-type="float" office:value="79780.6982365762" calcext:value-type="float">
            <text:p>79780.6982365762</text:p>
          </table:table-cell>
          <table:table-cell/>
          <table:table-cell office:value-type="float" office:value="1443145100.8651" calcext:value-type="float">
            <text:p>1443145100.8651</text:p>
          </table:table-cell>
          <table:table-cell table:formula="of:=[.G163]-[.$B$2]" office:value-type="float" office:value="20.8649244308472" calcext:value-type="float">
            <text:p>20.8649244308</text:p>
          </table:table-cell>
          <table:table-cell table:formula="of:=[.C163]/([.H163]-[.H162])" office:value-type="float" office:value="8867.15523130739" calcext:value-type="float">
            <text:p>8867.1552313074</text:p>
          </table:table-cell>
          <table:table-cell table:formula="of:=[.G163]-[.$B163]" office:value-type="float" office:value="0.677839517593384" calcext:value-type="float">
            <text:p>0.677839517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5100.24141" calcext:value-type="float">
            <text:p>1443145100.24141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12369251251" calcext:value-type="float">
            <text:p>20.2412369251</text:p>
          </table:table-cell>
          <table:table-cell table:formula="of:=[.C164]/([.D164]-[.D163])" office:value-type="float" office:value="79775.4294016642" calcext:value-type="float">
            <text:p>79775.4294016642</text:p>
          </table:table-cell>
          <table:table-cell/>
          <table:table-cell office:value-type="float" office:value="1443145101.02746" calcext:value-type="float">
            <text:p>1443145101.02746</text:p>
          </table:table-cell>
          <table:table-cell table:formula="of:=[.G164]-[.$B$2]" office:value-type="float" office:value="21.0272905826569" calcext:value-type="float">
            <text:p>21.0272905827</text:p>
          </table:table-cell>
          <table:table-cell table:formula="of:=[.C164]/([.H164]-[.H163])" office:value-type="float" office:value="26606.5306829679" calcext:value-type="float">
            <text:p>26606.5306829679</text:p>
          </table:table-cell>
          <table:table-cell table:formula="of:=[.G164]-[.$B164]" office:value-type="float" office:value="0.786053657531738" calcext:value-type="float">
            <text:p>0.786053657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5100.29556" calcext:value-type="float">
            <text:p>1443145100.29556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53863143921" calcext:value-type="float">
            <text:p>20.2953863144</text:p>
          </table:table-cell>
          <table:table-cell table:formula="of:=[.C165]/([.D165]-[.D164])" office:value-type="float" office:value="79779.2931458839" calcext:value-type="float">
            <text:p>79779.2931458839</text:p>
          </table:table-cell>
          <table:table-cell/>
          <table:table-cell office:value-type="float" office:value="1443145101.59767" calcext:value-type="float">
            <text:p>1443145101.59767</text:p>
          </table:table-cell>
          <table:table-cell table:formula="of:=[.G165]-[.$B$2]" office:value-type="float" office:value="21.5974950790405" calcext:value-type="float">
            <text:p>21.597495079</text:p>
          </table:table-cell>
          <table:table-cell table:formula="of:=[.C165]/([.H165]-[.H164])" office:value-type="float" office:value="7576.22927808912" calcext:value-type="float">
            <text:p>7576.2292780891</text:p>
          </table:table-cell>
          <table:table-cell table:formula="of:=[.G165]-[.$B165]" office:value-type="float" office:value="1.30210876464844" calcext:value-type="float">
            <text:p>1.30210876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5100.34972" calcext:value-type="float">
            <text:p>1443145100.34972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95492935181" calcext:value-type="float">
            <text:p>20.3495492935</text:p>
          </table:table-cell>
          <table:table-cell table:formula="of:=[.C166]/([.D166]-[.D165])" office:value-type="float" office:value="79759.275979857" calcext:value-type="float">
            <text:p>79759.275979857</text:p>
          </table:table-cell>
          <table:table-cell/>
          <table:table-cell office:value-type="float" office:value="1443145102.00546" calcext:value-type="float">
            <text:p>1443145102.00546</text:p>
          </table:table-cell>
          <table:table-cell table:formula="of:=[.G166]-[.$B$2]" office:value-type="float" office:value="22.0052869319916" calcext:value-type="float">
            <text:p>22.005286932</text:p>
          </table:table-cell>
          <table:table-cell table:formula="of:=[.C166]/([.H166]-[.H165])" office:value-type="float" office:value="10593.639791324" calcext:value-type="float">
            <text:p>10593.639791324</text:p>
          </table:table-cell>
          <table:table-cell table:formula="of:=[.G166]-[.$B166]" office:value-type="float" office:value="1.65573763847351" calcext:value-type="float">
            <text:p>1.655737638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5100.40387" calcext:value-type="float">
            <text:p>1443145100.40387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36929607391" calcext:value-type="float">
            <text:p>20.4036929607</text:p>
          </table:table-cell>
          <table:table-cell table:formula="of:=[.C167]/([.D167]-[.D166])" office:value-type="float" office:value="79787.7244325062" calcext:value-type="float">
            <text:p>79787.7244325062</text:p>
          </table:table-cell>
          <table:table-cell/>
          <table:table-cell office:value-type="float" office:value="1443145102.20618" calcext:value-type="float">
            <text:p>1443145102.20618</text:p>
          </table:table-cell>
          <table:table-cell table:formula="of:=[.G167]-[.$B$2]" office:value-type="float" office:value="22.2060050964355" calcext:value-type="float">
            <text:p>22.2060050964</text:p>
          </table:table-cell>
          <table:table-cell table:formula="of:=[.C167]/([.H167]-[.H166])" office:value-type="float" office:value="21522.7157540389" calcext:value-type="float">
            <text:p>21522.7157540389</text:p>
          </table:table-cell>
          <table:table-cell table:formula="of:=[.G167]-[.$B167]" office:value-type="float" office:value="1.80231213569641" calcext:value-type="float">
            <text:p>1.802312135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5100.45802" calcext:value-type="float">
            <text:p>1443145100.45802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78440189362" calcext:value-type="float">
            <text:p>20.4578440189</text:p>
          </table:table-cell>
          <table:table-cell table:formula="of:=[.C168]/([.D168]-[.D167])" office:value-type="float" office:value="79776.8343562604" calcext:value-type="float">
            <text:p>79776.8343562604</text:p>
          </table:table-cell>
          <table:table-cell/>
          <table:table-cell office:value-type="float" office:value="1443145106.1194" calcext:value-type="float">
            <text:p>1443145106.1194</text:p>
          </table:table-cell>
          <table:table-cell table:formula="of:=[.G168]-[.$B$2]" office:value-type="float" office:value="26.1192286014557" calcext:value-type="float">
            <text:p>26.1192286015</text:p>
          </table:table-cell>
          <table:table-cell table:formula="of:=[.C168]/([.H168]-[.H167])" office:value-type="float" office:value="1103.94921078697" calcext:value-type="float">
            <text:p>1103.949210787</text:p>
          </table:table-cell>
          <table:table-cell table:formula="of:=[.G168]-[.$B168]" office:value-type="float" office:value="5.66138458251953" calcext:value-type="float">
            <text:p>5.661384582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5100.51217" calcext:value-type="float">
            <text:p>1443145100.51217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19953155518" calcext:value-type="float">
            <text:p>20.5119953156</text:p>
          </table:table-cell>
          <table:table-cell table:formula="of:=[.C169]/([.D169]-[.D168])" office:value-type="float" office:value="79776.483112972" calcext:value-type="float">
            <text:p>79776.483112972</text:p>
          </table:table-cell>
          <table:table-cell/>
          <table:table-cell office:value-type="float" office:value="1443145106.55625" calcext:value-type="float">
            <text:p>1443145106.55625</text:p>
          </table:table-cell>
          <table:table-cell table:formula="of:=[.G169]-[.$B$2]" office:value-type="float" office:value="26.5560820102692" calcext:value-type="float">
            <text:p>26.5560820103</text:p>
          </table:table-cell>
          <table:table-cell table:formula="of:=[.C169]/([.H169]-[.H168])" office:value-type="float" office:value="9888.90074529443" calcext:value-type="float">
            <text:p>9888.9007452944</text:p>
          </table:table-cell>
          <table:table-cell table:formula="of:=[.G169]-[.$B169]" office:value-type="float" office:value="6.04408669471741" calcext:value-type="float">
            <text:p>6.044086694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5100.56632" calcext:value-type="float">
            <text:p>1443145100.56632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6148519516" calcext:value-type="float">
            <text:p>20.5661485195</text:p>
          </table:table-cell>
          <table:table-cell table:formula="of:=[.C170]/([.D170]-[.D169])" office:value-type="float" office:value="79773.6732780065" calcext:value-type="float">
            <text:p>79773.6732780065</text:p>
          </table:table-cell>
          <table:table-cell/>
          <table:table-cell office:value-type="float" office:value="1443145106.98999" calcext:value-type="float">
            <text:p>1443145106.98999</text:p>
          </table:table-cell>
          <table:table-cell table:formula="of:=[.G170]-[.$B$2]" office:value-type="float" office:value="26.9898219108582" calcext:value-type="float">
            <text:p>26.9898219109</text:p>
          </table:table-cell>
          <table:table-cell table:formula="of:=[.C170]/([.H170]-[.H169])" office:value-type="float" office:value="9959.88608411109" calcext:value-type="float">
            <text:p>9959.8860841111</text:p>
          </table:table-cell>
          <table:table-cell table:formula="of:=[.G170]-[.$B170]" office:value-type="float" office:value="6.42367339134216" calcext:value-type="float">
            <text:p>6.423673391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5100.62045" calcext:value-type="float">
            <text:p>1443145100.62045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202783584595" calcext:value-type="float">
            <text:p>20.6202783585</text:p>
          </table:table-cell>
          <table:table-cell table:formula="of:=[.C171]/([.D171]-[.D170])" office:value-type="float" office:value="79808.1074009963" calcext:value-type="float">
            <text:p>79808.1074009963</text:p>
          </table:table-cell>
          <table:table-cell/>
          <table:table-cell office:value-type="float" office:value="1443145111.06593" calcext:value-type="float">
            <text:p>1443145111.06593</text:p>
          </table:table-cell>
          <table:table-cell table:formula="of:=[.G171]-[.$B$2]" office:value-type="float" office:value="31.0657551288605" calcext:value-type="float">
            <text:p>31.0657551289</text:p>
          </table:table-cell>
          <table:table-cell table:formula="of:=[.C171]/([.H171]-[.H170])" office:value-type="float" office:value="1059.87997568746" calcext:value-type="float">
            <text:p>1059.8799756875</text:p>
          </table:table-cell>
          <table:table-cell table:formula="of:=[.G171]-[.$B171]" office:value-type="float" office:value="10.445476770401" calcext:value-type="float">
            <text:p>10.445476770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5100.6746" calcext:value-type="float">
            <text:p>1443145100.6746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4432516098" calcext:value-type="float">
            <text:p>20.6744325161</text:p>
          </table:table-cell>
          <table:table-cell table:formula="of:=[.C172]/([.D172]-[.D171])" office:value-type="float" office:value="79772.268434747" calcext:value-type="float">
            <text:p>79772.268434747</text:p>
          </table:table-cell>
          <table:table-cell/>
          <table:table-cell office:value-type="float" office:value="1443145111.11634" calcext:value-type="float">
            <text:p>1443145111.11634</text:p>
          </table:table-cell>
          <table:table-cell table:formula="of:=[.G172]-[.$B$2]" office:value-type="float" office:value="31.1161704063416" calcext:value-type="float">
            <text:p>31.1161704063</text:p>
          </table:table-cell>
          <table:table-cell table:formula="of:=[.C172]/([.H172]-[.H171])" office:value-type="float" office:value="85688.3114770379" calcext:value-type="float">
            <text:p>85688.3114770379</text:p>
          </table:table-cell>
          <table:table-cell table:formula="of:=[.G172]-[.$B172]" office:value-type="float" office:value="10.4417378902435" calcext:value-type="float">
            <text:p>10.441737890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5100.72875" calcext:value-type="float">
            <text:p>1443145100.72875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85804748535" calcext:value-type="float">
            <text:p>20.7285804749</text:p>
          </table:table-cell>
          <table:table-cell table:formula="of:=[.C173]/([.D173]-[.D172])" office:value-type="float" office:value="79781.4008004826" calcext:value-type="float">
            <text:p>79781.4008004826</text:p>
          </table:table-cell>
          <table:table-cell/>
          <table:table-cell office:value-type="float" office:value="1443145111.16678" calcext:value-type="float">
            <text:p>1443145111.16678</text:p>
          </table:table-cell>
          <table:table-cell table:formula="of:=[.G173]-[.$B$2]" office:value-type="float" office:value="31.1666038036346" calcext:value-type="float">
            <text:p>31.1666038036</text:p>
          </table:table-cell>
          <table:table-cell table:formula="of:=[.C173]/([.H173]-[.H172])" office:value-type="float" office:value="85657.5252088327" calcext:value-type="float">
            <text:p>85657.5252088327</text:p>
          </table:table-cell>
          <table:table-cell table:formula="of:=[.G173]-[.$B173]" office:value-type="float" office:value="10.4380233287811" calcext:value-type="float">
            <text:p>10.438023328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5100.7829" calcext:value-type="float">
            <text:p>1443145100.7829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27236652374" calcext:value-type="float">
            <text:p>20.7827236652</text:p>
          </table:table-cell>
          <table:table-cell table:formula="of:=[.C174]/([.D174]-[.D173])" office:value-type="float" office:value="79788.4271201666" calcext:value-type="float">
            <text:p>79788.4271201666</text:p>
          </table:table-cell>
          <table:table-cell/>
          <table:table-cell office:value-type="float" office:value="1443145111.21721" calcext:value-type="float">
            <text:p>1443145111.21721</text:p>
          </table:table-cell>
          <table:table-cell table:formula="of:=[.G174]-[.$B$2]" office:value-type="float" office:value="31.2170388698578" calcext:value-type="float">
            <text:p>31.2170388699</text:p>
          </table:table-cell>
          <table:table-cell table:formula="of:=[.C174]/([.H174]-[.H173])" office:value-type="float" office:value="85654.6907440673" calcext:value-type="float">
            <text:p>85654.6907440673</text:p>
          </table:table-cell>
          <table:table-cell table:formula="of:=[.G174]-[.$B174]" office:value-type="float" office:value="10.4343152046204" calcext:value-type="float">
            <text:p>10.434315204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5100.83704" calcext:value-type="float">
            <text:p>1443145100.83704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68632793427" calcext:value-type="float">
            <text:p>20.8368632793</text:p>
          </table:table-cell>
          <table:table-cell table:formula="of:=[.C175]/([.D175]-[.D174])" office:value-type="float" office:value="79793.6976721655" calcext:value-type="float">
            <text:p>79793.6976721655</text:p>
          </table:table-cell>
          <table:table-cell/>
          <table:table-cell office:value-type="float" office:value="1443145111.26768" calcext:value-type="float">
            <text:p>1443145111.26768</text:p>
          </table:table-cell>
          <table:table-cell table:formula="of:=[.G175]-[.$B$2]" office:value-type="float" office:value="31.2675104141235" calcext:value-type="float">
            <text:p>31.2675104141</text:p>
          </table:table-cell>
          <table:table-cell table:formula="of:=[.C175]/([.H175]-[.H174])" office:value-type="float" office:value="85592.784267784" calcext:value-type="float">
            <text:p>85592.784267784</text:p>
          </table:table-cell>
          <table:table-cell table:formula="of:=[.G175]-[.$B175]" office:value-type="float" office:value="10.4306471347809" calcext:value-type="float">
            <text:p>10.430647134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5100.89117" calcext:value-type="float">
            <text:p>1443145100.89117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0994310379" calcext:value-type="float">
            <text:p>20.8909943104</text:p>
          </table:table-cell>
          <table:table-cell table:formula="of:=[.C176]/([.D176]-[.D175])" office:value-type="float" office:value="79806.3498383559" calcext:value-type="float">
            <text:p>79806.3498383559</text:p>
          </table:table-cell>
          <table:table-cell/>
          <table:table-cell office:value-type="float" office:value="1443145111.31816" calcext:value-type="float">
            <text:p>1443145111.31816</text:p>
          </table:table-cell>
          <table:table-cell table:formula="of:=[.G176]-[.$B$2]" office:value-type="float" office:value="31.3179907798767" calcext:value-type="float">
            <text:p>31.3179907799</text:p>
          </table:table-cell>
          <table:table-cell table:formula="of:=[.C176]/([.H176]-[.H175])" office:value-type="float" office:value="85577.8268549568" calcext:value-type="float">
            <text:p>85577.8268549568</text:p>
          </table:table-cell>
          <table:table-cell table:formula="of:=[.G176]-[.$B176]" office:value-type="float" office:value="10.4269964694977" calcext:value-type="float">
            <text:p>10.426996469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5100.94531" calcext:value-type="float">
            <text:p>1443145100.94531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51353549957" calcext:value-type="float">
            <text:p>20.945135355</text:p>
          </table:table-cell>
          <table:table-cell table:formula="of:=[.C177]/([.D177]-[.D176])" office:value-type="float" office:value="79791.589367811" calcext:value-type="float">
            <text:p>79791.589367811</text:p>
          </table:table-cell>
          <table:table-cell/>
          <table:table-cell office:value-type="float" office:value="1443145111.36858" calcext:value-type="float">
            <text:p>1443145111.36858</text:p>
          </table:table-cell>
          <table:table-cell table:formula="of:=[.G177]-[.$B$2]" office:value-type="float" office:value="31.3684029579163" calcext:value-type="float">
            <text:p>31.3684029579</text:p>
          </table:table-cell>
          <table:table-cell table:formula="of:=[.C177]/([.H177]-[.H176])" office:value-type="float" office:value="85693.5797658009" calcext:value-type="float">
            <text:p>85693.5797658009</text:p>
          </table:table-cell>
          <table:table-cell table:formula="of:=[.G177]-[.$B177]" office:value-type="float" office:value="10.4232676029205" calcext:value-type="float">
            <text:p>10.423267602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5100.99944" calcext:value-type="float">
            <text:p>1443145100.99944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92671012878" calcext:value-type="float">
            <text:p>20.9992671013</text:p>
          </table:table-cell>
          <table:table-cell table:formula="of:=[.C178]/([.D178]-[.D177])" office:value-type="float" office:value="79805.2953379286" calcext:value-type="float">
            <text:p>79805.2953379286</text:p>
          </table:table-cell>
          <table:table-cell/>
          <table:table-cell office:value-type="float" office:value="1443145111.419" calcext:value-type="float">
            <text:p>1443145111.419</text:p>
          </table:table-cell>
          <table:table-cell table:formula="of:=[.G178]-[.$B$2]" office:value-type="float" office:value="31.4188270568848" calcext:value-type="float">
            <text:p>31.4188270569</text:p>
          </table:table-cell>
          <table:table-cell table:formula="of:=[.C178]/([.H178]-[.H177])" office:value-type="float" office:value="85673.3206615791" calcext:value-type="float">
            <text:p>85673.3206615791</text:p>
          </table:table-cell>
          <table:table-cell table:formula="of:=[.G178]-[.$B178]" office:value-type="float" office:value="10.4195599555969" calcext:value-type="float">
            <text:p>10.419559955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5101.05044" calcext:value-type="float">
            <text:p>1443145101.05044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502650737762" calcext:value-type="float">
            <text:p>21.0502650738</text:p>
          </table:table-cell>
          <table:table-cell table:formula="of:=[.C179]/([.D179]-[.D178])" office:value-type="float" office:value="84709.249980131" calcext:value-type="float">
            <text:p>84709.249980131</text:p>
          </table:table-cell>
          <table:table-cell/>
          <table:table-cell office:value-type="float" office:value="1443145111.46955" calcext:value-type="float">
            <text:p>1443145111.46955</text:p>
          </table:table-cell>
          <table:table-cell table:formula="of:=[.G179]-[.$B$2]" office:value-type="float" office:value="31.4693784713745" calcext:value-type="float">
            <text:p>31.4693784714</text:p>
          </table:table-cell>
          <table:table-cell table:formula="of:=[.C179]/([.H179]-[.H178])" office:value-type="float" office:value="85457.5493802705" calcext:value-type="float">
            <text:p>85457.5493802705</text:p>
          </table:table-cell>
          <table:table-cell table:formula="of:=[.G179]-[.$B179]" office:value-type="float" office:value="10.4191133975983" calcext:value-type="float">
            <text:p>10.419113397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5101.10141" calcext:value-type="float">
            <text:p>1443145101.10141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1233959198" calcext:value-type="float">
            <text:p>21.1012339592</text:p>
          </table:table-cell>
          <table:table-cell table:formula="of:=[.C180]/([.D180]-[.D179])" office:value-type="float" office:value="84757.5920927687" calcext:value-type="float">
            <text:p>84757.5920927687</text:p>
          </table:table-cell>
          <table:table-cell/>
          <table:table-cell office:value-type="float" office:value="1443145111.51992" calcext:value-type="float">
            <text:p>1443145111.51992</text:p>
          </table:table-cell>
          <table:table-cell table:formula="of:=[.G180]-[.$B$2]" office:value-type="float" office:value="31.5197472572327" calcext:value-type="float">
            <text:p>31.5197472572</text:p>
          </table:table-cell>
          <table:table-cell table:formula="of:=[.C180]/([.H180]-[.H179])" office:value-type="float" office:value="85767.4038871165" calcext:value-type="float">
            <text:p>85767.4038871165</text:p>
          </table:table-cell>
          <table:table-cell table:formula="of:=[.G180]-[.$B180]" office:value-type="float" office:value="10.4185132980347" calcext:value-type="float">
            <text:p>10.41851329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5101.15237" calcext:value-type="float">
            <text:p>1443145101.15237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21999835968" calcext:value-type="float">
            <text:p>21.1521999836</text:p>
          </table:table-cell>
          <table:table-cell table:formula="of:=[.C181]/([.D181]-[.D180])" office:value-type="float" office:value="84762.3500353188" calcext:value-type="float">
            <text:p>84762.3500353188</text:p>
          </table:table-cell>
          <table:table-cell/>
          <table:table-cell office:value-type="float" office:value="1443145111.57031" calcext:value-type="float">
            <text:p>1443145111.57031</text:p>
          </table:table-cell>
          <table:table-cell table:formula="of:=[.G181]-[.$B$2]" office:value-type="float" office:value="31.5701351165771" calcext:value-type="float">
            <text:p>31.5701351166</text:p>
          </table:table-cell>
          <table:table-cell table:formula="of:=[.C181]/([.H181]-[.H180])" office:value-type="float" office:value="85734.9380624769" calcext:value-type="float">
            <text:p>85734.9380624769</text:p>
          </table:table-cell>
          <table:table-cell table:formula="of:=[.G181]-[.$B181]" office:value-type="float" office:value="10.4179351329803" calcext:value-type="float">
            <text:p>10.41793513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5101.20333" calcext:value-type="float">
            <text:p>1443145101.20333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31600475311" calcext:value-type="float">
            <text:p>21.2031600475</text:p>
          </table:table-cell>
          <table:table-cell table:formula="of:=[.C182]/([.D182]-[.D181])" office:value-type="float" office:value="84772.2641315231" calcext:value-type="float">
            <text:p>84772.2641315231</text:p>
          </table:table-cell>
          <table:table-cell/>
          <table:table-cell office:value-type="float" office:value="1443145111.62076" calcext:value-type="float">
            <text:p>1443145111.62076</text:p>
          </table:table-cell>
          <table:table-cell table:formula="of:=[.G182]-[.$B$2]" office:value-type="float" office:value="31.6205902099609" calcext:value-type="float">
            <text:p>31.62059021</text:p>
          </table:table-cell>
          <table:table-cell table:formula="of:=[.C182]/([.H182]-[.H181])" office:value-type="float" office:value="85620.6917929914" calcext:value-type="float">
            <text:p>85620.6917929914</text:p>
          </table:table-cell>
          <table:table-cell table:formula="of:=[.G182]-[.$B182]" office:value-type="float" office:value="10.4174301624298" calcext:value-type="float">
            <text:p>10.417430162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5101.25429" calcext:value-type="float">
            <text:p>1443145101.25429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41191577911" calcext:value-type="float">
            <text:p>21.2541191578</text:p>
          </table:table-cell>
          <table:table-cell table:formula="of:=[.C183]/([.D183]-[.D182])" office:value-type="float" office:value="84773.8506021391" calcext:value-type="float">
            <text:p>84773.8506021391</text:p>
          </table:table-cell>
          <table:table-cell/>
          <table:table-cell office:value-type="float" office:value="1443145111.67125" calcext:value-type="float">
            <text:p>1443145111.67125</text:p>
          </table:table-cell>
          <table:table-cell table:formula="of:=[.G183]-[.$B$2]" office:value-type="float" office:value="31.6710793972015" calcext:value-type="float">
            <text:p>31.6710793972</text:p>
          </table:table-cell>
          <table:table-cell table:formula="of:=[.C183]/([.H183]-[.H182])" office:value-type="float" office:value="85562.8746688578" calcext:value-type="float">
            <text:p>85562.8746688578</text:p>
          </table:table-cell>
          <table:table-cell table:formula="of:=[.G183]-[.$B183]" office:value-type="float" office:value="10.4169602394104" calcext:value-type="float">
            <text:p>10.416960239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5101.30525" calcext:value-type="float">
            <text:p>1443145101.30525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0792217255" calcext:value-type="float">
            <text:p>21.3050792217</text:p>
          </table:table-cell>
          <table:table-cell table:formula="of:=[.C184]/([.D184]-[.D183])" office:value-type="float" office:value="84772.2641315231" calcext:value-type="float">
            <text:p>84772.2641315231</text:p>
          </table:table-cell>
          <table:table-cell/>
          <table:table-cell office:value-type="float" office:value="1443145111.72168" calcext:value-type="float">
            <text:p>1443145111.72168</text:p>
          </table:table-cell>
          <table:table-cell table:formula="of:=[.G184]-[.$B$2]" office:value-type="float" office:value="31.7215058803558" calcext:value-type="float">
            <text:p>31.7215058804</text:p>
          </table:table-cell>
          <table:table-cell table:formula="of:=[.C184]/([.H184]-[.H183])" office:value-type="float" office:value="85669.2699901657" calcext:value-type="float">
            <text:p>85669.2699901657</text:p>
          </table:table-cell>
          <table:table-cell table:formula="of:=[.G184]-[.$B184]" office:value-type="float" office:value="10.4164266586304" calcext:value-type="float">
            <text:p>10.416426658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5101.35621" calcext:value-type="float">
            <text:p>1443145101.35621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60385704041" calcext:value-type="float">
            <text:p>21.3560385704</text:p>
          </table:table-cell>
          <table:table-cell table:formula="of:=[.C185]/([.D185]-[.D184])" office:value-type="float" office:value="84773.4539789182" calcext:value-type="float">
            <text:p>84773.4539789182</text:p>
          </table:table-cell>
          <table:table-cell/>
          <table:table-cell office:value-type="float" office:value="1443145111.77202" calcext:value-type="float">
            <text:p>1443145111.77202</text:p>
          </table:table-cell>
          <table:table-cell table:formula="of:=[.G185]-[.$B$2]" office:value-type="float" office:value="31.7718460559845" calcext:value-type="float">
            <text:p>31.771846056</text:p>
          </table:table-cell>
          <table:table-cell table:formula="of:=[.C185]/([.H185]-[.H184])" office:value-type="float" office:value="85816.1487529719" calcext:value-type="float">
            <text:p>85816.1487529719</text:p>
          </table:table-cell>
          <table:table-cell table:formula="of:=[.G185]-[.$B185]" office:value-type="float" office:value="10.4158074855804" calcext:value-type="float">
            <text:p>10.415807485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5101.40718" calcext:value-type="float">
            <text:p>1443145101.40718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70067405701" calcext:value-type="float">
            <text:p>21.4070067406</text:p>
          </table:table-cell>
          <table:table-cell table:formula="of:=[.C186]/([.D186]-[.D185])" office:value-type="float" office:value="84758.7815283287" calcext:value-type="float">
            <text:p>84758.7815283287</text:p>
          </table:table-cell>
          <table:table-cell/>
          <table:table-cell office:value-type="float" office:value="1443145111.82251" calcext:value-type="float">
            <text:p>1443145111.82251</text:p>
          </table:table-cell>
          <table:table-cell table:formula="of:=[.G186]-[.$B$2]" office:value-type="float" office:value="31.8223333358765" calcext:value-type="float">
            <text:p>31.8223333359</text:p>
          </table:table-cell>
          <table:table-cell table:formula="of:=[.C186]/([.H186]-[.H185])" office:value-type="float" office:value="85566.1071312199" calcext:value-type="float">
            <text:p>85566.1071312199</text:p>
          </table:table-cell>
          <table:table-cell table:formula="of:=[.G186]-[.$B186]" office:value-type="float" office:value="10.4153265953064" calcext:value-type="float">
            <text:p>10.415326595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5101.45816" calcext:value-type="float">
            <text:p>1443145101.45816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79873085022" calcext:value-type="float">
            <text:p>21.4579873085</text:p>
          </table:table-cell>
          <table:table-cell table:formula="of:=[.C187]/([.D187]-[.D186])" office:value-type="float" office:value="84738.1693697738" calcext:value-type="float">
            <text:p>84738.1693697738</text:p>
          </table:table-cell>
          <table:table-cell/>
          <table:table-cell office:value-type="float" office:value="1443145111.87294" calcext:value-type="float">
            <text:p>1443145111.87294</text:p>
          </table:table-cell>
          <table:table-cell table:formula="of:=[.G187]-[.$B$2]" office:value-type="float" office:value="31.8727684020996" calcext:value-type="float">
            <text:p>31.8727684021</text:p>
          </table:table-cell>
          <table:table-cell table:formula="of:=[.C187]/([.H187]-[.H186])" office:value-type="float" office:value="85654.6907440673" calcext:value-type="float">
            <text:p>85654.6907440673</text:p>
          </table:table-cell>
          <table:table-cell table:formula="of:=[.G187]-[.$B187]" office:value-type="float" office:value="10.4147810935974" calcext:value-type="float">
            <text:p>10.4147810936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5101.50911" calcext:value-type="float">
            <text:p>1443145101.50911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8936882019" calcext:value-type="float">
            <text:p>21.508936882</text:p>
          </table:table-cell>
          <table:table-cell table:formula="of:=[.C188]/([.D188]-[.D187])" office:value-type="float" office:value="84789.7185748112" calcext:value-type="float">
            <text:p>84789.7185748112</text:p>
          </table:table-cell>
          <table:table-cell/>
          <table:table-cell office:value-type="float" office:value="1443145111.9234" calcext:value-type="float">
            <text:p>1443145111.9234</text:p>
          </table:table-cell>
          <table:table-cell table:formula="of:=[.G188]-[.$B$2]" office:value-type="float" office:value="31.9232318401337" calcext:value-type="float">
            <text:p>31.9232318401</text:p>
          </table:table-cell>
          <table:table-cell table:formula="of:=[.C188]/([.H188]-[.H187])" office:value-type="float" office:value="85606.5335279861" calcext:value-type="float">
            <text:p>85606.5335279861</text:p>
          </table:table-cell>
          <table:table-cell table:formula="of:=[.G188]-[.$B188]" office:value-type="float" office:value="10.4142949581146" calcext:value-type="float">
            <text:p>10.414294958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5101.56008" calcext:value-type="float">
            <text:p>1443145101.56008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599100589752" calcext:value-type="float">
            <text:p>21.559910059</text:p>
          </table:table-cell>
          <table:table-cell table:formula="of:=[.C189]/([.D189]-[.D188])" office:value-type="float" office:value="84750.4561803954" calcext:value-type="float">
            <text:p>84750.4561803954</text:p>
          </table:table-cell>
          <table:table-cell/>
          <table:table-cell office:value-type="float" office:value="1443145111.97386" calcext:value-type="float">
            <text:p>1443145111.97386</text:p>
          </table:table-cell>
          <table:table-cell table:formula="of:=[.G189]-[.$B$2]" office:value-type="float" office:value="31.9736831188202" calcext:value-type="float">
            <text:p>31.9736831188</text:p>
          </table:table-cell>
          <table:table-cell table:formula="of:=[.C189]/([.H189]-[.H188])" office:value-type="float" office:value="85627.1657026199" calcext:value-type="float">
            <text:p>85627.1657026199</text:p>
          </table:table-cell>
          <table:table-cell table:formula="of:=[.G189]-[.$B189]" office:value-type="float" office:value="10.413773059845" calcext:value-type="float">
            <text:p>10.413773059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5101.61112" calcext:value-type="float">
            <text:p>1443145101.61112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09521389008" calcext:value-type="float">
            <text:p>21.6109521389</text:p>
          </table:table-cell>
          <table:table-cell table:formula="of:=[.C190]/([.D190]-[.D189])" office:value-type="float" office:value="84636.0494380763" calcext:value-type="float">
            <text:p>84636.0494380763</text:p>
          </table:table-cell>
          <table:table-cell/>
          <table:table-cell office:value-type="float" office:value="1443145112.02434" calcext:value-type="float">
            <text:p>1443145112.02434</text:p>
          </table:table-cell>
          <table:table-cell table:formula="of:=[.G190]-[.$B$2]" office:value-type="float" office:value="32.0241708755493" calcext:value-type="float">
            <text:p>32.0241708755</text:p>
          </table:table-cell>
          <table:table-cell table:formula="of:=[.C190]/([.H190]-[.H189])" office:value-type="float" office:value="85565.2989927324" calcext:value-type="float">
            <text:p>85565.2989927324</text:p>
          </table:table-cell>
          <table:table-cell table:formula="of:=[.G190]-[.$B190]" office:value-type="float" office:value="10.4132187366486" calcext:value-type="float">
            <text:p>10.413218736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5101.66209" calcext:value-type="float">
            <text:p>1443145101.66209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19184017181" calcext:value-type="float">
            <text:p>21.6619184017</text:p>
          </table:table-cell>
          <table:table-cell table:formula="of:=[.C191]/([.D191]-[.D190])" office:value-type="float" office:value="84761.9535197036" calcext:value-type="float">
            <text:p>84761.9535197036</text:p>
          </table:table-cell>
          <table:table-cell/>
          <table:table-cell office:value-type="float" office:value="1443145112.04013" calcext:value-type="float">
            <text:p>1443145112.04013</text:p>
          </table:table-cell>
          <table:table-cell table:formula="of:=[.G191]-[.$B$2]" office:value-type="float" office:value="32.0399625301361" calcext:value-type="float">
            <text:p>32.0399625301</text:p>
          </table:table-cell>
          <table:table-cell table:formula="of:=[.C191]/([.H191]-[.H190])" office:value-type="float" office:value="273562.214539141" calcext:value-type="float">
            <text:p>273562.214539141</text:p>
          </table:table-cell>
          <table:table-cell table:formula="of:=[.G191]-[.$B191]" office:value-type="float" office:value="10.378044128418" calcext:value-type="float">
            <text:p>10.378044128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5101.71307" calcext:value-type="float">
            <text:p>1443145101.71307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28932476044" calcext:value-type="float">
            <text:p>21.7128932476</text:p>
          </table:table-cell>
          <table:table-cell table:formula="of:=[.C192]/([.D192]-[.D191])" office:value-type="float" office:value="84747.6814278498" calcext:value-type="float">
            <text:p>84747.6814278498</text:p>
          </table:table-cell>
          <table:table-cell/>
          <table:table-cell office:value-type="float" office:value="1443145112.05593" calcext:value-type="float">
            <text:p>1443145112.05593</text:p>
          </table:table-cell>
          <table:table-cell table:formula="of:=[.G192]-[.$B$2]" office:value-type="float" office:value="32.0557608604431" calcext:value-type="float">
            <text:p>32.0557608604</text:p>
          </table:table-cell>
          <table:table-cell table:formula="of:=[.C192]/([.H192]-[.H191])" office:value-type="float" office:value="273446.618474865" calcext:value-type="float">
            <text:p>273446.618474865</text:p>
          </table:table-cell>
          <table:table-cell table:formula="of:=[.G192]-[.$B192]" office:value-type="float" office:value="10.3428676128387" calcext:value-type="float">
            <text:p>10.342867612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5101.76402" calcext:value-type="float">
            <text:p>1443145101.76402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38511657715" calcext:value-type="float">
            <text:p>21.7638511658</text:p>
          </table:table-cell>
          <table:table-cell table:formula="of:=[.C193]/([.D193]-[.D192])" office:value-type="float" office:value="84775.8337739142" calcext:value-type="float">
            <text:p>84775.8337739142</text:p>
          </table:table-cell>
          <table:table-cell/>
          <table:table-cell office:value-type="float" office:value="1443145112.08472" calcext:value-type="float">
            <text:p>1443145112.08472</text:p>
          </table:table-cell>
          <table:table-cell table:formula="of:=[.G193]-[.$B$2]" office:value-type="float" office:value="32.0845501422882" calcext:value-type="float">
            <text:p>32.0845501423</text:p>
          </table:table-cell>
          <table:table-cell table:formula="of:=[.C193]/([.H193]-[.H192])" office:value-type="float" office:value="150055.844506464" calcext:value-type="float">
            <text:p>150055.844506464</text:p>
          </table:table-cell>
          <table:table-cell table:formula="of:=[.G193]-[.$B193]" office:value-type="float" office:value="10.3206989765167" calcext:value-type="float">
            <text:p>10.320698976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5101.81504" calcext:value-type="float">
            <text:p>1443145101.81504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48632049561" calcext:value-type="float">
            <text:p>21.814863205</text:p>
          </table:table-cell>
          <table:table-cell table:formula="of:=[.C194]/([.D194]-[.D193])" office:value-type="float" office:value="84685.8911946158" calcext:value-type="float">
            <text:p>84685.8911946158</text:p>
          </table:table-cell>
          <table:table-cell/>
          <table:table-cell office:value-type="float" office:value="1443145112.13131" calcext:value-type="float">
            <text:p>1443145112.13131</text:p>
          </table:table-cell>
          <table:table-cell table:formula="of:=[.G194]-[.$B$2]" office:value-type="float" office:value="32.1311342716217" calcext:value-type="float">
            <text:p>32.1311342716</text:p>
          </table:table-cell>
          <table:table-cell table:formula="of:=[.C194]/([.H194]-[.H193])" office:value-type="float" office:value="92735.4457796794" calcext:value-type="float">
            <text:p>92735.4457796794</text:p>
          </table:table-cell>
          <table:table-cell table:formula="of:=[.G194]-[.$B194]" office:value-type="float" office:value="10.3162710666657" calcext:value-type="float">
            <text:p>10.316271066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5101.866" calcext:value-type="float">
            <text:p>1443145101.866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5828037262" calcext:value-type="float">
            <text:p>21.8658280373</text:p>
          </table:table-cell>
          <table:table-cell table:formula="of:=[.C195]/([.D195]-[.D194])" office:value-type="float" office:value="84764.3326690431" calcext:value-type="float">
            <text:p>84764.3326690431</text:p>
          </table:table-cell>
          <table:table-cell/>
          <table:table-cell office:value-type="float" office:value="1443145112.178" calcext:value-type="float">
            <text:p>1443145112.178</text:p>
          </table:table-cell>
          <table:table-cell table:formula="of:=[.G195]-[.$B$2]" office:value-type="float" office:value="32.1778316497803" calcext:value-type="float">
            <text:p>32.1778316498</text:p>
          </table:table-cell>
          <table:table-cell table:formula="of:=[.C195]/([.H195]-[.H194])" office:value-type="float" office:value="92510.5470660615" calcext:value-type="float">
            <text:p>92510.5470660615</text:p>
          </table:table-cell>
          <table:table-cell table:formula="of:=[.G195]-[.$B195]" office:value-type="float" office:value="10.3120036125183" calcext:value-type="float">
            <text:p>10.312003612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5101.91696" calcext:value-type="float">
            <text:p>1443145101.91696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67866706848" calcext:value-type="float">
            <text:p>21.9167866707</text:p>
          </table:table-cell>
          <table:table-cell table:formula="of:=[.C196]/([.D196]-[.D195])" office:value-type="float" office:value="84774.6438597148" calcext:value-type="float">
            <text:p>84774.6438597148</text:p>
          </table:table-cell>
          <table:table-cell/>
          <table:table-cell office:value-type="float" office:value="1443145112.22473" calcext:value-type="float">
            <text:p>1443145112.22473</text:p>
          </table:table-cell>
          <table:table-cell table:formula="of:=[.G196]-[.$B$2]" office:value-type="float" office:value="32.2245607376099" calcext:value-type="float">
            <text:p>32.2245607376</text:p>
          </table:table-cell>
          <table:table-cell table:formula="of:=[.C196]/([.H196]-[.H195])" office:value-type="float" office:value="92447.7707708321" calcext:value-type="float">
            <text:p>92447.7707708321</text:p>
          </table:table-cell>
          <table:table-cell table:formula="of:=[.G196]-[.$B196]" office:value-type="float" office:value="10.307774066925" calcext:value-type="float">
            <text:p>10.307774066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5101.96792" calcext:value-type="float">
            <text:p>1443145101.96792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7750787735" calcext:value-type="float">
            <text:p>21.9677507877</text:p>
          </table:table-cell>
          <table:table-cell table:formula="of:=[.C197]/([.D197]-[.D196])" office:value-type="float" office:value="84765.5222937982" calcext:value-type="float">
            <text:p>84765.5222937982</text:p>
          </table:table-cell>
          <table:table-cell/>
          <table:table-cell office:value-type="float" office:value="1443145112.27136" calcext:value-type="float">
            <text:p>1443145112.27136</text:p>
          </table:table-cell>
          <table:table-cell table:formula="of:=[.G197]-[.$B$2]" office:value-type="float" office:value="32.2711827754974" calcext:value-type="float">
            <text:p>32.2711827755</text:p>
          </table:table-cell>
          <table:table-cell table:formula="of:=[.C197]/([.H197]-[.H196])" office:value-type="float" office:value="92660.0422404844" calcext:value-type="float">
            <text:p>92660.0422404844</text:p>
          </table:table-cell>
          <table:table-cell table:formula="of:=[.G197]-[.$B197]" office:value-type="float" office:value="10.3034319877625" calcext:value-type="float">
            <text:p>10.303431987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5102.01572" calcext:value-type="float">
            <text:p>1443145102.01572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55439376831" calcext:value-type="float">
            <text:p>22.0155439377</text:p>
          </table:table-cell>
          <table:table-cell table:formula="of:=[.C198]/([.D198]-[.D197])" office:value-type="float" office:value="90389.5224459865" calcext:value-type="float">
            <text:p>90389.5224459865</text:p>
          </table:table-cell>
          <table:table-cell/>
          <table:table-cell office:value-type="float" office:value="1443145112.3181" calcext:value-type="float">
            <text:p>1443145112.3181</text:p>
          </table:table-cell>
          <table:table-cell table:formula="of:=[.G198]-[.$B$2]" office:value-type="float" office:value="32.3179304599762" calcext:value-type="float">
            <text:p>32.31793046</text:p>
          </table:table-cell>
          <table:table-cell table:formula="of:=[.C198]/([.H198]-[.H197])" office:value-type="float" office:value="92410.9942164693" calcext:value-type="float">
            <text:p>92410.9942164693</text:p>
          </table:table-cell>
          <table:table-cell table:formula="of:=[.G198]-[.$B198]" office:value-type="float" office:value="10.3023865222931" calcext:value-type="float">
            <text:p>10.302386522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5102.05808" calcext:value-type="float">
            <text:p>1443145102.05808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79071044922" calcext:value-type="float">
            <text:p>22.0579071045</text:p>
          </table:table-cell>
          <table:table-cell table:formula="of:=[.C199]/([.D199]-[.D198])" office:value-type="float" office:value="101975.379212535" calcext:value-type="float">
            <text:p>101975.379212535</text:p>
          </table:table-cell>
          <table:table-cell/>
          <table:table-cell office:value-type="float" office:value="1443145112.36477" calcext:value-type="float">
            <text:p>1443145112.36477</text:p>
          </table:table-cell>
          <table:table-cell table:formula="of:=[.G199]-[.$B$2]" office:value-type="float" office:value="32.3645946979523" calcext:value-type="float">
            <text:p>32.364594698</text:p>
          </table:table-cell>
          <table:table-cell table:formula="of:=[.C199]/([.H199]-[.H198])" office:value-type="float" office:value="92576.2465512661" calcext:value-type="float">
            <text:p>92576.2465512661</text:p>
          </table:table-cell>
          <table:table-cell table:formula="of:=[.G199]-[.$B199]" office:value-type="float" office:value="10.3066875934601" calcext:value-type="float">
            <text:p>10.306687593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5102.10039" calcext:value-type="float">
            <text:p>1443145102.10039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2199649811" calcext:value-type="float">
            <text:p>22.100219965</text:p>
          </table:table-cell>
          <table:table-cell table:formula="of:=[.C200]/([.D200]-[.D199])" office:value-type="float" office:value="102096.619091355" calcext:value-type="float">
            <text:p>102096.619091355</text:p>
          </table:table-cell>
          <table:table-cell/>
          <table:table-cell office:value-type="float" office:value="1443145112.41141" calcext:value-type="float">
            <text:p>1443145112.41141</text:p>
          </table:table-cell>
          <table:table-cell table:formula="of:=[.G200]-[.$B$2]" office:value-type="float" office:value="32.411235332489" calcext:value-type="float">
            <text:p>32.4112353325</text:p>
          </table:table-cell>
          <table:table-cell table:formula="of:=[.C200]/([.H200]-[.H199])" office:value-type="float" office:value="92623.0966389776" calcext:value-type="float">
            <text:p>92623.0966389776</text:p>
          </table:table-cell>
          <table:table-cell table:formula="of:=[.G200]-[.$B200]" office:value-type="float" office:value="10.3110153675079" calcext:value-type="float">
            <text:p>10.311015367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5102.14273" calcext:value-type="float">
            <text:p>1443145102.14273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25595283508" calcext:value-type="float">
            <text:p>22.1425595284</text:p>
          </table:table-cell>
          <table:table-cell table:formula="of:=[.C201]/([.D201]-[.D200])" office:value-type="float" office:value="102032.228397669" calcext:value-type="float">
            <text:p>102032.228397669</text:p>
          </table:table-cell>
          <table:table-cell/>
          <table:table-cell office:value-type="float" office:value="1443145112.45817" calcext:value-type="float">
            <text:p>1443145112.45817</text:p>
          </table:table-cell>
          <table:table-cell table:formula="of:=[.G201]-[.$B$2]" office:value-type="float" office:value="32.4579944610596" calcext:value-type="float">
            <text:p>32.4579944611</text:p>
          </table:table-cell>
          <table:table-cell table:formula="of:=[.C201]/([.H201]-[.H200])" office:value-type="float" office:value="92388.3770306238" calcext:value-type="float">
            <text:p>92388.3770306238</text:p>
          </table:table-cell>
          <table:table-cell table:formula="of:=[.G201]-[.$B201]" office:value-type="float" office:value="10.3154349327087" calcext:value-type="float">
            <text:p>10.315434932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5102.18507" calcext:value-type="float">
            <text:p>1443145102.18507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48969459534" calcext:value-type="float">
            <text:p>22.184896946</text:p>
          </table:table-cell>
          <table:table-cell table:formula="of:=[.C202]/([.D202]-[.D201])" office:value-type="float" office:value="102037.399648601" calcext:value-type="float">
            <text:p>102037.399648601</text:p>
          </table:table-cell>
          <table:table-cell/>
          <table:table-cell office:value-type="float" office:value="1443145112.50489" calcext:value-type="float">
            <text:p>1443145112.50489</text:p>
          </table:table-cell>
          <table:table-cell table:formula="of:=[.G202]-[.$B$2]" office:value-type="float" office:value="32.5047223567963" calcext:value-type="float">
            <text:p>32.5047223568</text:p>
          </table:table-cell>
          <table:table-cell table:formula="of:=[.C202]/([.H202]-[.H201])" office:value-type="float" office:value="92450.1292406284" calcext:value-type="float">
            <text:p>92450.1292406284</text:p>
          </table:table-cell>
          <table:table-cell table:formula="of:=[.G202]-[.$B202]" office:value-type="float" office:value="10.3198254108429" calcext:value-type="float">
            <text:p>10.319825410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5102.22741" calcext:value-type="float">
            <text:p>1443145102.22741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2357940674" calcext:value-type="float">
            <text:p>22.2272357941</text:p>
          </table:table-cell>
          <table:table-cell table:formula="of:=[.C203]/([.D203]-[.D202])" office:value-type="float" office:value="102033.952089739" calcext:value-type="float">
            <text:p>102033.952089739</text:p>
          </table:table-cell>
          <table:table-cell/>
          <table:table-cell office:value-type="float" office:value="1443145112.55153" calcext:value-type="float">
            <text:p>1443145112.55153</text:p>
          </table:table-cell>
          <table:table-cell table:formula="of:=[.G203]-[.$B$2]" office:value-type="float" office:value="32.5513548851013" calcext:value-type="float">
            <text:p>32.5513548851</text:p>
          </table:table-cell>
          <table:table-cell table:formula="of:=[.C203]/([.H203]-[.H202])" office:value-type="float" office:value="92639.1975090878" calcext:value-type="float">
            <text:p>92639.1975090878</text:p>
          </table:table-cell>
          <table:table-cell table:formula="of:=[.G203]-[.$B203]" office:value-type="float" office:value="10.3241190910339" calcext:value-type="float">
            <text:p>10.32411909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5102.26974" calcext:value-type="float">
            <text:p>1443145102.26974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95713043213" calcext:value-type="float">
            <text:p>22.2695713043</text:p>
          </table:table-cell>
          <table:table-cell table:formula="of:=[.C204]/([.D204]-[.D203])" office:value-type="float" office:value="102041.996756172" calcext:value-type="float">
            <text:p>102041.996756172</text:p>
          </table:table-cell>
          <table:table-cell/>
          <table:table-cell office:value-type="float" office:value="1443145112.59817" calcext:value-type="float">
            <text:p>1443145112.59817</text:p>
          </table:table-cell>
          <table:table-cell table:formula="of:=[.G204]-[.$B$2]" office:value-type="float" office:value="32.5979971885681" calcext:value-type="float">
            <text:p>32.5979971886</text:p>
          </table:table-cell>
          <table:table-cell table:formula="of:=[.C204]/([.H204]-[.H203])" office:value-type="float" office:value="92619.7824486792" calcext:value-type="float">
            <text:p>92619.7824486792</text:p>
          </table:table-cell>
          <table:table-cell table:formula="of:=[.G204]-[.$B204]" office:value-type="float" office:value="10.3284258842468" calcext:value-type="float">
            <text:p>10.328425884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5102.31209" calcext:value-type="float">
            <text:p>1443145102.31209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19173049927" calcext:value-type="float">
            <text:p>22.311917305</text:p>
          </table:table-cell>
          <table:table-cell table:formula="of:=[.C205]/([.D205]-[.D204])" office:value-type="float" office:value="102016.717789339" calcext:value-type="float">
            <text:p>102016.717789339</text:p>
          </table:table-cell>
          <table:table-cell/>
          <table:table-cell office:value-type="float" office:value="1443145112.64492" calcext:value-type="float">
            <text:p>1443145112.64492</text:p>
          </table:table-cell>
          <table:table-cell table:formula="of:=[.G205]-[.$B$2]" office:value-type="float" office:value="32.6447496414185" calcext:value-type="float">
            <text:p>32.6447496414</text:p>
          </table:table-cell>
          <table:table-cell table:formula="of:=[.C205]/([.H205]-[.H204])" office:value-type="float" office:value="92401.569043418" calcext:value-type="float">
            <text:p>92401.569043418</text:p>
          </table:table-cell>
          <table:table-cell table:formula="of:=[.G205]-[.$B205]" office:value-type="float" office:value="10.3328323364258" calcext:value-type="float">
            <text:p>10.332832336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5102.35441" calcext:value-type="float">
            <text:p>1443145102.35441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2377948761" calcext:value-type="float">
            <text:p>22.3542377949</text:p>
          </table:table-cell>
          <table:table-cell table:formula="of:=[.C206]/([.D206]-[.D205])" office:value-type="float" office:value="102078.213458776" calcext:value-type="float">
            <text:p>102078.213458776</text:p>
          </table:table-cell>
          <table:table-cell/>
          <table:table-cell office:value-type="float" office:value="1443145112.6916" calcext:value-type="float">
            <text:p>1443145112.6916</text:p>
          </table:table-cell>
          <table:table-cell table:formula="of:=[.G206]-[.$B$2]" office:value-type="float" office:value="32.6914267539978" calcext:value-type="float">
            <text:p>32.691426754</text:p>
          </table:table-cell>
          <table:table-cell table:formula="of:=[.C206]/([.H206]-[.H205])" office:value-type="float" office:value="92550.7119288173" calcext:value-type="float">
            <text:p>92550.7119288173</text:p>
          </table:table-cell>
          <table:table-cell table:formula="of:=[.G206]-[.$B206]" office:value-type="float" office:value="10.3371889591217" calcext:value-type="float">
            <text:p>10.337188959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5102.39673" calcext:value-type="float">
            <text:p>1443145102.39673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65625762939" calcext:value-type="float">
            <text:p>22.3965625763</text:p>
          </table:table-cell>
          <table:table-cell table:formula="of:=[.C207]/([.D207]-[.D206])" office:value-type="float" office:value="102067.863206458" calcext:value-type="float">
            <text:p>102067.863206458</text:p>
          </table:table-cell>
          <table:table-cell/>
          <table:table-cell office:value-type="float" office:value="1443145112.73826" calcext:value-type="float">
            <text:p>1443145112.73826</text:p>
          </table:table-cell>
          <table:table-cell table:formula="of:=[.G207]-[.$B$2]" office:value-type="float" office:value="32.7380878925323" calcext:value-type="float">
            <text:p>32.7380878925</text:p>
          </table:table-cell>
          <table:table-cell table:formula="of:=[.C207]/([.H207]-[.H206])" office:value-type="float" office:value="92582.3958796389" calcext:value-type="float">
            <text:p>92582.3958796389</text:p>
          </table:table-cell>
          <table:table-cell table:formula="of:=[.G207]-[.$B207]" office:value-type="float" office:value="10.3415253162384" calcext:value-type="float">
            <text:p>10.341525316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5102.43912" calcext:value-type="float">
            <text:p>1443145102.43912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89452934265" calcext:value-type="float">
            <text:p>22.4389452934</text:p>
          </table:table-cell>
          <table:table-cell table:formula="of:=[.C208]/([.D208]-[.D207])" office:value-type="float" office:value="101928.339952522" calcext:value-type="float">
            <text:p>101928.339952522</text:p>
          </table:table-cell>
          <table:table-cell/>
          <table:table-cell office:value-type="float" office:value="1443145112.78498" calcext:value-type="float">
            <text:p>1443145112.78498</text:p>
          </table:table-cell>
          <table:table-cell table:formula="of:=[.G208]-[.$B$2]" office:value-type="float" office:value="32.7848062515259" calcext:value-type="float">
            <text:p>32.7848062515</text:p>
          </table:table-cell>
          <table:table-cell table:formula="of:=[.C208]/([.H208]-[.H207])" office:value-type="float" office:value="92469.0013319657" calcext:value-type="float">
            <text:p>92469.0013319657</text:p>
          </table:table-cell>
          <table:table-cell table:formula="of:=[.G208]-[.$B208]" office:value-type="float" office:value="10.3458609580994" calcext:value-type="float">
            <text:p>10.345860958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5102.48149" calcext:value-type="float">
            <text:p>1443145102.48149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3168048859" calcext:value-type="float">
            <text:p>22.4813168049</text:p>
          </table:table-cell>
          <table:table-cell table:formula="of:=[.C209]/([.D209]-[.D208])" office:value-type="float" office:value="101955.296169796" calcext:value-type="float">
            <text:p>101955.296169796</text:p>
          </table:table-cell>
          <table:table-cell/>
          <table:table-cell office:value-type="float" office:value="1443145112.83169" calcext:value-type="float">
            <text:p>1443145112.83169</text:p>
          </table:table-cell>
          <table:table-cell table:formula="of:=[.G209]-[.$B$2]" office:value-type="float" office:value="32.831517457962" calcext:value-type="float">
            <text:p>32.831517458</text:p>
          </table:table-cell>
          <table:table-cell table:formula="of:=[.C209]/([.H209]-[.H208])" office:value-type="float" office:value="92483.1604575314" calcext:value-type="float">
            <text:p>92483.1604575314</text:p>
          </table:table-cell>
          <table:table-cell table:formula="of:=[.G209]-[.$B209]" office:value-type="float" office:value="10.3502006530762" calcext:value-type="float">
            <text:p>10.350200653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5102.52385" calcext:value-type="float">
            <text:p>1443145102.52385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36740112305" calcext:value-type="float">
            <text:p>22.5236740112</text:p>
          </table:table-cell>
          <table:table-cell table:formula="of:=[.C210]/([.D210]-[.D209])" office:value-type="float" office:value="101989.729087747" calcext:value-type="float">
            <text:p>101989.729087747</text:p>
          </table:table-cell>
          <table:table-cell/>
          <table:table-cell office:value-type="float" office:value="1443145112.87823" calcext:value-type="float">
            <text:p>1443145112.87823</text:p>
          </table:table-cell>
          <table:table-cell table:formula="of:=[.G210]-[.$B$2]" office:value-type="float" office:value="32.87806224823" calcext:value-type="float">
            <text:p>32.8780622482</text:p>
          </table:table-cell>
          <table:table-cell table:formula="of:=[.C210]/([.H210]-[.H209])" office:value-type="float" office:value="92813.824600585" calcext:value-type="float">
            <text:p>92813.824600585</text:p>
          </table:table-cell>
          <table:table-cell table:formula="of:=[.G210]-[.$B210]" office:value-type="float" office:value="10.3543882369995" calcext:value-type="float">
            <text:p>10.35438823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5102.56619" calcext:value-type="float">
            <text:p>1443145102.56619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60140514374" calcext:value-type="float">
            <text:p>22.5660140514</text:p>
          </table:table-cell>
          <table:table-cell table:formula="of:=[.C211]/([.D211]-[.D210])" office:value-type="float" office:value="102031.079301976" calcext:value-type="float">
            <text:p>102031.079301976</text:p>
          </table:table-cell>
          <table:table-cell/>
          <table:table-cell office:value-type="float" office:value="1443145112.92504" calcext:value-type="float">
            <text:p>1443145112.92504</text:p>
          </table:table-cell>
          <table:table-cell table:formula="of:=[.G211]-[.$B$2]" office:value-type="float" office:value="32.9248671531677" calcext:value-type="float">
            <text:p>32.9248671532</text:p>
          </table:table-cell>
          <table:table-cell table:formula="of:=[.C211]/([.H211]-[.H210])" office:value-type="float" office:value="92298.0188881078" calcext:value-type="float">
            <text:p>92298.0188881078</text:p>
          </table:table-cell>
          <table:table-cell table:formula="of:=[.G211]-[.$B211]" office:value-type="float" office:value="10.3588531017303" calcext:value-type="float">
            <text:p>10.3588531017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5102.60852" calcext:value-type="float">
            <text:p>1443145102.60852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3519458771" calcext:value-type="float">
            <text:p>22.6083519459</text:p>
          </table:table-cell>
          <table:table-cell table:formula="of:=[.C212]/([.D212]-[.D211])" office:value-type="float" office:value="102036.250436428" calcext:value-type="float">
            <text:p>102036.250436428</text:p>
          </table:table-cell>
          <table:table-cell/>
          <table:table-cell office:value-type="float" office:value="1443145112.97172" calcext:value-type="float">
            <text:p>1443145112.97172</text:p>
          </table:table-cell>
          <table:table-cell table:formula="of:=[.G212]-[.$B$2]" office:value-type="float" office:value="32.9715433120728" calcext:value-type="float">
            <text:p>32.9715433121</text:p>
          </table:table-cell>
          <table:table-cell table:formula="of:=[.C212]/([.H212]-[.H211])" office:value-type="float" office:value="92552.6028992614" calcext:value-type="float">
            <text:p>92552.6028992614</text:p>
          </table:table-cell>
          <table:table-cell table:formula="of:=[.G212]-[.$B212]" office:value-type="float" office:value="10.3631913661957" calcext:value-type="float">
            <text:p>10.363191366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5102.65086" calcext:value-type="float">
            <text:p>1443145102.65086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06879329681" calcext:value-type="float">
            <text:p>22.650687933</text:p>
          </table:table-cell>
          <table:table-cell table:formula="of:=[.C213]/([.D213]-[.D212])" office:value-type="float" office:value="102040.847440446" calcext:value-type="float">
            <text:p>102040.847440446</text:p>
          </table:table-cell>
          <table:table-cell/>
          <table:table-cell office:value-type="float" office:value="1443145113.01844" calcext:value-type="float">
            <text:p>1443145113.01844</text:p>
          </table:table-cell>
          <table:table-cell table:formula="of:=[.G213]-[.$B$2]" office:value-type="float" office:value="33.0182683467865" calcext:value-type="float">
            <text:p>33.0182683468</text:p>
          </table:table-cell>
          <table:table-cell table:formula="of:=[.C213]/([.H213]-[.H212])" office:value-type="float" office:value="92455.790059139" calcext:value-type="float">
            <text:p>92455.790059139</text:p>
          </table:table-cell>
          <table:table-cell table:formula="of:=[.G213]-[.$B213]" office:value-type="float" office:value="10.3675804138184" calcext:value-type="float">
            <text:p>10.367580413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5102.69319" calcext:value-type="float">
            <text:p>1443145102.69319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30148601532" calcext:value-type="float">
            <text:p>22.6930148602</text:p>
          </table:table-cell>
          <table:table-cell table:formula="of:=[.C214]/([.D214]-[.D213])" office:value-type="float" office:value="102062.688867359" calcext:value-type="float">
            <text:p>102062.688867359</text:p>
          </table:table-cell>
          <table:table-cell/>
          <table:table-cell office:value-type="float" office:value="1443145113.03287" calcext:value-type="float">
            <text:p>1443145113.03287</text:p>
          </table:table-cell>
          <table:table-cell table:formula="of:=[.G214]-[.$B$2]" office:value-type="float" office:value="33.0326950550079" calcext:value-type="float">
            <text:p>33.032695055</text:p>
          </table:table-cell>
          <table:table-cell table:formula="of:=[.C214]/([.H214]-[.H213])" office:value-type="float" office:value="299444.608824988" calcext:value-type="float">
            <text:p>299444.608824988</text:p>
          </table:table-cell>
          <table:table-cell table:formula="of:=[.G214]-[.$B214]" office:value-type="float" office:value="10.3396801948547" calcext:value-type="float">
            <text:p>10.339680194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5102.73553" calcext:value-type="float">
            <text:p>1443145102.73553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3596687317" calcext:value-type="float">
            <text:p>22.7353596687</text:p>
          </table:table-cell>
          <table:table-cell table:formula="of:=[.C215]/([.D215]-[.D214])" office:value-type="float" office:value="102019.589768421" calcext:value-type="float">
            <text:p>102019.589768421</text:p>
          </table:table-cell>
          <table:table-cell/>
          <table:table-cell office:value-type="float" office:value="1443145113.0473" calcext:value-type="float">
            <text:p>1443145113.0473</text:p>
          </table:table-cell>
          <table:table-cell table:formula="of:=[.G215]-[.$B$2]" office:value-type="float" office:value="33.0471262931824" calcext:value-type="float">
            <text:p>33.0471262932</text:p>
          </table:table-cell>
          <table:table-cell table:formula="of:=[.C215]/([.H215]-[.H214])" office:value-type="float" office:value="299350.61342497" calcext:value-type="float">
            <text:p>299350.61342497</text:p>
          </table:table-cell>
          <table:table-cell table:formula="of:=[.G215]-[.$B215]" office:value-type="float" office:value="10.3117666244507" calcext:value-type="float">
            <text:p>10.311766624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5102.77786" calcext:value-type="float">
            <text:p>1443145102.77786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76892185211" calcext:value-type="float">
            <text:p>22.7776892185</text:p>
          </table:table-cell>
          <table:table-cell table:formula="of:=[.C216]/([.D216]-[.D215])" office:value-type="float" office:value="102056.36538754" calcext:value-type="float">
            <text:p>102056.36538754</text:p>
          </table:table-cell>
          <table:table-cell/>
          <table:table-cell office:value-type="float" office:value="1443145113.07518" calcext:value-type="float">
            <text:p>1443145113.07518</text:p>
          </table:table-cell>
          <table:table-cell table:formula="of:=[.G216]-[.$B$2]" office:value-type="float" office:value="33.0750110149384" calcext:value-type="float">
            <text:p>33.0750110149</text:p>
          </table:table-cell>
          <table:table-cell table:formula="of:=[.C216]/([.H216]-[.H215])" office:value-type="float" office:value="154923.546944604" calcext:value-type="float">
            <text:p>154923.546944604</text:p>
          </table:table-cell>
          <table:table-cell table:formula="of:=[.G216]-[.$B216]" office:value-type="float" office:value="10.2973217964172" calcext:value-type="float">
            <text:p>10.297321796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5102.82019" calcext:value-type="float">
            <text:p>1443145102.82019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200187683105" calcext:value-type="float">
            <text:p>22.8200187683</text:p>
          </table:table-cell>
          <table:table-cell table:formula="of:=[.C217]/([.D217]-[.D216])" office:value-type="float" office:value="102056.36538754" calcext:value-type="float">
            <text:p>102056.36538754</text:p>
          </table:table-cell>
          <table:table-cell/>
          <table:table-cell office:value-type="float" office:value="1443145113.11907" calcext:value-type="float">
            <text:p>1443145113.11907</text:p>
          </table:table-cell>
          <table:table-cell table:formula="of:=[.G217]-[.$B$2]" office:value-type="float" office:value="33.1188993453979" calcext:value-type="float">
            <text:p>33.1188993454</text:p>
          </table:table-cell>
          <table:table-cell table:formula="of:=[.C217]/([.H217]-[.H216])" office:value-type="float" office:value="98431.6321619287" calcext:value-type="float">
            <text:p>98431.6321619287</text:p>
          </table:table-cell>
          <table:table-cell table:formula="of:=[.G217]-[.$B217]" office:value-type="float" office:value="10.2988805770874" calcext:value-type="float">
            <text:p>10.298880577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5102.86252" calcext:value-type="float">
            <text:p>1443145102.86252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3452186584" calcext:value-type="float">
            <text:p>22.8623452187</text:p>
          </table:table-cell>
          <table:table-cell table:formula="of:=[.C218]/([.D218]-[.D217])" office:value-type="float" office:value="102063.838675154" calcext:value-type="float">
            <text:p>102063.838675154</text:p>
          </table:table-cell>
          <table:table-cell/>
          <table:table-cell office:value-type="float" office:value="1443145113.16296" calcext:value-type="float">
            <text:p>1443145113.16296</text:p>
          </table:table-cell>
          <table:table-cell table:formula="of:=[.G218]-[.$B$2]" office:value-type="float" office:value="33.1627922058105" calcext:value-type="float">
            <text:p>33.1627922058</text:p>
          </table:table-cell>
          <table:table-cell table:formula="of:=[.C218]/([.H218]-[.H217])" office:value-type="float" office:value="98421.4735469853" calcext:value-type="float">
            <text:p>98421.4735469853</text:p>
          </table:table-cell>
          <table:table-cell table:formula="of:=[.G218]-[.$B218]" office:value-type="float" office:value="10.3004469871521" calcext:value-type="float">
            <text:p>10.3004469872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5102.90484" calcext:value-type="float">
            <text:p>1443145102.90484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46711921692" calcext:value-type="float">
            <text:p>22.9046711922</text:p>
          </table:table-cell>
          <table:table-cell table:formula="of:=[.C219]/([.D219]-[.D218])" office:value-type="float" office:value="102064.988508855" calcext:value-type="float">
            <text:p>102064.988508855</text:p>
          </table:table-cell>
          <table:table-cell/>
          <table:table-cell office:value-type="float" office:value="1443145113.20684" calcext:value-type="float">
            <text:p>1443145113.20684</text:p>
          </table:table-cell>
          <table:table-cell table:formula="of:=[.G219]-[.$B$2]" office:value-type="float" office:value="33.206663608551" calcext:value-type="float">
            <text:p>33.2066636086</text:p>
          </table:table-cell>
          <table:table-cell table:formula="of:=[.C219]/([.H219]-[.H218])" office:value-type="float" office:value="98469.6118689202" calcext:value-type="float">
            <text:p>98469.6118689202</text:p>
          </table:table-cell>
          <table:table-cell table:formula="of:=[.G219]-[.$B219]" office:value-type="float" office:value="10.3019924163818" calcext:value-type="float">
            <text:p>10.301992416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5102.94718" calcext:value-type="float">
            <text:p>1443145102.94718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70045566559" calcext:value-type="float">
            <text:p>22.9470045567</text:p>
          </table:table-cell>
          <table:table-cell table:formula="of:=[.C220]/([.D220]-[.D219])" office:value-type="float" office:value="102047.168997347" calcext:value-type="float">
            <text:p>102047.168997347</text:p>
          </table:table-cell>
          <table:table-cell/>
          <table:table-cell office:value-type="float" office:value="1443145113.25075" calcext:value-type="float">
            <text:p>1443145113.25075</text:p>
          </table:table-cell>
          <table:table-cell table:formula="of:=[.G220]-[.$B$2]" office:value-type="float" office:value="33.2505748271942" calcext:value-type="float">
            <text:p>33.2505748272</text:p>
          </table:table-cell>
          <table:table-cell table:formula="of:=[.C220]/([.H220]-[.H219])" office:value-type="float" office:value="98380.3258821677" calcext:value-type="float">
            <text:p>98380.3258821677</text:p>
          </table:table-cell>
          <table:table-cell table:formula="of:=[.G220]-[.$B220]" office:value-type="float" office:value="10.3035702705383" calcext:value-type="float">
            <text:p>10.303570270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5102.98962" calcext:value-type="float">
            <text:p>1443145102.98962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94449710846" calcext:value-type="float">
            <text:p>22.9894449711</text:p>
          </table:table-cell>
          <table:table-cell table:formula="of:=[.C221]/([.D221]-[.D220])" office:value-type="float" office:value="101789.769448564" calcext:value-type="float">
            <text:p>101789.769448564</text:p>
          </table:table-cell>
          <table:table-cell/>
          <table:table-cell office:value-type="float" office:value="1443145113.29458" calcext:value-type="float">
            <text:p>1443145113.29458</text:p>
          </table:table-cell>
          <table:table-cell table:formula="of:=[.G221]-[.$B$2]" office:value-type="float" office:value="33.2944099903107" calcext:value-type="float">
            <text:p>33.2944099903</text:p>
          </table:table-cell>
          <table:table-cell table:formula="of:=[.C221]/([.H221]-[.H220])" office:value-type="float" office:value="98551.0191560879" calcext:value-type="float">
            <text:p>98551.0191560879</text:p>
          </table:table-cell>
          <table:table-cell table:formula="of:=[.G221]-[.$B221]" office:value-type="float" office:value="10.3049650192261" calcext:value-type="float">
            <text:p>10.304965019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5103.03271" calcext:value-type="float">
            <text:p>1443145103.03271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25419902802" calcext:value-type="float">
            <text:p>23.0325419903</text:p>
          </table:table-cell>
          <table:table-cell table:formula="of:=[.C222]/([.D222]-[.D221])" office:value-type="float" office:value="100238.95110698" calcext:value-type="float">
            <text:p>100238.95110698</text:p>
          </table:table-cell>
          <table:table-cell/>
          <table:table-cell office:value-type="float" office:value="1443145113.33851" calcext:value-type="float">
            <text:p>1443145113.33851</text:p>
          </table:table-cell>
          <table:table-cell table:formula="of:=[.G222]-[.$B$2]" office:value-type="float" office:value="33.3383402824402" calcext:value-type="float">
            <text:p>33.3383402824</text:p>
          </table:table-cell>
          <table:table-cell table:formula="of:=[.C222]/([.H222]-[.H221])" office:value-type="float" office:value="98337.6114883017" calcext:value-type="float">
            <text:p>98337.6114883017</text:p>
          </table:table-cell>
          <table:table-cell table:formula="of:=[.G222]-[.$B222]" office:value-type="float" office:value="10.30579829216" calcext:value-type="float">
            <text:p>10.305798292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5103.07603" calcext:value-type="float">
            <text:p>1443145103.07603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58581161499" calcext:value-type="float">
            <text:p>23.0758581161</text:p>
          </table:table-cell>
          <table:table-cell table:formula="of:=[.C223]/([.D223]-[.D222])" office:value-type="float" office:value="99731.9107666734" calcext:value-type="float">
            <text:p>99731.9107666734</text:p>
          </table:table-cell>
          <table:table-cell/>
          <table:table-cell office:value-type="float" office:value="1443145113.38238" calcext:value-type="float">
            <text:p>1443145113.38238</text:p>
          </table:table-cell>
          <table:table-cell table:formula="of:=[.G223]-[.$B$2]" office:value-type="float" office:value="33.3822112083435" calcext:value-type="float">
            <text:p>33.3822112083</text:p>
          </table:table-cell>
          <table:table-cell table:formula="of:=[.C223]/([.H223]-[.H222])" office:value-type="float" office:value="98470.6821442546" calcext:value-type="float">
            <text:p>98470.6821442546</text:p>
          </table:table-cell>
          <table:table-cell table:formula="of:=[.G223]-[.$B223]" office:value-type="float" office:value="10.3063530921936" calcext:value-type="float">
            <text:p>10.306353092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5103.11937" calcext:value-type="float">
            <text:p>1443145103.11937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92026138306" calcext:value-type="float">
            <text:p>23.1192026138</text:p>
          </table:table-cell>
          <table:table-cell table:formula="of:=[.C224]/([.D224]-[.D223])" office:value-type="float" office:value="99666.6297029703" calcext:value-type="float">
            <text:p>99666.6297029703</text:p>
          </table:table-cell>
          <table:table-cell/>
          <table:table-cell office:value-type="float" office:value="1443145113.42627" calcext:value-type="float">
            <text:p>1443145113.42627</text:p>
          </table:table-cell>
          <table:table-cell table:formula="of:=[.G224]-[.$B$2]" office:value-type="float" office:value="33.4260952472687" calcext:value-type="float">
            <text:p>33.4260952473</text:p>
          </table:table-cell>
          <table:table-cell table:formula="of:=[.C224]/([.H224]-[.H223])" office:value-type="float" office:value="98441.2580475163" calcext:value-type="float">
            <text:p>98441.2580475163</text:p>
          </table:table-cell>
          <table:table-cell table:formula="of:=[.G224]-[.$B224]" office:value-type="float" office:value="10.3068926334381" calcext:value-type="float">
            <text:p>10.306892633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5103.16272" calcext:value-type="float">
            <text:p>1443145103.16272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25437736511" calcext:value-type="float">
            <text:p>23.1625437737</text:p>
          </table:table-cell>
          <table:table-cell table:formula="of:=[.C225]/([.D225]-[.D224])" office:value-type="float" office:value="99674.3053920544" calcext:value-type="float">
            <text:p>99674.3053920544</text:p>
          </table:table-cell>
          <table:table-cell/>
          <table:table-cell office:value-type="float" office:value="1443145113.47016" calcext:value-type="float">
            <text:p>1443145113.47016</text:p>
          </table:table-cell>
          <table:table-cell table:formula="of:=[.G225]-[.$B$2]" office:value-type="float" office:value="33.4699857234955" calcext:value-type="float">
            <text:p>33.4699857235</text:p>
          </table:table-cell>
          <table:table-cell table:formula="of:=[.C225]/([.H225]-[.H224])" office:value-type="float" office:value="98426.8199250367" calcext:value-type="float">
            <text:p>98426.8199250367</text:p>
          </table:table-cell>
          <table:table-cell table:formula="of:=[.G225]-[.$B225]" office:value-type="float" office:value="10.3074419498444" calcext:value-type="float">
            <text:p>10.307441949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5103.20607" calcext:value-type="float">
            <text:p>1443145103.20607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59004306793" calcext:value-type="float">
            <text:p>23.2059004307</text:p>
          </table:table-cell>
          <table:table-cell table:formula="of:=[.C226]/([.D226]-[.D225])" office:value-type="float" office:value="99638.6782585743" calcext:value-type="float">
            <text:p>99638.6782585743</text:p>
          </table:table-cell>
          <table:table-cell/>
          <table:table-cell office:value-type="float" office:value="1443145113.51403" calcext:value-type="float">
            <text:p>1443145113.51403</text:p>
          </table:table-cell>
          <table:table-cell table:formula="of:=[.G226]-[.$B$2]" office:value-type="float" office:value="33.5138540267944" calcext:value-type="float">
            <text:p>33.5138540268</text:p>
          </table:table-cell>
          <table:table-cell table:formula="of:=[.C226]/([.H226]-[.H225])" office:value-type="float" office:value="98476.5690744958" calcext:value-type="float">
            <text:p>98476.5690744958</text:p>
          </table:table-cell>
          <table:table-cell table:formula="of:=[.G226]-[.$B226]" office:value-type="float" office:value="10.3079535961151" calcext:value-type="float">
            <text:p>10.307953596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5103.24942" calcext:value-type="float">
            <text:p>1443145103.24942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92527961731" calcext:value-type="float">
            <text:p>23.2492527962</text:p>
          </table:table-cell>
          <table:table-cell table:formula="of:=[.C227]/([.D227]-[.D226])" office:value-type="float" office:value="99648.5416838528" calcext:value-type="float">
            <text:p>99648.5416838528</text:p>
          </table:table-cell>
          <table:table-cell/>
          <table:table-cell office:value-type="float" office:value="1443145113.55798" calcext:value-type="float">
            <text:p>1443145113.55798</text:p>
          </table:table-cell>
          <table:table-cell table:formula="of:=[.G227]-[.$B$2]" office:value-type="float" office:value="33.5578081607819" calcext:value-type="float">
            <text:p>33.5578081608</text:p>
          </table:table-cell>
          <table:table-cell table:formula="of:=[.C227]/([.H227]-[.H226])" office:value-type="float" office:value="98284.2706270985" calcext:value-type="float">
            <text:p>98284.2706270985</text:p>
          </table:table-cell>
          <table:table-cell table:formula="of:=[.G227]-[.$B227]" office:value-type="float" office:value="10.3085553646088" calcext:value-type="float">
            <text:p>10.308555364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5103.29279" calcext:value-type="float">
            <text:p>1443145103.29279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26132678986" calcext:value-type="float">
            <text:p>23.2926132679</text:p>
          </table:table-cell>
          <table:table-cell table:formula="of:=[.C228]/([.D228]-[.D227])" office:value-type="float" office:value="99629.9124085183" calcext:value-type="float">
            <text:p>99629.9124085183</text:p>
          </table:table-cell>
          <table:table-cell/>
          <table:table-cell office:value-type="float" office:value="1443145113.60181" calcext:value-type="float">
            <text:p>1443145113.60181</text:p>
          </table:table-cell>
          <table:table-cell table:formula="of:=[.G228]-[.$B$2]" office:value-type="float" office:value="33.6016371250153" calcext:value-type="float">
            <text:p>33.601637125</text:p>
          </table:table-cell>
          <table:table-cell table:formula="of:=[.C228]/([.H228]-[.H227])" office:value-type="float" office:value="98564.9575699552" calcext:value-type="float">
            <text:p>98564.9575699552</text:p>
          </table:table-cell>
          <table:table-cell table:formula="of:=[.G228]-[.$B228]" office:value-type="float" office:value="10.3090238571167" calcext:value-type="float">
            <text:p>10.309023857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5103.33612" calcext:value-type="float">
            <text:p>1443145103.33612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59453678131" calcext:value-type="float">
            <text:p>23.3359453678</text:p>
          </table:table-cell>
          <table:table-cell table:formula="of:=[.C229]/([.D229]-[.D228])" office:value-type="float" office:value="99695.1453661113" calcext:value-type="float">
            <text:p>99695.1453661113</text:p>
          </table:table-cell>
          <table:table-cell/>
          <table:table-cell office:value-type="float" office:value="1443145113.64577" calcext:value-type="float">
            <text:p>1443145113.64577</text:p>
          </table:table-cell>
          <table:table-cell table:formula="of:=[.G229]-[.$B$2]" office:value-type="float" office:value="33.6455974578857" calcext:value-type="float">
            <text:p>33.6455974579</text:p>
          </table:table-cell>
          <table:table-cell table:formula="of:=[.C229]/([.H229]-[.H228])" office:value-type="float" office:value="98270.411480451" calcext:value-type="float">
            <text:p>98270.411480451</text:p>
          </table:table-cell>
          <table:table-cell table:formula="of:=[.G229]-[.$B229]" office:value-type="float" office:value="10.3096520900726" calcext:value-type="float">
            <text:p>10.309652090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5103.37946" calcext:value-type="float">
            <text:p>1443145103.37946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92896270752" calcext:value-type="float">
            <text:p>23.3792896271</text:p>
          </table:table-cell>
          <table:table-cell table:formula="of:=[.C230]/([.D230]-[.D229])" office:value-type="float" office:value="99667.1779272713" calcext:value-type="float">
            <text:p>99667.1779272713</text:p>
          </table:table-cell>
          <table:table-cell/>
          <table:table-cell office:value-type="float" office:value="1443145113.68961" calcext:value-type="float">
            <text:p>1443145113.68961</text:p>
          </table:table-cell>
          <table:table-cell table:formula="of:=[.G230]-[.$B$2]" office:value-type="float" office:value="33.6894340515137" calcext:value-type="float">
            <text:p>33.6894340515</text:p>
          </table:table-cell>
          <table:table-cell table:formula="of:=[.C230]/([.H230]-[.H229])" office:value-type="float" office:value="98547.8031588566" calcext:value-type="float">
            <text:p>98547.8031588566</text:p>
          </table:table-cell>
          <table:table-cell table:formula="of:=[.G230]-[.$B230]" office:value-type="float" office:value="10.3101444244385" calcext:value-type="float">
            <text:p>10.310144424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5103.42281" calcext:value-type="float">
            <text:p>1443145103.42281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26338863373" calcext:value-type="float">
            <text:p>23.4226338863</text:p>
          </table:table-cell>
          <table:table-cell table:formula="of:=[.C231]/([.D231]-[.D230])" office:value-type="float" office:value="99667.1779272713" calcext:value-type="float">
            <text:p>99667.1779272713</text:p>
          </table:table-cell>
          <table:table-cell/>
          <table:table-cell office:value-type="float" office:value="1443145113.73347" calcext:value-type="float">
            <text:p>1443145113.73347</text:p>
          </table:table-cell>
          <table:table-cell table:formula="of:=[.G231]-[.$B$2]" office:value-type="float" office:value="33.7332980632782" calcext:value-type="float">
            <text:p>33.7332980633</text:p>
          </table:table-cell>
          <table:table-cell table:formula="of:=[.C231]/([.H231]-[.H230])" office:value-type="float" office:value="98486.2037515151" calcext:value-type="float">
            <text:p>98486.2037515151</text:p>
          </table:table-cell>
          <table:table-cell table:formula="of:=[.G231]-[.$B231]" office:value-type="float" office:value="10.3106641769409" calcext:value-type="float">
            <text:p>10.310664176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5103.46616" calcext:value-type="float">
            <text:p>1443145103.46616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59857749939" calcext:value-type="float">
            <text:p>23.465985775</text:p>
          </table:table-cell>
          <table:table-cell table:formula="of:=[.C232]/([.D232]-[.D231])" office:value-type="float" office:value="99649.6377405393" calcext:value-type="float">
            <text:p>99649.6377405393</text:p>
          </table:table-cell>
          <table:table-cell/>
          <table:table-cell office:value-type="float" office:value="1443145113.77732" calcext:value-type="float">
            <text:p>1443145113.77732</text:p>
          </table:table-cell>
          <table:table-cell table:formula="of:=[.G232]-[.$B$2]" office:value-type="float" office:value="33.7771437168121" calcext:value-type="float">
            <text:p>33.7771437168</text:p>
          </table:table-cell>
          <table:table-cell table:formula="of:=[.C232]/([.H232]-[.H231])" office:value-type="float" office:value="98527.4400495916" calcext:value-type="float">
            <text:p>98527.4400495916</text:p>
          </table:table-cell>
          <table:table-cell table:formula="of:=[.G232]-[.$B232]" office:value-type="float" office:value="10.3111579418182" calcext:value-type="float">
            <text:p>10.311157941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5103.5095" calcext:value-type="float">
            <text:p>1443145103.5095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93290805817" calcext:value-type="float">
            <text:p>23.5093290806</text:p>
          </table:table-cell>
          <table:table-cell table:formula="of:=[.C233]/([.D233]-[.D232])" office:value-type="float" office:value="99669.3708847878" calcext:value-type="float">
            <text:p>99669.3708847878</text:p>
          </table:table-cell>
          <table:table-cell/>
          <table:table-cell office:value-type="float" office:value="1443145113.82123" calcext:value-type="float">
            <text:p>1443145113.82123</text:p>
          </table:table-cell>
          <table:table-cell table:formula="of:=[.G233]-[.$B$2]" office:value-type="float" office:value="33.8210582733154" calcext:value-type="float">
            <text:p>33.8210582733</text:p>
          </table:table-cell>
          <table:table-cell table:formula="of:=[.C233]/([.H233]-[.H232])" office:value-type="float" office:value="98372.8481847647" calcext:value-type="float">
            <text:p>98372.8481847647</text:p>
          </table:table-cell>
          <table:table-cell table:formula="of:=[.G233]-[.$B233]" office:value-type="float" office:value="10.3117291927338" calcext:value-type="float">
            <text:p>10.311729192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5103.55285" calcext:value-type="float">
            <text:p>1443145103.55285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26814460754" calcext:value-type="float">
            <text:p>23.5526814461</text:p>
          </table:table-cell>
          <table:table-cell table:formula="of:=[.C234]/([.D234]-[.D233])" office:value-type="float" office:value="99648.5416838528" calcext:value-type="float">
            <text:p>99648.5416838528</text:p>
          </table:table-cell>
          <table:table-cell/>
          <table:table-cell office:value-type="float" office:value="1443145113.86508" calcext:value-type="float">
            <text:p>1443145113.86508</text:p>
          </table:table-cell>
          <table:table-cell table:formula="of:=[.G234]-[.$B$2]" office:value-type="float" office:value="33.864910364151" calcext:value-type="float">
            <text:p>33.8649103642</text:p>
          </table:table-cell>
          <table:table-cell table:formula="of:=[.C234]/([.H234]-[.H233])" office:value-type="float" office:value="98512.9766377243" calcext:value-type="float">
            <text:p>98512.9766377243</text:p>
          </table:table-cell>
          <table:table-cell table:formula="of:=[.G234]-[.$B234]" office:value-type="float" office:value="10.3122289180756" calcext:value-type="float">
            <text:p>10.312228918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5103.5962" calcext:value-type="float">
            <text:p>1443145103.5962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60319042206" calcext:value-type="float">
            <text:p>23.5960319042</text:p>
          </table:table-cell>
          <table:table-cell table:formula="of:=[.C235]/([.D235]-[.D234])" office:value-type="float" office:value="99652.9260552729" calcext:value-type="float">
            <text:p>99652.9260552729</text:p>
          </table:table-cell>
          <table:table-cell/>
          <table:table-cell office:value-type="float" office:value="1443145113.909" calcext:value-type="float">
            <text:p>1443145113.909</text:p>
          </table:table-cell>
          <table:table-cell table:formula="of:=[.G235]-[.$B$2]" office:value-type="float" office:value="33.9088311195374" calcext:value-type="float">
            <text:p>33.9088311195</text:p>
          </table:table-cell>
          <table:table-cell table:formula="of:=[.C235]/([.H235]-[.H234])" office:value-type="float" office:value="98358.9640478349" calcext:value-type="float">
            <text:p>98358.9640478349</text:p>
          </table:table-cell>
          <table:table-cell table:formula="of:=[.G235]-[.$B235]" office:value-type="float" office:value="10.3127992153168" calcext:value-type="float">
            <text:p>10.312799215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5103.63953" calcext:value-type="float">
            <text:p>1443145103.63953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93609046936" calcext:value-type="float">
            <text:p>23.6393609047</text:p>
          </table:table-cell>
          <table:table-cell table:formula="of:=[.C236]/([.D236]-[.D235])" office:value-type="float" office:value="99702.2768316505" calcext:value-type="float">
            <text:p>99702.2768316505</text:p>
          </table:table-cell>
          <table:table-cell/>
          <table:table-cell office:value-type="float" office:value="1443145113.95288" calcext:value-type="float">
            <text:p>1443145113.95288</text:p>
          </table:table-cell>
          <table:table-cell table:formula="of:=[.G236]-[.$B$2]" office:value-type="float" office:value="33.952707529068" calcext:value-type="float">
            <text:p>33.9527075291</text:p>
          </table:table-cell>
          <table:table-cell table:formula="of:=[.C236]/([.H236]-[.H235])" office:value-type="float" office:value="98458.3753824084" calcext:value-type="float">
            <text:p>98458.3753824084</text:p>
          </table:table-cell>
          <table:table-cell table:formula="of:=[.G236]-[.$B236]" office:value-type="float" office:value="10.3133466243744" calcext:value-type="float">
            <text:p>10.313346624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5103.68288" calcext:value-type="float">
            <text:p>1443145103.68288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27104091644" calcext:value-type="float">
            <text:p>23.6827104092</text:p>
          </table:table-cell>
          <table:table-cell table:formula="of:=[.C237]/([.D237]-[.D236])" office:value-type="float" office:value="99655.118385665" calcext:value-type="float">
            <text:p>99655.118385665</text:p>
          </table:table-cell>
          <table:table-cell/>
          <table:table-cell office:value-type="float" office:value="1443145113.99681" calcext:value-type="float">
            <text:p>1443145113.99681</text:p>
          </table:table-cell>
          <table:table-cell table:formula="of:=[.G237]-[.$B$2]" office:value-type="float" office:value="33.9966375827789" calcext:value-type="float">
            <text:p>33.9966375828</text:p>
          </table:table-cell>
          <table:table-cell table:formula="of:=[.C237]/([.H237]-[.H236])" office:value-type="float" office:value="98338.1451893018" calcext:value-type="float">
            <text:p>98338.1451893018</text:p>
          </table:table-cell>
          <table:table-cell table:formula="of:=[.G237]-[.$B237]" office:value-type="float" office:value="10.3139271736145" calcext:value-type="float">
            <text:p>10.3139271736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5103.72624" calcext:value-type="float">
            <text:p>1443145103.72624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60711193085" calcext:value-type="float">
            <text:p>23.7260711193</text:p>
          </table:table-cell>
          <table:table-cell table:formula="of:=[.C238]/([.D238]-[.D237])" office:value-type="float" office:value="99629.3645941012" calcext:value-type="float">
            <text:p>99629.3645941012</text:p>
          </table:table-cell>
          <table:table-cell/>
          <table:table-cell office:value-type="float" office:value="1443145114.01116" calcext:value-type="float">
            <text:p>1443145114.01116</text:p>
          </table:table-cell>
          <table:table-cell table:formula="of:=[.G238]-[.$B$2]" office:value-type="float" office:value="34.0109879970551" calcext:value-type="float">
            <text:p>34.0109879971</text:p>
          </table:table-cell>
          <table:table-cell table:formula="of:=[.C238]/([.H238]-[.H237])" office:value-type="float" office:value="301036.605416182" calcext:value-type="float">
            <text:p>301036.605416182</text:p>
          </table:table-cell>
          <table:table-cell table:formula="of:=[.G238]-[.$B238]" office:value-type="float" office:value="10.2849168777466" calcext:value-type="float">
            <text:p>10.284916877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5103.76959" calcext:value-type="float">
            <text:p>1443145103.76959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94187164307" calcext:value-type="float">
            <text:p>23.7694187164</text:p>
          </table:table-cell>
          <table:table-cell table:formula="of:=[.C239]/([.D239]-[.D238])" office:value-type="float" office:value="99659.5033358451" calcext:value-type="float">
            <text:p>99659.5033358451</text:p>
          </table:table-cell>
          <table:table-cell/>
          <table:table-cell office:value-type="float" office:value="1443145114.02552" calcext:value-type="float">
            <text:p>1443145114.02552</text:p>
          </table:table-cell>
          <table:table-cell table:formula="of:=[.G239]-[.$B$2]" office:value-type="float" office:value="34.0253450870514" calcext:value-type="float">
            <text:p>34.0253450871</text:p>
          </table:table-cell>
          <table:table-cell table:formula="of:=[.C239]/([.H239]-[.H238])" office:value-type="float" office:value="300896.630243449" calcext:value-type="float">
            <text:p>300896.630243449</text:p>
          </table:table-cell>
          <table:table-cell table:formula="of:=[.G239]-[.$B239]" office:value-type="float" office:value="10.2559263706207" calcext:value-type="float">
            <text:p>10.255926370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5103.81294" calcext:value-type="float">
            <text:p>1443145103.81294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27686977386" calcext:value-type="float">
            <text:p>23.8127686977</text:p>
          </table:table-cell>
          <table:table-cell table:formula="of:=[.C240]/([.D240]-[.D239])" office:value-type="float" office:value="99654.0222084115" calcext:value-type="float">
            <text:p>99654.0222084115</text:p>
          </table:table-cell>
          <table:table-cell/>
          <table:table-cell office:value-type="float" office:value="1443145114.05988" calcext:value-type="float">
            <text:p>1443145114.05988</text:p>
          </table:table-cell>
          <table:table-cell table:formula="of:=[.G240]-[.$B$2]" office:value-type="float" office:value="34.0597040653229" calcext:value-type="float">
            <text:p>34.0597040653</text:p>
          </table:table-cell>
          <table:table-cell table:formula="of:=[.C240]/([.H240]-[.H239])" office:value-type="float" office:value="125731.32896636" calcext:value-type="float">
            <text:p>125731.32896636</text:p>
          </table:table-cell>
          <table:table-cell table:formula="of:=[.G240]-[.$B240]" office:value-type="float" office:value="10.2469353675842" calcext:value-type="float">
            <text:p>10.2469353676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5103.85629" calcext:value-type="float">
            <text:p>1443145103.85629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61129570007" calcext:value-type="float">
            <text:p>23.856112957</text:p>
          </table:table-cell>
          <table:table-cell table:formula="of:=[.C241]/([.D241]-[.D240])" office:value-type="float" office:value="99667.1779272713" calcext:value-type="float">
            <text:p>99667.1779272713</text:p>
          </table:table-cell>
          <table:table-cell/>
          <table:table-cell office:value-type="float" office:value="1443145114.10863" calcext:value-type="float">
            <text:p>1443145114.10863</text:p>
          </table:table-cell>
          <table:table-cell table:formula="of:=[.G241]-[.$B$2]" office:value-type="float" office:value="34.1084616184235" calcext:value-type="float">
            <text:p>34.1084616184</text:p>
          </table:table-cell>
          <table:table-cell table:formula="of:=[.C241]/([.H241]-[.H240])" office:value-type="float" office:value="88601.6570825021" calcext:value-type="float">
            <text:p>88601.6570825021</text:p>
          </table:table-cell>
          <table:table-cell table:formula="of:=[.G241]-[.$B241]" office:value-type="float" office:value="10.2523486614227" calcext:value-type="float">
            <text:p>10.25234866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5103.89964" calcext:value-type="float">
            <text:p>1443145103.89964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94674682617" calcext:value-type="float">
            <text:p>23.8994674683</text:p>
          </table:table-cell>
          <table:table-cell table:formula="of:=[.C242]/([.D242]-[.D241])" office:value-type="float" office:value="99643.6097271257" calcext:value-type="float">
            <text:p>99643.6097271257</text:p>
          </table:table-cell>
          <table:table-cell/>
          <table:table-cell office:value-type="float" office:value="1443145114.1574" calcext:value-type="float">
            <text:p>1443145114.1574</text:p>
          </table:table-cell>
          <table:table-cell table:formula="of:=[.G242]-[.$B$2]" office:value-type="float" office:value="34.1572301387787" calcext:value-type="float">
            <text:p>34.1572301388</text:p>
          </table:table-cell>
          <table:table-cell table:formula="of:=[.C242]/([.H242]-[.H241])" office:value-type="float" office:value="88581.7319970667" calcext:value-type="float">
            <text:p>88581.7319970667</text:p>
          </table:table-cell>
          <table:table-cell table:formula="of:=[.G242]-[.$B242]" office:value-type="float" office:value="10.257762670517" calcext:value-type="float">
            <text:p>10.257762670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5103.94306" calcext:value-type="float">
            <text:p>1443145103.94306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28832530975" calcext:value-type="float">
            <text:p>23.9428832531</text:p>
          </table:table-cell>
          <table:table-cell table:formula="of:=[.C243]/([.D243]-[.D242])" office:value-type="float" office:value="99502.98068633" calcext:value-type="float">
            <text:p>99502.98068633</text:p>
          </table:table-cell>
          <table:table-cell/>
          <table:table-cell office:value-type="float" office:value="1443145114.20615" calcext:value-type="float">
            <text:p>1443145114.20615</text:p>
          </table:table-cell>
          <table:table-cell table:formula="of:=[.G243]-[.$B$2]" office:value-type="float" office:value="34.2059736251831" calcext:value-type="float">
            <text:p>34.2059736252</text:p>
          </table:table-cell>
          <table:table-cell table:formula="of:=[.C243]/([.H243]-[.H242])" office:value-type="float" office:value="88627.2262955807" calcext:value-type="float">
            <text:p>88627.2262955807</text:p>
          </table:table-cell>
          <table:table-cell table:formula="of:=[.G243]-[.$B243]" office:value-type="float" office:value="10.2630903720856" calcext:value-type="float">
            <text:p>10.263090372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5103.9864" calcext:value-type="float">
            <text:p>1443145103.9864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62241744995" calcext:value-type="float">
            <text:p>23.9862241745</text:p>
          </table:table-cell>
          <table:table-cell table:formula="of:=[.C244]/([.D244]-[.D243])" office:value-type="float" office:value="99674.8537008004" calcext:value-type="float">
            <text:p>99674.8537008004</text:p>
          </table:table-cell>
          <table:table-cell/>
          <table:table-cell office:value-type="float" office:value="1443145114.25498" calcext:value-type="float">
            <text:p>1443145114.25498</text:p>
          </table:table-cell>
          <table:table-cell table:formula="of:=[.G244]-[.$B$2]" office:value-type="float" office:value="34.2548091411591" calcext:value-type="float">
            <text:p>34.2548091412</text:p>
          </table:table-cell>
          <table:table-cell table:formula="of:=[.C244]/([.H244]-[.H243])" office:value-type="float" office:value="88460.2100268026" calcext:value-type="float">
            <text:p>88460.2100268026</text:p>
          </table:table-cell>
          <table:table-cell table:formula="of:=[.G244]-[.$B244]" office:value-type="float" office:value="10.2685849666595" calcext:value-type="float">
            <text:p>10.268584966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5104.02958" calcext:value-type="float">
            <text:p>1443145104.02958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94065475464" calcext:value-type="float">
            <text:p>24.0294065475</text:p>
          </table:table-cell>
          <table:table-cell table:formula="of:=[.C245]/([.D245]-[.D244])" office:value-type="float" office:value="100040.819787986" calcext:value-type="float">
            <text:p>100040.819787986</text:p>
          </table:table-cell>
          <table:table-cell/>
          <table:table-cell office:value-type="float" office:value="1443145114.30381" calcext:value-type="float">
            <text:p>1443145114.30381</text:p>
          </table:table-cell>
          <table:table-cell table:formula="of:=[.G245]-[.$B$2]" office:value-type="float" office:value="34.3036425113678" calcext:value-type="float">
            <text:p>34.3036425114</text:p>
          </table:table-cell>
          <table:table-cell table:formula="of:=[.C245]/([.H245]-[.H244])" office:value-type="float" office:value="88464.0970208278" calcext:value-type="float">
            <text:p>88464.0970208278</text:p>
          </table:table-cell>
          <table:table-cell table:formula="of:=[.G245]-[.$B245]" office:value-type="float" office:value="10.2742359638214" calcext:value-type="float">
            <text:p>10.274235963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5104.07273" calcext:value-type="float">
            <text:p>1443145104.07273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25553035736" calcext:value-type="float">
            <text:p>24.0725553036</text:p>
          </table:table-cell>
          <table:table-cell table:formula="of:=[.C246]/([.D246]-[.D245])" office:value-type="float" office:value="100118.761182237" calcext:value-type="float">
            <text:p>100118.761182237</text:p>
          </table:table-cell>
          <table:table-cell/>
          <table:table-cell office:value-type="float" office:value="1443145114.35248" calcext:value-type="float">
            <text:p>1443145114.35248</text:p>
          </table:table-cell>
          <table:table-cell table:formula="of:=[.G246]-[.$B$2]" office:value-type="float" office:value="34.3523063659668" calcext:value-type="float">
            <text:p>34.352306366</text:p>
          </table:table-cell>
          <table:table-cell table:formula="of:=[.C246]/([.H246]-[.H245])" office:value-type="float" office:value="88772.25274483" calcext:value-type="float">
            <text:p>88772.25274483</text:p>
          </table:table-cell>
          <table:table-cell table:formula="of:=[.G246]-[.$B246]" office:value-type="float" office:value="10.2797510623932" calcext:value-type="float">
            <text:p>10.279751062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5104.11586" calcext:value-type="float">
            <text:p>1443145104.11586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56845092773" calcext:value-type="float">
            <text:p>24.1156845093</text:p>
          </table:table-cell>
          <table:table-cell table:formula="of:=[.C247]/([.D247]-[.D246])" office:value-type="float" office:value="100164.144679016" calcext:value-type="float">
            <text:p>100164.144679016</text:p>
          </table:table-cell>
          <table:table-cell/>
          <table:table-cell office:value-type="float" office:value="1443145114.40115" calcext:value-type="float">
            <text:p>1443145114.40115</text:p>
          </table:table-cell>
          <table:table-cell table:formula="of:=[.G247]-[.$B$2]" office:value-type="float" office:value="34.4009773731232" calcext:value-type="float">
            <text:p>34.4009773731</text:p>
          </table:table-cell>
          <table:table-cell table:formula="of:=[.C247]/([.H247]-[.H246])" office:value-type="float" office:value="88759.2070186783" calcext:value-type="float">
            <text:p>88759.2070186783</text:p>
          </table:table-cell>
          <table:table-cell table:formula="of:=[.G247]-[.$B247]" office:value-type="float" office:value="10.2852928638458" calcext:value-type="float">
            <text:p>10.285292863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5104.15902" calcext:value-type="float">
            <text:p>1443145104.15902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88432788849" calcext:value-type="float">
            <text:p>24.1588432789</text:p>
          </table:table-cell>
          <table:table-cell table:formula="of:=[.C248]/([.D248]-[.D247])" office:value-type="float" office:value="100095.531899614" calcext:value-type="float">
            <text:p>100095.531899614</text:p>
          </table:table-cell>
          <table:table-cell/>
          <table:table-cell office:value-type="float" office:value="1443145114.44997" calcext:value-type="float">
            <text:p>1443145114.44997</text:p>
          </table:table-cell>
          <table:table-cell table:formula="of:=[.G248]-[.$B$2]" office:value-type="float" office:value="34.44979596138" calcext:value-type="float">
            <text:p>34.4497959614</text:p>
          </table:table-cell>
          <table:table-cell table:formula="of:=[.C248]/([.H248]-[.H247])" office:value-type="float" office:value="88490.8833756593" calcext:value-type="float">
            <text:p>88490.8833756593</text:p>
          </table:table-cell>
          <table:table-cell table:formula="of:=[.G248]-[.$B248]" office:value-type="float" office:value="10.2909526824951" calcext:value-type="float">
            <text:p>10.290952682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5104.20214" calcext:value-type="float">
            <text:p>1443145104.20214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19686698914" calcext:value-type="float">
            <text:p>24.2019686699</text:p>
          </table:table-cell>
          <table:table-cell table:formula="of:=[.C249]/([.D249]-[.D248])" office:value-type="float" office:value="100173.004793207" calcext:value-type="float">
            <text:p>100173.004793207</text:p>
          </table:table-cell>
          <table:table-cell/>
          <table:table-cell office:value-type="float" office:value="1443145114.49873" calcext:value-type="float">
            <text:p>1443145114.49873</text:p>
          </table:table-cell>
          <table:table-cell table:formula="of:=[.G249]-[.$B$2]" office:value-type="float" office:value="34.4985544681549" calcext:value-type="float">
            <text:p>34.4985544682</text:p>
          </table:table-cell>
          <table:table-cell table:formula="of:=[.C249]/([.H249]-[.H248])" office:value-type="float" office:value="88599.9241105482" calcext:value-type="float">
            <text:p>88599.9241105482</text:p>
          </table:table-cell>
          <table:table-cell table:formula="of:=[.G249]-[.$B249]" office:value-type="float" office:value="10.2965857982635" calcext:value-type="float">
            <text:p>10.296585798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5104.24527" calcext:value-type="float">
            <text:p>1443145104.24527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51019287109" calcext:value-type="float">
            <text:p>24.2451019287</text:p>
          </table:table-cell>
          <table:table-cell table:formula="of:=[.C250]/([.D250]-[.D249])" office:value-type="float" office:value="100154.732524846" calcext:value-type="float">
            <text:p>100154.732524846</text:p>
          </table:table-cell>
          <table:table-cell/>
          <table:table-cell office:value-type="float" office:value="1443145114.54742" calcext:value-type="float">
            <text:p>1443145114.54742</text:p>
          </table:table-cell>
          <table:table-cell table:formula="of:=[.G250]-[.$B$2]" office:value-type="float" office:value="34.5472493171692" calcext:value-type="float">
            <text:p>34.5472493172</text:p>
          </table:table-cell>
          <table:table-cell table:formula="of:=[.C250]/([.H250]-[.H249])" office:value-type="float" office:value="88715.7489436499" calcext:value-type="float">
            <text:p>88715.7489436499</text:p>
          </table:table-cell>
          <table:table-cell table:formula="of:=[.G250]-[.$B250]" office:value-type="float" office:value="10.3021473884583" calcext:value-type="float">
            <text:p>10.302147388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5104.28838" calcext:value-type="float">
            <text:p>1443145104.28838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82096767426" calcext:value-type="float">
            <text:p>24.2882096767</text:p>
          </table:table-cell>
          <table:table-cell table:formula="of:=[.C251]/([.D251]-[.D250])" office:value-type="float" office:value="100214.003218902" calcext:value-type="float">
            <text:p>100214.003218902</text:p>
          </table:table-cell>
          <table:table-cell/>
          <table:table-cell office:value-type="float" office:value="1443145114.59623" calcext:value-type="float">
            <text:p>1443145114.59623</text:p>
          </table:table-cell>
          <table:table-cell table:formula="of:=[.G251]-[.$B$2]" office:value-type="float" office:value="34.5960578918457" calcext:value-type="float">
            <text:p>34.5960578918</text:p>
          </table:table-cell>
          <table:table-cell table:formula="of:=[.C251]/([.H251]-[.H250])" office:value-type="float" office:value="88509.0381891187" calcext:value-type="float">
            <text:p>88509.0381891187</text:p>
          </table:table-cell>
          <table:table-cell table:formula="of:=[.G251]-[.$B251]" office:value-type="float" office:value="10.3078482151032" calcext:value-type="float">
            <text:p>10.30784821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5104.33151" calcext:value-type="float">
            <text:p>1443145104.33151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13367366791" calcext:value-type="float">
            <text:p>24.3313367367</text:p>
          </table:table-cell>
          <table:table-cell table:formula="of:=[.C252]/([.D252]-[.D251])" office:value-type="float" office:value="100169.128300385" calcext:value-type="float">
            <text:p>100169.128300385</text:p>
          </table:table-cell>
          <table:table-cell/>
          <table:table-cell office:value-type="float" office:value="1443145114.64499" calcext:value-type="float">
            <text:p>1443145114.64499</text:p>
          </table:table-cell>
          <table:table-cell table:formula="of:=[.G252]-[.$B$2]" office:value-type="float" office:value="34.6448168754578" calcext:value-type="float">
            <text:p>34.6448168755</text:p>
          </table:table-cell>
          <table:table-cell table:formula="of:=[.C252]/([.H252]-[.H251])" office:value-type="float" office:value="88599.0576499927" calcext:value-type="float">
            <text:p>88599.0576499927</text:p>
          </table:table-cell>
          <table:table-cell table:formula="of:=[.G252]-[.$B252]" office:value-type="float" office:value="10.3134801387787" calcext:value-type="float">
            <text:p>10.313480138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5104.37461" calcext:value-type="float">
            <text:p>1443145104.37461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44428157806" calcext:value-type="float">
            <text:p>24.3744428158</text:p>
          </table:table-cell>
          <table:table-cell table:formula="of:=[.C253]/([.D253]-[.D252])" office:value-type="float" office:value="100217.883185841" calcext:value-type="float">
            <text:p>100217.883185841</text:p>
          </table:table-cell>
          <table:table-cell/>
          <table:table-cell office:value-type="float" office:value="1443145114.69376" calcext:value-type="float">
            <text:p>1443145114.69376</text:p>
          </table:table-cell>
          <table:table-cell table:formula="of:=[.G253]-[.$B$2]" office:value-type="float" office:value="34.6935839653015" calcext:value-type="float">
            <text:p>34.6935839653</text:p>
          </table:table-cell>
          <table:table-cell table:formula="of:=[.C253]/([.H253]-[.H252])" office:value-type="float" office:value="88584.3304130163" calcext:value-type="float">
            <text:p>88584.3304130163</text:p>
          </table:table-cell>
          <table:table-cell table:formula="of:=[.G253]-[.$B253]" office:value-type="float" office:value="10.3191411495209" calcext:value-type="float">
            <text:p>10.3191411495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5104.41773" calcext:value-type="float">
            <text:p>1443145104.41773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75605773926" calcext:value-type="float">
            <text:p>24.4175605774</text:p>
          </table:table-cell>
          <table:table-cell table:formula="of:=[.C254]/([.D254]-[.D253])" office:value-type="float" office:value="100190.729724798" calcext:value-type="float">
            <text:p>100190.729724798</text:p>
          </table:table-cell>
          <table:table-cell/>
          <table:table-cell office:value-type="float" office:value="1443145114.74251" calcext:value-type="float">
            <text:p>1443145114.74251</text:p>
          </table:table-cell>
          <table:table-cell table:formula="of:=[.G254]-[.$B$2]" office:value-type="float" office:value="34.7423403263092" calcext:value-type="float">
            <text:p>34.7423403263</text:p>
          </table:table-cell>
          <table:table-cell table:formula="of:=[.C254]/([.H254]-[.H253])" office:value-type="float" office:value="88603.8233927794" calcext:value-type="float">
            <text:p>88603.8233927794</text:p>
          </table:table-cell>
          <table:table-cell table:formula="of:=[.G254]-[.$B254]" office:value-type="float" office:value="10.3247797489166" calcext:value-type="float">
            <text:p>10.324779748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5104.46086" calcext:value-type="float">
            <text:p>1443145104.46086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06926441193" calcext:value-type="float">
            <text:p>24.4606926441</text:p>
          </table:table-cell>
          <table:table-cell table:formula="of:=[.C255]/([.D255]-[.D254])" office:value-type="float" office:value="100157.50062186" calcext:value-type="float">
            <text:p>100157.50062186</text:p>
          </table:table-cell>
          <table:table-cell/>
          <table:table-cell office:value-type="float" office:value="1443145114.79124" calcext:value-type="float">
            <text:p>1443145114.79124</text:p>
          </table:table-cell>
          <table:table-cell table:formula="of:=[.G255]-[.$B$2]" office:value-type="float" office:value="34.7910633087158" calcext:value-type="float">
            <text:p>34.7910633087</text:p>
          </table:table-cell>
          <table:table-cell table:formula="of:=[.C255]/([.H255]-[.H254])" office:value-type="float" office:value="88664.5231186295" calcext:value-type="float">
            <text:p>88664.5231186295</text:p>
          </table:table-cell>
          <table:table-cell table:formula="of:=[.G255]-[.$B255]" office:value-type="float" office:value="10.3303706645966" calcext:value-type="float">
            <text:p>10.3303706646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5104.504" calcext:value-type="float">
            <text:p>1443145104.504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3830909729" calcext:value-type="float">
            <text:p>24.5038309097</text:p>
          </table:table-cell>
          <table:table-cell table:formula="of:=[.C256]/([.D256]-[.D255])" office:value-type="float" office:value="100143.108188023" calcext:value-type="float">
            <text:p>100143.108188023</text:p>
          </table:table-cell>
          <table:table-cell/>
          <table:table-cell office:value-type="float" office:value="1443145114.84" calcext:value-type="float">
            <text:p>1443145114.84</text:p>
          </table:table-cell>
          <table:table-cell table:formula="of:=[.G256]-[.$B$2]" office:value-type="float" office:value="34.839831829071" calcext:value-type="float">
            <text:p>34.8398318291</text:p>
          </table:table-cell>
          <table:table-cell table:formula="of:=[.C256]/([.H256]-[.H255])" office:value-type="float" office:value="88581.7319970667" calcext:value-type="float">
            <text:p>88581.7319970667</text:p>
          </table:table-cell>
          <table:table-cell table:formula="of:=[.G256]-[.$B256]" office:value-type="float" office:value="10.336000919342" calcext:value-type="float">
            <text:p>10.336000919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5104.54714" calcext:value-type="float">
            <text:p>1443145104.54714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69636917114" calcext:value-type="float">
            <text:p>24.5469636917</text:p>
          </table:table-cell>
          <table:table-cell table:formula="of:=[.C257]/([.D257]-[.D256])" office:value-type="float" office:value="100155.839745291" calcext:value-type="float">
            <text:p>100155.839745291</text:p>
          </table:table-cell>
          <table:table-cell/>
          <table:table-cell office:value-type="float" office:value="1443145114.88876" calcext:value-type="float">
            <text:p>1443145114.88876</text:p>
          </table:table-cell>
          <table:table-cell table:formula="of:=[.G257]-[.$B$2]" office:value-type="float" office:value="34.8885896205902" calcext:value-type="float">
            <text:p>34.8885896206</text:p>
          </table:table-cell>
          <table:table-cell table:formula="of:=[.C257]/([.H257]-[.H256])" office:value-type="float" office:value="88601.2238331581" calcext:value-type="float">
            <text:p>88601.2238331581</text:p>
          </table:table-cell>
          <table:table-cell table:formula="of:=[.G257]-[.$B257]" office:value-type="float" office:value="10.3416259288788" calcext:value-type="float">
            <text:p>10.341625928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5104.59028" calcext:value-type="float">
            <text:p>1443145104.59028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901095867157" calcext:value-type="float">
            <text:p>24.5901095867</text:p>
          </table:table-cell>
          <table:table-cell table:formula="of:=[.C258]/([.D258]-[.D257])" office:value-type="float" office:value="100125.400100571" calcext:value-type="float">
            <text:p>100125.400100571</text:p>
          </table:table-cell>
          <table:table-cell/>
          <table:table-cell office:value-type="float" office:value="1443145114.93752" calcext:value-type="float">
            <text:p>1443145114.93752</text:p>
          </table:table-cell>
          <table:table-cell table:formula="of:=[.G258]-[.$B$2]" office:value-type="float" office:value="34.9373481273651" calcext:value-type="float">
            <text:p>34.9373481274</text:p>
          </table:table-cell>
          <table:table-cell table:formula="of:=[.C258]/([.H258]-[.H257])" office:value-type="float" office:value="88599.9241105482" calcext:value-type="float">
            <text:p>88599.9241105482</text:p>
          </table:table-cell>
          <table:table-cell table:formula="of:=[.G258]-[.$B258]" office:value-type="float" office:value="10.3472385406494" calcext:value-type="float">
            <text:p>10.347238540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5104.63341" calcext:value-type="float">
            <text:p>1443145104.63341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32364082336" calcext:value-type="float">
            <text:p>24.6332364082</text:p>
          </table:table-cell>
          <table:table-cell table:formula="of:=[.C259]/([.D259]-[.D258])" office:value-type="float" office:value="100169.682066705" calcext:value-type="float">
            <text:p>100169.682066705</text:p>
          </table:table-cell>
          <table:table-cell/>
          <table:table-cell office:value-type="float" office:value="1443145114.98623" calcext:value-type="float">
            <text:p>1443145114.98623</text:p>
          </table:table-cell>
          <table:table-cell table:formula="of:=[.G259]-[.$B$2]" office:value-type="float" office:value="34.9860591888428" calcext:value-type="float">
            <text:p>34.9860591888</text:p>
          </table:table-cell>
          <table:table-cell table:formula="of:=[.C259]/([.H259]-[.H258])" office:value-type="float" office:value="88686.2217523457" calcext:value-type="float">
            <text:p>88686.2217523457</text:p>
          </table:table-cell>
          <table:table-cell table:formula="of:=[.G259]-[.$B259]" office:value-type="float" office:value="10.3528227806091" calcext:value-type="float">
            <text:p>10.352822780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5104.67653" calcext:value-type="float">
            <text:p>1443145104.67653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63563156128" calcext:value-type="float">
            <text:p>24.6763563156</text:p>
          </table:table-cell>
          <table:table-cell table:formula="of:=[.C260]/([.D260]-[.D259])" office:value-type="float" office:value="100185.74395382" calcext:value-type="float">
            <text:p>100185.74395382</text:p>
          </table:table-cell>
          <table:table-cell/>
          <table:table-cell office:value-type="float" office:value="1443145115.03512" calcext:value-type="float">
            <text:p>1443145115.03512</text:p>
          </table:table-cell>
          <table:table-cell table:formula="of:=[.G260]-[.$B$2]" office:value-type="float" office:value="35.034948348999" calcext:value-type="float">
            <text:p>35.034948349</text:p>
          </table:table-cell>
          <table:table-cell table:formula="of:=[.C260]/([.H260]-[.H259])" office:value-type="float" office:value="88363.1460674157" calcext:value-type="float">
            <text:p>88363.1460674157</text:p>
          </table:table-cell>
          <table:table-cell table:formula="of:=[.G260]-[.$B260]" office:value-type="float" office:value="10.3585920333862" calcext:value-type="float">
            <text:p>10.358592033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5104.71966" calcext:value-type="float">
            <text:p>1443145104.71966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94917201996" calcext:value-type="float">
            <text:p>24.7194917202</text:p>
          </table:table-cell>
          <table:table-cell table:formula="of:=[.C261]/([.D261]-[.D260])" office:value-type="float" office:value="100149.750335778" calcext:value-type="float">
            <text:p>100149.750335778</text:p>
          </table:table-cell>
          <table:table-cell/>
          <table:table-cell office:value-type="float" office:value="1443145115.04828" calcext:value-type="float">
            <text:p>1443145115.04828</text:p>
          </table:table-cell>
          <table:table-cell table:formula="of:=[.G261]-[.$B$2]" office:value-type="float" office:value="35.0481028556824" calcext:value-type="float">
            <text:p>35.0481028557</text:p>
          </table:table-cell>
          <table:table-cell table:formula="of:=[.C261]/([.H261]-[.H260])" office:value-type="float" office:value="328404.561568855" calcext:value-type="float">
            <text:p>328404.561568855</text:p>
          </table:table-cell>
          <table:table-cell table:formula="of:=[.G261]-[.$B261]" office:value-type="float" office:value="10.3286111354828" calcext:value-type="float">
            <text:p>10.328611135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5104.7628" calcext:value-type="float">
            <text:p>1443145104.7628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2622833252" calcext:value-type="float">
            <text:p>24.7626228333</text:p>
          </table:table-cell>
          <table:table-cell table:formula="of:=[.C262]/([.D262]-[.D261])" office:value-type="float" office:value="100159.71520964" calcext:value-type="float">
            <text:p>100159.71520964</text:p>
          </table:table-cell>
          <table:table-cell/>
          <table:table-cell office:value-type="float" office:value="1443145115.06146" calcext:value-type="float">
            <text:p>1443145115.06146</text:p>
          </table:table-cell>
          <table:table-cell table:formula="of:=[.G262]-[.$B$2]" office:value-type="float" office:value="35.0612921714783" calcext:value-type="float">
            <text:p>35.0612921715</text:p>
          </table:table-cell>
          <table:table-cell table:formula="of:=[.C262]/([.H262]-[.H261])" office:value-type="float" office:value="327537.839479393" calcext:value-type="float">
            <text:p>327537.839479393</text:p>
          </table:table-cell>
          <table:table-cell table:formula="of:=[.G262]-[.$B262]" office:value-type="float" office:value="10.2986693382263" calcext:value-type="float">
            <text:p>10.298669338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5104.80593" calcext:value-type="float">
            <text:p>1443145104.80593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57546615601" calcext:value-type="float">
            <text:p>24.8057546616</text:p>
          </table:table-cell>
          <table:table-cell table:formula="of:=[.C263]/([.D263]-[.D262])" office:value-type="float" office:value="100158.054259624" calcext:value-type="float">
            <text:p>100158.054259624</text:p>
          </table:table-cell>
          <table:table-cell/>
          <table:table-cell office:value-type="float" office:value="1443145115.08686" calcext:value-type="float">
            <text:p>1443145115.08686</text:p>
          </table:table-cell>
          <table:table-cell table:formula="of:=[.G263]-[.$B$2]" office:value-type="float" office:value="35.0866830348968" calcext:value-type="float">
            <text:p>35.0866830349</text:p>
          </table:table-cell>
          <table:table-cell table:formula="of:=[.C263]/([.H263]-[.H262])" office:value-type="float" office:value="170139.940843404" calcext:value-type="float">
            <text:p>170139.940843404</text:p>
          </table:table-cell>
          <table:table-cell table:formula="of:=[.G263]-[.$B263]" office:value-type="float" office:value="10.2809283733368" calcext:value-type="float">
            <text:p>10.280928373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5104.84905" calcext:value-type="float">
            <text:p>1443145104.84905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8881483078" calcext:value-type="float">
            <text:p>24.8488814831</text:p>
          </table:table-cell>
          <table:table-cell table:formula="of:=[.C264]/([.D264]-[.D263])" office:value-type="float" office:value="100169.682066705" calcext:value-type="float">
            <text:p>100169.682066705</text:p>
          </table:table-cell>
          <table:table-cell/>
          <table:table-cell office:value-type="float" office:value="1443145115.12659" calcext:value-type="float">
            <text:p>1443145115.12659</text:p>
          </table:table-cell>
          <table:table-cell table:formula="of:=[.G264]-[.$B$2]" office:value-type="float" office:value="35.1264142990112" calcext:value-type="float">
            <text:p>35.126414299</text:p>
          </table:table-cell>
          <table:table-cell table:formula="of:=[.C264]/([.H264]-[.H263])" office:value-type="float" office:value="108730.494644304" calcext:value-type="float">
            <text:p>108730.494644304</text:p>
          </table:table-cell>
          <table:table-cell table:formula="of:=[.G264]-[.$B264]" office:value-type="float" office:value="10.2775328159332" calcext:value-type="float">
            <text:p>10.277532815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5104.89218" calcext:value-type="float">
            <text:p>1443145104.89218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20104503632" calcext:value-type="float">
            <text:p>24.8920104504</text:p>
          </table:table-cell>
          <table:table-cell table:formula="of:=[.C265]/([.D265]-[.D264])" office:value-type="float" office:value="100164.698390235" calcext:value-type="float">
            <text:p>100164.698390235</text:p>
          </table:table-cell>
          <table:table-cell/>
          <table:table-cell office:value-type="float" office:value="1443145115.16646" calcext:value-type="float">
            <text:p>1443145115.16646</text:p>
          </table:table-cell>
          <table:table-cell table:formula="of:=[.G265]-[.$B$2]" office:value-type="float" office:value="35.1662857532501" calcext:value-type="float">
            <text:p>35.1662857533</text:p>
          </table:table-cell>
          <table:table-cell table:formula="of:=[.C265]/([.H265]-[.H264])" office:value-type="float" office:value="108348.192521811" calcext:value-type="float">
            <text:p>108348.192521811</text:p>
          </table:table-cell>
          <table:table-cell table:formula="of:=[.G265]-[.$B265]" office:value-type="float" office:value="10.274275302887" calcext:value-type="float">
            <text:p>10.274275302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5104.93528" calcext:value-type="float">
            <text:p>1443145104.93528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51034164429" calcext:value-type="float">
            <text:p>24.9351034164</text:p>
          </table:table-cell>
          <table:table-cell table:formula="of:=[.C266]/([.D266]-[.D265])" office:value-type="float" office:value="100248.379097624" calcext:value-type="float">
            <text:p>100248.379097624</text:p>
          </table:table-cell>
          <table:table-cell/>
          <table:table-cell office:value-type="float" office:value="1443145115.20642" calcext:value-type="float">
            <text:p>1443145115.20642</text:p>
          </table:table-cell>
          <table:table-cell table:formula="of:=[.G266]-[.$B$2]" office:value-type="float" office:value="35.2062523365021" calcext:value-type="float">
            <text:p>35.2062523365</text:p>
          </table:table-cell>
          <table:table-cell table:formula="of:=[.C266]/([.H266]-[.H265])" office:value-type="float" office:value="108090.300658585" calcext:value-type="float">
            <text:p>108090.300658585</text:p>
          </table:table-cell>
          <table:table-cell table:formula="of:=[.G266]-[.$B266]" office:value-type="float" office:value="10.2711489200592" calcext:value-type="float">
            <text:p>10.271148920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5104.9784" calcext:value-type="float">
            <text:p>1443145104.9784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82288074493" calcext:value-type="float">
            <text:p>24.9782288074</text:p>
          </table:table-cell>
          <table:table-cell table:formula="of:=[.C267]/([.D267]-[.D266])" office:value-type="float" office:value="100173.004793207" calcext:value-type="float">
            <text:p>100173.004793207</text:p>
          </table:table-cell>
          <table:table-cell/>
          <table:table-cell office:value-type="float" office:value="1443145115.24626" calcext:value-type="float">
            <text:p>1443145115.24626</text:p>
          </table:table-cell>
          <table:table-cell table:formula="of:=[.G267]-[.$B$2]" office:value-type="float" office:value="35.2460894584656" calcext:value-type="float">
            <text:p>35.2460894585</text:p>
          </table:table-cell>
          <table:table-cell table:formula="of:=[.C267]/([.H267]-[.H266])" office:value-type="float" office:value="108441.568744801" calcext:value-type="float">
            <text:p>108441.568744801</text:p>
          </table:table-cell>
          <table:table-cell table:formula="of:=[.G267]-[.$B267]" office:value-type="float" office:value="10.2678606510162" calcext:value-type="float">
            <text:p>10.26786065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5105.02061" calcext:value-type="float">
            <text:p>1443145105.02061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04343795776" calcext:value-type="float">
            <text:p>25.0204343796</text:p>
          </table:table-cell>
          <table:table-cell table:formula="of:=[.C268]/([.D268]-[.D267])" office:value-type="float" office:value="102356.15304226" calcext:value-type="float">
            <text:p>102356.15304226</text:p>
          </table:table-cell>
          <table:table-cell/>
          <table:table-cell office:value-type="float" office:value="1443145115.28618" calcext:value-type="float">
            <text:p>1443145115.28618</text:p>
          </table:table-cell>
          <table:table-cell table:formula="of:=[.G268]-[.$B$2]" office:value-type="float" office:value="35.2860045433044" calcext:value-type="float">
            <text:p>35.2860045433</text:p>
          </table:table-cell>
          <table:table-cell table:formula="of:=[.C268]/([.H268]-[.H267])" office:value-type="float" office:value="108229.758684952" calcext:value-type="float">
            <text:p>108229.758684952</text:p>
          </table:table-cell>
          <table:table-cell table:formula="of:=[.G268]-[.$B268]" office:value-type="float" office:value="10.2655701637268" calcext:value-type="float">
            <text:p>10.265570163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5105.0619" calcext:value-type="float">
            <text:p>1443145105.0619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17280006409" calcext:value-type="float">
            <text:p>25.0617280006</text:p>
          </table:table-cell>
          <table:table-cell table:formula="of:=[.C269]/([.D269]-[.D268])" office:value-type="float" office:value="104616.642686405" calcext:value-type="float">
            <text:p>104616.642686405</text:p>
          </table:table-cell>
          <table:table-cell/>
          <table:table-cell office:value-type="float" office:value="1443145115.32609" calcext:value-type="float">
            <text:p>1443145115.32609</text:p>
          </table:table-cell>
          <table:table-cell table:formula="of:=[.G269]-[.$B$2]" office:value-type="float" office:value="35.3259167671204" calcext:value-type="float">
            <text:p>35.3259167671</text:p>
          </table:table-cell>
          <table:table-cell table:formula="of:=[.C269]/([.H269]-[.H268])" office:value-type="float" office:value="108237.516905211" calcext:value-type="float">
            <text:p>108237.516905211</text:p>
          </table:table-cell>
          <table:table-cell table:formula="of:=[.G269]-[.$B269]" office:value-type="float" office:value="10.2641887664795" calcext:value-type="float">
            <text:p>10.264188766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5105.10318" calcext:value-type="float">
            <text:p>1443145105.10318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30125617981" calcext:value-type="float">
            <text:p>25.1030125618</text:p>
          </table:table-cell>
          <table:table-cell table:formula="of:=[.C270]/([.D270]-[.D269])" office:value-type="float" office:value="104639.600831601" calcext:value-type="float">
            <text:p>104639.600831601</text:p>
          </table:table-cell>
          <table:table-cell/>
          <table:table-cell office:value-type="float" office:value="1443145115.36595" calcext:value-type="float">
            <text:p>1443145115.36595</text:p>
          </table:table-cell>
          <table:table-cell table:formula="of:=[.G270]-[.$B$2]" office:value-type="float" office:value="35.3657755851746" calcext:value-type="float">
            <text:p>35.3657755852</text:p>
          </table:table-cell>
          <table:table-cell table:formula="of:=[.C270]/([.H270]-[.H269])" office:value-type="float" office:value="108382.541452327" calcext:value-type="float">
            <text:p>108382.541452327</text:p>
          </table:table-cell>
          <table:table-cell table:formula="of:=[.G270]-[.$B270]" office:value-type="float" office:value="10.2627630233765" calcext:value-type="float">
            <text:p>10.262763023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5105.14445" calcext:value-type="float">
            <text:p>1443145105.14445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4282579422" calcext:value-type="float">
            <text:p>25.1442825794</text:p>
          </table:table-cell>
          <table:table-cell table:formula="of:=[.C271]/([.D271]-[.D270])" office:value-type="float" office:value="104676.475773979" calcext:value-type="float">
            <text:p>104676.475773979</text:p>
          </table:table-cell>
          <table:table-cell/>
          <table:table-cell office:value-type="float" office:value="1443145115.40586" calcext:value-type="float">
            <text:p>1443145115.40586</text:p>
          </table:table-cell>
          <table:table-cell table:formula="of:=[.G271]-[.$B$2]" office:value-type="float" office:value="35.4056890010834" calcext:value-type="float">
            <text:p>35.4056890011</text:p>
          </table:table-cell>
          <table:table-cell table:formula="of:=[.C271]/([.H271]-[.H270])" office:value-type="float" office:value="108234.28417827" calcext:value-type="float">
            <text:p>108234.28417827</text:p>
          </table:table-cell>
          <table:table-cell table:formula="of:=[.G271]-[.$B271]" office:value-type="float" office:value="10.2614064216614" calcext:value-type="float">
            <text:p>10.261406421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5105.18574" calcext:value-type="float">
            <text:p>1443145105.18574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55680942535" calcext:value-type="float">
            <text:p>25.1855680943</text:p>
          </table:table-cell>
          <table:table-cell table:formula="of:=[.C272]/([.D272]-[.D271])" office:value-type="float" office:value="104637.18371024" calcext:value-type="float">
            <text:p>104637.18371024</text:p>
          </table:table-cell>
          <table:table-cell/>
          <table:table-cell office:value-type="float" office:value="1443145115.44576" calcext:value-type="float">
            <text:p>1443145115.44576</text:p>
          </table:table-cell>
          <table:table-cell table:formula="of:=[.G272]-[.$B$2]" office:value-type="float" office:value="35.4455847740173" calcext:value-type="float">
            <text:p>35.445584774</text:p>
          </table:table-cell>
          <table:table-cell table:formula="of:=[.C272]/([.H272]-[.H271])" office:value-type="float" office:value="108282.148265456" calcext:value-type="float">
            <text:p>108282.148265456</text:p>
          </table:table-cell>
          <table:table-cell table:formula="of:=[.G272]-[.$B272]" office:value-type="float" office:value="10.2600166797638" calcext:value-type="float">
            <text:p>10.260016679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5105.22703" calcext:value-type="float">
            <text:p>1443145105.22703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68531322479" calcext:value-type="float">
            <text:p>25.2268531322</text:p>
          </table:table-cell>
          <table:table-cell table:formula="of:=[.C273]/([.D273]-[.D272])" office:value-type="float" office:value="104638.392256962" calcext:value-type="float">
            <text:p>104638.392256962</text:p>
          </table:table-cell>
          <table:table-cell/>
          <table:table-cell office:value-type="float" office:value="1443145115.48563" calcext:value-type="float">
            <text:p>1443145115.48563</text:p>
          </table:table-cell>
          <table:table-cell table:formula="of:=[.G273]-[.$B$2]" office:value-type="float" office:value="35.4854564666748" calcext:value-type="float">
            <text:p>35.4854564667</text:p>
          </table:table-cell>
          <table:table-cell table:formula="of:=[.C273]/([.H273]-[.H272])" office:value-type="float" office:value="108347.544638052" calcext:value-type="float">
            <text:p>108347.544638052</text:p>
          </table:table-cell>
          <table:table-cell table:formula="of:=[.G273]-[.$B273]" office:value-type="float" office:value="10.2586033344269" calcext:value-type="float">
            <text:p>10.258603334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5105.26831" calcext:value-type="float">
            <text:p>1443145105.26831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81369781494" calcext:value-type="float">
            <text:p>25.2681369781</text:p>
          </table:table-cell>
          <table:table-cell table:formula="of:=[.C274]/([.D274]-[.D273])" office:value-type="float" office:value="104641.413745907" calcext:value-type="float">
            <text:p>104641.413745907</text:p>
          </table:table-cell>
          <table:table-cell/>
          <table:table-cell office:value-type="float" office:value="1443145115.52552" calcext:value-type="float">
            <text:p>1443145115.52552</text:p>
          </table:table-cell>
          <table:table-cell table:formula="of:=[.G274]-[.$B$2]" office:value-type="float" office:value="35.5253522396088" calcext:value-type="float">
            <text:p>35.5253522396</text:p>
          </table:table-cell>
          <table:table-cell table:formula="of:=[.C274]/([.H274]-[.H273])" office:value-type="float" office:value="108282.148265456" calcext:value-type="float">
            <text:p>108282.148265456</text:p>
          </table:table-cell>
          <table:table-cell table:formula="of:=[.G274]-[.$B274]" office:value-type="float" office:value="10.2572152614594" calcext:value-type="float">
            <text:p>10.257215261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5105.30959" calcext:value-type="float">
            <text:p>1443145105.30959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94220161438" calcext:value-type="float">
            <text:p>25.3094220161</text:p>
          </table:table-cell>
          <table:table-cell table:formula="of:=[.C275]/([.D275]-[.D274])" office:value-type="float" office:value="104638.392256962" calcext:value-type="float">
            <text:p>104638.392256962</text:p>
          </table:table-cell>
          <table:table-cell/>
          <table:table-cell office:value-type="float" office:value="1443145115.56544" calcext:value-type="float">
            <text:p>1443145115.56544</text:p>
          </table:table-cell>
          <table:table-cell table:formula="of:=[.G275]-[.$B$2]" office:value-type="float" office:value="35.5652711391449" calcext:value-type="float">
            <text:p>35.5652711391</text:p>
          </table:table-cell>
          <table:table-cell table:formula="of:=[.C275]/([.H275]-[.H274])" office:value-type="float" office:value="108219.416121172" calcext:value-type="float">
            <text:p>108219.416121172</text:p>
          </table:table-cell>
          <table:table-cell table:formula="of:=[.G275]-[.$B275]" office:value-type="float" office:value="10.2558491230011" calcext:value-type="float">
            <text:p>10.25584912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5105.35087" calcext:value-type="float">
            <text:p>1443145105.35087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06953716278" calcext:value-type="float">
            <text:p>25.3506953716</text:p>
          </table:table-cell>
          <table:table-cell table:formula="of:=[.C276]/([.D276]-[.D275])" office:value-type="float" office:value="104668.010374726" calcext:value-type="float">
            <text:p>104668.010374726</text:p>
          </table:table-cell>
          <table:table-cell/>
          <table:table-cell office:value-type="float" office:value="1443145115.60532" calcext:value-type="float">
            <text:p>1443145115.60532</text:p>
          </table:table-cell>
          <table:table-cell table:formula="of:=[.G276]-[.$B$2]" office:value-type="float" office:value="35.6051454544067" calcext:value-type="float">
            <text:p>35.6051454544</text:p>
          </table:table-cell>
          <table:table-cell table:formula="of:=[.C276]/([.H276]-[.H275])" office:value-type="float" office:value="108340.418428055" calcext:value-type="float">
            <text:p>108340.418428055</text:p>
          </table:table-cell>
          <table:table-cell table:formula="of:=[.G276]-[.$B276]" office:value-type="float" office:value="10.2544500827789" calcext:value-type="float">
            <text:p>10.254450082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5105.3922" calcext:value-type="float">
            <text:p>1443145105.3922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2026424408" calcext:value-type="float">
            <text:p>25.3920264244</text:p>
          </table:table-cell>
          <table:table-cell table:formula="of:=[.C277]/([.D277]-[.D276])" office:value-type="float" office:value="104521.89599377" calcext:value-type="float">
            <text:p>104521.89599377</text:p>
          </table:table-cell>
          <table:table-cell/>
          <table:table-cell office:value-type="float" office:value="1443145115.64527" calcext:value-type="float">
            <text:p>1443145115.64527</text:p>
          </table:table-cell>
          <table:table-cell table:formula="of:=[.G277]-[.$B$2]" office:value-type="float" office:value="35.645094871521" calcext:value-type="float">
            <text:p>35.6450948715</text:p>
          </table:table-cell>
          <table:table-cell table:formula="of:=[.C277]/([.H277]-[.H276])" office:value-type="float" office:value="108136.746717594" calcext:value-type="float">
            <text:p>108136.746717594</text:p>
          </table:table-cell>
          <table:table-cell table:formula="of:=[.G277]-[.$B277]" office:value-type="float" office:value="10.253068447113" calcext:value-type="float">
            <text:p>10.253068447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5105.43349" calcext:value-type="float">
            <text:p>1443145105.43349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33226680756" calcext:value-type="float">
            <text:p>25.4333226681</text:p>
          </table:table-cell>
          <table:table-cell table:formula="of:=[.C278]/([.D278]-[.D277])" office:value-type="float" office:value="104609.998787592" calcext:value-type="float">
            <text:p>104609.998787592</text:p>
          </table:table-cell>
          <table:table-cell/>
          <table:table-cell office:value-type="float" office:value="1443145115.68519" calcext:value-type="float">
            <text:p>1443145115.68519</text:p>
          </table:table-cell>
          <table:table-cell table:formula="of:=[.G278]-[.$B$2]" office:value-type="float" office:value="35.6850192546844" calcext:value-type="float">
            <text:p>35.6850192547</text:p>
          </table:table-cell>
          <table:table-cell table:formula="of:=[.C278]/([.H278]-[.H277])" office:value-type="float" office:value="108204.552148338" calcext:value-type="float">
            <text:p>108204.552148338</text:p>
          </table:table-cell>
          <table:table-cell table:formula="of:=[.G278]-[.$B278]" office:value-type="float" office:value="10.2516965866089" calcext:value-type="float">
            <text:p>10.251696586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5105.47479" calcext:value-type="float">
            <text:p>1443145105.47479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46170043945" calcext:value-type="float">
            <text:p>25.4746170044</text:p>
          </table:table-cell>
          <table:table-cell table:formula="of:=[.C279]/([.D279]-[.D278])" office:value-type="float" office:value="104614.830630308" calcext:value-type="float">
            <text:p>104614.830630308</text:p>
          </table:table-cell>
          <table:table-cell/>
          <table:table-cell office:value-type="float" office:value="1443145115.72495" calcext:value-type="float">
            <text:p>1443145115.72495</text:p>
          </table:table-cell>
          <table:table-cell table:formula="of:=[.G279]-[.$B$2]" office:value-type="float" office:value="35.7247822284698" calcext:value-type="float">
            <text:p>35.7247822285</text:p>
          </table:table-cell>
          <table:table-cell table:formula="of:=[.C279]/([.H279]-[.H278])" office:value-type="float" office:value="108643.785631198" calcext:value-type="float">
            <text:p>108643.785631198</text:p>
          </table:table-cell>
          <table:table-cell table:formula="of:=[.G279]-[.$B279]" office:value-type="float" office:value="10.2501652240753" calcext:value-type="float">
            <text:p>10.250165224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5105.51609" calcext:value-type="float">
            <text:p>1443145105.51609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59130096436" calcext:value-type="float">
            <text:p>25.5159130096</text:p>
          </table:table-cell>
          <table:table-cell table:formula="of:=[.C280]/([.D280]-[.D279])" office:value-type="float" office:value="104610.602743522" calcext:value-type="float">
            <text:p>104610.602743522</text:p>
          </table:table-cell>
          <table:table-cell/>
          <table:table-cell office:value-type="float" office:value="1443145115.76482" calcext:value-type="float">
            <text:p>1443145115.76482</text:p>
          </table:table-cell>
          <table:table-cell table:formula="of:=[.G280]-[.$B$2]" office:value-type="float" office:value="35.7646436691284" calcext:value-type="float">
            <text:p>35.7646436691</text:p>
          </table:table-cell>
          <table:table-cell table:formula="of:=[.C280]/([.H280]-[.H279])" office:value-type="float" office:value="108375.410638132" calcext:value-type="float">
            <text:p>108375.410638132</text:p>
          </table:table-cell>
          <table:table-cell table:formula="of:=[.G280]-[.$B280]" office:value-type="float" office:value="10.2487306594849" calcext:value-type="float">
            <text:p>10.248730659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5105.55738" calcext:value-type="float">
            <text:p>1443145105.55738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72118759155" calcext:value-type="float">
            <text:p>25.5572118759</text:p>
          </table:table-cell>
          <table:table-cell table:formula="of:=[.C281]/([.D281]-[.D280])" office:value-type="float" office:value="104603.355732594" calcext:value-type="float">
            <text:p>104603.355732594</text:p>
          </table:table-cell>
          <table:table-cell/>
          <table:table-cell office:value-type="float" office:value="1443145115.80481" calcext:value-type="float">
            <text:p>1443145115.80481</text:p>
          </table:table-cell>
          <table:table-cell table:formula="of:=[.G281]-[.$B$2]" office:value-type="float" office:value="35.8046402931213" calcext:value-type="float">
            <text:p>35.8046402931</text:p>
          </table:table-cell>
          <table:table-cell table:formula="of:=[.C281]/([.H281]-[.H280])" office:value-type="float" office:value="108009.115988507" calcext:value-type="float">
            <text:p>108009.115988507</text:p>
          </table:table-cell>
          <table:table-cell table:formula="of:=[.G281]-[.$B281]" office:value-type="float" office:value="10.2474284172058" calcext:value-type="float">
            <text:p>10.2474284172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5105.59868" calcext:value-type="float">
            <text:p>1443145105.59868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8509311676" calcext:value-type="float">
            <text:p>25.5985093117</text:p>
          </table:table-cell>
          <table:table-cell table:formula="of:=[.C282]/([.D282]-[.D281])" office:value-type="float" office:value="104606.979112543" calcext:value-type="float">
            <text:p>104606.979112543</text:p>
          </table:table-cell>
          <table:table-cell/>
          <table:table-cell office:value-type="float" office:value="1443145115.8447" calcext:value-type="float">
            <text:p>1443145115.8447</text:p>
          </table:table-cell>
          <table:table-cell table:formula="of:=[.G282]-[.$B$2]" office:value-type="float" office:value="35.8445289134979" calcext:value-type="float">
            <text:p>35.8445289135</text:p>
          </table:table-cell>
          <table:table-cell table:formula="of:=[.C282]/([.H282]-[.H281])" office:value-type="float" office:value="108301.564687248" calcext:value-type="float">
            <text:p>108301.564687248</text:p>
          </table:table-cell>
          <table:table-cell table:formula="of:=[.G282]-[.$B282]" office:value-type="float" office:value="10.2460196018219" calcext:value-type="float">
            <text:p>10.246019601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5105.63997" calcext:value-type="float">
            <text:p>1443145105.63997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97995948792" calcext:value-type="float">
            <text:p>25.6397995949</text:p>
          </table:table-cell>
          <table:table-cell table:formula="of:=[.C283]/([.D283]-[.D282])" office:value-type="float" office:value="104625.099778271" calcext:value-type="float">
            <text:p>104625.099778271</text:p>
          </table:table-cell>
          <table:table-cell/>
          <table:table-cell office:value-type="float" office:value="1443145115.88457" calcext:value-type="float">
            <text:p>1443145115.88457</text:p>
          </table:table-cell>
          <table:table-cell table:formula="of:=[.G283]-[.$B$2]" office:value-type="float" office:value="35.8843939304352" calcext:value-type="float">
            <text:p>35.8843939304</text:p>
          </table:table-cell>
          <table:table-cell table:formula="of:=[.C283]/([.H283]-[.H282])" office:value-type="float" office:value="108365.68831262" calcext:value-type="float">
            <text:p>108365.68831262</text:p>
          </table:table-cell>
          <table:table-cell table:formula="of:=[.G283]-[.$B283]" office:value-type="float" office:value="10.244594335556" calcext:value-type="float">
            <text:p>10.244594335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5105.68127" calcext:value-type="float">
            <text:p>1443145105.68127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10936927795" calcext:value-type="float">
            <text:p>25.6810936928</text:p>
          </table:table-cell>
          <table:table-cell table:formula="of:=[.C284]/([.D284]-[.D283])" office:value-type="float" office:value="104615.434642032" calcext:value-type="float">
            <text:p>104615.434642032</text:p>
          </table:table-cell>
          <table:table-cell/>
          <table:table-cell office:value-type="float" office:value="1443145115.92446" calcext:value-type="float">
            <text:p>1443145115.92446</text:p>
          </table:table-cell>
          <table:table-cell table:formula="of:=[.G284]-[.$B$2]" office:value-type="float" office:value="35.9242875576019" calcext:value-type="float">
            <text:p>35.9242875576</text:p>
          </table:table-cell>
          <table:table-cell table:formula="of:=[.C284]/([.H284]-[.H283])" office:value-type="float" office:value="108287.972460945" calcext:value-type="float">
            <text:p>108287.972460945</text:p>
          </table:table-cell>
          <table:table-cell table:formula="of:=[.G284]-[.$B284]" office:value-type="float" office:value="10.2431938648224" calcext:value-type="float">
            <text:p>10.243193864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5105.72257" calcext:value-type="float">
            <text:p>1443145105.72257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23987579346" calcext:value-type="float">
            <text:p>25.7223987579</text:p>
          </table:table-cell>
          <table:table-cell table:formula="of:=[.C285]/([.D285]-[.D284])" office:value-type="float" office:value="104587.65731965" calcext:value-type="float">
            <text:p>104587.65731965</text:p>
          </table:table-cell>
          <table:table-cell/>
          <table:table-cell office:value-type="float" office:value="1443145115.96435" calcext:value-type="float">
            <text:p>1443145115.96435</text:p>
          </table:table-cell>
          <table:table-cell table:formula="of:=[.G285]-[.$B$2]" office:value-type="float" office:value="35.9641823768616" calcext:value-type="float">
            <text:p>35.9641823769</text:p>
          </table:table-cell>
          <table:table-cell table:formula="of:=[.C285]/([.H285]-[.H284])" office:value-type="float" office:value="108284.736719436" calcext:value-type="float">
            <text:p>108284.736719436</text:p>
          </table:table-cell>
          <table:table-cell table:formula="of:=[.G285]-[.$B285]" office:value-type="float" office:value="10.241783618927" calcext:value-type="float">
            <text:p>10.241783618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5105.76387" calcext:value-type="float">
            <text:p>1443145105.76387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36950016022" calcext:value-type="float">
            <text:p>25.7636950016</text:p>
          </table:table-cell>
          <table:table-cell table:formula="of:=[.C286]/([.D286]-[.D285])" office:value-type="float" office:value="104609.998787592" calcext:value-type="float">
            <text:p>104609.998787592</text:p>
          </table:table-cell>
          <table:table-cell/>
          <table:table-cell office:value-type="float" office:value="1443145116.00439" calcext:value-type="float">
            <text:p>1443145116.00439</text:p>
          </table:table-cell>
          <table:table-cell table:formula="of:=[.G286]-[.$B$2]" office:value-type="float" office:value="36.0042197704315" calcext:value-type="float">
            <text:p>36.0042197704</text:p>
          </table:table-cell>
          <table:table-cell table:formula="of:=[.C286]/([.H286]-[.H285])" office:value-type="float" office:value="107899.131656831" calcext:value-type="float">
            <text:p>107899.131656831</text:p>
          </table:table-cell>
          <table:table-cell table:formula="of:=[.G286]-[.$B286]" office:value-type="float" office:value="10.2405247688293" calcext:value-type="float">
            <text:p>10.240524768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5105.80514" calcext:value-type="float">
            <text:p>1443145105.80514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49657344818" calcext:value-type="float">
            <text:p>25.8049657345</text:p>
          </table:table-cell>
          <table:table-cell table:formula="of:=[.C287]/([.D287]-[.D286])" office:value-type="float" office:value="104674.66164458" calcext:value-type="float">
            <text:p>104674.66164458</text:p>
          </table:table-cell>
          <table:table-cell/>
          <table:table-cell office:value-type="float" office:value="1443145116.01657" calcext:value-type="float">
            <text:p>1443145116.01657</text:p>
          </table:table-cell>
          <table:table-cell table:formula="of:=[.G287]-[.$B$2]" office:value-type="float" office:value="36.0164005756378" calcext:value-type="float">
            <text:p>36.0164005756</text:p>
          </table:table-cell>
          <table:table-cell table:formula="of:=[.C287]/([.H287]-[.H286])" office:value-type="float" office:value="354656.357017029" calcext:value-type="float">
            <text:p>354656.357017029</text:p>
          </table:table-cell>
          <table:table-cell table:formula="of:=[.G287]-[.$B287]" office:value-type="float" office:value="10.211434841156" calcext:value-type="float">
            <text:p>10.211434841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5105.84642" calcext:value-type="float">
            <text:p>1443145105.84642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62514877319" calcext:value-type="float">
            <text:p>25.8462514877</text:p>
          </table:table-cell>
          <table:table-cell table:formula="of:=[.C288]/([.D288]-[.D287])" office:value-type="float" office:value="104636.579447348" calcext:value-type="float">
            <text:p>104636.579447348</text:p>
          </table:table-cell>
          <table:table-cell/>
          <table:table-cell office:value-type="float" office:value="1443145116.02874" calcext:value-type="float">
            <text:p>1443145116.02874</text:p>
          </table:table-cell>
          <table:table-cell table:formula="of:=[.G288]-[.$B$2]" office:value-type="float" office:value="36.0285708904266" calcext:value-type="float">
            <text:p>36.0285708904</text:p>
          </table:table-cell>
          <table:table-cell table:formula="of:=[.C288]/([.H288]-[.H287])" office:value-type="float" office:value="354962.059319046" calcext:value-type="float">
            <text:p>354962.059319046</text:p>
          </table:table-cell>
          <table:table-cell table:formula="of:=[.G288]-[.$B288]" office:value-type="float" office:value="10.1823194026947" calcext:value-type="float">
            <text:p>10.182319402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5105.8877" calcext:value-type="float">
            <text:p>1443145105.8877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75303268433" calcext:value-type="float">
            <text:p>25.8875303268</text:p>
          </table:table-cell>
          <table:table-cell table:formula="of:=[.C289]/([.D289]-[.D288])" office:value-type="float" office:value="104654.105905184" calcext:value-type="float">
            <text:p>104654.105905184</text:p>
          </table:table-cell>
          <table:table-cell/>
          <table:table-cell office:value-type="float" office:value="1443145116.0516" calcext:value-type="float">
            <text:p>1443145116.0516</text:p>
          </table:table-cell>
          <table:table-cell table:formula="of:=[.G289]-[.$B$2]" office:value-type="float" office:value="36.0514307022095" calcext:value-type="float">
            <text:p>36.0514307022</text:p>
          </table:table-cell>
          <table:table-cell table:formula="of:=[.C289]/([.H289]-[.H288])" office:value-type="float" office:value="188977.933897227" calcext:value-type="float">
            <text:p>188977.933897227</text:p>
          </table:table-cell>
          <table:table-cell table:formula="of:=[.G289]-[.$B289]" office:value-type="float" office:value="10.1639003753662" calcext:value-type="float">
            <text:p>10.16390037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5105.92897" calcext:value-type="float">
            <text:p>1443145105.92897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87939071655" calcext:value-type="float">
            <text:p>25.9287939072</text:p>
          </table:table-cell>
          <table:table-cell table:formula="of:=[.C290]/([.D290]-[.D289])" office:value-type="float" office:value="104692.805768697" calcext:value-type="float">
            <text:p>104692.805768697</text:p>
          </table:table-cell>
          <table:table-cell/>
          <table:table-cell office:value-type="float" office:value="1443145116.08822" calcext:value-type="float">
            <text:p>1443145116.08822</text:p>
          </table:table-cell>
          <table:table-cell table:formula="of:=[.G290]-[.$B$2]" office:value-type="float" office:value="36.0880477428436" calcext:value-type="float">
            <text:p>36.0880477428</text:p>
          </table:table-cell>
          <table:table-cell table:formula="of:=[.C290]/([.H290]-[.H289])" office:value-type="float" office:value="117977.85744516" calcext:value-type="float">
            <text:p>117977.85744516</text:p>
          </table:table-cell>
          <table:table-cell table:formula="of:=[.G290]-[.$B290]" office:value-type="float" office:value="10.1592538356781" calcext:value-type="float">
            <text:p>10.15925383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5105.97025" calcext:value-type="float">
            <text:p>1443145105.97025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700770378113" calcext:value-type="float">
            <text:p>25.9700770378</text:p>
          </table:table-cell>
          <table:table-cell table:formula="of:=[.C291]/([.D291]-[.D290])" office:value-type="float" office:value="104643.226723033" calcext:value-type="float">
            <text:p>104643.226723033</text:p>
          </table:table-cell>
          <table:table-cell/>
          <table:table-cell office:value-type="float" office:value="1443145116.12475" calcext:value-type="float">
            <text:p>1443145116.12475</text:p>
          </table:table-cell>
          <table:table-cell table:formula="of:=[.G291]-[.$B$2]" office:value-type="float" office:value="36.1245789527893" calcext:value-type="float">
            <text:p>36.1245789528</text:p>
          </table:table-cell>
          <table:table-cell table:formula="of:=[.C291]/([.H291]-[.H290])" office:value-type="float" office:value="118255.048393518" calcext:value-type="float">
            <text:p>118255.048393518</text:p>
          </table:table-cell>
          <table:table-cell table:formula="of:=[.G291]-[.$B291]" office:value-type="float" office:value="10.154501914978" calcext:value-type="float">
            <text:p>10.15450191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5106.01102" calcext:value-type="float">
            <text:p>1443145106.01102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08442306519" calcext:value-type="float">
            <text:p>26.0108442307</text:p>
          </table:table-cell>
          <table:table-cell table:formula="of:=[.C292]/([.D292]-[.D291])" office:value-type="float" office:value="105967.561143927" calcext:value-type="float">
            <text:p>105967.561143927</text:p>
          </table:table-cell>
          <table:table-cell/>
          <table:table-cell office:value-type="float" office:value="1443145116.16127" calcext:value-type="float">
            <text:p>1443145116.16127</text:p>
          </table:table-cell>
          <table:table-cell table:formula="of:=[.G292]-[.$B$2]" office:value-type="float" office:value="36.1611003875732" calcext:value-type="float">
            <text:p>36.1611003876</text:p>
          </table:table-cell>
          <table:table-cell table:formula="of:=[.C292]/([.H292]-[.H291])" office:value-type="float" office:value="118286.700003917" calcext:value-type="float">
            <text:p>118286.700003917</text:p>
          </table:table-cell>
          <table:table-cell table:formula="of:=[.G292]-[.$B292]" office:value-type="float" office:value="10.1502561569214" calcext:value-type="float">
            <text:p>10.150256156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5106.05044" calcext:value-type="float">
            <text:p>1443145106.05044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502696037292" calcext:value-type="float">
            <text:p>26.0502696037</text:p>
          </table:table-cell>
          <table:table-cell table:formula="of:=[.C293]/([.D293]-[.D292])" office:value-type="float" office:value="109574.105780046" calcext:value-type="float">
            <text:p>109574.105780046</text:p>
          </table:table-cell>
          <table:table-cell/>
          <table:table-cell office:value-type="float" office:value="1443145116.19785" calcext:value-type="float">
            <text:p>1443145116.19785</text:p>
          </table:table-cell>
          <table:table-cell table:formula="of:=[.G293]-[.$B$2]" office:value-type="float" office:value="36.1976809501648" calcext:value-type="float">
            <text:p>36.1976809502</text:p>
          </table:table-cell>
          <table:table-cell table:formula="of:=[.C293]/([.H293]-[.H292])" office:value-type="float" office:value="118095.504660106" calcext:value-type="float">
            <text:p>118095.504660106</text:p>
          </table:table-cell>
          <table:table-cell table:formula="of:=[.G293]-[.$B293]" office:value-type="float" office:value="10.1474113464355" calcext:value-type="float">
            <text:p>10.147411346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5106.08986" calcext:value-type="float">
            <text:p>1443145106.08986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96902084351" calcext:value-type="float">
            <text:p>26.0896902084</text:p>
          </table:table-cell>
          <table:table-cell table:formula="of:=[.C294]/([.D294]-[.D293])" office:value-type="float" office:value="109587.360017418" calcext:value-type="float">
            <text:p>109587.360017418</text:p>
          </table:table-cell>
          <table:table-cell/>
          <table:table-cell office:value-type="float" office:value="1443145116.23441" calcext:value-type="float">
            <text:p>1443145116.23441</text:p>
          </table:table-cell>
          <table:table-cell table:formula="of:=[.G294]-[.$B$2]" office:value-type="float" office:value="36.2342348098755" calcext:value-type="float">
            <text:p>36.2342348099</text:p>
          </table:table-cell>
          <table:table-cell table:formula="of:=[.C294]/([.H294]-[.H293])" office:value-type="float" office:value="118181.774351348" calcext:value-type="float">
            <text:p>118181.774351348</text:p>
          </table:table-cell>
          <table:table-cell table:formula="of:=[.G294]-[.$B294]" office:value-type="float" office:value="10.1445446014404" calcext:value-type="float">
            <text:p>10.144544601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5106.12927" calcext:value-type="float">
            <text:p>1443145106.12927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91024684906" calcext:value-type="float">
            <text:p>26.1291024685</text:p>
          </table:table-cell>
          <table:table-cell table:formula="of:=[.C295]/([.D295]-[.D294])" office:value-type="float" office:value="109610.5626501" calcext:value-type="float">
            <text:p>109610.5626501</text:p>
          </table:table-cell>
          <table:table-cell/>
          <table:table-cell office:value-type="float" office:value="1443145116.27105" calcext:value-type="float">
            <text:p>1443145116.27105</text:p>
          </table:table-cell>
          <table:table-cell table:formula="of:=[.G295]-[.$B$2]" office:value-type="float" office:value="36.2708728313446" calcext:value-type="float">
            <text:p>36.2708728313</text:p>
          </table:table-cell>
          <table:table-cell table:formula="of:=[.C295]/([.H295]-[.H294])" office:value-type="float" office:value="117910.297193355" calcext:value-type="float">
            <text:p>117910.297193355</text:p>
          </table:table-cell>
          <table:table-cell table:formula="of:=[.G295]-[.$B295]" office:value-type="float" office:value="10.141770362854" calcext:value-type="float">
            <text:p>10.141770362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5106.16881" calcext:value-type="float">
            <text:p>1443145106.16881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863489151" calcext:value-type="float">
            <text:p>26.1686348915</text:p>
          </table:table-cell>
          <table:table-cell table:formula="of:=[.C296]/([.D296]-[.D295])" office:value-type="float" office:value="109277.389799229" calcext:value-type="float">
            <text:p>109277.389799229</text:p>
          </table:table-cell>
          <table:table-cell/>
          <table:table-cell office:value-type="float" office:value="1443145116.30759" calcext:value-type="float">
            <text:p>1443145116.30759</text:p>
          </table:table-cell>
          <table:table-cell table:formula="of:=[.G296]-[.$B$2]" office:value-type="float" office:value="36.3074223995209" calcext:value-type="float">
            <text:p>36.3074223995</text:p>
          </table:table-cell>
          <table:table-cell table:formula="of:=[.C296]/([.H296]-[.H295])" office:value-type="float" office:value="118195.650880626" calcext:value-type="float">
            <text:p>118195.650880626</text:p>
          </table:table-cell>
          <table:table-cell table:formula="of:=[.G296]-[.$B296]" office:value-type="float" office:value="10.1387875080109" calcext:value-type="float">
            <text:p>10.138787508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5106.20822" calcext:value-type="float">
            <text:p>1443145106.20822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80478668213" calcext:value-type="float">
            <text:p>26.2080478668</text:p>
          </table:table-cell>
          <table:table-cell table:formula="of:=[.C297]/([.D297]-[.D296])" office:value-type="float" office:value="109608.57346803" calcext:value-type="float">
            <text:p>109608.57346803</text:p>
          </table:table-cell>
          <table:table-cell/>
          <table:table-cell office:value-type="float" office:value="1443145116.34416" calcext:value-type="float">
            <text:p>1443145116.34416</text:p>
          </table:table-cell>
          <table:table-cell table:formula="of:=[.G297]-[.$B$2]" office:value-type="float" office:value="36.3439838886261" calcext:value-type="float">
            <text:p>36.3439838886</text:p>
          </table:table-cell>
          <table:table-cell table:formula="of:=[.C297]/([.H297]-[.H296])" office:value-type="float" office:value="118157.113009456" calcext:value-type="float">
            <text:p>118157.113009456</text:p>
          </table:table-cell>
          <table:table-cell table:formula="of:=[.G297]-[.$B297]" office:value-type="float" office:value="10.1359360218048" calcext:value-type="float">
            <text:p>10.135936021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5106.24765" calcext:value-type="float">
            <text:p>1443145106.24765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74749088287" calcext:value-type="float">
            <text:p>26.2474749088</text:p>
          </table:table-cell>
          <table:table-cell table:formula="of:=[.C298]/([.D298]-[.D297])" office:value-type="float" office:value="109569.467554378" calcext:value-type="float">
            <text:p>109569.467554378</text:p>
          </table:table-cell>
          <table:table-cell/>
          <table:table-cell office:value-type="float" office:value="1443145116.38069" calcext:value-type="float">
            <text:p>1443145116.38069</text:p>
          </table:table-cell>
          <table:table-cell table:formula="of:=[.G298]-[.$B$2]" office:value-type="float" office:value="36.3805210590363" calcext:value-type="float">
            <text:p>36.380521059</text:p>
          </table:table-cell>
          <table:table-cell table:formula="of:=[.C298]/([.H298]-[.H297])" office:value-type="float" office:value="118235.756942994" calcext:value-type="float">
            <text:p>118235.756942994</text:p>
          </table:table-cell>
          <table:table-cell table:formula="of:=[.G298]-[.$B298]" office:value-type="float" office:value="10.1330461502075" calcext:value-type="float">
            <text:p>10.133046150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5106.28707" calcext:value-type="float">
            <text:p>1443145106.28707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68933677673" calcext:value-type="float">
            <text:p>26.2868933678</text:p>
          </table:table-cell>
          <table:table-cell table:formula="of:=[.C299]/([.D299]-[.D298])" office:value-type="float" office:value="109593.325470414" calcext:value-type="float">
            <text:p>109593.325470414</text:p>
          </table:table-cell>
          <table:table-cell/>
          <table:table-cell office:value-type="float" office:value="1443145116.41739" calcext:value-type="float">
            <text:p>1443145116.41739</text:p>
          </table:table-cell>
          <table:table-cell table:formula="of:=[.G299]-[.$B$2]" office:value-type="float" office:value="36.4172205924988" calcext:value-type="float">
            <text:p>36.4172205925</text:p>
          </table:table-cell>
          <table:table-cell table:formula="of:=[.C299]/([.H299]-[.H298])" office:value-type="float" office:value="117712.668048256" calcext:value-type="float">
            <text:p>117712.668048256</text:p>
          </table:table-cell>
          <table:table-cell table:formula="of:=[.G299]-[.$B299]" office:value-type="float" office:value="10.1303272247314" calcext:value-type="float">
            <text:p>10.130327224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5106.32648" calcext:value-type="float">
            <text:p>1443145106.32648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63084888458" calcext:value-type="float">
            <text:p>26.3263084888</text:p>
          </table:table-cell>
          <table:table-cell table:formula="of:=[.C300]/([.D300]-[.D299])" office:value-type="float" office:value="109602.606354986" calcext:value-type="float">
            <text:p>109602.606354986</text:p>
          </table:table-cell>
          <table:table-cell/>
          <table:table-cell office:value-type="float" office:value="1443145116.45397" calcext:value-type="float">
            <text:p>1443145116.45397</text:p>
          </table:table-cell>
          <table:table-cell table:formula="of:=[.G300]-[.$B$2]" office:value-type="float" office:value="36.4537999629974" calcext:value-type="float">
            <text:p>36.453799963</text:p>
          </table:table-cell>
          <table:table-cell table:formula="of:=[.C300]/([.H300]-[.H299])" office:value-type="float" office:value="118099.353299658" calcext:value-type="float">
            <text:p>118099.353299658</text:p>
          </table:table-cell>
          <table:table-cell table:formula="of:=[.G300]-[.$B300]" office:value-type="float" office:value="10.1274914741516" calcext:value-type="float">
            <text:p>10.127491474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5106.3659" calcext:value-type="float">
            <text:p>1443145106.3659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57259941101" calcext:value-type="float">
            <text:p>26.3657259941</text:p>
          </table:table-cell>
          <table:table-cell table:formula="of:=[.C301]/([.D301]-[.D300])" office:value-type="float" office:value="109595.976991332" calcext:value-type="float">
            <text:p>109595.976991332</text:p>
          </table:table-cell>
          <table:table-cell/>
          <table:table-cell office:value-type="float" office:value="1443145116.49044" calcext:value-type="float">
            <text:p>1443145116.49044</text:p>
          </table:table-cell>
          <table:table-cell table:formula="of:=[.G301]-[.$B$2]" office:value-type="float" office:value="36.4902651309967" calcext:value-type="float">
            <text:p>36.490265131</text:p>
          </table:table-cell>
          <table:table-cell table:formula="of:=[.C301]/([.H301]-[.H300])" office:value-type="float" office:value="118469.219724609" calcext:value-type="float">
            <text:p>118469.219724609</text:p>
          </table:table-cell>
          <table:table-cell table:formula="of:=[.G301]-[.$B301]" office:value-type="float" office:value="10.1245391368866" calcext:value-type="float">
            <text:p>10.124539136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5106.4053" calcext:value-type="float">
            <text:p>1443145106.4053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51311016083" calcext:value-type="float">
            <text:p>26.4051311016</text:p>
          </table:table-cell>
          <table:table-cell table:formula="of:=[.C302]/([.D302]-[.D301])" office:value-type="float" office:value="109630.458442494" calcext:value-type="float">
            <text:p>109630.458442494</text:p>
          </table:table-cell>
          <table:table-cell/>
          <table:table-cell office:value-type="float" office:value="1443145116.52698" calcext:value-type="float">
            <text:p>1443145116.52698</text:p>
          </table:table-cell>
          <table:table-cell table:formula="of:=[.G302]-[.$B$2]" office:value-type="float" office:value="36.5268061161041" calcext:value-type="float">
            <text:p>36.5268061161</text:p>
          </table:table-cell>
          <table:table-cell table:formula="of:=[.C302]/([.H302]-[.H301])" office:value-type="float" office:value="118223.413717507" calcext:value-type="float">
            <text:p>118223.413717507</text:p>
          </table:table-cell>
          <table:table-cell table:formula="of:=[.G302]-[.$B302]" office:value-type="float" office:value="10.1216750144959" calcext:value-type="float">
            <text:p>10.121675014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5106.44471" calcext:value-type="float">
            <text:p>1443145106.44471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45385932922" calcext:value-type="float">
            <text:p>26.4445385933</text:p>
          </table:table-cell>
          <table:table-cell table:formula="of:=[.C303]/([.D303]-[.D302])" office:value-type="float" office:value="109623.825709221" calcext:value-type="float">
            <text:p>109623.825709221</text:p>
          </table:table-cell>
          <table:table-cell/>
          <table:table-cell office:value-type="float" office:value="1443145116.56351" calcext:value-type="float">
            <text:p>1443145116.56351</text:p>
          </table:table-cell>
          <table:table-cell table:formula="of:=[.G303]-[.$B$2]" office:value-type="float" office:value="36.5633411407471" calcext:value-type="float">
            <text:p>36.5633411407</text:p>
          </table:table-cell>
          <table:table-cell table:formula="of:=[.C303]/([.H303]-[.H302])" office:value-type="float" office:value="118242.701140049" calcext:value-type="float">
            <text:p>118242.701140049</text:p>
          </table:table-cell>
          <table:table-cell table:formula="of:=[.G303]-[.$B303]" office:value-type="float" office:value="10.1188025474548" calcext:value-type="float">
            <text:p>10.1188025475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5106.48415" calcext:value-type="float">
            <text:p>1443145106.48415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39735031128" calcext:value-type="float">
            <text:p>26.4839735031</text:p>
          </table:table-cell>
          <table:table-cell table:formula="of:=[.C304]/([.D304]-[.D303])" office:value-type="float" office:value="109547.606921319" calcext:value-type="float">
            <text:p>109547.606921319</text:p>
          </table:table-cell>
          <table:table-cell/>
          <table:table-cell office:value-type="float" office:value="1443145116.60009" calcext:value-type="float">
            <text:p>1443145116.60009</text:p>
          </table:table-cell>
          <table:table-cell table:formula="of:=[.G304]-[.$B$2]" office:value-type="float" office:value="36.5999221801758" calcext:value-type="float">
            <text:p>36.5999221802</text:p>
          </table:table-cell>
          <table:table-cell table:formula="of:=[.C304]/([.H304]-[.H303])" office:value-type="float" office:value="118093.965274519" calcext:value-type="float">
            <text:p>118093.965274519</text:p>
          </table:table-cell>
          <table:table-cell table:formula="of:=[.G304]-[.$B304]" office:value-type="float" office:value="10.115948677063" calcext:value-type="float">
            <text:p>10.115948677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5106.52356" calcext:value-type="float">
            <text:p>1443145106.52356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33874320984" calcext:value-type="float">
            <text:p>26.5233874321</text:p>
          </table:table-cell>
          <table:table-cell table:formula="of:=[.C305]/([.D305]-[.D304])" office:value-type="float" office:value="109605.921337576" calcext:value-type="float">
            <text:p>109605.921337576</text:p>
          </table:table-cell>
          <table:table-cell/>
          <table:table-cell office:value-type="float" office:value="1443145116.63677" calcext:value-type="float">
            <text:p>1443145116.63677</text:p>
          </table:table-cell>
          <table:table-cell table:formula="of:=[.G305]-[.$B$2]" office:value-type="float" office:value="36.6366016864777" calcext:value-type="float">
            <text:p>36.6366016865</text:p>
          </table:table-cell>
          <table:table-cell table:formula="of:=[.C305]/([.H305]-[.H304])" office:value-type="float" office:value="117776.939647047" calcext:value-type="float">
            <text:p>117776.939647047</text:p>
          </table:table-cell>
          <table:table-cell table:formula="of:=[.G305]-[.$B305]" office:value-type="float" office:value="10.1132142543793" calcext:value-type="float">
            <text:p>10.113214254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5106.563" calcext:value-type="float">
            <text:p>1443145106.563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28287792206" calcext:value-type="float">
            <text:p>26.5628287792</text:p>
          </table:table-cell>
          <table:table-cell table:formula="of:=[.C306]/([.D306]-[.D305])" office:value-type="float" office:value="109529.727435939" calcext:value-type="float">
            <text:p>109529.727435939</text:p>
          </table:table-cell>
          <table:table-cell/>
          <table:table-cell office:value-type="float" office:value="1443145116.67326" calcext:value-type="float">
            <text:p>1443145116.67326</text:p>
          </table:table-cell>
          <table:table-cell table:formula="of:=[.G306]-[.$B$2]" office:value-type="float" office:value="36.6730895042419" calcext:value-type="float">
            <text:p>36.6730895042</text:p>
          </table:table-cell>
          <table:table-cell table:formula="of:=[.C306]/([.H306]-[.H305])" office:value-type="float" office:value="118395.680111865" calcext:value-type="float">
            <text:p>118395.680111865</text:p>
          </table:table-cell>
          <table:table-cell table:formula="of:=[.G306]-[.$B306]" office:value-type="float" office:value="10.1102607250214" calcext:value-type="float">
            <text:p>10.11026072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5106.60242" calcext:value-type="float">
            <text:p>1443145106.60242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22469997406" calcext:value-type="float">
            <text:p>26.6022469997</text:p>
          </table:table-cell>
          <table:table-cell table:formula="of:=[.C307]/([.D307]-[.D306])" office:value-type="float" office:value="109593.988338616" calcext:value-type="float">
            <text:p>109593.988338616</text:p>
          </table:table-cell>
          <table:table-cell/>
          <table:table-cell office:value-type="float" office:value="1443145116.7098" calcext:value-type="float">
            <text:p>1443145116.7098</text:p>
          </table:table-cell>
          <table:table-cell table:formula="of:=[.G307]-[.$B$2]" office:value-type="float" office:value="36.709632396698" calcext:value-type="float">
            <text:p>36.7096323967</text:p>
          </table:table-cell>
          <table:table-cell table:formula="of:=[.C307]/([.H307]-[.H306])" office:value-type="float" office:value="118217.243071142" calcext:value-type="float">
            <text:p>118217.243071142</text:p>
          </table:table-cell>
          <table:table-cell table:formula="of:=[.G307]-[.$B307]" office:value-type="float" office:value="10.1073853969574" calcext:value-type="float">
            <text:p>10.10738539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5106.64183" calcext:value-type="float">
            <text:p>1443145106.64183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16618824005" calcext:value-type="float">
            <text:p>26.6416618824</text:p>
          </table:table-cell>
          <table:table-cell table:formula="of:=[.C308]/([.D308]-[.D307])" office:value-type="float" office:value="109603.269335463" calcext:value-type="float">
            <text:p>109603.269335463</text:p>
          </table:table-cell>
          <table:table-cell/>
          <table:table-cell office:value-type="float" office:value="1443145116.7464" calcext:value-type="float">
            <text:p>1443145116.7464</text:p>
          </table:table-cell>
          <table:table-cell table:formula="of:=[.G308]-[.$B$2]" office:value-type="float" office:value="36.7462291717529" calcext:value-type="float">
            <text:p>36.7462291718</text:p>
          </table:table-cell>
          <table:table-cell table:formula="of:=[.C308]/([.H308]-[.H307])" office:value-type="float" office:value="118043.188054567" calcext:value-type="float">
            <text:p>118043.188054567</text:p>
          </table:table-cell>
          <table:table-cell table:formula="of:=[.G308]-[.$B308]" office:value-type="float" office:value="10.1045672893524" calcext:value-type="float">
            <text:p>10.104567289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5106.68125" calcext:value-type="float">
            <text:p>1443145106.68125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10793876648" calcext:value-type="float">
            <text:p>26.6810793877</text:p>
          </table:table-cell>
          <table:table-cell table:formula="of:=[.C309]/([.D309]-[.D308])" office:value-type="float" office:value="109595.976991332" calcext:value-type="float">
            <text:p>109595.976991332</text:p>
          </table:table-cell>
          <table:table-cell/>
          <table:table-cell office:value-type="float" office:value="1443145116.7829" calcext:value-type="float">
            <text:p>1443145116.7829</text:p>
          </table:table-cell>
          <table:table-cell table:formula="of:=[.G309]-[.$B$2]" office:value-type="float" office:value="36.7827303409576" calcext:value-type="float">
            <text:p>36.782730341</text:p>
          </table:table-cell>
          <table:table-cell table:formula="of:=[.C309]/([.H309]-[.H308])" office:value-type="float" office:value="118352.373201304" calcext:value-type="float">
            <text:p>118352.373201304</text:p>
          </table:table-cell>
          <table:table-cell table:formula="of:=[.G309]-[.$B309]" office:value-type="float" office:value="10.1016509532928" calcext:value-type="float">
            <text:p>10.101650953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5106.72068" calcext:value-type="float">
            <text:p>1443145106.72068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20507144928" calcext:value-type="float">
            <text:p>26.7205071449</text:p>
          </table:table-cell>
          <table:table-cell table:formula="of:=[.C310]/([.D310]-[.D309])" office:value-type="float" office:value="109567.47986358" calcext:value-type="float">
            <text:p>109567.47986358</text:p>
          </table:table-cell>
          <table:table-cell/>
          <table:table-cell office:value-type="float" office:value="1443145116.81954" calcext:value-type="float">
            <text:p>1443145116.81954</text:p>
          </table:table-cell>
          <table:table-cell table:formula="of:=[.G310]-[.$B$2]" office:value-type="float" office:value="36.8193678855896" calcext:value-type="float">
            <text:p>36.8193678856</text:p>
          </table:table-cell>
          <table:table-cell table:formula="of:=[.C310]/([.H310]-[.H309])" office:value-type="float" office:value="117911.831794311" calcext:value-type="float">
            <text:p>117911.831794311</text:p>
          </table:table-cell>
          <table:table-cell table:formula="of:=[.G310]-[.$B310]" office:value-type="float" office:value="10.0988607406616" calcext:value-type="float">
            <text:p>10.098860740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5106.76008" calcext:value-type="float">
            <text:p>1443145106.76008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99036693573" calcext:value-type="float">
            <text:p>26.7599036694</text:p>
          </table:table-cell>
          <table:table-cell table:formula="of:=[.C311]/([.D311]-[.D310])" office:value-type="float" office:value="109654.342929418" calcext:value-type="float">
            <text:p>109654.342929418</text:p>
          </table:table-cell>
          <table:table-cell/>
          <table:table-cell office:value-type="float" office:value="1443145116.85612" calcext:value-type="float">
            <text:p>1443145116.85612</text:p>
          </table:table-cell>
          <table:table-cell table:formula="of:=[.G311]-[.$B$2]" office:value-type="float" office:value="36.8559443950653" calcext:value-type="float">
            <text:p>36.8559443951</text:p>
          </table:table-cell>
          <table:table-cell table:formula="of:=[.C311]/([.H311]-[.H310])" office:value-type="float" office:value="118108.591058124" calcext:value-type="float">
            <text:p>118108.591058124</text:p>
          </table:table-cell>
          <table:table-cell table:formula="of:=[.G311]-[.$B311]" office:value-type="float" office:value="10.096040725708" calcext:value-type="float">
            <text:p>10.096040725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5106.7995" calcext:value-type="float">
            <text:p>1443145106.7995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93264198303" calcext:value-type="float">
            <text:p>26.7993264198</text:p>
          </table:table-cell>
          <table:table-cell table:formula="of:=[.C312]/([.D312]-[.D311])" office:value-type="float" office:value="109581.395213818" calcext:value-type="float">
            <text:p>109581.395213818</text:p>
          </table:table-cell>
          <table:table-cell/>
          <table:table-cell office:value-type="float" office:value="1443145116.8927" calcext:value-type="float">
            <text:p>1443145116.8927</text:p>
          </table:table-cell>
          <table:table-cell table:formula="of:=[.G312]-[.$B$2]" office:value-type="float" office:value="36.8925292491913" calcext:value-type="float">
            <text:p>36.8925292492</text:p>
          </table:table-cell>
          <table:table-cell table:formula="of:=[.C312]/([.H312]-[.H311])" office:value-type="float" office:value="118081.65163443" calcext:value-type="float">
            <text:p>118081.65163443</text:p>
          </table:table-cell>
          <table:table-cell table:formula="of:=[.G312]-[.$B312]" office:value-type="float" office:value="10.093202829361" calcext:value-type="float">
            <text:p>10.093202829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5106.839" calcext:value-type="float">
            <text:p>1443145106.839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88285636902" calcext:value-type="float">
            <text:p>26.8388285637</text:p>
          </table:table-cell>
          <table:table-cell table:formula="of:=[.C313]/([.D313]-[.D312])" office:value-type="float" office:value="109361.153038314" calcext:value-type="float">
            <text:p>109361.153038314</text:p>
          </table:table-cell>
          <table:table-cell/>
          <table:table-cell office:value-type="float" office:value="1443145116.92917" calcext:value-type="float">
            <text:p>1443145116.92917</text:p>
          </table:table-cell>
          <table:table-cell table:formula="of:=[.G313]-[.$B$2]" office:value-type="float" office:value="36.9290013313293" calcext:value-type="float">
            <text:p>36.9290013313</text:p>
          </table:table-cell>
          <table:table-cell table:formula="of:=[.C313]/([.H313]-[.H312])" office:value-type="float" office:value="118446.761104756" calcext:value-type="float">
            <text:p>118446.761104756</text:p>
          </table:table-cell>
          <table:table-cell table:formula="of:=[.G313]-[.$B313]" office:value-type="float" office:value="10.0901727676392" calcext:value-type="float">
            <text:p>10.090172767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5106.87843" calcext:value-type="float">
            <text:p>1443145106.87843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82539367676" calcext:value-type="float">
            <text:p>26.8782539368</text:p>
          </table:table-cell>
          <table:table-cell table:formula="of:=[.C314]/([.D314]-[.D313])" office:value-type="float" office:value="109574.105780046" calcext:value-type="float">
            <text:p>109574.105780046</text:p>
          </table:table-cell>
          <table:table-cell/>
          <table:table-cell office:value-type="float" office:value="1443145116.96578" calcext:value-type="float">
            <text:p>1443145116.96578</text:p>
          </table:table-cell>
          <table:table-cell table:formula="of:=[.G314]-[.$B$2]" office:value-type="float" office:value="36.9656074047089" calcext:value-type="float">
            <text:p>36.9656074047</text:p>
          </table:table-cell>
          <table:table-cell table:formula="of:=[.C314]/([.H314]-[.H313])" office:value-type="float" office:value="118013.203853143" calcext:value-type="float">
            <text:p>118013.203853143</text:p>
          </table:table-cell>
          <table:table-cell table:formula="of:=[.G314]-[.$B314]" office:value-type="float" office:value="10.0873534679413" calcext:value-type="float">
            <text:p>10.087353467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5106.91785" calcext:value-type="float">
            <text:p>1443145106.91785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76797866821" calcext:value-type="float">
            <text:p>26.9176797867</text:p>
          </table:table-cell>
          <table:table-cell table:formula="of:=[.C315]/([.D315]-[.D314])" office:value-type="float" office:value="109572.780532643" calcext:value-type="float">
            <text:p>109572.780532643</text:p>
          </table:table-cell>
          <table:table-cell/>
          <table:table-cell office:value-type="float" office:value="1443145117.0023" calcext:value-type="float">
            <text:p>1443145117.0023</text:p>
          </table:table-cell>
          <table:table-cell table:formula="of:=[.G315]-[.$B$2]" office:value-type="float" office:value="37.0021321773529" calcext:value-type="float">
            <text:p>37.0021321774</text:p>
          </table:table-cell>
          <table:table-cell table:formula="of:=[.C315]/([.H315]-[.H314])" office:value-type="float" office:value="118275.890232121" calcext:value-type="float">
            <text:p>118275.890232121</text:p>
          </table:table-cell>
          <table:table-cell table:formula="of:=[.G315]-[.$B315]" office:value-type="float" office:value="10.0844523906708" calcext:value-type="float">
            <text:p>10.084452390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5106.95727" calcext:value-type="float">
            <text:p>1443145106.95727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70977687836" calcext:value-type="float">
            <text:p>26.9570977688</text:p>
          </table:table-cell>
          <table:table-cell table:formula="of:=[.C316]/([.D316]-[.D315])" office:value-type="float" office:value="109594.651214836" calcext:value-type="float">
            <text:p>109594.651214836</text:p>
          </table:table-cell>
          <table:table-cell/>
          <table:table-cell office:value-type="float" office:value="1443145120.01817" calcext:value-type="float">
            <text:p>1443145120.01817</text:p>
          </table:table-cell>
          <table:table-cell table:formula="of:=[.G316]-[.$B$2]" office:value-type="float" office:value="40.0179986953735" calcext:value-type="float">
            <text:p>40.0179986954</text:p>
          </table:table-cell>
          <table:table-cell table:formula="of:=[.C316]/([.H316]-[.H315])" office:value-type="float" office:value="1432.42413886252" calcext:value-type="float">
            <text:p>1432.4241388625</text:p>
          </table:table-cell>
          <table:table-cell table:formula="of:=[.G316]-[.$B316]" office:value-type="float" office:value="13.06090092659" calcext:value-type="float">
            <text:p>13.060900926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5106.99668" calcext:value-type="float">
            <text:p>1443145106.99668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65074062347" calcext:value-type="float">
            <text:p>26.9965074062</text:p>
          </table:table-cell>
          <table:table-cell table:formula="of:=[.C317]/([.D317]-[.D316])" office:value-type="float" office:value="109617.856935437" calcext:value-type="float">
            <text:p>109617.856935437</text:p>
          </table:table-cell>
          <table:table-cell/>
          <table:table-cell office:value-type="float" office:value="1443145120.03632" calcext:value-type="float">
            <text:p>1443145120.03632</text:p>
          </table:table-cell>
          <table:table-cell table:formula="of:=[.G317]-[.$B$2]" office:value-type="float" office:value="40.0361478328705" calcext:value-type="float">
            <text:p>40.0361478329</text:p>
          </table:table-cell>
          <table:table-cell table:formula="of:=[.C317]/([.H317]-[.H316])" office:value-type="float" office:value="238027.840205982" calcext:value-type="float">
            <text:p>238027.840205982</text:p>
          </table:table-cell>
          <table:table-cell table:formula="of:=[.G317]-[.$B317]" office:value-type="float" office:value="13.0396404266357" calcext:value-type="float">
            <text:p>13.039640426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5120.04958" calcext:value-type="float">
            <text:p>1443145120.04958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94110584259" calcext:value-type="float">
            <text:p>40.0494110584</text:p>
          </table:table-cell>
          <table:table-cell table:formula="of:=[.C318]/([.D318]-[.D317])" office:value-type="float" office:value="330.960843281396" calcext:value-type="float">
            <text:p>330.9608432814</text:p>
          </table:table-cell>
          <table:table-cell/>
          <table:table-cell office:value-type="float" office:value="1443145120.24008" calcext:value-type="float">
            <text:p>1443145120.24008</text:p>
          </table:table-cell>
          <table:table-cell table:formula="of:=[.G318]-[.$B$2]" office:value-type="float" office:value="40.239910364151" calcext:value-type="float">
            <text:p>40.2399103642</text:p>
          </table:table-cell>
          <table:table-cell table:formula="of:=[.C318]/([.H318]-[.H317])" office:value-type="float" office:value="21201.1500487924" calcext:value-type="float">
            <text:p>21201.1500487924</text:p>
          </table:table-cell>
          <table:table-cell table:formula="of:=[.G318]-[.$B318]" office:value-type="float" office:value="0.190499305725098" calcext:value-type="float">
            <text:p>0.190499305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5120.10373" calcext:value-type="float">
            <text:p>1443145120.10373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35614013672" calcext:value-type="float">
            <text:p>40.1035614014</text:p>
          </table:table-cell>
          <table:table-cell table:formula="of:=[.C319]/([.D319]-[.D318])" office:value-type="float" office:value="79777.8881046834" calcext:value-type="float">
            <text:p>79777.8881046834</text:p>
          </table:table-cell>
          <table:table-cell/>
          <table:table-cell office:value-type="float" office:value="1443145120.29417" calcext:value-type="float">
            <text:p>1443145120.29417</text:p>
          </table:table-cell>
          <table:table-cell table:formula="of:=[.G319]-[.$B$2]" office:value-type="float" office:value="40.2940006256104" calcext:value-type="float">
            <text:p>40.2940006256</text:p>
          </table:table-cell>
          <table:table-cell table:formula="of:=[.C319]/([.H319]-[.H318])" office:value-type="float" office:value="79866.5024617514" calcext:value-type="float">
            <text:p>79866.5024617514</text:p>
          </table:table-cell>
          <table:table-cell table:formula="of:=[.G319]-[.$B319]" office:value-type="float" office:value="0.190439224243164" calcext:value-type="float">
            <text:p>0.190439224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5120.15788" calcext:value-type="float">
            <text:p>1443145120.15788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77081680298" calcext:value-type="float">
            <text:p>40.157708168</text:p>
          </table:table-cell>
          <table:table-cell table:formula="of:=[.C320]/([.D320]-[.D319])" office:value-type="float" office:value="79783.1572643852" calcext:value-type="float">
            <text:p>79783.1572643852</text:p>
          </table:table-cell>
          <table:table-cell/>
          <table:table-cell office:value-type="float" office:value="1443145120.40252" calcext:value-type="float">
            <text:p>1443145120.40252</text:p>
          </table:table-cell>
          <table:table-cell table:formula="of:=[.G320]-[.$B$2]" office:value-type="float" office:value="40.4023439884186" calcext:value-type="float">
            <text:p>40.4023439884</text:p>
          </table:table-cell>
          <table:table-cell table:formula="of:=[.C320]/([.H320]-[.H319])" office:value-type="float" office:value="39873.2316223799" calcext:value-type="float">
            <text:p>39873.2316223799</text:p>
          </table:table-cell>
          <table:table-cell table:formula="of:=[.G320]-[.$B320]" office:value-type="float" office:value="0.244635820388794" calcext:value-type="float">
            <text:p>0.244635820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5120.21202" calcext:value-type="float">
            <text:p>1443145120.21202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18484973907" calcext:value-type="float">
            <text:p>40.2118484974</text:p>
          </table:table-cell>
          <table:table-cell table:formula="of:=[.C321]/([.D321]-[.D320])" office:value-type="float" office:value="79792.6435060617" calcext:value-type="float">
            <text:p>79792.6435060617</text:p>
          </table:table-cell>
          <table:table-cell/>
          <table:table-cell office:value-type="float" office:value="1443145120.88978" calcext:value-type="float">
            <text:p>1443145120.88978</text:p>
          </table:table-cell>
          <table:table-cell table:formula="of:=[.G321]-[.$B$2]" office:value-type="float" office:value="40.8896119594574" calcext:value-type="float">
            <text:p>40.8896119595</text:p>
          </table:table-cell>
          <table:table-cell table:formula="of:=[.C321]/([.H321]-[.H320])" office:value-type="float" office:value="8865.75817981651" calcext:value-type="float">
            <text:p>8865.7581798165</text:p>
          </table:table-cell>
          <table:table-cell table:formula="of:=[.G321]-[.$B321]" office:value-type="float" office:value="0.67776346206665" calcext:value-type="float">
            <text:p>0.677763462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5120.26616" calcext:value-type="float">
            <text:p>1443145120.26616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59876346588" calcext:value-type="float">
            <text:p>40.2659876347</text:p>
          </table:table-cell>
          <table:table-cell table:formula="of:=[.C322]/([.D322]-[.D321])" office:value-type="float" office:value="79794.4004650425" calcext:value-type="float">
            <text:p>79794.4004650425</text:p>
          </table:table-cell>
          <table:table-cell/>
          <table:table-cell office:value-type="float" office:value="1443145120.99807" calcext:value-type="float">
            <text:p>1443145120.99807</text:p>
          </table:table-cell>
          <table:table-cell table:formula="of:=[.G322]-[.$B$2]" office:value-type="float" office:value="40.9978978633881" calcext:value-type="float">
            <text:p>40.9978978634</text:p>
          </table:table-cell>
          <table:table-cell table:formula="of:=[.C322]/([.H322]-[.H321])" office:value-type="float" office:value="39894.3892343191" calcext:value-type="float">
            <text:p>39894.3892343191</text:p>
          </table:table-cell>
          <table:table-cell table:formula="of:=[.G322]-[.$B322]" office:value-type="float" office:value="0.731910228729248" calcext:value-type="float">
            <text:p>0.731910228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5120.32031" calcext:value-type="float">
            <text:p>1443145120.32031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201372623444" calcext:value-type="float">
            <text:p>40.3201372623</text:p>
          </table:table-cell>
          <table:table-cell table:formula="of:=[.C323]/([.D323]-[.D322])" office:value-type="float" office:value="79778.941880944" calcext:value-type="float">
            <text:p>79778.941880944</text:p>
          </table:table-cell>
          <table:table-cell/>
          <table:table-cell office:value-type="float" office:value="1443145121.36603" calcext:value-type="float">
            <text:p>1443145121.36603</text:p>
          </table:table-cell>
          <table:table-cell table:formula="of:=[.G323]-[.$B$2]" office:value-type="float" office:value="41.365859746933" calcext:value-type="float">
            <text:p>41.3658597469</text:p>
          </table:table-cell>
          <table:table-cell table:formula="of:=[.C323]/([.H323]-[.H322])" office:value-type="float" office:value="11740.3464684477" calcext:value-type="float">
            <text:p>11740.3464684477</text:p>
          </table:table-cell>
          <table:table-cell table:formula="of:=[.G323]-[.$B323]" office:value-type="float" office:value="1.04572248458862" calcext:value-type="float">
            <text:p>1.045722484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5120.37445" calcext:value-type="float">
            <text:p>1443145120.37445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42752075195" calcext:value-type="float">
            <text:p>40.3742752075</text:p>
          </table:table-cell>
          <table:table-cell table:formula="of:=[.C324]/([.D324]-[.D323])" office:value-type="float" office:value="79796.1575013982" calcext:value-type="float">
            <text:p>79796.1575013982</text:p>
          </table:table-cell>
          <table:table-cell/>
          <table:table-cell office:value-type="float" office:value="1443145122.02855" calcext:value-type="float">
            <text:p>1443145122.02855</text:p>
          </table:table-cell>
          <table:table-cell table:formula="of:=[.G324]-[.$B$2]" office:value-type="float" office:value="42.0283825397492" calcext:value-type="float">
            <text:p>42.0283825397</text:p>
          </table:table-cell>
          <table:table-cell table:formula="of:=[.C324]/([.H324]-[.H323])" office:value-type="float" office:value="6520.53038301842" calcext:value-type="float">
            <text:p>6520.5303830184</text:p>
          </table:table-cell>
          <table:table-cell table:formula="of:=[.G324]-[.$B324]" office:value-type="float" office:value="1.65410733222961" calcext:value-type="float">
            <text:p>1.654107332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5120.42858" calcext:value-type="float">
            <text:p>1443145120.42858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84110069275" calcext:value-type="float">
            <text:p>40.4284110069</text:p>
          </table:table-cell>
          <table:table-cell table:formula="of:=[.C325]/([.D325]-[.D324])" office:value-type="float" office:value="79799.3203618395" calcext:value-type="float">
            <text:p>79799.3203618395</text:p>
          </table:table-cell>
          <table:table-cell/>
          <table:table-cell office:value-type="float" office:value="1443145126.01415" calcext:value-type="float">
            <text:p>1443145126.01415</text:p>
          </table:table-cell>
          <table:table-cell table:formula="of:=[.G325]-[.$B$2]" office:value-type="float" office:value="46.0139801502228" calcext:value-type="float">
            <text:p>46.0139801502</text:p>
          </table:table-cell>
          <table:table-cell table:formula="of:=[.C325]/([.H325]-[.H324])" office:value-type="float" office:value="1083.90269721349" calcext:value-type="float">
            <text:p>1083.9026972135</text:p>
          </table:table-cell>
          <table:table-cell table:formula="of:=[.G325]-[.$B325]" office:value-type="float" office:value="5.58556914329529" calcext:value-type="float">
            <text:p>5.585569143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5120.48273" calcext:value-type="float">
            <text:p>1443145120.48273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25541973114" calcext:value-type="float">
            <text:p>40.4825541973</text:p>
          </table:table-cell>
          <table:table-cell table:formula="of:=[.C326]/([.D326]-[.D325])" office:value-type="float" office:value="79788.4271201666" calcext:value-type="float">
            <text:p>79788.4271201666</text:p>
          </table:table-cell>
          <table:table-cell/>
          <table:table-cell office:value-type="float" office:value="1443145126.1381" calcext:value-type="float">
            <text:p>1443145126.1381</text:p>
          </table:table-cell>
          <table:table-cell table:formula="of:=[.G326]-[.$B$2]" office:value-type="float" office:value="46.1379306316376" calcext:value-type="float">
            <text:p>46.1379306316</text:p>
          </table:table-cell>
          <table:table-cell table:formula="of:=[.C326]/([.H326]-[.H325])" office:value-type="float" office:value="34852.6278453353" calcext:value-type="float">
            <text:p>34852.6278453353</text:p>
          </table:table-cell>
          <table:table-cell table:formula="of:=[.G326]-[.$B326]" office:value-type="float" office:value="5.65537643432617" calcext:value-type="float">
            <text:p>5.655376434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5120.53687" calcext:value-type="float">
            <text:p>1443145120.53687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67014408112" calcext:value-type="float">
            <text:p>40.5367014408</text:p>
          </table:table-cell>
          <table:table-cell table:formula="of:=[.C327]/([.D327]-[.D326])" office:value-type="float" office:value="79782.4546695434" calcext:value-type="float">
            <text:p>79782.4546695434</text:p>
          </table:table-cell>
          <table:table-cell/>
          <table:table-cell office:value-type="float" office:value="1443145126.57398" calcext:value-type="float">
            <text:p>1443145126.57398</text:p>
          </table:table-cell>
          <table:table-cell table:formula="of:=[.G327]-[.$B$2]" office:value-type="float" office:value="46.5738122463226" calcext:value-type="float">
            <text:p>46.5738122463</text:p>
          </table:table-cell>
          <table:table-cell table:formula="of:=[.C327]/([.H327]-[.H326])" office:value-type="float" office:value="9910.94796031112" calcext:value-type="float">
            <text:p>9910.9479603111</text:p>
          </table:table-cell>
          <table:table-cell table:formula="of:=[.G327]-[.$B327]" office:value-type="float" office:value="6.03711080551147" calcext:value-type="float">
            <text:p>6.03711080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5120.59103" calcext:value-type="float">
            <text:p>1443145120.59103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90859413147" calcext:value-type="float">
            <text:p>40.5908594131</text:p>
          </table:table-cell>
          <table:table-cell table:formula="of:=[.C328]/([.D328]-[.D327])" office:value-type="float" office:value="79766.6495564703" calcext:value-type="float">
            <text:p>79766.6495564703</text:p>
          </table:table-cell>
          <table:table-cell/>
          <table:table-cell office:value-type="float" office:value="1443145127.00763" calcext:value-type="float">
            <text:p>1443145127.00763</text:p>
          </table:table-cell>
          <table:table-cell table:formula="of:=[.G328]-[.$B$2]" office:value-type="float" office:value="47.0074570178986" calcext:value-type="float">
            <text:p>47.0074570179</text:p>
          </table:table-cell>
          <table:table-cell table:formula="of:=[.C328]/([.H328]-[.H327])" office:value-type="float" office:value="9962.07099257878" calcext:value-type="float">
            <text:p>9962.0709925788</text:p>
          </table:table-cell>
          <table:table-cell table:formula="of:=[.G328]-[.$B328]" office:value-type="float" office:value="6.41659760475159" calcext:value-type="float">
            <text:p>6.416597604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5120.64518" calcext:value-type="float">
            <text:p>1443145120.64518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50045108795" calcext:value-type="float">
            <text:p>40.6450045109</text:p>
          </table:table-cell>
          <table:table-cell table:formula="of:=[.C329]/([.D329]-[.D328])" office:value-type="float" office:value="79785.6164437849" calcext:value-type="float">
            <text:p>79785.6164437849</text:p>
          </table:table-cell>
          <table:table-cell/>
          <table:table-cell office:value-type="float" office:value="1443145131.01577" calcext:value-type="float">
            <text:p>1443145131.01577</text:p>
          </table:table-cell>
          <table:table-cell table:formula="of:=[.G329]-[.$B$2]" office:value-type="float" office:value="51.0155992507935" calcext:value-type="float">
            <text:p>51.0155992508</text:p>
          </table:table-cell>
          <table:table-cell table:formula="of:=[.C329]/([.H329]-[.H328])" office:value-type="float" office:value="1077.80606300487" calcext:value-type="float">
            <text:p>1077.8060630049</text:p>
          </table:table-cell>
          <table:table-cell table:formula="of:=[.G329]-[.$B329]" office:value-type="float" office:value="10.3705947399139" calcext:value-type="float">
            <text:p>10.370594739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5120.69932" calcext:value-type="float">
            <text:p>1443145120.69932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91467475891" calcext:value-type="float">
            <text:p>40.6991467476</text:p>
          </table:table-cell>
          <table:table-cell table:formula="of:=[.C330]/([.D330]-[.D329])" office:value-type="float" office:value="79789.8325326194" calcext:value-type="float">
            <text:p>79789.8325326194</text:p>
          </table:table-cell>
          <table:table-cell/>
          <table:table-cell office:value-type="float" office:value="1443145131.06626" calcext:value-type="float">
            <text:p>1443145131.06626</text:p>
          </table:table-cell>
          <table:table-cell table:formula="of:=[.G330]-[.$B$2]" office:value-type="float" office:value="51.066085100174" calcext:value-type="float">
            <text:p>51.0660851002</text:p>
          </table:table-cell>
          <table:table-cell table:formula="of:=[.C330]/([.H330]-[.H329])" office:value-type="float" office:value="85568.5316382767" calcext:value-type="float">
            <text:p>85568.5316382767</text:p>
          </table:table-cell>
          <table:table-cell table:formula="of:=[.G330]-[.$B330]" office:value-type="float" office:value="10.3669383525848" calcext:value-type="float">
            <text:p>10.366938352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5120.75346" calcext:value-type="float">
            <text:p>1443145120.75346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32856464386" calcext:value-type="float">
            <text:p>40.7532856464</text:p>
          </table:table-cell>
          <table:table-cell table:formula="of:=[.C331]/([.D331]-[.D330])" office:value-type="float" office:value="79794.7518661235" calcext:value-type="float">
            <text:p>79794.7518661235</text:p>
          </table:table-cell>
          <table:table-cell/>
          <table:table-cell office:value-type="float" office:value="1443145131.11662" calcext:value-type="float">
            <text:p>1443145131.11662</text:p>
          </table:table-cell>
          <table:table-cell table:formula="of:=[.G331]-[.$B$2]" office:value-type="float" office:value="51.1164479255676" calcext:value-type="float">
            <text:p>51.1164479256</text:p>
          </table:table-cell>
          <table:table-cell table:formula="of:=[.C331]/([.H331]-[.H330])" office:value-type="float" office:value="85777.5545003953" calcext:value-type="float">
            <text:p>85777.5545003953</text:p>
          </table:table-cell>
          <table:table-cell table:formula="of:=[.G331]-[.$B331]" office:value-type="float" office:value="10.363162279129" calcext:value-type="float">
            <text:p>10.363162279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5120.80762" calcext:value-type="float">
            <text:p>1443145120.80762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74471950531" calcext:value-type="float">
            <text:p>40.8074471951</text:p>
          </table:table-cell>
          <table:table-cell table:formula="of:=[.C332]/([.D332]-[.D331])" office:value-type="float" office:value="79761.3825769248" calcext:value-type="float">
            <text:p>79761.3825769248</text:p>
          </table:table-cell>
          <table:table-cell/>
          <table:table-cell office:value-type="float" office:value="1443145131.1671" calcext:value-type="float">
            <text:p>1443145131.1671</text:p>
          </table:table-cell>
          <table:table-cell table:formula="of:=[.G332]-[.$B$2]" office:value-type="float" office:value="51.1669254302979" calcext:value-type="float">
            <text:p>51.1669254303</text:p>
          </table:table-cell>
          <table:table-cell table:formula="of:=[.C332]/([.H332]-[.H331])" office:value-type="float" office:value="85582.6773349456" calcext:value-type="float">
            <text:p>85582.6773349456</text:p>
          </table:table-cell>
          <table:table-cell table:formula="of:=[.G332]-[.$B332]" office:value-type="float" office:value="10.3594782352448" calcext:value-type="float">
            <text:p>10.359478235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5120.86176" calcext:value-type="float">
            <text:p>1443145120.86176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15846633911" calcext:value-type="float">
            <text:p>40.8615846634</text:p>
          </table:table-cell>
          <table:table-cell table:formula="of:=[.C333]/([.D333]-[.D332])" office:value-type="float" office:value="79796.8603376066" calcext:value-type="float">
            <text:p>79796.8603376066</text:p>
          </table:table-cell>
          <table:table-cell/>
          <table:table-cell office:value-type="float" office:value="1443145131.21748" calcext:value-type="float">
            <text:p>1443145131.21748</text:p>
          </table:table-cell>
          <table:table-cell table:formula="of:=[.G333]-[.$B$2]" office:value-type="float" office:value="51.217306137085" calcext:value-type="float">
            <text:p>51.2173061371</text:p>
          </table:table-cell>
          <table:table-cell table:formula="of:=[.C333]/([.H333]-[.H332])" office:value-type="float" office:value="85747.1098659802" calcext:value-type="float">
            <text:p>85747.1098659802</text:p>
          </table:table-cell>
          <table:table-cell table:formula="of:=[.G333]-[.$B333]" office:value-type="float" office:value="10.3557214736938" calcext:value-type="float">
            <text:p>10.355721473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5120.9159" calcext:value-type="float">
            <text:p>1443145120.9159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5727853775" calcext:value-type="float">
            <text:p>40.9157278538</text:p>
          </table:table-cell>
          <table:table-cell table:formula="of:=[.C334]/([.D334]-[.D333])" office:value-type="float" office:value="79788.4271201666" calcext:value-type="float">
            <text:p>79788.4271201666</text:p>
          </table:table-cell>
          <table:table-cell/>
          <table:table-cell office:value-type="float" office:value="1443145131.26789" calcext:value-type="float">
            <text:p>1443145131.26789</text:p>
          </table:table-cell>
          <table:table-cell table:formula="of:=[.G334]-[.$B$2]" office:value-type="float" office:value="51.2677218914032" calcext:value-type="float">
            <text:p>51.2677218914</text:p>
          </table:table-cell>
          <table:table-cell table:formula="of:=[.C334]/([.H334]-[.H333])" office:value-type="float" office:value="85687.5010285682" calcext:value-type="float">
            <text:p>85687.5010285682</text:p>
          </table:table-cell>
          <table:table-cell table:formula="of:=[.G334]-[.$B334]" office:value-type="float" office:value="10.3519940376282" calcext:value-type="float">
            <text:p>10.3519940376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5120.97004" calcext:value-type="float">
            <text:p>1443145120.97004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698688983917" calcext:value-type="float">
            <text:p>40.9698688984</text:p>
          </table:table-cell>
          <table:table-cell table:formula="of:=[.C335]/([.D335]-[.D334])" office:value-type="float" office:value="79791.589367811" calcext:value-type="float">
            <text:p>79791.589367811</text:p>
          </table:table-cell>
          <table:table-cell/>
          <table:table-cell office:value-type="float" office:value="1443145131.31837" calcext:value-type="float">
            <text:p>1443145131.31837</text:p>
          </table:table-cell>
          <table:table-cell table:formula="of:=[.G335]-[.$B$2]" office:value-type="float" office:value="51.3182003498077" calcext:value-type="float">
            <text:p>51.3182003498</text:p>
          </table:table-cell>
          <table:table-cell table:formula="of:=[.C335]/([.H335]-[.H334])" office:value-type="float" office:value="85581.0604471902" calcext:value-type="float">
            <text:p>85581.0604471902</text:p>
          </table:table-cell>
          <table:table-cell table:formula="of:=[.G335]-[.$B335]" office:value-type="float" office:value="10.348331451416" calcext:value-type="float">
            <text:p>10.348331451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5121.02282" calcext:value-type="float">
            <text:p>1443145121.02282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2652387619" calcext:value-type="float">
            <text:p>41.0226523876</text:p>
          </table:table-cell>
          <table:table-cell table:formula="of:=[.C336]/([.D336]-[.D335])" office:value-type="float" office:value="81843.7746962374" calcext:value-type="float">
            <text:p>81843.7746962374</text:p>
          </table:table-cell>
          <table:table-cell/>
          <table:table-cell office:value-type="float" office:value="1443145131.36882" calcext:value-type="float">
            <text:p>1443145131.36882</text:p>
          </table:table-cell>
          <table:table-cell table:formula="of:=[.G336]-[.$B$2]" office:value-type="float" office:value="51.3686449527741" calcext:value-type="float">
            <text:p>51.3686449528</text:p>
          </table:table-cell>
          <table:table-cell table:formula="of:=[.C336]/([.H336]-[.H335])" office:value-type="float" office:value="85638.4974005104" calcext:value-type="float">
            <text:p>85638.4974005104</text:p>
          </table:table-cell>
          <table:table-cell table:formula="of:=[.G336]-[.$B336]" office:value-type="float" office:value="10.345992565155" calcext:value-type="float">
            <text:p>10.345992565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5121.07379" calcext:value-type="float">
            <text:p>1443145121.07379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36217498779" calcext:value-type="float">
            <text:p>41.0736217499</text:p>
          </table:table-cell>
          <table:table-cell table:formula="of:=[.C337]/([.D337]-[.D336])" office:value-type="float" office:value="84756.7991542747" calcext:value-type="float">
            <text:p>84756.7991542747</text:p>
          </table:table-cell>
          <table:table-cell/>
          <table:table-cell office:value-type="float" office:value="1443145131.41931" calcext:value-type="float">
            <text:p>1443145131.41931</text:p>
          </table:table-cell>
          <table:table-cell table:formula="of:=[.G337]-[.$B$2]" office:value-type="float" office:value="51.4191401004791" calcext:value-type="float">
            <text:p>51.4191401005</text:p>
          </table:table-cell>
          <table:table-cell table:formula="of:=[.C337]/([.H337]-[.H336])" office:value-type="float" office:value="85552.7747979149" calcext:value-type="float">
            <text:p>85552.7747979149</text:p>
          </table:table-cell>
          <table:table-cell table:formula="of:=[.G337]-[.$B337]" office:value-type="float" office:value="10.3455183506012" calcext:value-type="float">
            <text:p>10.345518350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5121.12475" calcext:value-type="float">
            <text:p>1443145121.12475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45818138123" calcext:value-type="float">
            <text:p>41.1245818138</text:p>
          </table:table-cell>
          <table:table-cell table:formula="of:=[.C338]/([.D338]-[.D337])" office:value-type="float" office:value="84772.2641315231" calcext:value-type="float">
            <text:p>84772.2641315231</text:p>
          </table:table-cell>
          <table:table-cell/>
          <table:table-cell office:value-type="float" office:value="1443145131.46972" calcext:value-type="float">
            <text:p>1443145131.46972</text:p>
          </table:table-cell>
          <table:table-cell table:formula="of:=[.G338]-[.$B$2]" office:value-type="float" office:value="51.4695494174957" calcext:value-type="float">
            <text:p>51.4695494175</text:p>
          </table:table-cell>
          <table:table-cell table:formula="of:=[.C338]/([.H338]-[.H337])" office:value-type="float" office:value="85698.4433765939" calcext:value-type="float">
            <text:p>85698.4433765939</text:p>
          </table:table-cell>
          <table:table-cell table:formula="of:=[.G338]-[.$B338]" office:value-type="float" office:value="10.3449676036835" calcext:value-type="float">
            <text:p>10.344967603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5121.17572" calcext:value-type="float">
            <text:p>1443145121.17572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5546169281" calcext:value-type="float">
            <text:p>41.1755461693</text:p>
          </table:table-cell>
          <table:table-cell table:formula="of:=[.C339]/([.D339]-[.D338])" office:value-type="float" office:value="84765.125748503" calcext:value-type="float">
            <text:p>84765.125748503</text:p>
          </table:table-cell>
          <table:table-cell/>
          <table:table-cell office:value-type="float" office:value="1443145131.52018" calcext:value-type="float">
            <text:p>1443145131.52018</text:p>
          </table:table-cell>
          <table:table-cell table:formula="of:=[.G339]-[.$B$2]" office:value-type="float" office:value="51.5200045108795" calcext:value-type="float">
            <text:p>51.5200045109</text:p>
          </table:table-cell>
          <table:table-cell table:formula="of:=[.C339]/([.H339]-[.H338])" office:value-type="float" office:value="85620.6917929914" calcext:value-type="float">
            <text:p>85620.6917929914</text:p>
          </table:table-cell>
          <table:table-cell table:formula="of:=[.G339]-[.$B339]" office:value-type="float" office:value="10.3444583415985" calcext:value-type="float">
            <text:p>10.3444583416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5121.22668" calcext:value-type="float">
            <text:p>1443145121.22668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65088558197" calcext:value-type="float">
            <text:p>41.2265088558</text:p>
          </table:table-cell>
          <table:table-cell table:formula="of:=[.C340]/([.D340]-[.D339])" office:value-type="float" office:value="84767.9016434857" calcext:value-type="float">
            <text:p>84767.9016434857</text:p>
          </table:table-cell>
          <table:table-cell/>
          <table:table-cell office:value-type="float" office:value="1443145131.57063" calcext:value-type="float">
            <text:p>1443145131.57063</text:p>
          </table:table-cell>
          <table:table-cell table:formula="of:=[.G340]-[.$B$2]" office:value-type="float" office:value="51.5704610347748" calcext:value-type="float">
            <text:p>51.5704610348</text:p>
          </table:table-cell>
          <table:table-cell table:formula="of:=[.C340]/([.H340]-[.H339])" office:value-type="float" office:value="85618.2643292539" calcext:value-type="float">
            <text:p>85618.2643292539</text:p>
          </table:table-cell>
          <table:table-cell table:formula="of:=[.G340]-[.$B340]" office:value-type="float" office:value="10.3439521789551" calcext:value-type="float">
            <text:p>10.34395217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5121.27763" calcext:value-type="float">
            <text:p>1443145121.27763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74612903595" calcext:value-type="float">
            <text:p>41.2774612904</text:p>
          </table:table-cell>
          <table:table-cell table:formula="of:=[.C341]/([.D341]-[.D340])" office:value-type="float" office:value="84784.9575593093" calcext:value-type="float">
            <text:p>84784.9575593093</text:p>
          </table:table-cell>
          <table:table-cell/>
          <table:table-cell office:value-type="float" office:value="1443145131.62104" calcext:value-type="float">
            <text:p>1443145131.62104</text:p>
          </table:table-cell>
          <table:table-cell table:formula="of:=[.G341]-[.$B$2]" office:value-type="float" office:value="51.62087059021" calcext:value-type="float">
            <text:p>51.6208705902</text:p>
          </table:table-cell>
          <table:table-cell table:formula="of:=[.C341]/([.H341]-[.H340])" office:value-type="float" office:value="85698.0380546083" calcext:value-type="float">
            <text:p>85698.0380546083</text:p>
          </table:table-cell>
          <table:table-cell table:formula="of:=[.G341]-[.$B341]" office:value-type="float" office:value="10.3434092998505" calcext:value-type="float">
            <text:p>10.343409299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5121.3286" calcext:value-type="float">
            <text:p>1443145121.3286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8423500061" calcext:value-type="float">
            <text:p>41.3284235001</text:p>
          </table:table-cell>
          <table:table-cell table:formula="of:=[.C342]/([.D342]-[.D341])" office:value-type="float" office:value="84768.694789732" calcext:value-type="float">
            <text:p>84768.694789732</text:p>
          </table:table-cell>
          <table:table-cell/>
          <table:table-cell office:value-type="float" office:value="1443145131.67148" calcext:value-type="float">
            <text:p>1443145131.67148</text:p>
          </table:table-cell>
          <table:table-cell table:formula="of:=[.G342]-[.$B$2]" office:value-type="float" office:value="51.6713094711304" calcext:value-type="float">
            <text:p>51.6713094711</text:p>
          </table:table-cell>
          <table:table-cell table:formula="of:=[.C342]/([.H342]-[.H341])" office:value-type="float" office:value="85648.2126718221" calcext:value-type="float">
            <text:p>85648.2126718221</text:p>
          </table:table-cell>
          <table:table-cell table:formula="of:=[.G342]-[.$B342]" office:value-type="float" office:value="10.3428859710693" calcext:value-type="float">
            <text:p>10.342885971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5121.37956" calcext:value-type="float">
            <text:p>1443145121.37956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93873786926" calcext:value-type="float">
            <text:p>41.3793873787</text:p>
          </table:table-cell>
          <table:table-cell table:formula="of:=[.C343]/([.D343]-[.D342])" office:value-type="float" office:value="84765.9188428036" calcext:value-type="float">
            <text:p>84765.9188428036</text:p>
          </table:table-cell>
          <table:table-cell/>
          <table:table-cell office:value-type="float" office:value="1443145131.72197" calcext:value-type="float">
            <text:p>1443145131.72197</text:p>
          </table:table-cell>
          <table:table-cell table:formula="of:=[.G343]-[.$B$2]" office:value-type="float" office:value="51.7217955589294" calcext:value-type="float">
            <text:p>51.7217955589</text:p>
          </table:table-cell>
          <table:table-cell table:formula="of:=[.C343]/([.H343]-[.H342])" office:value-type="float" office:value="85568.1275442259" calcext:value-type="float">
            <text:p>85568.1275442259</text:p>
          </table:table-cell>
          <table:table-cell table:formula="of:=[.G343]-[.$B343]" office:value-type="float" office:value="10.3424081802368" calcext:value-type="float">
            <text:p>10.342408180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5121.43052" calcext:value-type="float">
            <text:p>1443145121.43052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303464889526" calcext:value-type="float">
            <text:p>41.430346489</text:p>
          </table:table-cell>
          <table:table-cell table:formula="of:=[.C344]/([.D344]-[.D343])" office:value-type="float" office:value="84773.8506021391" calcext:value-type="float">
            <text:p>84773.8506021391</text:p>
          </table:table-cell>
          <table:table-cell/>
          <table:table-cell office:value-type="float" office:value="1443145131.77228" calcext:value-type="float">
            <text:p>1443145131.77228</text:p>
          </table:table-cell>
          <table:table-cell table:formula="of:=[.G344]-[.$B$2]" office:value-type="float" office:value="51.772109746933" calcext:value-type="float">
            <text:p>51.7721097469</text:p>
          </table:table-cell>
          <table:table-cell table:formula="of:=[.C344]/([.H344]-[.H343])" office:value-type="float" office:value="85860.473385679" calcext:value-type="float">
            <text:p>85860.473385679</text:p>
          </table:table-cell>
          <table:table-cell table:formula="of:=[.G344]-[.$B344]" office:value-type="float" office:value="10.3417632579803" calcext:value-type="float">
            <text:p>10.34176325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5121.48148" calcext:value-type="float">
            <text:p>1443145121.48148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13091754913" calcext:value-type="float">
            <text:p>41.4813091755</text:p>
          </table:table-cell>
          <table:table-cell table:formula="of:=[.C345]/([.D345]-[.D344])" office:value-type="float" office:value="84767.9016434857" calcext:value-type="float">
            <text:p>84767.9016434857</text:p>
          </table:table-cell>
          <table:table-cell/>
          <table:table-cell office:value-type="float" office:value="1443145131.82278" calcext:value-type="float">
            <text:p>1443145131.82278</text:p>
          </table:table-cell>
          <table:table-cell table:formula="of:=[.G345]-[.$B$2]" office:value-type="float" office:value="51.8226068019867" calcext:value-type="float">
            <text:p>51.822606802</text:p>
          </table:table-cell>
          <table:table-cell table:formula="of:=[.C345]/([.H345]-[.H344])" office:value-type="float" office:value="85549.5433427762" calcext:value-type="float">
            <text:p>85549.5433427762</text:p>
          </table:table-cell>
          <table:table-cell table:formula="of:=[.G345]-[.$B345]" office:value-type="float" office:value="10.3412976264954" calcext:value-type="float">
            <text:p>10.341297626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5121.53244" calcext:value-type="float">
            <text:p>1443145121.53244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22682857513" calcext:value-type="float">
            <text:p>41.5322682858</text:p>
          </table:table-cell>
          <table:table-cell table:formula="of:=[.C346]/([.D346]-[.D345])" office:value-type="float" office:value="84773.8506021391" calcext:value-type="float">
            <text:p>84773.8506021391</text:p>
          </table:table-cell>
          <table:table-cell/>
          <table:table-cell office:value-type="float" office:value="1443145131.87317" calcext:value-type="float">
            <text:p>1443145131.87317</text:p>
          </table:table-cell>
          <table:table-cell table:formula="of:=[.G346]-[.$B$2]" office:value-type="float" office:value="51.8729965686798" calcext:value-type="float">
            <text:p>51.8729965687</text:p>
          </table:table-cell>
          <table:table-cell table:formula="of:=[.C346]/([.H346]-[.H345])" office:value-type="float" office:value="85731.6928317956" calcext:value-type="float">
            <text:p>85731.6928317956</text:p>
          </table:table-cell>
          <table:table-cell table:formula="of:=[.G346]-[.$B346]" office:value-type="float" office:value="10.3407282829285" calcext:value-type="float">
            <text:p>10.340728282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5121.5834" calcext:value-type="float">
            <text:p>1443145121.5834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32302570343" calcext:value-type="float">
            <text:p>41.583230257</text:p>
          </table:table-cell>
          <table:table-cell table:formula="of:=[.C347]/([.D347]-[.D346])" office:value-type="float" office:value="84769.0913684211" calcext:value-type="float">
            <text:p>84769.0913684211</text:p>
          </table:table-cell>
          <table:table-cell/>
          <table:table-cell office:value-type="float" office:value="1443145131.92357" calcext:value-type="float">
            <text:p>1443145131.92357</text:p>
          </table:table-cell>
          <table:table-cell table:formula="of:=[.G347]-[.$B$2]" office:value-type="float" office:value="51.9234023094177" calcext:value-type="float">
            <text:p>51.9234023094</text:p>
          </table:table-cell>
          <table:table-cell table:formula="of:=[.C347]/([.H347]-[.H346])" office:value-type="float" office:value="85704.523666498" calcext:value-type="float">
            <text:p>85704.523666498</text:p>
          </table:table-cell>
          <table:table-cell table:formula="of:=[.G347]-[.$B347]" office:value-type="float" office:value="10.3401720523834" calcext:value-type="float">
            <text:p>10.340172052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5121.63436" calcext:value-type="float">
            <text:p>1443145121.63436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41907978058" calcext:value-type="float">
            <text:p>41.6341907978</text:p>
          </table:table-cell>
          <table:table-cell table:formula="of:=[.C348]/([.D348]-[.D347])" office:value-type="float" office:value="84771.4709184819" calcext:value-type="float">
            <text:p>84771.4709184819</text:p>
          </table:table-cell>
          <table:table-cell/>
          <table:table-cell office:value-type="float" office:value="1443145131.97407" calcext:value-type="float">
            <text:p>1443145131.97407</text:p>
          </table:table-cell>
          <table:table-cell table:formula="of:=[.G348]-[.$B$2]" office:value-type="float" office:value="51.9738943576813" calcext:value-type="float">
            <text:p>51.9738943577</text:p>
          </table:table-cell>
          <table:table-cell table:formula="of:=[.C348]/([.H348]-[.H347])" office:value-type="float" office:value="85558.0264332158" calcext:value-type="float">
            <text:p>85558.0264332158</text:p>
          </table:table-cell>
          <table:table-cell table:formula="of:=[.G348]-[.$B348]" office:value-type="float" office:value="10.3397035598755" calcext:value-type="float">
            <text:p>10.3397035599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5121.68532" calcext:value-type="float">
            <text:p>1443145121.68532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51513385773" calcext:value-type="float">
            <text:p>41.6851513386</text:p>
          </table:table-cell>
          <table:table-cell table:formula="of:=[.C349]/([.D349]-[.D348])" office:value-type="float" office:value="84771.4709184819" calcext:value-type="float">
            <text:p>84771.4709184819</text:p>
          </table:table-cell>
          <table:table-cell/>
          <table:table-cell office:value-type="float" office:value="1443145132.02462" calcext:value-type="float">
            <text:p>1443145132.02462</text:p>
          </table:table-cell>
          <table:table-cell table:formula="of:=[.G349]-[.$B$2]" office:value-type="float" office:value="52.0244450569153" calcext:value-type="float">
            <text:p>52.0244450569</text:p>
          </table:table-cell>
          <table:table-cell table:formula="of:=[.C349]/([.H349]-[.H348])" office:value-type="float" office:value="85458.7585426247" calcext:value-type="float">
            <text:p>85458.7585426247</text:p>
          </table:table-cell>
          <table:table-cell table:formula="of:=[.G349]-[.$B349]" office:value-type="float" office:value="10.339293718338" calcext:value-type="float">
            <text:p>10.339293718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5121.73628" calcext:value-type="float">
            <text:p>1443145121.73628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61121177673" calcext:value-type="float">
            <text:p>41.7361121178</text:p>
          </table:table-cell>
          <table:table-cell table:formula="of:=[.C350]/([.D350]-[.D349])" office:value-type="float" office:value="84771.0743175279" calcext:value-type="float">
            <text:p>84771.0743175279</text:p>
          </table:table-cell>
          <table:table-cell/>
          <table:table-cell office:value-type="float" office:value="1443145132.04041" calcext:value-type="float">
            <text:p>1443145132.04041</text:p>
          </table:table-cell>
          <table:table-cell table:formula="of:=[.G350]-[.$B$2]" office:value-type="float" office:value="52.0402421951294" calcext:value-type="float">
            <text:p>52.0402421951</text:p>
          </table:table-cell>
          <table:table-cell table:formula="of:=[.C350]/([.H350]-[.H349])" office:value-type="float" office:value="273467.253463733" calcext:value-type="float">
            <text:p>273467.253463733</text:p>
          </table:table-cell>
          <table:table-cell table:formula="of:=[.G350]-[.$B350]" office:value-type="float" office:value="10.3041300773621" calcext:value-type="float">
            <text:p>10.3041300774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5121.78725" calcext:value-type="float">
            <text:p>1443145121.78725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70755195618" calcext:value-type="float">
            <text:p>41.7870755196</text:p>
          </table:table-cell>
          <table:table-cell table:formula="of:=[.C351]/([.D351]-[.D350])" office:value-type="float" office:value="84766.7119519452" calcext:value-type="float">
            <text:p>84766.7119519452</text:p>
          </table:table-cell>
          <table:table-cell/>
          <table:table-cell office:value-type="float" office:value="1443145132.0562" calcext:value-type="float">
            <text:p>1443145132.0562</text:p>
          </table:table-cell>
          <table:table-cell table:formula="of:=[.G351]-[.$B$2]" office:value-type="float" office:value="52.0560238361359" calcext:value-type="float">
            <text:p>52.0560238361</text:p>
          </table:table-cell>
          <table:table-cell table:formula="of:=[.C351]/([.H351]-[.H350])" office:value-type="float" office:value="273735.792002175" calcext:value-type="float">
            <text:p>273735.792002175</text:p>
          </table:table-cell>
          <table:table-cell table:formula="of:=[.G351]-[.$B351]" office:value-type="float" office:value="10.2689483165741" calcext:value-type="float">
            <text:p>10.268948316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5121.83822" calcext:value-type="float">
            <text:p>1443145121.83822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8045835495" calcext:value-type="float">
            <text:p>41.8380458355</text:p>
          </table:table-cell>
          <table:table-cell table:formula="of:=[.C352]/([.D352]-[.D351])" office:value-type="float" office:value="84755.2133217953" calcext:value-type="float">
            <text:p>84755.2133217953</text:p>
          </table:table-cell>
          <table:table-cell/>
          <table:table-cell office:value-type="float" office:value="1443145132.08495" calcext:value-type="float">
            <text:p>1443145132.08495</text:p>
          </table:table-cell>
          <table:table-cell table:formula="of:=[.G352]-[.$B$2]" office:value-type="float" office:value="52.0847804546356" calcext:value-type="float">
            <text:p>52.0847804546</text:p>
          </table:table-cell>
          <table:table-cell table:formula="of:=[.C352]/([.H352]-[.H351])" office:value-type="float" office:value="150226.286169101" calcext:value-type="float">
            <text:p>150226.286169101</text:p>
          </table:table-cell>
          <table:table-cell table:formula="of:=[.G352]-[.$B352]" office:value-type="float" office:value="10.2467346191406" calcext:value-type="float">
            <text:p>10.246734619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5121.88918" calcext:value-type="float">
            <text:p>1443145121.88918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90080451965" calcext:value-type="float">
            <text:p>41.8890080452</text:p>
          </table:table-cell>
          <table:table-cell table:formula="of:=[.C353]/([.D353]-[.D352])" office:value-type="float" office:value="84768.694789732" calcext:value-type="float">
            <text:p>84768.694789732</text:p>
          </table:table-cell>
          <table:table-cell/>
          <table:table-cell office:value-type="float" office:value="1443145132.13164" calcext:value-type="float">
            <text:p>1443145132.13164</text:p>
          </table:table-cell>
          <table:table-cell table:formula="of:=[.G353]-[.$B$2]" office:value-type="float" office:value="52.1314699649811" calcext:value-type="float">
            <text:p>52.131469965</text:p>
          </table:table-cell>
          <table:table-cell table:formula="of:=[.C353]/([.H353]-[.H352])" office:value-type="float" office:value="92526.1363427463" calcext:value-type="float">
            <text:p>92526.1363427463</text:p>
          </table:table-cell>
          <table:table-cell table:formula="of:=[.G353]-[.$B353]" office:value-type="float" office:value="10.2424619197845" calcext:value-type="float">
            <text:p>10.242461919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5121.94015" calcext:value-type="float">
            <text:p>1443145121.94015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399752616882" calcext:value-type="float">
            <text:p>41.9399752617</text:p>
          </table:table-cell>
          <table:table-cell table:formula="of:=[.C354]/([.D354]-[.D353])" office:value-type="float" office:value="84760.3674943398" calcext:value-type="float">
            <text:p>84760.3674943398</text:p>
          </table:table-cell>
          <table:table-cell/>
          <table:table-cell office:value-type="float" office:value="1443145132.1783" calcext:value-type="float">
            <text:p>1443145132.1783</text:p>
          </table:table-cell>
          <table:table-cell table:formula="of:=[.G354]-[.$B$2]" office:value-type="float" office:value="52.1781239509583" calcext:value-type="float">
            <text:p>52.178123951</text:p>
          </table:table-cell>
          <table:table-cell table:formula="of:=[.C354]/([.H354]-[.H353])" office:value-type="float" office:value="92596.589755776" calcext:value-type="float">
            <text:p>92596.589755776</text:p>
          </table:table-cell>
          <table:table-cell table:formula="of:=[.G354]-[.$B354]" office:value-type="float" office:value="10.23814868927" calcext:value-type="float">
            <text:p>10.238148689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5121.99111" calcext:value-type="float">
            <text:p>1443145121.99111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909420013428" calcext:value-type="float">
            <text:p>41.9909420013</text:p>
          </table:table-cell>
          <table:table-cell table:formula="of:=[.C355]/([.D355]-[.D354])" office:value-type="float" office:value="84761.1604996024" calcext:value-type="float">
            <text:p>84761.1604996024</text:p>
          </table:table-cell>
          <table:table-cell/>
          <table:table-cell office:value-type="float" office:value="1443145132.22501" calcext:value-type="float">
            <text:p>1443145132.22501</text:p>
          </table:table-cell>
          <table:table-cell table:formula="of:=[.G355]-[.$B$2]" office:value-type="float" office:value="52.2248344421387" calcext:value-type="float">
            <text:p>52.2248344421</text:p>
          </table:table-cell>
          <table:table-cell table:formula="of:=[.C355]/([.H355]-[.H354])" office:value-type="float" office:value="92484.5766085812" calcext:value-type="float">
            <text:p>92484.5766085812</text:p>
          </table:table-cell>
          <table:table-cell table:formula="of:=[.G355]-[.$B355]" office:value-type="float" office:value="10.2338924407959" calcext:value-type="float">
            <text:p>10.2338924408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5122.03496" calcext:value-type="float">
            <text:p>1443145122.03496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47847938538" calcext:value-type="float">
            <text:p>42.0347847939</text:p>
          </table:table-cell>
          <table:table-cell table:formula="of:=[.C356]/([.D356]-[.D355])" office:value-type="float" office:value="98533.8695959541" calcext:value-type="float">
            <text:p>98533.8695959541</text:p>
          </table:table-cell>
          <table:table-cell/>
          <table:table-cell office:value-type="float" office:value="1443145132.27166" calcext:value-type="float">
            <text:p>1443145132.27166</text:p>
          </table:table-cell>
          <table:table-cell table:formula="of:=[.G356]-[.$B$2]" office:value-type="float" office:value="52.2714862823486" calcext:value-type="float">
            <text:p>52.2714862823</text:p>
          </table:table-cell>
          <table:table-cell table:formula="of:=[.C356]/([.H356]-[.H355])" office:value-type="float" office:value="92600.8487673249" calcext:value-type="float">
            <text:p>92600.8487673249</text:p>
          </table:table-cell>
          <table:table-cell table:formula="of:=[.G356]-[.$B356]" office:value-type="float" office:value="10.2367014884949" calcext:value-type="float">
            <text:p>10.2367014885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5122.07727" calcext:value-type="float">
            <text:p>1443145122.07727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71024227142" calcext:value-type="float">
            <text:p>42.0771024227</text:p>
          </table:table-cell>
          <table:table-cell table:formula="of:=[.C357]/([.D357]-[.D356])" office:value-type="float" office:value="102085.114793259" calcext:value-type="float">
            <text:p>102085.114793259</text:p>
          </table:table-cell>
          <table:table-cell/>
          <table:table-cell office:value-type="float" office:value="1443145132.31838" calcext:value-type="float">
            <text:p>1443145132.31838</text:p>
          </table:table-cell>
          <table:table-cell table:formula="of:=[.G357]-[.$B$2]" office:value-type="float" office:value="52.3182065486908" calcext:value-type="float">
            <text:p>52.3182065487</text:p>
          </table:table-cell>
          <table:table-cell table:formula="of:=[.C357]/([.H357]-[.H356])" office:value-type="float" office:value="92465.2262973377" calcext:value-type="float">
            <text:p>92465.2262973377</text:p>
          </table:table-cell>
          <table:table-cell table:formula="of:=[.G357]-[.$B357]" office:value-type="float" office:value="10.2411041259766" calcext:value-type="float">
            <text:p>10.24110412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5122.1196" calcext:value-type="float">
            <text:p>1443145122.1196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94291114807" calcext:value-type="float">
            <text:p>42.1194291115</text:p>
          </table:table-cell>
          <table:table-cell table:formula="of:=[.C358]/([.D358]-[.D357])" office:value-type="float" office:value="102063.263768018" calcext:value-type="float">
            <text:p>102063.263768018</text:p>
          </table:table-cell>
          <table:table-cell/>
          <table:table-cell office:value-type="float" office:value="1443145132.36502" calcext:value-type="float">
            <text:p>1443145132.36502</text:p>
          </table:table-cell>
          <table:table-cell table:formula="of:=[.G358]-[.$B$2]" office:value-type="float" office:value="52.3648428916931" calcext:value-type="float">
            <text:p>52.3648428917</text:p>
          </table:table-cell>
          <table:table-cell table:formula="of:=[.C358]/([.H358]-[.H357])" office:value-type="float" office:value="92631.619931802" calcext:value-type="float">
            <text:p>92631.619931802</text:p>
          </table:table-cell>
          <table:table-cell table:formula="of:=[.G358]-[.$B358]" office:value-type="float" office:value="10.2454137802124" calcext:value-type="float">
            <text:p>10.2454137802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5122.16193" calcext:value-type="float">
            <text:p>1443145122.16193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17617607117" calcext:value-type="float">
            <text:p>42.1617617607</text:p>
          </table:table-cell>
          <table:table-cell table:formula="of:=[.C359]/([.D359]-[.D358])" office:value-type="float" office:value="102048.89319426" calcext:value-type="float">
            <text:p>102048.89319426</text:p>
          </table:table-cell>
          <table:table-cell/>
          <table:table-cell office:value-type="float" office:value="1443145132.41171" calcext:value-type="float">
            <text:p>1443145132.41171</text:p>
          </table:table-cell>
          <table:table-cell table:formula="of:=[.G359]-[.$B$2]" office:value-type="float" office:value="52.4115362167358" calcext:value-type="float">
            <text:p>52.4115362167</text:p>
          </table:table-cell>
          <table:table-cell table:formula="of:=[.C359]/([.H359]-[.H358])" office:value-type="float" office:value="92518.5772494715" calcext:value-type="float">
            <text:p>92518.5772494715</text:p>
          </table:table-cell>
          <table:table-cell table:formula="of:=[.G359]-[.$B359]" office:value-type="float" office:value="10.2497744560242" calcext:value-type="float">
            <text:p>10.249774456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5122.20425" calcext:value-type="float">
            <text:p>1443145122.20425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40808200836" calcext:value-type="float">
            <text:p>42.2040808201</text:p>
          </table:table-cell>
          <table:table-cell table:formula="of:=[.C360]/([.D360]-[.D359])" office:value-type="float" office:value="102081.664009375" calcext:value-type="float">
            <text:p>102081.664009375</text:p>
          </table:table-cell>
          <table:table-cell/>
          <table:table-cell office:value-type="float" office:value="1443145132.45842" calcext:value-type="float">
            <text:p>1443145132.45842</text:p>
          </table:table-cell>
          <table:table-cell table:formula="of:=[.G360]-[.$B$2]" office:value-type="float" office:value="52.4582476615906" calcext:value-type="float">
            <text:p>52.4582476616</text:p>
          </table:table-cell>
          <table:table-cell table:formula="of:=[.C360]/([.H360]-[.H359])" office:value-type="float" office:value="92482.6884168189" calcext:value-type="float">
            <text:p>92482.6884168189</text:p>
          </table:table-cell>
          <table:table-cell table:formula="of:=[.G360]-[.$B360]" office:value-type="float" office:value="10.254166841507" calcext:value-type="float">
            <text:p>10.254166841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5122.24658" calcext:value-type="float">
            <text:p>1443145122.24658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64079856873" calcext:value-type="float">
            <text:p>42.2464079857</text:p>
          </table:table-cell>
          <table:table-cell table:formula="of:=[.C361]/([.D361]-[.D360])" office:value-type="float" office:value="102062.113973177" calcext:value-type="float">
            <text:p>102062.113973177</text:p>
          </table:table-cell>
          <table:table-cell/>
          <table:table-cell office:value-type="float" office:value="1443145132.50511" calcext:value-type="float">
            <text:p>1443145132.50511</text:p>
          </table:table-cell>
          <table:table-cell table:formula="of:=[.G361]-[.$B$2]" office:value-type="float" office:value="52.5049395561218" calcext:value-type="float">
            <text:p>52.5049395561</text:p>
          </table:table-cell>
          <table:table-cell table:formula="of:=[.C361]/([.H361]-[.H360])" office:value-type="float" office:value="92521.4117647059" calcext:value-type="float">
            <text:p>92521.4117647059</text:p>
          </table:table-cell>
          <table:table-cell table:formula="of:=[.G361]-[.$B361]" office:value-type="float" office:value="10.2585315704346" calcext:value-type="float">
            <text:p>10.258531570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5122.28891" calcext:value-type="float">
            <text:p>1443145122.28891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87363433838" calcext:value-type="float">
            <text:p>42.2887363434</text:p>
          </table:table-cell>
          <table:table-cell table:formula="of:=[.C362]/([.D362]-[.D361])" office:value-type="float" office:value="102059.23959941" calcext:value-type="float">
            <text:p>102059.23959941</text:p>
          </table:table-cell>
          <table:table-cell/>
          <table:table-cell office:value-type="float" office:value="1443145132.55178" calcext:value-type="float">
            <text:p>1443145132.55178</text:p>
          </table:table-cell>
          <table:table-cell table:formula="of:=[.G362]-[.$B$2]" office:value-type="float" office:value="52.5516037940979" calcext:value-type="float">
            <text:p>52.5516037941</text:p>
          </table:table-cell>
          <table:table-cell table:formula="of:=[.C362]/([.H362]-[.H361])" office:value-type="float" office:value="92576.2465512661" calcext:value-type="float">
            <text:p>92576.2465512661</text:p>
          </table:table-cell>
          <table:table-cell table:formula="of:=[.G362]-[.$B362]" office:value-type="float" office:value="10.2628674507141" calcext:value-type="float">
            <text:p>10.262867450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5122.33124" calcext:value-type="float">
            <text:p>1443145122.33124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10668468475" calcext:value-type="float">
            <text:p>42.3310668468</text:p>
          </table:table-cell>
          <table:table-cell table:formula="of:=[.C363]/([.D363]-[.D362])" office:value-type="float" office:value="102054.066134601" calcext:value-type="float">
            <text:p>102054.066134601</text:p>
          </table:table-cell>
          <table:table-cell/>
          <table:table-cell office:value-type="float" office:value="1443145132.59847" calcext:value-type="float">
            <text:p>1443145132.59847</text:p>
          </table:table-cell>
          <table:table-cell table:formula="of:=[.G363]-[.$B$2]" office:value-type="float" office:value="52.5983006954193" calcext:value-type="float">
            <text:p>52.5983006954</text:p>
          </table:table-cell>
          <table:table-cell table:formula="of:=[.C363]/([.H363]-[.H362])" office:value-type="float" office:value="92511.4917211696" calcext:value-type="float">
            <text:p>92511.4917211696</text:p>
          </table:table-cell>
          <table:table-cell table:formula="of:=[.G363]-[.$B363]" office:value-type="float" office:value="10.2672338485718" calcext:value-type="float">
            <text:p>10.267233848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5122.37357" calcext:value-type="float">
            <text:p>1443145122.37357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33959197998" calcext:value-type="float">
            <text:p>42.3733959198</text:p>
          </table:table-cell>
          <table:table-cell table:formula="of:=[.C364]/([.D364]-[.D363])" office:value-type="float" office:value="102057.515052861" calcext:value-type="float">
            <text:p>102057.515052861</text:p>
          </table:table-cell>
          <table:table-cell/>
          <table:table-cell office:value-type="float" office:value="1443145132.64522" calcext:value-type="float">
            <text:p>1443145132.64522</text:p>
          </table:table-cell>
          <table:table-cell table:formula="of:=[.G364]-[.$B$2]" office:value-type="float" office:value="52.6450462341309" calcext:value-type="float">
            <text:p>52.6450462341</text:p>
          </table:table-cell>
          <table:table-cell table:formula="of:=[.C364]/([.H364]-[.H363])" office:value-type="float" office:value="92415.2361716778" calcext:value-type="float">
            <text:p>92415.2361716778</text:p>
          </table:table-cell>
          <table:table-cell table:formula="of:=[.G364]-[.$B364]" office:value-type="float" office:value="10.2716503143311" calcext:value-type="float">
            <text:p>10.271650314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5122.4159" calcext:value-type="float">
            <text:p>1443145122.4159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57283306122" calcext:value-type="float">
            <text:p>42.4157283306</text:p>
          </table:table-cell>
          <table:table-cell table:formula="of:=[.C365]/([.D365]-[.D364])" office:value-type="float" office:value="102049.467939512" calcext:value-type="float">
            <text:p>102049.467939512</text:p>
          </table:table-cell>
          <table:table-cell/>
          <table:table-cell office:value-type="float" office:value="1443145132.69186" calcext:value-type="float">
            <text:p>1443145132.69186</text:p>
          </table:table-cell>
          <table:table-cell table:formula="of:=[.G365]-[.$B$2]" office:value-type="float" office:value="52.6916856765747" calcext:value-type="float">
            <text:p>52.6916856766</text:p>
          </table:table-cell>
          <table:table-cell table:formula="of:=[.C365]/([.H365]-[.H364])" office:value-type="float" office:value="92625.4640629792" calcext:value-type="float">
            <text:p>92625.4640629792</text:p>
          </table:table-cell>
          <table:table-cell table:formula="of:=[.G365]-[.$B365]" office:value-type="float" office:value="10.2759573459625" calcext:value-type="float">
            <text:p>10.27595734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5122.45822" calcext:value-type="float">
            <text:p>1443145122.45822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80504894257" calcext:value-type="float">
            <text:p>42.4580504894</text:p>
          </table:table-cell>
          <table:table-cell table:formula="of:=[.C366]/([.D366]-[.D365])" office:value-type="float" office:value="102074.188111226" calcext:value-type="float">
            <text:p>102074.188111226</text:p>
          </table:table-cell>
          <table:table-cell/>
          <table:table-cell office:value-type="float" office:value="1443145132.73851" calcext:value-type="float">
            <text:p>1443145132.73851</text:p>
          </table:table-cell>
          <table:table-cell table:formula="of:=[.G366]-[.$B$2]" office:value-type="float" office:value="52.7383420467377" calcext:value-type="float">
            <text:p>52.7383420467</text:p>
          </table:table-cell>
          <table:table-cell table:formula="of:=[.C366]/([.H366]-[.H365])" office:value-type="float" office:value="92591.857980183" calcext:value-type="float">
            <text:p>92591.857980183</text:p>
          </table:table-cell>
          <table:table-cell table:formula="of:=[.G366]-[.$B366]" office:value-type="float" office:value="10.280291557312" calcext:value-type="float">
            <text:p>10.280291557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5122.50058" calcext:value-type="float">
            <text:p>1443145122.50058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5004081726074" calcext:value-type="float">
            <text:p>42.5004081726</text:p>
          </table:table-cell>
          <table:table-cell table:formula="of:=[.C367]/([.D367]-[.D366])" office:value-type="float" office:value="101988.580949111" calcext:value-type="float">
            <text:p>101988.580949111</text:p>
          </table:table-cell>
          <table:table-cell/>
          <table:table-cell office:value-type="float" office:value="1443145132.78525" calcext:value-type="float">
            <text:p>1443145132.78525</text:p>
          </table:table-cell>
          <table:table-cell table:formula="of:=[.G367]-[.$B$2]" office:value-type="float" office:value="52.7850816249847" calcext:value-type="float">
            <text:p>52.785081625</text:p>
          </table:table-cell>
          <table:table-cell table:formula="of:=[.C367]/([.H367]-[.H366])" office:value-type="float" office:value="92427.0214241992" calcext:value-type="float">
            <text:p>92427.0214241992</text:p>
          </table:table-cell>
          <table:table-cell table:formula="of:=[.G367]-[.$B367]" office:value-type="float" office:value="10.2846734523773" calcext:value-type="float">
            <text:p>10.284673452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5122.54291" calcext:value-type="float">
            <text:p>1443145122.54291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27370071411" calcext:value-type="float">
            <text:p>42.5427370071</text:p>
          </table:table-cell>
          <table:table-cell table:formula="of:=[.C368]/([.D368]-[.D367])" office:value-type="float" office:value="102058.089895235" calcext:value-type="float">
            <text:p>102058.089895235</text:p>
          </table:table-cell>
          <table:table-cell/>
          <table:table-cell office:value-type="float" office:value="1443145132.83181" calcext:value-type="float">
            <text:p>1443145132.83181</text:p>
          </table:table-cell>
          <table:table-cell table:formula="of:=[.G368]-[.$B$2]" office:value-type="float" office:value="52.8316416740418" calcext:value-type="float">
            <text:p>52.831641674</text:p>
          </table:table-cell>
          <table:table-cell table:formula="of:=[.C368]/([.H368]-[.H367])" office:value-type="float" office:value="92783.4073952695" calcext:value-type="float">
            <text:p>92783.4073952695</text:p>
          </table:table-cell>
          <table:table-cell table:formula="of:=[.G368]-[.$B368]" office:value-type="float" office:value="10.2889046669006" calcext:value-type="float">
            <text:p>10.288904666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5122.58525" calcext:value-type="float">
            <text:p>1443145122.58525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50741863251" calcext:value-type="float">
            <text:p>42.5850741863</text:p>
          </table:table-cell>
          <table:table-cell table:formula="of:=[.C369]/([.D369]-[.D368])" office:value-type="float" office:value="102037.974264395" calcext:value-type="float">
            <text:p>102037.974264395</text:p>
          </table:table-cell>
          <table:table-cell/>
          <table:table-cell office:value-type="float" office:value="1443145132.87847" calcext:value-type="float">
            <text:p>1443145132.87847</text:p>
          </table:table-cell>
          <table:table-cell table:formula="of:=[.G369]-[.$B$2]" office:value-type="float" office:value="52.8782968521118" calcext:value-type="float">
            <text:p>52.8782968521</text:p>
          </table:table-cell>
          <table:table-cell table:formula="of:=[.C369]/([.H369]-[.H368])" office:value-type="float" office:value="92594.2238075284" calcext:value-type="float">
            <text:p>92594.2238075284</text:p>
          </table:table-cell>
          <table:table-cell table:formula="of:=[.G369]-[.$B369]" office:value-type="float" office:value="10.2932226657867" calcext:value-type="float">
            <text:p>10.293222665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5122.62758" calcext:value-type="float">
            <text:p>1443145122.62758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74111270905" calcext:value-type="float">
            <text:p>42.6274111271</text:p>
          </table:table-cell>
          <table:table-cell table:formula="of:=[.C370]/([.D370]-[.D369])" office:value-type="float" office:value="102038.548886661" calcext:value-type="float">
            <text:p>102038.548886661</text:p>
          </table:table-cell>
          <table:table-cell/>
          <table:table-cell office:value-type="float" office:value="1443145132.92518" calcext:value-type="float">
            <text:p>1443145132.92518</text:p>
          </table:table-cell>
          <table:table-cell table:formula="of:=[.G370]-[.$B$2]" office:value-type="float" office:value="52.9250087738037" calcext:value-type="float">
            <text:p>52.9250087738</text:p>
          </table:table-cell>
          <table:table-cell table:formula="of:=[.C370]/([.H370]-[.H369])" office:value-type="float" office:value="92481.7443498499" calcext:value-type="float">
            <text:p>92481.7443498499</text:p>
          </table:table-cell>
          <table:table-cell table:formula="of:=[.G370]-[.$B370]" office:value-type="float" office:value="10.2975976467133" calcext:value-type="float">
            <text:p>10.297597646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5122.66991" calcext:value-type="float">
            <text:p>1443145122.66991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97375774384" calcext:value-type="float">
            <text:p>42.6697375774</text:p>
          </table:table-cell>
          <table:table-cell table:formula="of:=[.C371]/([.D371]-[.D370])" office:value-type="float" office:value="102063.838675154" calcext:value-type="float">
            <text:p>102063.838675154</text:p>
          </table:table-cell>
          <table:table-cell/>
          <table:table-cell office:value-type="float" office:value="1443145132.97184" calcext:value-type="float">
            <text:p>1443145132.97184</text:p>
          </table:table-cell>
          <table:table-cell table:formula="of:=[.G371]-[.$B$2]" office:value-type="float" office:value="52.9716658592224" calcext:value-type="float">
            <text:p>52.9716658592</text:p>
          </table:table-cell>
          <table:table-cell table:formula="of:=[.C371]/([.H371]-[.H370])" office:value-type="float" office:value="92590.4385418051" calcext:value-type="float">
            <text:p>92590.4385418051</text:p>
          </table:table-cell>
          <table:table-cell table:formula="of:=[.G371]-[.$B371]" office:value-type="float" office:value="10.3019282817841" calcext:value-type="float">
            <text:p>10.301928281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5122.71224" calcext:value-type="float">
            <text:p>1443145122.71224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20640277863" calcext:value-type="float">
            <text:p>42.7120640278</text:p>
          </table:table-cell>
          <table:table-cell table:formula="of:=[.C372]/([.D372]-[.D371])" office:value-type="float" office:value="102063.838675154" calcext:value-type="float">
            <text:p>102063.838675154</text:p>
          </table:table-cell>
          <table:table-cell/>
          <table:table-cell office:value-type="float" office:value="1443145133.01865" calcext:value-type="float">
            <text:p>1443145133.01865</text:p>
          </table:table-cell>
          <table:table-cell table:formula="of:=[.G372]-[.$B$2]" office:value-type="float" office:value="53.018477678299" calcext:value-type="float">
            <text:p>53.0184776783</text:p>
          </table:table-cell>
          <table:table-cell table:formula="of:=[.C372]/([.H372]-[.H371])" office:value-type="float" office:value="92284.3864054232" calcext:value-type="float">
            <text:p>92284.3864054232</text:p>
          </table:table-cell>
          <table:table-cell table:formula="of:=[.G372]-[.$B372]" office:value-type="float" office:value="10.3064136505127" calcext:value-type="float">
            <text:p>10.306413650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5122.75455" calcext:value-type="float">
            <text:p>1443145122.75455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43754577637" calcext:value-type="float">
            <text:p>42.7543754578</text:p>
          </table:table-cell>
          <table:table-cell table:formula="of:=[.C373]/([.D373]-[.D372])" office:value-type="float" office:value="102100.070886418" calcext:value-type="float">
            <text:p>102100.070886418</text:p>
          </table:table-cell>
          <table:table-cell/>
          <table:table-cell office:value-type="float" office:value="1443145133.03306" calcext:value-type="float">
            <text:p>1443145133.03306</text:p>
          </table:table-cell>
          <table:table-cell table:formula="of:=[.G373]-[.$B$2]" office:value-type="float" office:value="53.0328874588013" calcext:value-type="float">
            <text:p>53.0328874588</text:p>
          </table:table-cell>
          <table:table-cell table:formula="of:=[.C373]/([.H373]-[.H372])" office:value-type="float" office:value="299796.377835504" calcext:value-type="float">
            <text:p>299796.377835504</text:p>
          </table:table-cell>
          <table:table-cell table:formula="of:=[.G373]-[.$B373]" office:value-type="float" office:value="10.2785120010376" calcext:value-type="float">
            <text:p>10.27851200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5122.79688" calcext:value-type="float">
            <text:p>1443145122.79688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67054843903" calcext:value-type="float">
            <text:p>42.7967054844</text:p>
          </table:table-cell>
          <table:table-cell table:formula="of:=[.C374]/([.D374]-[.D373])" office:value-type="float" office:value="102055.21574812" calcext:value-type="float">
            <text:p>102055.21574812</text:p>
          </table:table-cell>
          <table:table-cell/>
          <table:table-cell office:value-type="float" office:value="1443145133.04749" calcext:value-type="float">
            <text:p>1443145133.04749</text:p>
          </table:table-cell>
          <table:table-cell table:formula="of:=[.G374]-[.$B$2]" office:value-type="float" office:value="53.0473163127899" calcext:value-type="float">
            <text:p>53.0473163128</text:p>
          </table:table-cell>
          <table:table-cell table:formula="of:=[.C374]/([.H374]-[.H373])" office:value-type="float" office:value="299400.077331086" calcext:value-type="float">
            <text:p>299400.077331086</text:p>
          </table:table-cell>
          <table:table-cell table:formula="of:=[.G374]-[.$B374]" office:value-type="float" office:value="10.2506108283997" calcext:value-type="float">
            <text:p>10.250610828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5122.83921" calcext:value-type="float">
            <text:p>1443145122.83921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90398025513" calcext:value-type="float">
            <text:p>42.8390398026</text:p>
          </table:table-cell>
          <table:table-cell table:formula="of:=[.C375]/([.D375]-[.D374])" office:value-type="float" office:value="102044.870158761" calcext:value-type="float">
            <text:p>102044.870158761</text:p>
          </table:table-cell>
          <table:table-cell/>
          <table:table-cell office:value-type="float" office:value="1443145133.07543" calcext:value-type="float">
            <text:p>1443145133.07543</text:p>
          </table:table-cell>
          <table:table-cell table:formula="of:=[.G375]-[.$B$2]" office:value-type="float" office:value="53.0752556324005" calcext:value-type="float">
            <text:p>53.0752556324</text:p>
          </table:table-cell>
          <table:table-cell table:formula="of:=[.C375]/([.H375]-[.H374])" office:value-type="float" office:value="154620.801802263" calcext:value-type="float">
            <text:p>154620.801802263</text:p>
          </table:table-cell>
          <table:table-cell table:formula="of:=[.G375]-[.$B375]" office:value-type="float" office:value="10.2362158298492" calcext:value-type="float">
            <text:p>10.2362158298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5122.88156" calcext:value-type="float">
            <text:p>1443145122.88156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13858032227" calcext:value-type="float">
            <text:p>42.8813858032</text:p>
          </table:table-cell>
          <table:table-cell table:formula="of:=[.C376]/([.D376]-[.D375])" office:value-type="float" office:value="102016.717789339" calcext:value-type="float">
            <text:p>102016.717789339</text:p>
          </table:table-cell>
          <table:table-cell/>
          <table:table-cell office:value-type="float" office:value="1443145133.11922" calcext:value-type="float">
            <text:p>1443145133.11922</text:p>
          </table:table-cell>
          <table:table-cell table:formula="of:=[.G376]-[.$B$2]" office:value-type="float" office:value="53.1190493106842" calcext:value-type="float">
            <text:p>53.1190493107</text:p>
          </table:table-cell>
          <table:table-cell table:formula="of:=[.C376]/([.H376]-[.H375])" office:value-type="float" office:value="98644.3744691971" calcext:value-type="float">
            <text:p>98644.3744691971</text:p>
          </table:table-cell>
          <table:table-cell table:formula="of:=[.G376]-[.$B376]" office:value-type="float" office:value="10.2376635074615" calcext:value-type="float">
            <text:p>10.237663507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5122.92391" calcext:value-type="float">
            <text:p>1443145122.92391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37341880798" calcext:value-type="float">
            <text:p>42.9237341881</text:p>
          </table:table-cell>
          <table:table-cell table:formula="of:=[.C377]/([.D377]-[.D376])" office:value-type="float" office:value="102010.974316245" calcext:value-type="float">
            <text:p>102010.974316245</text:p>
          </table:table-cell>
          <table:table-cell/>
          <table:table-cell office:value-type="float" office:value="1443145133.16312" calcext:value-type="float">
            <text:p>1443145133.16312</text:p>
          </table:table-cell>
          <table:table-cell table:formula="of:=[.G377]-[.$B$2]" office:value-type="float" office:value="53.1629440784454" calcext:value-type="float">
            <text:p>53.1629440784</text:p>
          </table:table-cell>
          <table:table-cell table:formula="of:=[.C377]/([.H377]-[.H376])" office:value-type="float" office:value="98417.196862711" calcext:value-type="float">
            <text:p>98417.196862711</text:p>
          </table:table-cell>
          <table:table-cell table:formula="of:=[.G377]-[.$B377]" office:value-type="float" office:value="10.2392098903656" calcext:value-type="float">
            <text:p>10.2392098904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5122.96624" calcext:value-type="float">
            <text:p>1443145122.96624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60711288452" calcext:value-type="float">
            <text:p>42.9660711288</text:p>
          </table:table-cell>
          <table:table-cell table:formula="of:=[.C378]/([.D378]-[.D377])" office:value-type="float" office:value="102038.548886661" calcext:value-type="float">
            <text:p>102038.548886661</text:p>
          </table:table-cell>
          <table:table-cell/>
          <table:table-cell office:value-type="float" office:value="1443145133.20708" calcext:value-type="float">
            <text:p>1443145133.20708</text:p>
          </table:table-cell>
          <table:table-cell table:formula="of:=[.G378]-[.$B$2]" office:value-type="float" office:value="53.2069075107574" calcext:value-type="float">
            <text:p>53.2069075108</text:p>
          </table:table-cell>
          <table:table-cell table:formula="of:=[.C378]/([.H378]-[.H377])" office:value-type="float" office:value="98263.4833727413" calcext:value-type="float">
            <text:p>98263.4833727413</text:p>
          </table:table-cell>
          <table:table-cell table:formula="of:=[.G378]-[.$B378]" office:value-type="float" office:value="10.2408363819122" calcext:value-type="float">
            <text:p>10.240836381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5123.00876" calcext:value-type="float">
            <text:p>1443145123.00876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85899829865" calcext:value-type="float">
            <text:p>43.008589983</text:p>
          </table:table-cell>
          <table:table-cell table:formula="of:=[.C379]/([.D379]-[.D378])" office:value-type="float" office:value="101601.985454505" calcext:value-type="float">
            <text:p>101601.985454505</text:p>
          </table:table-cell>
          <table:table-cell/>
          <table:table-cell office:value-type="float" office:value="1443145133.25096" calcext:value-type="float">
            <text:p>1443145133.25096</text:p>
          </table:table-cell>
          <table:table-cell table:formula="of:=[.G379]-[.$B$2]" office:value-type="float" office:value="53.2507860660553" calcext:value-type="float">
            <text:p>53.2507860661</text:p>
          </table:table-cell>
          <table:table-cell table:formula="of:=[.C379]/([.H379]-[.H378])" office:value-type="float" office:value="98453.5605303195" calcext:value-type="float">
            <text:p>98453.5605303195</text:p>
          </table:table-cell>
          <table:table-cell table:formula="of:=[.G379]-[.$B379]" office:value-type="float" office:value="10.2421960830688" calcext:value-type="float">
            <text:p>10.242196083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5123.05212" calcext:value-type="float">
            <text:p>1443145123.05212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19471168518" calcext:value-type="float">
            <text:p>43.0519471169</text:p>
          </table:table-cell>
          <table:table-cell table:formula="of:=[.C380]/([.D380]-[.D379])" office:value-type="float" office:value="99637.5824429622" calcext:value-type="float">
            <text:p>99637.5824429622</text:p>
          </table:table-cell>
          <table:table-cell/>
          <table:table-cell office:value-type="float" office:value="1443145133.29482" calcext:value-type="float">
            <text:p>1443145133.29482</text:p>
          </table:table-cell>
          <table:table-cell table:formula="of:=[.G380]-[.$B$2]" office:value-type="float" office:value="53.2946519851685" calcext:value-type="float">
            <text:p>53.2946519852</text:p>
          </table:table-cell>
          <table:table-cell table:formula="of:=[.C380]/([.H380]-[.H379])" office:value-type="float" office:value="98481.9214401018" calcext:value-type="float">
            <text:p>98481.9214401018</text:p>
          </table:table-cell>
          <table:table-cell table:formula="of:=[.G380]-[.$B380]" office:value-type="float" office:value="10.2427048683167" calcext:value-type="float">
            <text:p>10.242704868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5123.09547" calcext:value-type="float">
            <text:p>1443145123.09547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52954292297" calcext:value-type="float">
            <text:p>43.0952954292</text:p>
          </table:table-cell>
          <table:table-cell table:formula="of:=[.C381]/([.D381]-[.D380])" office:value-type="float" office:value="99657.8589343072" calcext:value-type="float">
            <text:p>99657.8589343072</text:p>
          </table:table-cell>
          <table:table-cell/>
          <table:table-cell office:value-type="float" office:value="1443145133.33878" calcext:value-type="float">
            <text:p>1443145133.33878</text:p>
          </table:table-cell>
          <table:table-cell table:formula="of:=[.G381]-[.$B$2]" office:value-type="float" office:value="53.3386056423187" calcext:value-type="float">
            <text:p>53.3386056423</text:p>
          </table:table-cell>
          <table:table-cell table:formula="of:=[.C381]/([.H381]-[.H380])" office:value-type="float" office:value="98285.3368772206" calcext:value-type="float">
            <text:p>98285.3368772206</text:p>
          </table:table-cell>
          <table:table-cell table:formula="of:=[.G381]-[.$B381]" office:value-type="float" office:value="10.243310213089" calcext:value-type="float">
            <text:p>10.243310213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5123.13881" calcext:value-type="float">
            <text:p>1443145123.13881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8641834259" calcext:value-type="float">
            <text:p>43.1386418343</text:p>
          </table:table-cell>
          <table:table-cell table:formula="of:=[.C382]/([.D382]-[.D381])" office:value-type="float" office:value="99662.244125671" calcext:value-type="float">
            <text:p>99662.244125671</text:p>
          </table:table-cell>
          <table:table-cell/>
          <table:table-cell office:value-type="float" office:value="1443145133.38265" calcext:value-type="float">
            <text:p>1443145133.38265</text:p>
          </table:table-cell>
          <table:table-cell table:formula="of:=[.G382]-[.$B$2]" office:value-type="float" office:value="53.3824806213379" calcext:value-type="float">
            <text:p>53.3824806213</text:p>
          </table:table-cell>
          <table:table-cell table:formula="of:=[.C382]/([.H382]-[.H381])" office:value-type="float" office:value="98461.5855454422" calcext:value-type="float">
            <text:p>98461.5855454422</text:p>
          </table:table-cell>
          <table:table-cell table:formula="of:=[.G382]-[.$B382]" office:value-type="float" office:value="10.2438387870789" calcext:value-type="float">
            <text:p>10.243838787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5123.18215" calcext:value-type="float">
            <text:p>1443145123.18215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1976556778" calcext:value-type="float">
            <text:p>43.1819765568</text:p>
          </table:table-cell>
          <table:table-cell table:formula="of:=[.C383]/([.D383]-[.D382])" office:value-type="float" office:value="99689.1118459059" calcext:value-type="float">
            <text:p>99689.1118459059</text:p>
          </table:table-cell>
          <table:table-cell/>
          <table:table-cell office:value-type="float" office:value="1443145133.42652" calcext:value-type="float">
            <text:p>1443145133.42652</text:p>
          </table:table-cell>
          <table:table-cell table:formula="of:=[.G383]-[.$B$2]" office:value-type="float" office:value="53.4263479709625" calcext:value-type="float">
            <text:p>53.426347971</text:p>
          </table:table-cell>
          <table:table-cell table:formula="of:=[.C383]/([.H383]-[.H382])" office:value-type="float" office:value="98478.709950922" calcext:value-type="float">
            <text:p>98478.709950922</text:p>
          </table:table-cell>
          <table:table-cell table:formula="of:=[.G383]-[.$B383]" office:value-type="float" office:value="10.2443714141846" calcext:value-type="float">
            <text:p>10.244371414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5123.22549" calcext:value-type="float">
            <text:p>1443145123.22549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53193855286" calcext:value-type="float">
            <text:p>43.2253193855</text:p>
          </table:table-cell>
          <table:table-cell table:formula="of:=[.C384]/([.D384]-[.D383])" office:value-type="float" office:value="99670.4673997349" calcext:value-type="float">
            <text:p>99670.4673997349</text:p>
          </table:table-cell>
          <table:table-cell/>
          <table:table-cell office:value-type="float" office:value="1443145133.47039" calcext:value-type="float">
            <text:p>1443145133.47039</text:p>
          </table:table-cell>
          <table:table-cell table:formula="of:=[.G384]-[.$B$2]" office:value-type="float" office:value="53.4702198505402" calcext:value-type="float">
            <text:p>53.4702198505</text:p>
          </table:table-cell>
          <table:table-cell table:formula="of:=[.C384]/([.H384]-[.H383])" office:value-type="float" office:value="98468.5416168511" calcext:value-type="float">
            <text:p>98468.5416168511</text:p>
          </table:table-cell>
          <table:table-cell table:formula="of:=[.G384]-[.$B384]" office:value-type="float" office:value="10.2449004650116" calcext:value-type="float">
            <text:p>10.24490046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5123.26883" calcext:value-type="float">
            <text:p>1443145123.26883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86598300934" calcext:value-type="float">
            <text:p>43.2686598301</text:p>
          </table:table-cell>
          <table:table-cell table:formula="of:=[.C385]/([.D385]-[.D384])" office:value-type="float" office:value="99675.9503363901" calcext:value-type="float">
            <text:p>99675.9503363901</text:p>
          </table:table-cell>
          <table:table-cell/>
          <table:table-cell office:value-type="float" office:value="1443145133.51425" calcext:value-type="float">
            <text:p>1443145133.51425</text:p>
          </table:table-cell>
          <table:table-cell table:formula="of:=[.G385]-[.$B$2]" office:value-type="float" office:value="53.5140759944916" calcext:value-type="float">
            <text:p>53.5140759945</text:p>
          </table:table-cell>
          <table:table-cell table:formula="of:=[.C385]/([.H385]-[.H384])" office:value-type="float" office:value="98503.8722233699" calcext:value-type="float">
            <text:p>98503.8722233699</text:p>
          </table:table-cell>
          <table:table-cell table:formula="of:=[.G385]-[.$B385]" office:value-type="float" office:value="10.2454161643982" calcext:value-type="float">
            <text:p>10.245416164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5123.31219" calcext:value-type="float">
            <text:p>1443145123.31219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20155334473" calcext:value-type="float">
            <text:p>43.3120155334</text:p>
          </table:table-cell>
          <table:table-cell table:formula="of:=[.C386]/([.D386]-[.D385])" office:value-type="float" office:value="99640.869962111" calcext:value-type="float">
            <text:p>99640.869962111</text:p>
          </table:table-cell>
          <table:table-cell/>
          <table:table-cell office:value-type="float" office:value="1443145133.55814" calcext:value-type="float">
            <text:p>1443145133.55814</text:p>
          </table:table-cell>
          <table:table-cell table:formula="of:=[.G386]-[.$B$2]" office:value-type="float" office:value="53.55797123909" calcext:value-type="float">
            <text:p>53.5579712391</text:p>
          </table:table-cell>
          <table:table-cell table:formula="of:=[.C386]/([.H386]-[.H385])" office:value-type="float" office:value="98416.1277497148" calcext:value-type="float">
            <text:p>98416.1277497148</text:p>
          </table:table-cell>
          <table:table-cell table:formula="of:=[.G386]-[.$B386]" office:value-type="float" office:value="10.2459557056427" calcext:value-type="float">
            <text:p>10.245955705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5123.35554" calcext:value-type="float">
            <text:p>1443145123.35554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53647994995" calcext:value-type="float">
            <text:p>43.3553647995</text:p>
          </table:table-cell>
          <table:table-cell table:formula="of:=[.C387]/([.D387]-[.D386])" office:value-type="float" office:value="99655.6664833352" calcext:value-type="float">
            <text:p>99655.6664833352</text:p>
          </table:table-cell>
          <table:table-cell/>
          <table:table-cell office:value-type="float" office:value="1443145133.60203" calcext:value-type="float">
            <text:p>1443145133.60203</text:p>
          </table:table-cell>
          <table:table-cell table:formula="of:=[.G387]-[.$B$2]" office:value-type="float" office:value="53.6018538475037" calcext:value-type="float">
            <text:p>53.6018538475</text:p>
          </table:table-cell>
          <table:table-cell table:formula="of:=[.C387]/([.H387]-[.H386])" office:value-type="float" office:value="98444.4670944327" calcext:value-type="float">
            <text:p>98444.4670944327</text:p>
          </table:table-cell>
          <table:table-cell table:formula="of:=[.G387]-[.$B387]" office:value-type="float" office:value="10.2464890480042" calcext:value-type="float">
            <text:p>10.246489048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5123.39889" calcext:value-type="float">
            <text:p>1443145123.39889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87159729004" calcext:value-type="float">
            <text:p>43.3987159729</text:p>
          </table:table-cell>
          <table:table-cell table:formula="of:=[.C388]/([.D388]-[.D387])" office:value-type="float" office:value="99651.281870779" calcext:value-type="float">
            <text:p>99651.281870779</text:p>
          </table:table-cell>
          <table:table-cell/>
          <table:table-cell office:value-type="float" office:value="1443145133.64589" calcext:value-type="float">
            <text:p>1443145133.64589</text:p>
          </table:table-cell>
          <table:table-cell table:formula="of:=[.G388]-[.$B$2]" office:value-type="float" office:value="53.6457209587097" calcext:value-type="float">
            <text:p>53.6457209587</text:p>
          </table:table-cell>
          <table:table-cell table:formula="of:=[.C388]/([.H388]-[.H387])" office:value-type="float" office:value="98479.2451845732" calcext:value-type="float">
            <text:p>98479.2451845732</text:p>
          </table:table-cell>
          <table:table-cell table:formula="of:=[.G388]-[.$B388]" office:value-type="float" office:value="10.2470049858093" calcext:value-type="float">
            <text:p>10.247004985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5123.44223" calcext:value-type="float">
            <text:p>1443145123.44223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20571327209" calcext:value-type="float">
            <text:p>43.4420571327</text:p>
          </table:table-cell>
          <table:table-cell table:formula="of:=[.C389]/([.D389]-[.D388])" office:value-type="float" office:value="99674.3053920544" calcext:value-type="float">
            <text:p>99674.3053920544</text:p>
          </table:table-cell>
          <table:table-cell/>
          <table:table-cell office:value-type="float" office:value="1443145133.68978" calcext:value-type="float">
            <text:p>1443145133.68978</text:p>
          </table:table-cell>
          <table:table-cell table:formula="of:=[.G389]-[.$B$2]" office:value-type="float" office:value="53.6896078586578" calcext:value-type="float">
            <text:p>53.6896078587</text:p>
          </table:table-cell>
          <table:table-cell table:formula="of:=[.C389]/([.H389]-[.H388])" office:value-type="float" office:value="98434.8405812848" calcext:value-type="float">
            <text:p>98434.8405812848</text:p>
          </table:table-cell>
          <table:table-cell table:formula="of:=[.G389]-[.$B389]" office:value-type="float" office:value="10.2475507259369" calcext:value-type="float">
            <text:p>10.247550725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5123.48561" calcext:value-type="float">
            <text:p>1443145123.48561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54354858399" calcext:value-type="float">
            <text:p>43.4854354858</text:p>
          </table:table-cell>
          <table:table-cell table:formula="of:=[.C390]/([.D390]-[.D389])" office:value-type="float" office:value="99588.8430378912" calcext:value-type="float">
            <text:p>99588.8430378912</text:p>
          </table:table-cell>
          <table:table-cell/>
          <table:table-cell office:value-type="float" office:value="1443145133.73365" calcext:value-type="float">
            <text:p>1443145133.73365</text:p>
          </table:table-cell>
          <table:table-cell table:formula="of:=[.G390]-[.$B$2]" office:value-type="float" office:value="53.7334778308868" calcext:value-type="float">
            <text:p>53.7334778309</text:p>
          </table:table-cell>
          <table:table-cell table:formula="of:=[.C390]/([.H390]-[.H389])" office:value-type="float" office:value="98472.8227647225" calcext:value-type="float">
            <text:p>98472.8227647225</text:p>
          </table:table-cell>
          <table:table-cell table:formula="of:=[.G390]-[.$B390]" office:value-type="float" office:value="10.248042345047" calcext:value-type="float">
            <text:p>10.248042345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5123.52896" calcext:value-type="float">
            <text:p>1443145123.52896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87828445435" calcext:value-type="float">
            <text:p>43.5287828445</text:p>
          </table:table-cell>
          <table:table-cell table:formula="of:=[.C391]/([.D391]-[.D390])" office:value-type="float" office:value="99660.0514817504" calcext:value-type="float">
            <text:p>99660.0514817504</text:p>
          </table:table-cell>
          <table:table-cell/>
          <table:table-cell office:value-type="float" office:value="1443145133.77761" calcext:value-type="float">
            <text:p>1443145133.77761</text:p>
          </table:table-cell>
          <table:table-cell table:formula="of:=[.G391]-[.$B$2]" office:value-type="float" office:value="53.7774415016174" calcext:value-type="float">
            <text:p>53.7774415016</text:p>
          </table:table-cell>
          <table:table-cell table:formula="of:=[.C391]/([.H391]-[.H390])" office:value-type="float" office:value="98262.9504818408" calcext:value-type="float">
            <text:p>98262.9504818408</text:p>
          </table:table-cell>
          <table:table-cell table:formula="of:=[.G391]-[.$B391]" office:value-type="float" office:value="10.248658657074" calcext:value-type="float">
            <text:p>10.248658657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5123.5723" calcext:value-type="float">
            <text:p>1443145123.5723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2126865387" calcext:value-type="float">
            <text:p>43.5721268654</text:p>
          </table:table-cell>
          <table:table-cell table:formula="of:=[.C392]/([.D392]-[.D391])" office:value-type="float" office:value="99667.7261576035" calcext:value-type="float">
            <text:p>99667.7261576035</text:p>
          </table:table-cell>
          <table:table-cell/>
          <table:table-cell office:value-type="float" office:value="1443145133.82145" calcext:value-type="float">
            <text:p>1443145133.82145</text:p>
          </table:table-cell>
          <table:table-cell table:formula="of:=[.G392]-[.$B$2]" office:value-type="float" office:value="53.8212819099426" calcext:value-type="float">
            <text:p>53.8212819099</text:p>
          </table:table-cell>
          <table:table-cell table:formula="of:=[.C392]/([.H392]-[.H391])" office:value-type="float" office:value="98539.2281922993" calcext:value-type="float">
            <text:p>98539.2281922993</text:p>
          </table:table-cell>
          <table:table-cell table:formula="of:=[.G392]-[.$B392]" office:value-type="float" office:value="10.2491550445557" calcext:value-type="float">
            <text:p>10.249155044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5123.61565" calcext:value-type="float">
            <text:p>1443145123.61565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54737472534" calcext:value-type="float">
            <text:p>43.6154737473</text:p>
          </table:table-cell>
          <table:table-cell table:formula="of:=[.C393]/([.D393]-[.D392])" office:value-type="float" office:value="99661.1477916506" calcext:value-type="float">
            <text:p>99661.1477916506</text:p>
          </table:table-cell>
          <table:table-cell/>
          <table:table-cell office:value-type="float" office:value="1443145133.86534" calcext:value-type="float">
            <text:p>1443145133.86534</text:p>
          </table:table-cell>
          <table:table-cell table:formula="of:=[.G393]-[.$B$2]" office:value-type="float" office:value="53.8651654720306" calcext:value-type="float">
            <text:p>53.865165472</text:p>
          </table:table-cell>
          <table:table-cell table:formula="of:=[.C393]/([.H393]-[.H392])" office:value-type="float" office:value="98442.3277065755" calcext:value-type="float">
            <text:p>98442.3277065755</text:p>
          </table:table-cell>
          <table:table-cell table:formula="of:=[.G393]-[.$B393]" office:value-type="float" office:value="10.2496917247772" calcext:value-type="float">
            <text:p>10.249691724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5123.65912" calcext:value-type="float">
            <text:p>1443145123.65912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89486598969" calcext:value-type="float">
            <text:p>43.6589486599</text:p>
          </table:table-cell>
          <table:table-cell table:formula="of:=[.C394]/([.D394]-[.D393])" office:value-type="float" office:value="99367.6522235079" calcext:value-type="float">
            <text:p>99367.6522235079</text:p>
          </table:table-cell>
          <table:table-cell/>
          <table:table-cell office:value-type="float" office:value="1443145133.90926" calcext:value-type="float">
            <text:p>1443145133.90926</text:p>
          </table:table-cell>
          <table:table-cell table:formula="of:=[.G394]-[.$B$2]" office:value-type="float" office:value="53.9090902805328" calcext:value-type="float">
            <text:p>53.9090902805</text:p>
          </table:table-cell>
          <table:table-cell table:formula="of:=[.C394]/([.H394]-[.H393])" office:value-type="float" office:value="98349.8880771193" calcext:value-type="float">
            <text:p>98349.8880771193</text:p>
          </table:table-cell>
          <table:table-cell table:formula="of:=[.G394]-[.$B394]" office:value-type="float" office:value="10.250141620636" calcext:value-type="float">
            <text:p>10.250141620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5123.70248" calcext:value-type="float">
            <text:p>1443145123.70248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23038864136" calcext:value-type="float">
            <text:p>43.7023038864</text:p>
          </table:table-cell>
          <table:table-cell table:formula="of:=[.C395]/([.D395]-[.D394])" office:value-type="float" office:value="99641.9658500371" calcext:value-type="float">
            <text:p>99641.9658500371</text:p>
          </table:table-cell>
          <table:table-cell/>
          <table:table-cell office:value-type="float" office:value="1443145133.95316" calcext:value-type="float">
            <text:p>1443145133.95316</text:p>
          </table:table-cell>
          <table:table-cell table:formula="of:=[.G395]-[.$B$2]" office:value-type="float" office:value="53.952983379364" calcext:value-type="float">
            <text:p>53.9529833794</text:p>
          </table:table-cell>
          <table:table-cell table:formula="of:=[.C395]/([.H395]-[.H394])" office:value-type="float" office:value="98420.9389411247" calcext:value-type="float">
            <text:p>98420.9389411247</text:p>
          </table:table-cell>
          <table:table-cell table:formula="of:=[.G395]-[.$B395]" office:value-type="float" office:value="10.2506794929504" calcext:value-type="float">
            <text:p>10.25067949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5123.74584" calcext:value-type="float">
            <text:p>1443145123.74584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56660270691" calcext:value-type="float">
            <text:p>43.7456660271</text:p>
          </table:table-cell>
          <table:table-cell table:formula="of:=[.C396]/([.D396]-[.D395])" office:value-type="float" office:value="99626.0778341049" calcext:value-type="float">
            <text:p>99626.0778341049</text:p>
          </table:table-cell>
          <table:table-cell/>
          <table:table-cell office:value-type="float" office:value="1443145133.99699" calcext:value-type="float">
            <text:p>1443145133.99699</text:p>
          </table:table-cell>
          <table:table-cell table:formula="of:=[.G396]-[.$B$2]" office:value-type="float" office:value="53.9968159198761" calcext:value-type="float">
            <text:p>53.9968159199</text:p>
          </table:table-cell>
          <table:table-cell table:formula="of:=[.C396]/([.H396]-[.H395])" office:value-type="float" office:value="98556.9156962039" calcext:value-type="float">
            <text:p>98556.9156962039</text:p>
          </table:table-cell>
          <table:table-cell table:formula="of:=[.G396]-[.$B396]" office:value-type="float" office:value="10.251149892807" calcext:value-type="float">
            <text:p>10.2511498928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5123.78918" calcext:value-type="float">
            <text:p>1443145123.78918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90100479126" calcext:value-type="float">
            <text:p>43.7890100479</text:p>
          </table:table-cell>
          <table:table-cell table:formula="of:=[.C397]/([.D397]-[.D396])" office:value-type="float" office:value="99667.7261576035" calcext:value-type="float">
            <text:p>99667.7261576035</text:p>
          </table:table-cell>
          <table:table-cell/>
          <table:table-cell office:value-type="float" office:value="1443145134.01132" calcext:value-type="float">
            <text:p>1443145134.01132</text:p>
          </table:table-cell>
          <table:table-cell table:formula="of:=[.G397]-[.$B$2]" office:value-type="float" office:value="54.0111491680145" calcext:value-type="float">
            <text:p>54.011149168</text:p>
          </table:table-cell>
          <table:table-cell table:formula="of:=[.C397]/([.H397]-[.H396])" office:value-type="float" office:value="301397.140290761" calcext:value-type="float">
            <text:p>301397.140290761</text:p>
          </table:table-cell>
          <table:table-cell table:formula="of:=[.G397]-[.$B397]" office:value-type="float" office:value="10.2221391201019" calcext:value-type="float">
            <text:p>10.222139120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5123.83254" calcext:value-type="float">
            <text:p>1443145123.83254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23650360107" calcext:value-type="float">
            <text:p>43.832365036</text:p>
          </table:table-cell>
          <table:table-cell table:formula="of:=[.C398]/([.D398]-[.D397])" office:value-type="float" office:value="99642.51380304" calcext:value-type="float">
            <text:p>99642.51380304</text:p>
          </table:table-cell>
          <table:table-cell/>
          <table:table-cell office:value-type="float" office:value="1443145134.02568" calcext:value-type="float">
            <text:p>1443145134.02568</text:p>
          </table:table-cell>
          <table:table-cell table:formula="of:=[.G398]-[.$B$2]" office:value-type="float" office:value="54.0255100727081" calcext:value-type="float">
            <text:p>54.0255100727</text:p>
          </table:table-cell>
          <table:table-cell table:formula="of:=[.C398]/([.H398]-[.H397])" office:value-type="float" office:value="300816.70285885" calcext:value-type="float">
            <text:p>300816.70285885</text:p>
          </table:table-cell>
          <table:table-cell table:formula="of:=[.G398]-[.$B398]" office:value-type="float" office:value="10.1931450366974" calcext:value-type="float">
            <text:p>10.1931450367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5123.8759" calcext:value-type="float">
            <text:p>1443145123.8759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57302761078" calcext:value-type="float">
            <text:p>43.8757302761</text:p>
          </table:table-cell>
          <table:table-cell table:formula="of:=[.C399]/([.D399]-[.D398])" office:value-type="float" office:value="99618.9572646753" calcext:value-type="float">
            <text:p>99618.9572646753</text:p>
          </table:table-cell>
          <table:table-cell/>
          <table:table-cell office:value-type="float" office:value="1443145134.06012" calcext:value-type="float">
            <text:p>1443145134.06012</text:p>
          </table:table-cell>
          <table:table-cell table:formula="of:=[.G399]-[.$B$2]" office:value-type="float" office:value="54.0599482059479" calcext:value-type="float">
            <text:p>54.0599482059</text:p>
          </table:table-cell>
          <table:table-cell table:formula="of:=[.C399]/([.H399]-[.H398])" office:value-type="float" office:value="125442.339453352" calcext:value-type="float">
            <text:p>125442.339453352</text:p>
          </table:table-cell>
          <table:table-cell table:formula="of:=[.G399]-[.$B399]" office:value-type="float" office:value="10.1842179298401" calcext:value-type="float">
            <text:p>10.184217929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5123.91926" calcext:value-type="float">
            <text:p>1443145123.91926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90883636475" calcext:value-type="float">
            <text:p>43.9190883636</text:p>
          </table:table-cell>
          <table:table-cell table:formula="of:=[.C400]/([.D400]-[.D399])" office:value-type="float" office:value="99635.3908840463" calcext:value-type="float">
            <text:p>99635.3908840463</text:p>
          </table:table-cell>
          <table:table-cell/>
          <table:table-cell office:value-type="float" office:value="1443145134.10889" calcext:value-type="float">
            <text:p>1443145134.10889</text:p>
          </table:table-cell>
          <table:table-cell table:formula="of:=[.G400]-[.$B$2]" office:value-type="float" office:value="54.1087131500244" calcext:value-type="float">
            <text:p>54.10871315</text:p>
          </table:table-cell>
          <table:table-cell table:formula="of:=[.C400]/([.H400]-[.H399])" office:value-type="float" office:value="88588.2283227809" calcext:value-type="float">
            <text:p>88588.2283227809</text:p>
          </table:table-cell>
          <table:table-cell table:formula="of:=[.G400]-[.$B400]" office:value-type="float" office:value="10.189624786377" calcext:value-type="float">
            <text:p>10.1896247864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5123.96261" calcext:value-type="float">
            <text:p>1443145123.96261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24338150024" calcext:value-type="float">
            <text:p>43.962433815</text:p>
          </table:table-cell>
          <table:table-cell table:formula="of:=[.C401]/([.D401]-[.D400])" office:value-type="float" office:value="99664.4368660756" calcext:value-type="float">
            <text:p>99664.4368660756</text:p>
          </table:table-cell>
          <table:table-cell/>
          <table:table-cell office:value-type="float" office:value="1443145134.15763" calcext:value-type="float">
            <text:p>1443145134.15763</text:p>
          </table:table-cell>
          <table:table-cell table:formula="of:=[.G401]-[.$B$2]" office:value-type="float" office:value="54.1574604511261" calcext:value-type="float">
            <text:p>54.1574604511</text:p>
          </table:table-cell>
          <table:table-cell table:formula="of:=[.C401]/([.H401]-[.H400])" office:value-type="float" office:value="88620.290813407" calcext:value-type="float">
            <text:p>88620.290813407</text:p>
          </table:table-cell>
          <table:table-cell table:formula="of:=[.G401]-[.$B401]" office:value-type="float" office:value="10.1950266361237" calcext:value-type="float">
            <text:p>10.195026636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5124.00588" calcext:value-type="float">
            <text:p>1443145124.00588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57117938995" calcext:value-type="float">
            <text:p>44.0057117939</text:p>
          </table:table-cell>
          <table:table-cell table:formula="of:=[.C402]/([.D402]-[.D401])" office:value-type="float" office:value="99819.8185333928" calcext:value-type="float">
            <text:p>99819.8185333928</text:p>
          </table:table-cell>
          <table:table-cell/>
          <table:table-cell office:value-type="float" office:value="1443145134.20629" calcext:value-type="float">
            <text:p>1443145134.20629</text:p>
          </table:table-cell>
          <table:table-cell table:formula="of:=[.G402]-[.$B$2]" office:value-type="float" office:value="54.206122636795" calcext:value-type="float">
            <text:p>54.2061226368</text:p>
          </table:table-cell>
          <table:table-cell table:formula="of:=[.C402]/([.H402]-[.H401])" office:value-type="float" office:value="88775.297299416" calcext:value-type="float">
            <text:p>88775.297299416</text:p>
          </table:table-cell>
          <table:table-cell table:formula="of:=[.G402]-[.$B402]" office:value-type="float" office:value="10.2004108428955" calcext:value-type="float">
            <text:p>10.2004108429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5124.04901" calcext:value-type="float">
            <text:p>1443145124.04901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88414764404" calcext:value-type="float">
            <text:p>44.0488414764</text:p>
          </table:table-cell>
          <table:table-cell table:formula="of:=[.C403]/([.D403]-[.D402])" office:value-type="float" office:value="100163.037274943" calcext:value-type="float">
            <text:p>100163.037274943</text:p>
          </table:table-cell>
          <table:table-cell/>
          <table:table-cell office:value-type="float" office:value="1443145134.25509" calcext:value-type="float">
            <text:p>1443145134.25509</text:p>
          </table:table-cell>
          <table:table-cell table:formula="of:=[.G403]-[.$B$2]" office:value-type="float" office:value="54.254921913147" calcext:value-type="float">
            <text:p>54.2549219131</text:p>
          </table:table-cell>
          <table:table-cell table:formula="of:=[.C403]/([.H403]-[.H402])" office:value-type="float" office:value="88525.9029016167" calcext:value-type="float">
            <text:p>88525.9029016167</text:p>
          </table:table-cell>
          <table:table-cell table:formula="of:=[.G403]-[.$B403]" office:value-type="float" office:value="10.2060804367065" calcext:value-type="float">
            <text:p>10.206080436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5124.09213" calcext:value-type="float">
            <text:p>1443145124.09213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19625759125" calcext:value-type="float">
            <text:p>44.0919625759</text:p>
          </table:table-cell>
          <table:table-cell table:formula="of:=[.C404]/([.D404]-[.D403])" office:value-type="float" office:value="100182.974295461" calcext:value-type="float">
            <text:p>100182.974295461</text:p>
          </table:table-cell>
          <table:table-cell/>
          <table:table-cell office:value-type="float" office:value="1443145134.3039" calcext:value-type="float">
            <text:p>1443145134.3039</text:p>
          </table:table-cell>
          <table:table-cell table:formula="of:=[.G404]-[.$B$2]" office:value-type="float" office:value="54.3037323951721" calcext:value-type="float">
            <text:p>54.3037323952</text:p>
          </table:table-cell>
          <table:table-cell table:formula="of:=[.C404]/([.H404]-[.H403])" office:value-type="float" office:value="88505.5795551127" calcext:value-type="float">
            <text:p>88505.5795551127</text:p>
          </table:table-cell>
          <table:table-cell table:formula="of:=[.G404]-[.$B404]" office:value-type="float" office:value="10.2117698192596" calcext:value-type="float">
            <text:p>10.211769819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5124.13526" calcext:value-type="float">
            <text:p>1443145124.13526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50831985474" calcext:value-type="float">
            <text:p>44.1350831985</text:p>
          </table:table-cell>
          <table:table-cell table:formula="of:=[.C405]/([.D405]-[.D404])" office:value-type="float" office:value="100184.082140428" calcext:value-type="float">
            <text:p>100184.082140428</text:p>
          </table:table-cell>
          <table:table-cell/>
          <table:table-cell office:value-type="float" office:value="1443145134.35263" calcext:value-type="float">
            <text:p>1443145134.35263</text:p>
          </table:table-cell>
          <table:table-cell table:formula="of:=[.G405]-[.$B$2]" office:value-type="float" office:value="54.3524572849274" calcext:value-type="float">
            <text:p>54.3524572849</text:p>
          </table:table-cell>
          <table:table-cell table:formula="of:=[.C405]/([.H405]-[.H404])" office:value-type="float" office:value="88661.0523225374" calcext:value-type="float">
            <text:p>88661.0523225374</text:p>
          </table:table-cell>
          <table:table-cell table:formula="of:=[.G405]-[.$B405]" office:value-type="float" office:value="10.21737408638" calcext:value-type="float">
            <text:p>10.217374086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5124.17838" calcext:value-type="float">
            <text:p>1443145124.17838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82064437866" calcext:value-type="float">
            <text:p>44.1782064438</text:p>
          </table:table-cell>
          <table:table-cell table:formula="of:=[.C406]/([.D406]-[.D405])" office:value-type="float" office:value="100177.989296298" calcext:value-type="float">
            <text:p>100177.989296298</text:p>
          </table:table-cell>
          <table:table-cell/>
          <table:table-cell office:value-type="float" office:value="1443145134.40138" calcext:value-type="float">
            <text:p>1443145134.40138</text:p>
          </table:table-cell>
          <table:table-cell table:formula="of:=[.G406]-[.$B$2]" office:value-type="float" office:value="54.4012036323547" calcext:value-type="float">
            <text:p>54.4012036324</text:p>
          </table:table-cell>
          <table:table-cell table:formula="of:=[.C406]/([.H406]-[.H405])" office:value-type="float" office:value="88622.024582186" calcext:value-type="float">
            <text:p>88622.024582186</text:p>
          </table:table-cell>
          <table:table-cell table:formula="of:=[.G406]-[.$B406]" office:value-type="float" office:value="10.2229971885681" calcext:value-type="float">
            <text:p>10.222997188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5124.2215" calcext:value-type="float">
            <text:p>1443145124.2215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132563591" calcext:value-type="float">
            <text:p>44.2213256359</text:p>
          </table:table-cell>
          <table:table-cell table:formula="of:=[.C407]/([.D407]-[.D406])" office:value-type="float" office:value="100187.405822344" calcext:value-type="float">
            <text:p>100187.405822344</text:p>
          </table:table-cell>
          <table:table-cell/>
          <table:table-cell office:value-type="float" office:value="1443145134.45011" calcext:value-type="float">
            <text:p>1443145134.45011</text:p>
          </table:table-cell>
          <table:table-cell table:formula="of:=[.G407]-[.$B$2]" office:value-type="float" office:value="54.4499382972717" calcext:value-type="float">
            <text:p>54.4499382973</text:p>
          </table:table-cell>
          <table:table-cell table:formula="of:=[.C407]/([.H407]-[.H406])" office:value-type="float" office:value="88643.2687566044" calcext:value-type="float">
            <text:p>88643.2687566044</text:p>
          </table:table-cell>
          <table:table-cell table:formula="of:=[.G407]-[.$B407]" office:value-type="float" office:value="10.2286126613617" calcext:value-type="float">
            <text:p>10.2286126614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5124.26462" calcext:value-type="float">
            <text:p>1443145124.26462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44453048706" calcext:value-type="float">
            <text:p>44.2644453049</text:p>
          </table:table-cell>
          <table:table-cell table:formula="of:=[.C408]/([.D408]-[.D407])" office:value-type="float" office:value="100186.297903869" calcext:value-type="float">
            <text:p>100186.297903869</text:p>
          </table:table-cell>
          <table:table-cell/>
          <table:table-cell office:value-type="float" office:value="1443145134.49894" calcext:value-type="float">
            <text:p>1443145134.49894</text:p>
          </table:table-cell>
          <table:table-cell table:formula="of:=[.G408]-[.$B$2]" office:value-type="float" office:value="54.4987649917603" calcext:value-type="float">
            <text:p>54.4987649918</text:p>
          </table:table-cell>
          <table:table-cell table:formula="of:=[.C408]/([.H408]-[.H407])" office:value-type="float" office:value="88476.1920759397" calcext:value-type="float">
            <text:p>88476.1920759397</text:p>
          </table:table-cell>
          <table:table-cell table:formula="of:=[.G408]-[.$B408]" office:value-type="float" office:value="10.2343196868896" calcext:value-type="float">
            <text:p>10.234319686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5124.30776" calcext:value-type="float">
            <text:p>1443145124.30776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75876235962" calcext:value-type="float">
            <text:p>44.3075876236</text:p>
          </table:table-cell>
          <table:table-cell table:formula="of:=[.C409]/([.D409]-[.D408])" office:value-type="float" office:value="100133.699986737" calcext:value-type="float">
            <text:p>100133.699986737</text:p>
          </table:table-cell>
          <table:table-cell/>
          <table:table-cell office:value-type="float" office:value="1443145134.54758" calcext:value-type="float">
            <text:p>1443145134.54758</text:p>
          </table:table-cell>
          <table:table-cell table:formula="of:=[.G409]-[.$B$2]" office:value-type="float" office:value="54.5474095344544" calcext:value-type="float">
            <text:p>54.5474095345</text:p>
          </table:table-cell>
          <table:table-cell table:formula="of:=[.C409]/([.H409]-[.H408])" office:value-type="float" office:value="88807.4953683282" calcext:value-type="float">
            <text:p>88807.4953683282</text:p>
          </table:table-cell>
          <table:table-cell table:formula="of:=[.G409]-[.$B409]" office:value-type="float" office:value="10.2398219108582" calcext:value-type="float">
            <text:p>10.2398219109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5124.35088" calcext:value-type="float">
            <text:p>1443145124.35088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07120609283" calcext:value-type="float">
            <text:p>44.3507120609</text:p>
          </table:table-cell>
          <table:table-cell table:formula="of:=[.C410]/([.D410]-[.D409])" office:value-type="float" office:value="100175.220066675" calcext:value-type="float">
            <text:p>100175.220066675</text:p>
          </table:table-cell>
          <table:table-cell/>
          <table:table-cell office:value-type="float" office:value="1443145134.59636" calcext:value-type="float">
            <text:p>1443145134.59636</text:p>
          </table:table-cell>
          <table:table-cell table:formula="of:=[.G410]-[.$B$2]" office:value-type="float" office:value="54.5961835384369" calcext:value-type="float">
            <text:p>54.5961835384</text:p>
          </table:table-cell>
          <table:table-cell table:formula="of:=[.C410]/([.H410]-[.H409])" office:value-type="float" office:value="88571.7728145943" calcext:value-type="float">
            <text:p>88571.7728145943</text:p>
          </table:table-cell>
          <table:table-cell table:formula="of:=[.G410]-[.$B410]" office:value-type="float" office:value="10.2454714775085" calcext:value-type="float">
            <text:p>10.245471477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5124.39402" calcext:value-type="float">
            <text:p>1443145124.39402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38431739807" calcext:value-type="float">
            <text:p>44.393843174</text:p>
          </table:table-cell>
          <table:table-cell table:formula="of:=[.C411]/([.D411]-[.D410])" office:value-type="float" office:value="100159.71520964" calcext:value-type="float">
            <text:p>100159.71520964</text:p>
          </table:table-cell>
          <table:table-cell/>
          <table:table-cell office:value-type="float" office:value="1443145134.64518" calcext:value-type="float">
            <text:p>1443145134.64518</text:p>
          </table:table-cell>
          <table:table-cell table:formula="of:=[.G411]-[.$B$2]" office:value-type="float" office:value="54.6450045108795" calcext:value-type="float">
            <text:p>54.6450045109</text:p>
          </table:table-cell>
          <table:table-cell table:formula="of:=[.C411]/([.H411]-[.H410])" office:value-type="float" office:value="88486.5618987156" calcext:value-type="float">
            <text:p>88486.5618987156</text:p>
          </table:table-cell>
          <table:table-cell table:formula="of:=[.G411]-[.$B411]" office:value-type="float" office:value="10.2511613368988" calcext:value-type="float">
            <text:p>10.251161336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5124.43715" calcext:value-type="float">
            <text:p>1443145124.43715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69733333588" calcext:value-type="float">
            <text:p>44.4369733334</text:p>
          </table:table-cell>
          <table:table-cell table:formula="of:=[.C412]/([.D412]-[.D411])" office:value-type="float" office:value="100161.929895357" calcext:value-type="float">
            <text:p>100161.929895357</text:p>
          </table:table-cell>
          <table:table-cell/>
          <table:table-cell office:value-type="float" office:value="1443145134.69397" calcext:value-type="float">
            <text:p>1443145134.69397</text:p>
          </table:table-cell>
          <table:table-cell table:formula="of:=[.G412]-[.$B$2]" office:value-type="float" office:value="54.6937973499298" calcext:value-type="float">
            <text:p>54.6937973499</text:p>
          </table:table-cell>
          <table:table-cell table:formula="of:=[.C412]/([.H412]-[.H411])" office:value-type="float" office:value="88537.5822371636" calcext:value-type="float">
            <text:p>88537.5822371636</text:p>
          </table:table-cell>
          <table:table-cell table:formula="of:=[.G412]-[.$B412]" office:value-type="float" office:value="10.256824016571" calcext:value-type="float">
            <text:p>10.256824016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5124.48028" calcext:value-type="float">
            <text:p>1443145124.48028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80103969574" calcext:value-type="float">
            <text:p>44.4801039696</text:p>
          </table:table-cell>
          <table:table-cell table:formula="of:=[.C413]/([.D413]-[.D412])" office:value-type="float" office:value="100160.822540256" calcext:value-type="float">
            <text:p>100160.822540256</text:p>
          </table:table-cell>
          <table:table-cell/>
          <table:table-cell office:value-type="float" office:value="1443145134.74269" calcext:value-type="float">
            <text:p>1443145134.74269</text:p>
          </table:table-cell>
          <table:table-cell table:formula="of:=[.G413]-[.$B$2]" office:value-type="float" office:value="54.7425167560577" calcext:value-type="float">
            <text:p>54.7425167561</text:p>
          </table:table-cell>
          <table:table-cell table:formula="of:=[.C413]/([.H413]-[.H412])" office:value-type="float" office:value="88671.031593783" calcext:value-type="float">
            <text:p>88671.031593783</text:p>
          </table:table-cell>
          <table:table-cell table:formula="of:=[.G413]-[.$B413]" office:value-type="float" office:value="10.2624127864838" calcext:value-type="float">
            <text:p>10.262412786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5124.52341" calcext:value-type="float">
            <text:p>1443145124.52341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32331752777" calcext:value-type="float">
            <text:p>44.5232331753</text:p>
          </table:table-cell>
          <table:table-cell table:formula="of:=[.C414]/([.D414]-[.D413])" office:value-type="float" office:value="100164.144679016" calcext:value-type="float">
            <text:p>100164.144679016</text:p>
          </table:table-cell>
          <table:table-cell/>
          <table:table-cell office:value-type="float" office:value="1443145134.79144" calcext:value-type="float">
            <text:p>1443145134.79144</text:p>
          </table:table-cell>
          <table:table-cell table:formula="of:=[.G414]-[.$B$2]" office:value-type="float" office:value="54.7912697792053" calcext:value-type="float">
            <text:p>54.7912697792</text:p>
          </table:table-cell>
          <table:table-cell table:formula="of:=[.C414]/([.H414]-[.H413])" office:value-type="float" office:value="88609.8896251559" calcext:value-type="float">
            <text:p>88609.8896251559</text:p>
          </table:table-cell>
          <table:table-cell table:formula="of:=[.G414]-[.$B414]" office:value-type="float" office:value="10.2680366039276" calcext:value-type="float">
            <text:p>10.2680366039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5124.56652" calcext:value-type="float">
            <text:p>1443145124.56652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63440227509" calcext:value-type="float">
            <text:p>44.5663440228</text:p>
          </table:table-cell>
          <table:table-cell table:formula="of:=[.C415]/([.D415]-[.D414])" office:value-type="float" office:value="100206.798363013" calcext:value-type="float">
            <text:p>100206.798363013</text:p>
          </table:table-cell>
          <table:table-cell/>
          <table:table-cell office:value-type="float" office:value="1443145134.84024" calcext:value-type="float">
            <text:p>1443145134.84024</text:p>
          </table:table-cell>
          <table:table-cell table:formula="of:=[.G415]-[.$B$2]" office:value-type="float" office:value="54.8400719165802" calcext:value-type="float">
            <text:p>54.8400719166</text:p>
          </table:table-cell>
          <table:table-cell table:formula="of:=[.C415]/([.H415]-[.H414])" office:value-type="float" office:value="88520.7130748299" calcext:value-type="float">
            <text:p>88520.7130748299</text:p>
          </table:table-cell>
          <table:table-cell table:formula="of:=[.G415]-[.$B415]" office:value-type="float" office:value="10.2737278938293" calcext:value-type="float">
            <text:p>10.2737278938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5124.60964" calcext:value-type="float">
            <text:p>1443145124.60964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94715595245" calcext:value-type="float">
            <text:p>44.6094715595</text:p>
          </table:table-cell>
          <table:table-cell table:formula="of:=[.C416]/([.D416]-[.D415])" office:value-type="float" office:value="100168.020786113" calcext:value-type="float">
            <text:p>100168.020786113</text:p>
          </table:table-cell>
          <table:table-cell/>
          <table:table-cell office:value-type="float" office:value="1443145134.88898" calcext:value-type="float">
            <text:p>1443145134.88898</text:p>
          </table:table-cell>
          <table:table-cell table:formula="of:=[.G416]-[.$B$2]" office:value-type="float" office:value="54.8888034820557" calcext:value-type="float">
            <text:p>54.8888034821</text:p>
          </table:table-cell>
          <table:table-cell table:formula="of:=[.C416]/([.H416]-[.H415])" office:value-type="float" office:value="88648.9066757993" calcext:value-type="float">
            <text:p>88648.9066757993</text:p>
          </table:table-cell>
          <table:table-cell table:formula="of:=[.G416]-[.$B416]" office:value-type="float" office:value="10.2793319225311" calcext:value-type="float">
            <text:p>10.279331922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5124.65277" calcext:value-type="float">
            <text:p>1443145124.65277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25983810425" calcext:value-type="float">
            <text:p>44.652598381</text:p>
          </table:table-cell>
          <table:table-cell table:formula="of:=[.C417]/([.D417]-[.D416])" office:value-type="float" office:value="100169.682066705" calcext:value-type="float">
            <text:p>100169.682066705</text:p>
          </table:table-cell>
          <table:table-cell/>
          <table:table-cell office:value-type="float" office:value="1443145134.93771" calcext:value-type="float">
            <text:p>1443145134.93771</text:p>
          </table:table-cell>
          <table:table-cell table:formula="of:=[.G417]-[.$B$2]" office:value-type="float" office:value="54.9375357627869" calcext:value-type="float">
            <text:p>54.9375357628</text:p>
          </table:table-cell>
          <table:table-cell table:formula="of:=[.C417]/([.H417]-[.H416])" office:value-type="float" office:value="88647.6055538704" calcext:value-type="float">
            <text:p>88647.6055538704</text:p>
          </table:table-cell>
          <table:table-cell table:formula="of:=[.G417]-[.$B417]" office:value-type="float" office:value="10.2849373817444" calcext:value-type="float">
            <text:p>10.284937381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5124.6959" calcext:value-type="float">
            <text:p>1443145124.6959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57230567932" calcext:value-type="float">
            <text:p>44.6957230568</text:p>
          </table:table-cell>
          <table:table-cell table:formula="of:=[.C418]/([.D418]-[.D417])" office:value-type="float" office:value="100174.666239123" calcext:value-type="float">
            <text:p>100174.666239123</text:p>
          </table:table-cell>
          <table:table-cell/>
          <table:table-cell office:value-type="float" office:value="1443145134.98639" calcext:value-type="float">
            <text:p>1443145134.98639</text:p>
          </table:table-cell>
          <table:table-cell table:formula="of:=[.G418]-[.$B$2]" office:value-type="float" office:value="54.9862163066864" calcext:value-type="float">
            <text:p>54.9862163067</text:p>
          </table:table-cell>
          <table:table-cell table:formula="of:=[.C418]/([.H418]-[.H417])" office:value-type="float" office:value="88741.8186804845" calcext:value-type="float">
            <text:p>88741.8186804845</text:p>
          </table:table-cell>
          <table:table-cell table:formula="of:=[.G418]-[.$B418]" office:value-type="float" office:value="10.2904932498932" calcext:value-type="float">
            <text:p>10.2904932499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5124.73905" calcext:value-type="float">
            <text:p>1443145124.73905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88815879822" calcext:value-type="float">
            <text:p>44.738881588</text:p>
          </table:table-cell>
          <table:table-cell table:formula="of:=[.C419]/([.D419]-[.D418])" office:value-type="float" office:value="100096.084852503" calcext:value-type="float">
            <text:p>100096.084852503</text:p>
          </table:table-cell>
          <table:table-cell/>
          <table:table-cell office:value-type="float" office:value="1443145135.00074" calcext:value-type="float">
            <text:p>1443145135.00074</text:p>
          </table:table-cell>
          <table:table-cell table:formula="of:=[.G419]-[.$B$2]" office:value-type="float" office:value="55.0005662441254" calcext:value-type="float">
            <text:p>55.0005662441</text:p>
          </table:table-cell>
          <table:table-cell table:formula="of:=[.C419]/([.H419]-[.H418])" office:value-type="float" office:value="301046.608626304" calcext:value-type="float">
            <text:p>301046.608626304</text:p>
          </table:table-cell>
          <table:table-cell table:formula="of:=[.G419]-[.$B419]" office:value-type="float" office:value="10.2616846561432" calcext:value-type="float">
            <text:p>10.261684656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5124.78218" calcext:value-type="float">
            <text:p>1443145124.78218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20045948029" calcext:value-type="float">
            <text:p>44.7820045948</text:p>
          </table:table-cell>
          <table:table-cell table:formula="of:=[.C420]/([.D420]-[.D419])" office:value-type="float" office:value="100178.543160595" calcext:value-type="float">
            <text:p>100178.543160595</text:p>
          </table:table-cell>
          <table:table-cell/>
          <table:table-cell office:value-type="float" office:value="1443145135.01389" calcext:value-type="float">
            <text:p>1443145135.01389</text:p>
          </table:table-cell>
          <table:table-cell table:formula="of:=[.G420]-[.$B$2]" office:value-type="float" office:value="55.0137159824371" calcext:value-type="float">
            <text:p>55.0137159824</text:p>
          </table:table-cell>
          <table:table-cell table:formula="of:=[.C420]/([.H420]-[.H419])" office:value-type="float" office:value="328523.647967509" calcext:value-type="float">
            <text:p>328523.647967509</text:p>
          </table:table-cell>
          <table:table-cell table:formula="of:=[.G420]-[.$B420]" office:value-type="float" office:value="10.2317113876343" calcext:value-type="float">
            <text:p>10.2317113876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5124.82529" calcext:value-type="float">
            <text:p>1443145124.82529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51147270203" calcext:value-type="float">
            <text:p>44.825114727</text:p>
          </table:table-cell>
          <table:table-cell table:formula="of:=[.C421]/([.D421]-[.D420])" office:value-type="float" office:value="100208.460930112" calcext:value-type="float">
            <text:p>100208.460930112</text:p>
          </table:table-cell>
          <table:table-cell/>
          <table:table-cell office:value-type="float" office:value="1443145135.02703" calcext:value-type="float">
            <text:p>1443145135.02703</text:p>
          </table:table-cell>
          <table:table-cell table:formula="of:=[.G421]-[.$B$2]" office:value-type="float" office:value="55.0268616676331" calcext:value-type="float">
            <text:p>55.0268616676</text:p>
          </table:table-cell>
          <table:table-cell table:formula="of:=[.C421]/([.H421]-[.H420])" office:value-type="float" office:value="328624.939332934" calcext:value-type="float">
            <text:p>328624.939332934</text:p>
          </table:table-cell>
          <table:table-cell table:formula="of:=[.G421]-[.$B421]" office:value-type="float" office:value="10.2017469406128" calcext:value-type="float">
            <text:p>10.2017469406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5124.86841" calcext:value-type="float">
            <text:p>1443145124.86841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82370185852" calcext:value-type="float">
            <text:p>44.8682370186</text:p>
          </table:table-cell>
          <table:table-cell table:formula="of:=[.C422]/([.D422]-[.D421])" office:value-type="float" office:value="100180.204790234" calcext:value-type="float">
            <text:p>100180.204790234</text:p>
          </table:table-cell>
          <table:table-cell/>
          <table:table-cell office:value-type="float" office:value="1443145135.04468" calcext:value-type="float">
            <text:p>1443145135.04468</text:p>
          </table:table-cell>
          <table:table-cell table:formula="of:=[.G422]-[.$B$2]" office:value-type="float" office:value="55.044511795044" calcext:value-type="float">
            <text:p>55.044511795</text:p>
          </table:table-cell>
          <table:table-cell table:formula="of:=[.C422]/([.H422]-[.H421])" office:value-type="float" office:value="244757.439956774" calcext:value-type="float">
            <text:p>244757.439956774</text:p>
          </table:table-cell>
          <table:table-cell table:formula="of:=[.G422]-[.$B422]" office:value-type="float" office:value="10.1762747764587" calcext:value-type="float">
            <text:p>10.1762747765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5124.91151" calcext:value-type="float">
            <text:p>1443145124.91151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1336183548" calcext:value-type="float">
            <text:p>44.9113361835</text:p>
          </table:table-cell>
          <table:table-cell table:formula="of:=[.C423]/([.D423]-[.D422])" office:value-type="float" office:value="100233.960535705" calcext:value-type="float">
            <text:p>100233.960535705</text:p>
          </table:table-cell>
          <table:table-cell/>
          <table:table-cell office:value-type="float" office:value="1443145135.08459" calcext:value-type="float">
            <text:p>1443145135.08459</text:p>
          </table:table-cell>
          <table:table-cell table:formula="of:=[.G423]-[.$B$2]" office:value-type="float" office:value="55.0844178199768" calcext:value-type="float">
            <text:p>55.08441782</text:p>
          </table:table-cell>
          <table:table-cell table:formula="of:=[.C423]/([.H423]-[.H422])" office:value-type="float" office:value="108254.330198712" calcext:value-type="float">
            <text:p>108254.330198712</text:p>
          </table:table-cell>
          <table:table-cell table:formula="of:=[.G423]-[.$B423]" office:value-type="float" office:value="10.1730816364288" calcext:value-type="float">
            <text:p>10.1730816364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5124.95464" calcext:value-type="float">
            <text:p>1443145124.95464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44723033905" calcext:value-type="float">
            <text:p>44.9544723034</text:p>
          </table:table-cell>
          <table:table-cell table:formula="of:=[.C424]/([.D424]-[.D423])" office:value-type="float" office:value="100148.089716238" calcext:value-type="float">
            <text:p>100148.089716238</text:p>
          </table:table-cell>
          <table:table-cell/>
          <table:table-cell office:value-type="float" office:value="1443145135.12447" calcext:value-type="float">
            <text:p>1443145135.12447</text:p>
          </table:table-cell>
          <table:table-cell table:formula="of:=[.G424]-[.$B$2]" office:value-type="float" office:value="55.1242959499359" calcext:value-type="float">
            <text:p>55.1242959499</text:p>
          </table:table-cell>
          <table:table-cell table:formula="of:=[.C424]/([.H424]-[.H423])" office:value-type="float" office:value="108330.054704922" calcext:value-type="float">
            <text:p>108330.054704922</text:p>
          </table:table-cell>
          <table:table-cell table:formula="of:=[.G424]-[.$B424]" office:value-type="float" office:value="10.1698236465454" calcext:value-type="float">
            <text:p>10.1698236465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5124.99778" calcext:value-type="float">
            <text:p>1443145124.99778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76034164429" calcext:value-type="float">
            <text:p>44.9976034164</text:p>
          </table:table-cell>
          <table:table-cell table:formula="of:=[.C425]/([.D425]-[.D424])" office:value-type="float" office:value="100159.71520964" calcext:value-type="float">
            <text:p>100159.71520964</text:p>
          </table:table-cell>
          <table:table-cell/>
          <table:table-cell office:value-type="float" office:value="1443145135.16435" calcext:value-type="float">
            <text:p>1443145135.16435</text:p>
          </table:table-cell>
          <table:table-cell table:formula="of:=[.G425]-[.$B$2]" office:value-type="float" office:value="55.1641807556152" calcext:value-type="float">
            <text:p>55.1641807556</text:p>
          </table:table-cell>
          <table:table-cell table:formula="of:=[.C425]/([.H425]-[.H424])" office:value-type="float" office:value="108311.922959669" calcext:value-type="float">
            <text:p>108311.922959669</text:p>
          </table:table-cell>
          <table:table-cell table:formula="of:=[.G425]-[.$B425]" office:value-type="float" office:value="10.1665773391724" calcext:value-type="float">
            <text:p>10.166577339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5125.03917" calcext:value-type="float">
            <text:p>1443145125.03917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89964580536" calcext:value-type="float">
            <text:p>45.0389964581</text:p>
          </table:table-cell>
          <table:table-cell table:formula="of:=[.C426]/([.D426]-[.D425])" office:value-type="float" office:value="104365.367508568" calcext:value-type="float">
            <text:p>104365.367508568</text:p>
          </table:table-cell>
          <table:table-cell/>
          <table:table-cell office:value-type="float" office:value="1443145135.20424" calcext:value-type="float">
            <text:p>1443145135.20424</text:p>
          </table:table-cell>
          <table:table-cell table:formula="of:=[.G426]-[.$B$2]" office:value-type="float" office:value="55.2040722370148" calcext:value-type="float">
            <text:p>55.204072237</text:p>
          </table:table-cell>
          <table:table-cell table:formula="of:=[.C426]/([.H426]-[.H425])" office:value-type="float" office:value="108293.797283002" calcext:value-type="float">
            <text:p>108293.797283002</text:p>
          </table:table-cell>
          <table:table-cell table:formula="of:=[.G426]-[.$B426]" office:value-type="float" office:value="10.1650757789612" calcext:value-type="float">
            <text:p>10.16507577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5125.0805" calcext:value-type="float">
            <text:p>1443145125.0805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803294181824" calcext:value-type="float">
            <text:p>45.0803294182</text:p>
          </table:table-cell>
          <table:table-cell table:formula="of:=[.C427]/([.D427]-[.D426])" office:value-type="float" office:value="104517.072731782" calcext:value-type="float">
            <text:p>104517.072731782</text:p>
          </table:table-cell>
          <table:table-cell/>
          <table:table-cell office:value-type="float" office:value="1443145135.24423" calcext:value-type="float">
            <text:p>1443145135.24423</text:p>
          </table:table-cell>
          <table:table-cell table:formula="of:=[.G427]-[.$B$2]" office:value-type="float" office:value="55.2440586090088" calcext:value-type="float">
            <text:p>55.244058609</text:p>
          </table:table-cell>
          <table:table-cell table:formula="of:=[.C427]/([.H427]-[.H426])" office:value-type="float" office:value="108036.808156694" calcext:value-type="float">
            <text:p>108036.808156694</text:p>
          </table:table-cell>
          <table:table-cell table:formula="of:=[.G427]-[.$B427]" office:value-type="float" office:value="10.1637291908264" calcext:value-type="float">
            <text:p>10.1637291908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5125.12177" calcext:value-type="float">
            <text:p>1443145125.12177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15963363647" calcext:value-type="float">
            <text:p>45.1215963364</text:p>
          </table:table-cell>
          <table:table-cell table:formula="of:=[.C428]/([.D428]-[.D427])" office:value-type="float" office:value="104684.337728066" calcext:value-type="float">
            <text:p>104684.337728066</text:p>
          </table:table-cell>
          <table:table-cell/>
          <table:table-cell office:value-type="float" office:value="1443145135.2841" calcext:value-type="float">
            <text:p>1443145135.2841</text:p>
          </table:table-cell>
          <table:table-cell table:formula="of:=[.G428]-[.$B$2]" office:value-type="float" office:value="55.2839303016663" calcext:value-type="float">
            <text:p>55.2839303017</text:p>
          </table:table-cell>
          <table:table-cell table:formula="of:=[.C428]/([.H428]-[.H427])" office:value-type="float" office:value="108347.544638052" calcext:value-type="float">
            <text:p>108347.544638052</text:p>
          </table:table-cell>
          <table:table-cell table:formula="of:=[.G428]-[.$B428]" office:value-type="float" office:value="10.1623339653015" calcext:value-type="float">
            <text:p>10.1623339653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5125.16305" calcext:value-type="float">
            <text:p>1443145125.16305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28749370575" calcext:value-type="float">
            <text:p>45.1628749371</text:p>
          </table:table-cell>
          <table:table-cell table:formula="of:=[.C429]/([.D429]-[.D428])" office:value-type="float" office:value="104654.71037052" calcext:value-type="float">
            <text:p>104654.71037052</text:p>
          </table:table-cell>
          <table:table-cell/>
          <table:table-cell office:value-type="float" office:value="1443145135.32395" calcext:value-type="float">
            <text:p>1443145135.32395</text:p>
          </table:table-cell>
          <table:table-cell table:formula="of:=[.G429]-[.$B$2]" office:value-type="float" office:value="55.3237800598145" calcext:value-type="float">
            <text:p>55.3237800598</text:p>
          </table:table-cell>
          <table:table-cell table:formula="of:=[.C429]/([.H429]-[.H428])" office:value-type="float" office:value="108407.182395807" calcext:value-type="float">
            <text:p>108407.182395807</text:p>
          </table:table-cell>
          <table:table-cell table:formula="of:=[.G429]-[.$B429]" office:value-type="float" office:value="10.160905122757" calcext:value-type="float">
            <text:p>10.1609051228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5125.20433" calcext:value-type="float">
            <text:p>1443145125.20433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41547298431" calcext:value-type="float">
            <text:p>45.2041547298</text:p>
          </table:table-cell>
          <table:table-cell table:formula="of:=[.C430]/([.D430]-[.D429])" office:value-type="float" office:value="104651.688113665" calcext:value-type="float">
            <text:p>104651.688113665</text:p>
          </table:table-cell>
          <table:table-cell/>
          <table:table-cell office:value-type="float" office:value="1443145135.36393" calcext:value-type="float">
            <text:p>1443145135.36393</text:p>
          </table:table-cell>
          <table:table-cell table:formula="of:=[.G430]-[.$B$2]" office:value-type="float" office:value="55.3637549877167" calcext:value-type="float">
            <text:p>55.3637549877</text:p>
          </table:table-cell>
          <table:table-cell table:formula="of:=[.C430]/([.H430]-[.H429])" office:value-type="float" office:value="108067.737121795" calcext:value-type="float">
            <text:p>108067.737121795</text:p>
          </table:table-cell>
          <table:table-cell table:formula="of:=[.G430]-[.$B430]" office:value-type="float" office:value="10.1596002578735" calcext:value-type="float">
            <text:p>10.1596002579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5125.24561" calcext:value-type="float">
            <text:p>1443145125.24561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54426288605" calcext:value-type="float">
            <text:p>45.2454426289</text:p>
          </table:table-cell>
          <table:table-cell table:formula="of:=[.C431]/([.D431]-[.D430])" office:value-type="float" office:value="104631.14139536" calcext:value-type="float">
            <text:p>104631.14139536</text:p>
          </table:table-cell>
          <table:table-cell/>
          <table:table-cell office:value-type="float" office:value="1443145135.40366" calcext:value-type="float">
            <text:p>1443145135.40366</text:p>
          </table:table-cell>
          <table:table-cell table:formula="of:=[.G431]-[.$B$2]" office:value-type="float" office:value="55.4034857749939" calcext:value-type="float">
            <text:p>55.403485775</text:p>
          </table:table-cell>
          <table:table-cell table:formula="of:=[.C431]/([.H431]-[.H430])" office:value-type="float" office:value="108731.799595543" calcext:value-type="float">
            <text:p>108731.799595543</text:p>
          </table:table-cell>
          <table:table-cell table:formula="of:=[.G431]-[.$B431]" office:value-type="float" office:value="10.1580431461334" calcext:value-type="float">
            <text:p>10.158043146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5125.2869" calcext:value-type="float">
            <text:p>1443145125.2869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67312431335" calcext:value-type="float">
            <text:p>45.2867312431</text:p>
          </table:table-cell>
          <table:table-cell table:formula="of:=[.C432]/([.D432]-[.D431])" office:value-type="float" office:value="104629.32883697" calcext:value-type="float">
            <text:p>104629.32883697</text:p>
          </table:table-cell>
          <table:table-cell/>
          <table:table-cell office:value-type="float" office:value="1443145135.44361" calcext:value-type="float">
            <text:p>1443145135.44361</text:p>
          </table:table-cell>
          <table:table-cell table:formula="of:=[.G432]-[.$B$2]" office:value-type="float" office:value="55.4434382915497" calcext:value-type="float">
            <text:p>55.4434382915</text:p>
          </table:table-cell>
          <table:table-cell table:formula="of:=[.C432]/([.H432]-[.H431])" office:value-type="float" office:value="108128.357670985" calcext:value-type="float">
            <text:p>108128.357670985</text:p>
          </table:table-cell>
          <table:table-cell table:formula="of:=[.G432]-[.$B432]" office:value-type="float" office:value="10.1567070484161" calcext:value-type="float">
            <text:p>10.156707048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5125.32819" calcext:value-type="float">
            <text:p>1443145125.32819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80212879181" calcext:value-type="float">
            <text:p>45.3280212879</text:p>
          </table:table-cell>
          <table:table-cell table:formula="of:=[.C433]/([.D433]-[.D432])" office:value-type="float" office:value="104625.703908582" calcext:value-type="float">
            <text:p>104625.703908582</text:p>
          </table:table-cell>
          <table:table-cell/>
          <table:table-cell office:value-type="float" office:value="1443145135.48353" calcext:value-type="float">
            <text:p>1443145135.48353</text:p>
          </table:table-cell>
          <table:table-cell table:formula="of:=[.G433]-[.$B$2]" office:value-type="float" office:value="55.4833559989929" calcext:value-type="float">
            <text:p>55.483355999</text:p>
          </table:table-cell>
          <table:table-cell table:formula="of:=[.C433]/([.H433]-[.H432])" office:value-type="float" office:value="108222.647960006" calcext:value-type="float">
            <text:p>108222.647960006</text:p>
          </table:table-cell>
          <table:table-cell table:formula="of:=[.G433]-[.$B433]" office:value-type="float" office:value="10.1553347110748" calcext:value-type="float">
            <text:p>10.155334711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5125.36948" calcext:value-type="float">
            <text:p>1443145125.36948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93058490753" calcext:value-type="float">
            <text:p>45.3693058491</text:p>
          </table:table-cell>
          <table:table-cell table:formula="of:=[.C434]/([.D434]-[.D433])" office:value-type="float" office:value="104639.600831601" calcext:value-type="float">
            <text:p>104639.600831601</text:p>
          </table:table-cell>
          <table:table-cell/>
          <table:table-cell office:value-type="float" office:value="1443145135.5234" calcext:value-type="float">
            <text:p>1443145135.5234</text:p>
          </table:table-cell>
          <table:table-cell table:formula="of:=[.G434]-[.$B$2]" office:value-type="float" office:value="55.5232293605804" calcext:value-type="float">
            <text:p>55.5232293606</text:p>
          </table:table-cell>
          <table:table-cell table:formula="of:=[.C434]/([.H434]-[.H433])" office:value-type="float" office:value="108343.009668682" calcext:value-type="float">
            <text:p>108343.009668682</text:p>
          </table:table-cell>
          <table:table-cell table:formula="of:=[.G434]-[.$B434]" office:value-type="float" office:value="10.1539235115051" calcext:value-type="float">
            <text:p>10.153923511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5125.41078" calcext:value-type="float">
            <text:p>1443145125.41078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106063842773" calcext:value-type="float">
            <text:p>45.4106063843</text:p>
          </table:table-cell>
          <table:table-cell table:formula="of:=[.C435]/([.D435]-[.D434])" office:value-type="float" office:value="104599.128773228" calcext:value-type="float">
            <text:p>104599.128773228</text:p>
          </table:table-cell>
          <table:table-cell/>
          <table:table-cell office:value-type="float" office:value="1443145135.5633" calcext:value-type="float">
            <text:p>1443145135.5633</text:p>
          </table:table-cell>
          <table:table-cell table:formula="of:=[.G435]-[.$B$2]" office:value-type="float" office:value="55.5631258487701" calcext:value-type="float">
            <text:p>55.5631258488</text:p>
          </table:table-cell>
          <table:table-cell table:formula="of:=[.C435]/([.H435]-[.H434])" office:value-type="float" office:value="108280.207006179" calcext:value-type="float">
            <text:p>108280.207006179</text:p>
          </table:table-cell>
          <table:table-cell table:formula="of:=[.G435]-[.$B435]" office:value-type="float" office:value="10.1525194644928" calcext:value-type="float">
            <text:p>10.152519464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5125.45206" calcext:value-type="float">
            <text:p>1443145125.45206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1890707016" calcext:value-type="float">
            <text:p>45.451890707</text:p>
          </table:table-cell>
          <table:table-cell table:formula="of:=[.C436]/([.D436]-[.D435])" office:value-type="float" office:value="104640.20512939" calcext:value-type="float">
            <text:p>104640.20512939</text:p>
          </table:table-cell>
          <table:table-cell/>
          <table:table-cell office:value-type="float" office:value="1443145135.60318" calcext:value-type="float">
            <text:p>1443145135.60318</text:p>
          </table:table-cell>
          <table:table-cell table:formula="of:=[.G436]-[.$B$2]" office:value-type="float" office:value="55.6030097007752" calcext:value-type="float">
            <text:p>55.6030097008</text:p>
          </table:table-cell>
          <table:table-cell table:formula="of:=[.C436]/([.H436]-[.H435])" office:value-type="float" office:value="108314.512837373" calcext:value-type="float">
            <text:p>108314.512837373</text:p>
          </table:table-cell>
          <table:table-cell table:formula="of:=[.G436]-[.$B436]" office:value-type="float" office:value="10.1511189937592" calcext:value-type="float">
            <text:p>10.151118993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5125.49337" calcext:value-type="float">
            <text:p>1443145125.49337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3198633194" calcext:value-type="float">
            <text:p>45.4931986332</text:p>
          </table:table-cell>
          <table:table-cell table:formula="of:=[.C437]/([.D437]-[.D436])" office:value-type="float" office:value="104580.4134874" calcext:value-type="float">
            <text:p>104580.4134874</text:p>
          </table:table-cell>
          <table:table-cell/>
          <table:table-cell office:value-type="float" office:value="1443145135.64308" calcext:value-type="float">
            <text:p>1443145135.64308</text:p>
          </table:table-cell>
          <table:table-cell table:formula="of:=[.G437]-[.$B$2]" office:value-type="float" office:value="55.6429069042206" calcext:value-type="float">
            <text:p>55.6429069042</text:p>
          </table:table-cell>
          <table:table-cell table:formula="of:=[.C437]/([.H437]-[.H436])" office:value-type="float" office:value="108278.265816506" calcext:value-type="float">
            <text:p>108278.265816506</text:p>
          </table:table-cell>
          <table:table-cell table:formula="of:=[.G437]-[.$B437]" office:value-type="float" office:value="10.1497082710266" calcext:value-type="float">
            <text:p>10.14970827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5125.53465" calcext:value-type="float">
            <text:p>1443145125.53465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44820022583" calcext:value-type="float">
            <text:p>45.5344820023</text:p>
          </table:table-cell>
          <table:table-cell table:formula="of:=[.C438]/([.D438]-[.D437])" office:value-type="float" office:value="104642.622390344" calcext:value-type="float">
            <text:p>104642.622390344</text:p>
          </table:table-cell>
          <table:table-cell/>
          <table:table-cell office:value-type="float" office:value="1443145135.68293" calcext:value-type="float">
            <text:p>1443145135.68293</text:p>
          </table:table-cell>
          <table:table-cell table:formula="of:=[.G438]-[.$B$2]" office:value-type="float" office:value="55.6827609539032" calcext:value-type="float">
            <text:p>55.6827609539</text:p>
          </table:table-cell>
          <table:table-cell table:formula="of:=[.C438]/([.H438]-[.H437])" office:value-type="float" office:value="108395.508973439" calcext:value-type="float">
            <text:p>108395.508973439</text:p>
          </table:table-cell>
          <table:table-cell table:formula="of:=[.G438]-[.$B438]" office:value-type="float" office:value="10.1482789516449" calcext:value-type="float">
            <text:p>10.148278951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5125.57597" calcext:value-type="float">
            <text:p>1443145125.57597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57987499237" calcext:value-type="float">
            <text:p>45.5757987499</text:p>
          </table:table-cell>
          <table:table-cell table:formula="of:=[.C439]/([.D439]-[.D438])" office:value-type="float" office:value="104558.084653337" calcext:value-type="float">
            <text:p>104558.084653337</text:p>
          </table:table-cell>
          <table:table-cell/>
          <table:table-cell office:value-type="float" office:value="1443145135.72282" calcext:value-type="float">
            <text:p>1443145135.72282</text:p>
          </table:table-cell>
          <table:table-cell table:formula="of:=[.G439]-[.$B$2]" office:value-type="float" office:value="55.7226493358612" calcext:value-type="float">
            <text:p>55.7226493359</text:p>
          </table:table-cell>
          <table:table-cell table:formula="of:=[.C439]/([.H439]-[.H438])" office:value-type="float" office:value="108302.212021231" calcext:value-type="float">
            <text:p>108302.212021231</text:p>
          </table:table-cell>
          <table:table-cell table:formula="of:=[.G439]-[.$B439]" office:value-type="float" office:value="10.1468505859375" calcext:value-type="float">
            <text:p>10.1468505859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5125.61724" calcext:value-type="float">
            <text:p>1443145125.61724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70666217804" calcext:value-type="float">
            <text:p>45.6170666218</text:p>
          </table:table-cell>
          <table:table-cell table:formula="of:=[.C440]/([.D440]-[.D439])" office:value-type="float" office:value="104681.918539488" calcext:value-type="float">
            <text:p>104681.918539488</text:p>
          </table:table-cell>
          <table:table-cell/>
          <table:table-cell office:value-type="float" office:value="1443145135.76267" calcext:value-type="float">
            <text:p>1443145135.76267</text:p>
          </table:table-cell>
          <table:table-cell table:formula="of:=[.G440]-[.$B$2]" office:value-type="float" office:value="55.7625014781952" calcext:value-type="float">
            <text:p>55.7625014782</text:p>
          </table:table-cell>
          <table:table-cell table:formula="of:=[.C440]/([.H440]-[.H439])" office:value-type="float" office:value="108400.696850771" calcext:value-type="float">
            <text:p>108400.696850771</text:p>
          </table:table-cell>
          <table:table-cell table:formula="of:=[.G440]-[.$B440]" office:value-type="float" office:value="10.1454348564148" calcext:value-type="float">
            <text:p>10.145434856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5125.65855" calcext:value-type="float">
            <text:p>1443145125.65855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83738327026" calcext:value-type="float">
            <text:p>45.6583738327</text:p>
          </table:table-cell>
          <table:table-cell table:formula="of:=[.C441]/([.D441]-[.D440])" office:value-type="float" office:value="104582.22435139" calcext:value-type="float">
            <text:p>104582.22435139</text:p>
          </table:table-cell>
          <table:table-cell/>
          <table:table-cell office:value-type="float" office:value="1443145135.80266" calcext:value-type="float">
            <text:p>1443145135.80266</text:p>
          </table:table-cell>
          <table:table-cell table:formula="of:=[.G441]-[.$B$2]" office:value-type="float" office:value="55.802488565445" calcext:value-type="float">
            <text:p>55.8024885654</text:p>
          </table:table-cell>
          <table:table-cell table:formula="of:=[.C441]/([.H441]-[.H440])" office:value-type="float" office:value="108034.875684184" calcext:value-type="float">
            <text:p>108034.875684184</text:p>
          </table:table-cell>
          <table:table-cell table:formula="of:=[.G441]-[.$B441]" office:value-type="float" office:value="10.1441147327423" calcext:value-type="float">
            <text:p>10.144114732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5125.69984" calcext:value-type="float">
            <text:p>1443145125.69984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6996719837189" calcext:value-type="float">
            <text:p>45.6996719837</text:p>
          </table:table-cell>
          <table:table-cell table:formula="of:=[.C442]/([.D442]-[.D441])" office:value-type="float" office:value="104605.167391191" calcext:value-type="float">
            <text:p>104605.167391191</text:p>
          </table:table-cell>
          <table:table-cell/>
          <table:table-cell office:value-type="float" office:value="1443145135.84259" calcext:value-type="float">
            <text:p>1443145135.84259</text:p>
          </table:table-cell>
          <table:table-cell table:formula="of:=[.G442]-[.$B$2]" office:value-type="float" office:value="55.8424181938171" calcext:value-type="float">
            <text:p>55.8424181938</text:p>
          </table:table-cell>
          <table:table-cell table:formula="of:=[.C442]/([.H442]-[.H441])" office:value-type="float" office:value="108190.338255402" calcext:value-type="float">
            <text:p>108190.338255402</text:p>
          </table:table-cell>
          <table:table-cell table:formula="of:=[.G442]-[.$B442]" office:value-type="float" office:value="10.1427462100983" calcext:value-type="float">
            <text:p>10.142746210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5125.74112" calcext:value-type="float">
            <text:p>1443145125.74112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09498691559" calcext:value-type="float">
            <text:p>45.7409498692</text:p>
          </table:table-cell>
          <table:table-cell table:formula="of:=[.C443]/([.D443]-[.D442])" office:value-type="float" office:value="104656.523808424" calcext:value-type="float">
            <text:p>104656.523808424</text:p>
          </table:table-cell>
          <table:table-cell/>
          <table:table-cell office:value-type="float" office:value="1443145135.88246" calcext:value-type="float">
            <text:p>1443145135.88246</text:p>
          </table:table-cell>
          <table:table-cell table:formula="of:=[.G443]-[.$B$2]" office:value-type="float" office:value="55.8822855949402" calcext:value-type="float">
            <text:p>55.8822855949</text:p>
          </table:table-cell>
          <table:table-cell table:formula="of:=[.C443]/([.H443]-[.H442])" office:value-type="float" office:value="108359.207731318" calcext:value-type="float">
            <text:p>108359.207731318</text:p>
          </table:table-cell>
          <table:table-cell table:formula="of:=[.G443]-[.$B443]" office:value-type="float" office:value="10.1413357257843" calcext:value-type="float">
            <text:p>10.141335725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5125.78243" calcext:value-type="float">
            <text:p>1443145125.78243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22599411011" calcext:value-type="float">
            <text:p>45.7822599411</text:p>
          </table:table-cell>
          <table:table-cell table:formula="of:=[.C444]/([.D444]-[.D443])" office:value-type="float" office:value="104574.981271679" calcext:value-type="float">
            <text:p>104574.981271679</text:p>
          </table:table-cell>
          <table:table-cell/>
          <table:table-cell office:value-type="float" office:value="1443145135.92238" calcext:value-type="float">
            <text:p>1443145135.92238</text:p>
          </table:table-cell>
          <table:table-cell table:formula="of:=[.G444]-[.$B$2]" office:value-type="float" office:value="55.9222071170807" calcext:value-type="float">
            <text:p>55.9222071171</text:p>
          </table:table-cell>
          <table:table-cell table:formula="of:=[.C444]/([.H444]-[.H443])" office:value-type="float" office:value="108212.306755135" calcext:value-type="float">
            <text:p>108212.306755135</text:p>
          </table:table-cell>
          <table:table-cell table:formula="of:=[.G444]-[.$B444]" office:value-type="float" office:value="10.1399471759796" calcext:value-type="float">
            <text:p>10.13994717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5125.82371" calcext:value-type="float">
            <text:p>1443145125.82371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35399723053" calcext:value-type="float">
            <text:p>45.8235399723</text:p>
          </table:table-cell>
          <table:table-cell table:formula="of:=[.C445]/([.D445]-[.D444])" office:value-type="float" office:value="104651.083683241" calcext:value-type="float">
            <text:p>104651.083683241</text:p>
          </table:table-cell>
          <table:table-cell/>
          <table:table-cell office:value-type="float" office:value="1443145135.96222" calcext:value-type="float">
            <text:p>1443145135.96222</text:p>
          </table:table-cell>
          <table:table-cell table:formula="of:=[.G445]-[.$B$2]" office:value-type="float" office:value="55.9620497226715" calcext:value-type="float">
            <text:p>55.9620497227</text:p>
          </table:table-cell>
          <table:table-cell table:formula="of:=[.C445]/([.H445]-[.H444])" office:value-type="float" office:value="108426.643688066" calcext:value-type="float">
            <text:p>108426.643688066</text:p>
          </table:table-cell>
          <table:table-cell table:formula="of:=[.G445]-[.$B445]" office:value-type="float" office:value="10.1385097503662" calcext:value-type="float">
            <text:p>10.1385097504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5125.86501" calcext:value-type="float">
            <text:p>1443145125.86501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48355007172" calcext:value-type="float">
            <text:p>45.8648355007</text:p>
          </table:table-cell>
          <table:table-cell table:formula="of:=[.C446]/([.D446]-[.D445])" office:value-type="float" office:value="104611.810676305" calcext:value-type="float">
            <text:p>104611.810676305</text:p>
          </table:table-cell>
          <table:table-cell/>
          <table:table-cell office:value-type="float" office:value="1443145136.00203" calcext:value-type="float">
            <text:p>1443145136.00203</text:p>
          </table:table-cell>
          <table:table-cell table:formula="of:=[.G446]-[.$B$2]" office:value-type="float" office:value="56.0018584728241" calcext:value-type="float">
            <text:p>56.0018584728</text:p>
          </table:table-cell>
          <table:table-cell table:formula="of:=[.C446]/([.H446]-[.H445])" office:value-type="float" office:value="108518.855363239" calcext:value-type="float">
            <text:p>108518.855363239</text:p>
          </table:table-cell>
          <table:table-cell table:formula="of:=[.G446]-[.$B446]" office:value-type="float" office:value="10.1370229721069" calcext:value-type="float">
            <text:p>10.137022972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5125.90628" calcext:value-type="float">
            <text:p>1443145125.90628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61100482941" calcext:value-type="float">
            <text:p>45.9061100483</text:p>
          </table:table-cell>
          <table:table-cell table:formula="of:=[.C447]/([.D447]-[.D446])" office:value-type="float" office:value="104664.987349669" calcext:value-type="float">
            <text:p>104664.987349669</text:p>
          </table:table-cell>
          <table:table-cell/>
          <table:table-cell office:value-type="float" office:value="1443145136.01416" calcext:value-type="float">
            <text:p>1443145136.01416</text:p>
          </table:table-cell>
          <table:table-cell table:formula="of:=[.G447]-[.$B$2]" office:value-type="float" office:value="56.0139925479889" calcext:value-type="float">
            <text:p>56.013992548</text:p>
          </table:table-cell>
          <table:table-cell table:formula="of:=[.C447]/([.H447]-[.H446])" office:value-type="float" office:value="356022.188863127" calcext:value-type="float">
            <text:p>356022.188863127</text:p>
          </table:table-cell>
          <table:table-cell table:formula="of:=[.G447]-[.$B447]" office:value-type="float" office:value="10.1078824996948" calcext:value-type="float">
            <text:p>10.107882499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5125.94757" calcext:value-type="float">
            <text:p>1443145125.94757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73977088928" calcext:value-type="float">
            <text:p>45.9473977089</text:p>
          </table:table-cell>
          <table:table-cell table:formula="of:=[.C448]/([.D448]-[.D447])" office:value-type="float" office:value="104631.745595445" calcext:value-type="float">
            <text:p>104631.745595445</text:p>
          </table:table-cell>
          <table:table-cell/>
          <table:table-cell office:value-type="float" office:value="1443145136.02631" calcext:value-type="float">
            <text:p>1443145136.02631</text:p>
          </table:table-cell>
          <table:table-cell table:formula="of:=[.G448]-[.$B$2]" office:value-type="float" office:value="56.0261332988739" calcext:value-type="float">
            <text:p>56.0261332989</text:p>
          </table:table-cell>
          <table:table-cell table:formula="of:=[.C448]/([.H448]-[.H447])" office:value-type="float" office:value="355826.426299046" calcext:value-type="float">
            <text:p>355826.426299046</text:p>
          </table:table-cell>
          <table:table-cell table:formula="of:=[.G448]-[.$B448]" office:value-type="float" office:value="10.0787355899811" calcext:value-type="float">
            <text:p>10.07873559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5125.98885" calcext:value-type="float">
            <text:p>1443145125.98885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86808395386" calcext:value-type="float">
            <text:p>45.9886808395</text:p>
          </table:table-cell>
          <table:table-cell table:formula="of:=[.C449]/([.D449]-[.D448])" office:value-type="float" office:value="104643.226723033" calcext:value-type="float">
            <text:p>104643.226723033</text:p>
          </table:table-cell>
          <table:table-cell/>
          <table:table-cell office:value-type="float" office:value="1443145136.04938" calcext:value-type="float">
            <text:p>1443145136.04938</text:p>
          </table:table-cell>
          <table:table-cell table:formula="of:=[.G449]-[.$B$2]" office:value-type="float" office:value="56.0492074489594" calcext:value-type="float">
            <text:p>56.049207449</text:p>
          </table:table-cell>
          <table:table-cell table:formula="of:=[.C449]/([.H449]-[.H448])" office:value-type="float" office:value="187222.497210167" calcext:value-type="float">
            <text:p>187222.497210167</text:p>
          </table:table-cell>
          <table:table-cell table:formula="of:=[.G449]-[.$B449]" office:value-type="float" office:value="10.0605266094208" calcext:value-type="float">
            <text:p>10.0605266094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5126.02877" calcext:value-type="float">
            <text:p>1443145126.02877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8596162796" calcext:value-type="float">
            <text:p>46.0285961628</text:p>
          </table:table-cell>
          <table:table-cell table:formula="of:=[.C450]/([.D450]-[.D449])" office:value-type="float" office:value="108229.1122168" calcext:value-type="float">
            <text:p>108229.1122168</text:p>
          </table:table-cell>
          <table:table-cell/>
          <table:table-cell office:value-type="float" office:value="1443145136.086" calcext:value-type="float">
            <text:p>1443145136.086</text:p>
          </table:table-cell>
          <table:table-cell table:formula="of:=[.G450]-[.$B$2]" office:value-type="float" office:value="56.0858271121979" calcext:value-type="float">
            <text:p>56.0858271122</text:p>
          </table:table-cell>
          <table:table-cell table:formula="of:=[.C450]/([.H450]-[.H449])" office:value-type="float" office:value="117969.408180007" calcext:value-type="float">
            <text:p>117969.408180007</text:p>
          </table:table-cell>
          <table:table-cell table:formula="of:=[.G450]-[.$B450]" office:value-type="float" office:value="10.0572309494019" calcext:value-type="float">
            <text:p>10.0572309494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5126.06819" calcext:value-type="float">
            <text:p>1443145126.06819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80184364319" calcext:value-type="float">
            <text:p>46.0680184364</text:p>
          </table:table-cell>
          <table:table-cell table:formula="of:=[.C451]/([.D451]-[.D450])" office:value-type="float" office:value="109582.720669614" calcext:value-type="float">
            <text:p>109582.720669614</text:p>
          </table:table-cell>
          <table:table-cell/>
          <table:table-cell office:value-type="float" office:value="1443145136.12252" calcext:value-type="float">
            <text:p>1443145136.12252</text:p>
          </table:table-cell>
          <table:table-cell table:formula="of:=[.G451]-[.$B$2]" office:value-type="float" office:value="56.1223466396332" calcext:value-type="float">
            <text:p>56.1223466396</text:p>
          </table:table-cell>
          <table:table-cell table:formula="of:=[.C451]/([.H451]-[.H450])" office:value-type="float" office:value="118292.877903561" calcext:value-type="float">
            <text:p>118292.877903561</text:p>
          </table:table-cell>
          <table:table-cell table:formula="of:=[.G451]-[.$B451]" office:value-type="float" office:value="10.0543282032013" calcext:value-type="float">
            <text:p>10.054328203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5126.10769" calcext:value-type="float">
            <text:p>1443145126.10769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75224876404" calcext:value-type="float">
            <text:p>46.1075224876</text:p>
          </table:table-cell>
          <table:table-cell table:formula="of:=[.C452]/([.D452]-[.D451])" office:value-type="float" office:value="109355.872824276" calcext:value-type="float">
            <text:p>109355.872824276</text:p>
          </table:table-cell>
          <table:table-cell/>
          <table:table-cell office:value-type="float" office:value="1443145136.15903" calcext:value-type="float">
            <text:p>1443145136.15903</text:p>
          </table:table-cell>
          <table:table-cell table:formula="of:=[.G452]-[.$B$2]" office:value-type="float" office:value="56.1588623523712" calcext:value-type="float">
            <text:p>56.1588623524</text:p>
          </table:table-cell>
          <table:table-cell table:formula="of:=[.C452]/([.H452]-[.H451])" office:value-type="float" office:value="118305.235639013" calcext:value-type="float">
            <text:p>118305.235639013</text:p>
          </table:table-cell>
          <table:table-cell table:formula="of:=[.G452]-[.$B452]" office:value-type="float" office:value="10.0513398647308" calcext:value-type="float">
            <text:p>10.0513398647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5126.14711" calcext:value-type="float">
            <text:p>1443145126.14711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6938085556" calcext:value-type="float">
            <text:p>46.1469380856</text:p>
          </table:table-cell>
          <table:table-cell table:formula="of:=[.C453]/([.D453]-[.D452])" office:value-type="float" office:value="109601.280418096" calcext:value-type="float">
            <text:p>109601.280418096</text:p>
          </table:table-cell>
          <table:table-cell/>
          <table:table-cell office:value-type="float" office:value="1443145136.19567" calcext:value-type="float">
            <text:p>1443145136.19567</text:p>
          </table:table-cell>
          <table:table-cell table:formula="of:=[.G453]-[.$B$2]" office:value-type="float" office:value="56.1955015659332" calcext:value-type="float">
            <text:p>56.1955015659</text:p>
          </table:table-cell>
          <table:table-cell table:formula="of:=[.C453]/([.H453]-[.H452])" office:value-type="float" office:value="117906.460865717" calcext:value-type="float">
            <text:p>117906.460865717</text:p>
          </table:table-cell>
          <table:table-cell table:formula="of:=[.G453]-[.$B453]" office:value-type="float" office:value="10.0485634803772" calcext:value-type="float">
            <text:p>10.048563480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5126.18653" calcext:value-type="float">
            <text:p>1443145126.18653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63541603088" calcext:value-type="float">
            <text:p>46.1863541603</text:p>
          </table:table-cell>
          <table:table-cell table:formula="of:=[.C454]/([.D454]-[.D453])" office:value-type="float" office:value="109599.954513286" calcext:value-type="float">
            <text:p>109599.954513286</text:p>
          </table:table-cell>
          <table:table-cell/>
          <table:table-cell office:value-type="float" office:value="1443145136.23219" calcext:value-type="float">
            <text:p>1443145136.23219</text:p>
          </table:table-cell>
          <table:table-cell table:formula="of:=[.G454]-[.$B$2]" office:value-type="float" office:value="56.232016324997" calcext:value-type="float">
            <text:p>56.232016325</text:p>
          </table:table-cell>
          <table:table-cell table:formula="of:=[.C454]/([.H454]-[.H453])" office:value-type="float" office:value="118308.325476318" calcext:value-type="float">
            <text:p>118308.325476318</text:p>
          </table:table-cell>
          <table:table-cell table:formula="of:=[.G454]-[.$B454]" office:value-type="float" office:value="10.0456621646881" calcext:value-type="float">
            <text:p>10.0456621647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5126.22593" calcext:value-type="float">
            <text:p>1443145126.22593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57616519928" calcext:value-type="float">
            <text:p>46.225761652</text:p>
          </table:table-cell>
          <table:table-cell table:formula="of:=[.C455]/([.D455]-[.D454])" office:value-type="float" office:value="109623.825709221" calcext:value-type="float">
            <text:p>109623.825709221</text:p>
          </table:table-cell>
          <table:table-cell/>
          <table:table-cell office:value-type="float" office:value="1443145136.26895" calcext:value-type="float">
            <text:p>1443145136.26895</text:p>
          </table:table-cell>
          <table:table-cell table:formula="of:=[.G455]-[.$B$2]" office:value-type="float" office:value="56.2687742710114" calcext:value-type="float">
            <text:p>56.268774271</text:p>
          </table:table-cell>
          <table:table-cell table:formula="of:=[.C455]/([.H455]-[.H454])" office:value-type="float" office:value="117525.609246695" calcext:value-type="float">
            <text:p>117525.609246695</text:p>
          </table:table-cell>
          <table:table-cell table:formula="of:=[.G455]-[.$B455]" office:value-type="float" office:value="10.0430126190186" calcext:value-type="float">
            <text:p>10.04301261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5126.26534" calcext:value-type="float">
            <text:p>1443145126.26534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51662826538" calcext:value-type="float">
            <text:p>46.2651662827</text:p>
          </table:table-cell>
          <table:table-cell table:formula="of:=[.C456]/([.D456]-[.D455])" office:value-type="float" office:value="109631.785085464" calcext:value-type="float">
            <text:p>109631.785085464</text:p>
          </table:table-cell>
          <table:table-cell/>
          <table:table-cell office:value-type="float" office:value="1443145136.30536" calcext:value-type="float">
            <text:p>1443145136.30536</text:p>
          </table:table-cell>
          <table:table-cell table:formula="of:=[.G456]-[.$B$2]" office:value-type="float" office:value="56.3051836490631" calcext:value-type="float">
            <text:p>56.3051836491</text:p>
          </table:table-cell>
          <table:table-cell table:formula="of:=[.C456]/([.H456]-[.H455])" office:value-type="float" office:value="118650.749646393" calcext:value-type="float">
            <text:p>118650.749646393</text:p>
          </table:table-cell>
          <table:table-cell table:formula="of:=[.G456]-[.$B456]" office:value-type="float" office:value="10.0400173664093" calcext:value-type="float">
            <text:p>10.0400173664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5126.30477" calcext:value-type="float">
            <text:p>1443145126.30477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45978546143" calcext:value-type="float">
            <text:p>46.3045978546</text:p>
          </table:table-cell>
          <table:table-cell table:formula="of:=[.C457]/([.D457]-[.D456])" office:value-type="float" office:value="109556.88006385" calcext:value-type="float">
            <text:p>109556.88006385</text:p>
          </table:table-cell>
          <table:table-cell/>
          <table:table-cell office:value-type="float" office:value="1443145136.34192" calcext:value-type="float">
            <text:p>1443145136.34192</text:p>
          </table:table-cell>
          <table:table-cell table:formula="of:=[.G457]-[.$B$2]" office:value-type="float" office:value="56.3417465686798" calcext:value-type="float">
            <text:p>56.3417465687</text:p>
          </table:table-cell>
          <table:table-cell table:formula="of:=[.C457]/([.H457]-[.H456])" office:value-type="float" office:value="118152.490153629" calcext:value-type="float">
            <text:p>118152.490153629</text:p>
          </table:table-cell>
          <table:table-cell table:formula="of:=[.G457]-[.$B457]" office:value-type="float" office:value="10.0371487140656" calcext:value-type="float">
            <text:p>10.037148714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5126.34419" calcext:value-type="float">
            <text:p>1443145126.34419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40144062042" calcext:value-type="float">
            <text:p>46.3440144062</text:p>
          </table:table-cell>
          <table:table-cell table:formula="of:=[.C458]/([.D458]-[.D457])" office:value-type="float" office:value="109598.628640556" calcext:value-type="float">
            <text:p>109598.628640556</text:p>
          </table:table-cell>
          <table:table-cell/>
          <table:table-cell office:value-type="float" office:value="1443145136.37856" calcext:value-type="float">
            <text:p>1443145136.37856</text:p>
          </table:table-cell>
          <table:table-cell table:formula="of:=[.G458]-[.$B$2]" office:value-type="float" office:value="56.3783884048462" calcext:value-type="float">
            <text:p>56.3783884048</text:p>
          </table:table-cell>
          <table:table-cell table:formula="of:=[.C458]/([.H458]-[.H457])" office:value-type="float" office:value="117898.021823577" calcext:value-type="float">
            <text:p>117898.021823577</text:p>
          </table:table-cell>
          <table:table-cell table:formula="of:=[.G458]-[.$B458]" office:value-type="float" office:value="10.034373998642" calcext:value-type="float">
            <text:p>10.0343739986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5126.3836" calcext:value-type="float">
            <text:p>1443145126.3836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3428812027" calcext:value-type="float">
            <text:p>46.383428812</text:p>
          </table:table-cell>
          <table:table-cell table:formula="of:=[.C459]/([.D459]-[.D458])" office:value-type="float" office:value="109604.595320477" calcext:value-type="float">
            <text:p>109604.595320477</text:p>
          </table:table-cell>
          <table:table-cell/>
          <table:table-cell office:value-type="float" office:value="1443145136.41507" calcext:value-type="float">
            <text:p>1443145136.41507</text:p>
          </table:table-cell>
          <table:table-cell table:formula="of:=[.G459]-[.$B$2]" office:value-type="float" office:value="56.4148941040039" calcext:value-type="float">
            <text:p>56.414894104</text:p>
          </table:table-cell>
          <table:table-cell table:formula="of:=[.C459]/([.H459]-[.H458])" office:value-type="float" office:value="118337.686982419" calcext:value-type="float">
            <text:p>118337.686982419</text:p>
          </table:table-cell>
          <table:table-cell table:formula="of:=[.G459]-[.$B459]" office:value-type="float" office:value="10.0314652919769" calcext:value-type="float">
            <text:p>10.031465292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5126.42303" calcext:value-type="float">
            <text:p>1443145126.42303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28591918945" calcext:value-type="float">
            <text:p>46.4228591919</text:p>
          </table:table-cell>
          <table:table-cell table:formula="of:=[.C460]/([.D460]-[.D459])" office:value-type="float" office:value="109560.192280948" calcext:value-type="float">
            <text:p>109560.192280948</text:p>
          </table:table-cell>
          <table:table-cell/>
          <table:table-cell office:value-type="float" office:value="1443145136.45157" calcext:value-type="float">
            <text:p>1443145136.45157</text:p>
          </table:table-cell>
          <table:table-cell table:formula="of:=[.G460]-[.$B$2]" office:value-type="float" office:value="56.451397895813" calcext:value-type="float">
            <text:p>56.4513978958</text:p>
          </table:table-cell>
          <table:table-cell table:formula="of:=[.C460]/([.H460]-[.H459])" office:value-type="float" office:value="118343.870209264" calcext:value-type="float">
            <text:p>118343.870209264</text:p>
          </table:table-cell>
          <table:table-cell table:formula="of:=[.G460]-[.$B460]" office:value-type="float" office:value="10.0285387039185" calcext:value-type="float">
            <text:p>10.0285387039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5126.46244" calcext:value-type="float">
            <text:p>1443145126.46244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22709751129" calcext:value-type="float">
            <text:p>46.4622709751</text:p>
          </table:table-cell>
          <table:table-cell table:formula="of:=[.C461]/([.D461]-[.D460])" office:value-type="float" office:value="109611.888811591" calcext:value-type="float">
            <text:p>109611.888811591</text:p>
          </table:table-cell>
          <table:table-cell/>
          <table:table-cell office:value-type="float" office:value="1443145136.48809" calcext:value-type="float">
            <text:p>1443145136.48809</text:p>
          </table:table-cell>
          <table:table-cell table:formula="of:=[.G461]-[.$B$2]" office:value-type="float" office:value="56.487913608551" calcext:value-type="float">
            <text:p>56.4879136086</text:p>
          </table:table-cell>
          <table:table-cell table:formula="of:=[.C461]/([.H461]-[.H460])" office:value-type="float" office:value="118305.235639013" calcext:value-type="float">
            <text:p>118305.235639013</text:p>
          </table:table-cell>
          <table:table-cell table:formula="of:=[.G461]-[.$B461]" office:value-type="float" office:value="10.0256426334381" calcext:value-type="float">
            <text:p>10.0256426334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5126.50185" calcext:value-type="float">
            <text:p>1443145126.50185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16765594482" calcext:value-type="float">
            <text:p>46.5016765594</text:p>
          </table:table-cell>
          <table:table-cell table:formula="of:=[.C462]/([.D462]-[.D461])" office:value-type="float" office:value="109629.13183163" calcext:value-type="float">
            <text:p>109629.13183163</text:p>
          </table:table-cell>
          <table:table-cell/>
          <table:table-cell office:value-type="float" office:value="1443145136.52471" calcext:value-type="float">
            <text:p>1443145136.52471</text:p>
          </table:table-cell>
          <table:table-cell table:formula="of:=[.G462]-[.$B$2]" office:value-type="float" office:value="56.5245394706726" calcext:value-type="float">
            <text:p>56.5245394707</text:p>
          </table:table-cell>
          <table:table-cell table:formula="of:=[.C462]/([.H462]-[.H461])" office:value-type="float" office:value="117949.44199974" calcext:value-type="float">
            <text:p>117949.44199974</text:p>
          </table:table-cell>
          <table:table-cell table:formula="of:=[.G462]-[.$B462]" office:value-type="float" office:value="10.0228629112244" calcext:value-type="float">
            <text:p>10.0228629112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5126.54125" calcext:value-type="float">
            <text:p>1443145126.54125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10778522491" calcext:value-type="float">
            <text:p>46.5410778522</text:p>
          </table:table-cell>
          <table:table-cell table:formula="of:=[.C463]/([.D463]-[.D462])" office:value-type="float" office:value="109641.072485341" calcext:value-type="float">
            <text:p>109641.072485341</text:p>
          </table:table-cell>
          <table:table-cell/>
          <table:table-cell office:value-type="float" office:value="1443145136.56131" calcext:value-type="float">
            <text:p>1443145136.56131</text:p>
          </table:table-cell>
          <table:table-cell table:formula="of:=[.G463]-[.$B$2]" office:value-type="float" office:value="56.5611357688904" calcext:value-type="float">
            <text:p>56.5611357689</text:p>
          </table:table-cell>
          <table:table-cell table:formula="of:=[.C463]/([.H463]-[.H462])" office:value-type="float" office:value="118044.726116641" calcext:value-type="float">
            <text:p>118044.726116641</text:p>
          </table:table-cell>
          <table:table-cell table:formula="of:=[.G463]-[.$B463]" office:value-type="float" office:value="10.0200579166412" calcext:value-type="float">
            <text:p>10.0200579166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5126.58066" calcext:value-type="float">
            <text:p>1443145126.58066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804913043976" calcext:value-type="float">
            <text:p>46.5804913044</text:p>
          </table:table-cell>
          <table:table-cell table:formula="of:=[.C464]/([.D464]-[.D463])" office:value-type="float" office:value="109607.24738676" calcext:value-type="float">
            <text:p>109607.24738676</text:p>
          </table:table-cell>
          <table:table-cell/>
          <table:table-cell office:value-type="float" office:value="1443145136.59786" calcext:value-type="float">
            <text:p>1443145136.59786</text:p>
          </table:table-cell>
          <table:table-cell table:formula="of:=[.G464]-[.$B$2]" office:value-type="float" office:value="56.5976917743683" calcext:value-type="float">
            <text:p>56.5976917744</text:p>
          </table:table-cell>
          <table:table-cell table:formula="of:=[.C464]/([.H464]-[.H463])" office:value-type="float" office:value="118174.837308498" calcext:value-type="float">
            <text:p>118174.837308498</text:p>
          </table:table-cell>
          <table:table-cell table:formula="of:=[.G464]-[.$B464]" office:value-type="float" office:value="10.0172004699707" calcext:value-type="float">
            <text:p>10.0172004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5126.62007" calcext:value-type="float">
            <text:p>1443145126.62007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199011802673" calcext:value-type="float">
            <text:p>46.6199011803</text:p>
          </table:table-cell>
          <table:table-cell table:formula="of:=[.C465]/([.D465]-[.D464])" office:value-type="float" office:value="109617.193778471" calcext:value-type="float">
            <text:p>109617.193778471</text:p>
          </table:table-cell>
          <table:table-cell/>
          <table:table-cell office:value-type="float" office:value="1443145136.63447" calcext:value-type="float">
            <text:p>1443145136.63447</text:p>
          </table:table-cell>
          <table:table-cell table:formula="of:=[.G465]-[.$B$2]" office:value-type="float" office:value="56.6343014240265" calcext:value-type="float">
            <text:p>56.634301424</text:p>
          </table:table-cell>
          <table:table-cell table:formula="of:=[.C465]/([.H465]-[.H464])" office:value-type="float" office:value="118001.675523601" calcext:value-type="float">
            <text:p>118001.675523601</text:p>
          </table:table-cell>
          <table:table-cell table:formula="of:=[.G465]-[.$B465]" office:value-type="float" office:value="10.0144002437592" calcext:value-type="float">
            <text:p>10.014400243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5126.65949" calcext:value-type="float">
            <text:p>1443145126.65949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93198776245" calcext:value-type="float">
            <text:p>46.6593198776</text:p>
          </table:table-cell>
          <table:table-cell table:formula="of:=[.C466]/([.D466]-[.D465])" office:value-type="float" office:value="109592.662610231" calcext:value-type="float">
            <text:p>109592.662610231</text:p>
          </table:table-cell>
          <table:table-cell/>
          <table:table-cell office:value-type="float" office:value="1443145136.67114" calcext:value-type="float">
            <text:p>1443145136.67114</text:p>
          </table:table-cell>
          <table:table-cell table:formula="of:=[.G466]-[.$B$2]" office:value-type="float" office:value="56.6709628105164" calcext:value-type="float">
            <text:p>56.6709628105</text:p>
          </table:table-cell>
          <table:table-cell table:formula="of:=[.C466]/([.H466]-[.H465])" office:value-type="float" office:value="117835.15064805" calcext:value-type="float">
            <text:p>117835.15064805</text:p>
          </table:table-cell>
          <table:table-cell table:formula="of:=[.G466]-[.$B466]" office:value-type="float" office:value="10.0116429328918" calcext:value-type="float">
            <text:p>10.0116429329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5126.69892" calcext:value-type="float">
            <text:p>1443145126.69892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87459659576" calcext:value-type="float">
            <text:p>46.698745966</text:p>
          </table:table-cell>
          <table:table-cell table:formula="of:=[.C467]/([.D467]-[.D466])" office:value-type="float" office:value="109572.117920963" calcext:value-type="float">
            <text:p>109572.117920963</text:p>
          </table:table-cell>
          <table:table-cell/>
          <table:table-cell office:value-type="float" office:value="1443145136.70766" calcext:value-type="float">
            <text:p>1443145136.70766</text:p>
          </table:table-cell>
          <table:table-cell table:formula="of:=[.G467]-[.$B$2]" office:value-type="float" office:value="56.7074918746948" calcext:value-type="float">
            <text:p>56.7074918747</text:p>
          </table:table-cell>
          <table:table-cell table:formula="of:=[.C467]/([.H467]-[.H466])" office:value-type="float" office:value="118261.994856867" calcext:value-type="float">
            <text:p>118261.994856867</text:p>
          </table:table-cell>
          <table:table-cell table:formula="of:=[.G467]-[.$B467]" office:value-type="float" office:value="10.0087459087372" calcext:value-type="float">
            <text:p>10.0087459087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5126.73834" calcext:value-type="float">
            <text:p>1443145126.73834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81644248962" calcext:value-type="float">
            <text:p>46.7381644249</text:p>
          </table:table-cell>
          <table:table-cell table:formula="of:=[.C468]/([.D468]-[.D467])" office:value-type="float" office:value="109593.325470414" calcext:value-type="float">
            <text:p>109593.325470414</text:p>
          </table:table-cell>
          <table:table-cell/>
          <table:table-cell office:value-type="float" office:value="1443145136.74414" calcext:value-type="float">
            <text:p>1443145136.74414</text:p>
          </table:table-cell>
          <table:table-cell table:formula="of:=[.G468]-[.$B$2]" office:value-type="float" office:value="56.743971824646" calcext:value-type="float">
            <text:p>56.7439718246</text:p>
          </table:table-cell>
          <table:table-cell table:formula="of:=[.C468]/([.H468]-[.H467])" office:value-type="float" office:value="118421.215099864" calcext:value-type="float">
            <text:p>118421.215099864</text:p>
          </table:table-cell>
          <table:table-cell table:formula="of:=[.G468]-[.$B468]" office:value-type="float" office:value="10.0058073997498" calcext:value-type="float">
            <text:p>10.005807399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5126.77775" calcext:value-type="float">
            <text:p>1443145126.77775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75816917419" calcext:value-type="float">
            <text:p>46.7775816917</text:p>
          </table:table-cell>
          <table:table-cell table:formula="of:=[.C469]/([.D469]-[.D468])" office:value-type="float" office:value="109596.639891609" calcext:value-type="float">
            <text:p>109596.639891609</text:p>
          </table:table-cell>
          <table:table-cell/>
          <table:table-cell office:value-type="float" office:value="1443145136.78072" calcext:value-type="float">
            <text:p>1443145136.78072</text:p>
          </table:table-cell>
          <table:table-cell table:formula="of:=[.G469]-[.$B$2]" office:value-type="float" office:value="56.7805454730988" calcext:value-type="float">
            <text:p>56.7805454731</text:p>
          </table:table-cell>
          <table:table-cell table:formula="of:=[.C469]/([.H469]-[.H468])" office:value-type="float" office:value="118117.830261863" calcext:value-type="float">
            <text:p>118117.830261863</text:p>
          </table:table-cell>
          <table:table-cell table:formula="of:=[.G469]-[.$B469]" office:value-type="float" office:value="10.0029637813568" calcext:value-type="float">
            <text:p>10.0029637814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5126.81718" calcext:value-type="float">
            <text:p>1443145126.81718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70096874237" calcext:value-type="float">
            <text:p>46.8170096874</text:p>
          </table:table-cell>
          <table:table-cell table:formula="of:=[.C470]/([.D470]-[.D469])" office:value-type="float" office:value="109566.817316007" calcext:value-type="float">
            <text:p>109566.817316007</text:p>
          </table:table-cell>
          <table:table-cell/>
          <table:table-cell office:value-type="float" office:value="1443145136.81727" calcext:value-type="float">
            <text:p>1443145136.81727</text:p>
          </table:table-cell>
          <table:table-cell table:formula="of:=[.G470]-[.$B$2]" office:value-type="float" office:value="56.817093372345" calcext:value-type="float">
            <text:p>56.8170933723</text:p>
          </table:table-cell>
          <table:table-cell table:formula="of:=[.C470]/([.H470]-[.H469])" office:value-type="float" office:value="118201.048188763" calcext:value-type="float">
            <text:p>118201.048188763</text:p>
          </table:table-cell>
          <table:table-cell table:formula="of:=[.G470]-[.$B470]" office:value-type="float" office:value="10.0000836849213" calcext:value-type="float">
            <text:p>10.000083684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5126.8566" calcext:value-type="float">
            <text:p>1443145126.8566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64264774323" calcext:value-type="float">
            <text:p>46.8564264774</text:p>
          </table:table-cell>
          <table:table-cell table:formula="of:=[.C471]/([.D471]-[.D470])" office:value-type="float" office:value="109597.965716221" calcext:value-type="float">
            <text:p>109597.965716221</text:p>
          </table:table-cell>
          <table:table-cell/>
          <table:table-cell office:value-type="float" office:value="1443145136.85383" calcext:value-type="float">
            <text:p>1443145136.85383</text:p>
          </table:table-cell>
          <table:table-cell table:formula="of:=[.G471]-[.$B$2]" office:value-type="float" office:value="56.8536536693573" calcext:value-type="float">
            <text:p>56.8536536694</text:p>
          </table:table-cell>
          <table:table-cell table:formula="of:=[.C471]/([.H471]-[.H470])" office:value-type="float" office:value="118160.965665656" calcext:value-type="float">
            <text:p>118160.965665656</text:p>
          </table:table-cell>
          <table:table-cell table:formula="of:=[.G471]-[.$B471]" office:value-type="float" office:value="9.99722719192505" calcext:value-type="float">
            <text:p>9.997227191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5126.89602" calcext:value-type="float">
            <text:p>1443145126.89602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58468437195" calcext:value-type="float">
            <text:p>46.8958468437</text:p>
          </table:table-cell>
          <table:table-cell table:formula="of:=[.C472]/([.D472]-[.D471])" office:value-type="float" office:value="109588.022813458" calcext:value-type="float">
            <text:p>109588.022813458</text:p>
          </table:table-cell>
          <table:table-cell/>
          <table:table-cell office:value-type="float" office:value="1443145136.89048" calcext:value-type="float">
            <text:p>1443145136.89048</text:p>
          </table:table-cell>
          <table:table-cell table:formula="of:=[.G472]-[.$B$2]" office:value-type="float" office:value="56.8903069496155" calcext:value-type="float">
            <text:p>56.8903069496</text:p>
          </table:table-cell>
          <table:table-cell table:formula="of:=[.C472]/([.H472]-[.H471])" office:value-type="float" office:value="117861.21104498" calcext:value-type="float">
            <text:p>117861.21104498</text:p>
          </table:table-cell>
          <table:table-cell table:formula="of:=[.G472]-[.$B472]" office:value-type="float" office:value="9.994460105896" calcext:value-type="float">
            <text:p>9.9944601059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5126.93543" calcext:value-type="float">
            <text:p>1443145126.93543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52588653564" calcext:value-type="float">
            <text:p>46.9352588654</text:p>
          </table:table-cell>
          <table:table-cell table:formula="of:=[.C473]/([.D473]-[.D472])" office:value-type="float" office:value="109611.225726834" calcext:value-type="float">
            <text:p>109611.225726834</text:p>
          </table:table-cell>
          <table:table-cell/>
          <table:table-cell office:value-type="float" office:value="1443145136.92709" calcext:value-type="float">
            <text:p>1443145136.92709</text:p>
          </table:table-cell>
          <table:table-cell table:formula="of:=[.G473]-[.$B$2]" office:value-type="float" office:value="56.9269142150879" calcext:value-type="float">
            <text:p>56.9269142151</text:p>
          </table:table-cell>
          <table:table-cell table:formula="of:=[.C473]/([.H473]-[.H472])" office:value-type="float" office:value="118009.360826354" calcext:value-type="float">
            <text:p>118009.360826354</text:p>
          </table:table-cell>
          <table:table-cell table:formula="of:=[.G473]-[.$B473]" office:value-type="float" office:value="9.99165534973145" calcext:value-type="float">
            <text:p>9.991655349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5126.97486" calcext:value-type="float">
            <text:p>1443145126.97486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46863842011" calcext:value-type="float">
            <text:p>46.9746863842</text:p>
          </table:table-cell>
          <table:table-cell table:formula="of:=[.C474]/([.D474]-[.D473])" office:value-type="float" office:value="109568.142419167" calcext:value-type="float">
            <text:p>109568.142419167</text:p>
          </table:table-cell>
          <table:table-cell/>
          <table:table-cell office:value-type="float" office:value="1443145136.96358" calcext:value-type="float">
            <text:p>1443145136.96358</text:p>
          </table:table-cell>
          <table:table-cell table:formula="of:=[.G474]-[.$B$2]" office:value-type="float" office:value="56.9634087085724" calcext:value-type="float">
            <text:p>56.9634087086</text:p>
          </table:table-cell>
          <table:table-cell table:formula="of:=[.C474]/([.H474]-[.H473])" office:value-type="float" office:value="118374.022695647" calcext:value-type="float">
            <text:p>118374.022695647</text:p>
          </table:table-cell>
          <table:table-cell table:formula="of:=[.G474]-[.$B474]" office:value-type="float" office:value="9.98872232437134" calcext:value-type="float">
            <text:p>9.9887223244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5140.01957" calcext:value-type="float">
            <text:p>1443145140.01957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193967819214" calcext:value-type="float">
            <text:p>60.0193967819</text:p>
          </table:table-cell>
          <table:table-cell table:formula="of:=[.C475]/([.D475]-[.D474])" office:value-type="float" office:value="331.168716536241" calcext:value-type="float">
            <text:p>331.1687165362</text:p>
          </table:table-cell>
          <table:table-cell/>
          <table:table-cell office:value-type="float" office:value="1443145140.20995" calcext:value-type="float">
            <text:p>1443145140.20995</text:p>
          </table:table-cell>
          <table:table-cell table:formula="of:=[.G475]-[.$B$2]" office:value-type="float" office:value="60.2097733020783" calcext:value-type="float">
            <text:p>60.2097733021</text:p>
          </table:table-cell>
          <table:table-cell table:formula="of:=[.C475]/([.H475]-[.H474])" office:value-type="float" office:value="1330.71929401949" calcext:value-type="float">
            <text:p>1330.7192940195</text:p>
          </table:table-cell>
          <table:table-cell table:formula="of:=[.G475]-[.$B475]" office:value-type="float" office:value="0.19037652015686" calcext:value-type="float">
            <text:p>0.190376520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5140.07373" calcext:value-type="float">
            <text:p>1443145140.07373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35554695129" calcext:value-type="float">
            <text:p>60.0735554695</text:p>
          </table:table-cell>
          <table:table-cell table:formula="of:=[.C476]/([.D476]-[.D475])" office:value-type="float" office:value="79765.5961049138" calcext:value-type="float">
            <text:p>79765.5961049138</text:p>
          </table:table-cell>
          <table:table-cell/>
          <table:table-cell office:value-type="float" office:value="1443145140.26408" calcext:value-type="float">
            <text:p>1443145140.26408</text:p>
          </table:table-cell>
          <table:table-cell table:formula="of:=[.G476]-[.$B$2]" office:value-type="float" office:value="60.2639045715332" calcext:value-type="float">
            <text:p>60.2639045715</text:p>
          </table:table-cell>
          <table:table-cell table:formula="of:=[.C476]/([.H476]-[.H475])" office:value-type="float" office:value="79805.9983351171" calcext:value-type="float">
            <text:p>79805.9983351171</text:p>
          </table:table-cell>
          <table:table-cell table:formula="of:=[.G476]-[.$B476]" office:value-type="float" office:value="0.190349102020264" calcext:value-type="float">
            <text:p>0.190349102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5140.12788" calcext:value-type="float">
            <text:p>1443145140.12788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77048587799" calcext:value-type="float">
            <text:p>60.1277048588</text:p>
          </table:table-cell>
          <table:table-cell table:formula="of:=[.C477]/([.D477]-[.D476])" office:value-type="float" office:value="79779.2931458839" calcext:value-type="float">
            <text:p>79779.2931458839</text:p>
          </table:table-cell>
          <table:table-cell/>
          <table:table-cell office:value-type="float" office:value="1443145140.37239" calcext:value-type="float">
            <text:p>1443145140.37239</text:p>
          </table:table-cell>
          <table:table-cell table:formula="of:=[.G477]-[.$B$2]" office:value-type="float" office:value="60.3722162246704" calcext:value-type="float">
            <text:p>60.3722162247</text:p>
          </table:table-cell>
          <table:table-cell table:formula="of:=[.C477]/([.H477]-[.H476])" office:value-type="float" office:value="39884.9050390498" calcext:value-type="float">
            <text:p>39884.9050390498</text:p>
          </table:table-cell>
          <table:table-cell table:formula="of:=[.G477]-[.$B477]" office:value-type="float" office:value="0.244511365890503" calcext:value-type="float">
            <text:p>0.244511365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5140.18202" calcext:value-type="float">
            <text:p>1443145140.18202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18473339081" calcext:value-type="float">
            <text:p>60.1818473339</text:p>
          </table:table-cell>
          <table:table-cell table:formula="of:=[.C478]/([.D478]-[.D477])" office:value-type="float" office:value="79789.4811748646" calcext:value-type="float">
            <text:p>79789.4811748646</text:p>
          </table:table-cell>
          <table:table-cell/>
          <table:table-cell office:value-type="float" office:value="1443145140.85973" calcext:value-type="float">
            <text:p>1443145140.85973</text:p>
          </table:table-cell>
          <table:table-cell table:formula="of:=[.G478]-[.$B$2]" office:value-type="float" office:value="60.8595550060272" calcext:value-type="float">
            <text:p>60.859555006</text:p>
          </table:table-cell>
          <table:table-cell table:formula="of:=[.C478]/([.H478]-[.H477])" office:value-type="float" office:value="8864.4699852792" calcext:value-type="float">
            <text:p>8864.4699852792</text:p>
          </table:table-cell>
          <table:table-cell table:formula="of:=[.G478]-[.$B478]" office:value-type="float" office:value="0.677707672119141" calcext:value-type="float">
            <text:p>0.677707672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5140.23617" calcext:value-type="float">
            <text:p>1443145140.23617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59988689423" calcext:value-type="float">
            <text:p>60.2359988689</text:p>
          </table:table-cell>
          <table:table-cell table:formula="of:=[.C479]/([.D479]-[.D478])" office:value-type="float" office:value="79776.1318727766" calcext:value-type="float">
            <text:p>79776.1318727766</text:p>
          </table:table-cell>
          <table:table-cell/>
          <table:table-cell office:value-type="float" office:value="1443145141.02225" calcext:value-type="float">
            <text:p>1443145141.02225</text:p>
          </table:table-cell>
          <table:table-cell table:formula="of:=[.G479]-[.$B$2]" office:value-type="float" office:value="61.0220775604248" calcext:value-type="float">
            <text:p>61.0220775604</text:p>
          </table:table-cell>
          <table:table-cell table:formula="of:=[.C479]/([.H479]-[.H478])" office:value-type="float" office:value="26580.9260506199" calcext:value-type="float">
            <text:p>26580.9260506199</text:p>
          </table:table-cell>
          <table:table-cell table:formula="of:=[.G479]-[.$B479]" office:value-type="float" office:value="0.786078691482544" calcext:value-type="float">
            <text:p>0.7860786915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5140.29033" calcext:value-type="float">
            <text:p>1443145140.29033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901570796967" calcext:value-type="float">
            <text:p>60.2901570797</text:p>
          </table:table-cell>
          <table:table-cell table:formula="of:=[.C480]/([.D480]-[.D479])" office:value-type="float" office:value="79766.2984028597" calcext:value-type="float">
            <text:p>79766.2984028597</text:p>
          </table:table-cell>
          <table:table-cell/>
          <table:table-cell office:value-type="float" office:value="1443145141.54174" calcext:value-type="float">
            <text:p>1443145141.54174</text:p>
          </table:table-cell>
          <table:table-cell table:formula="of:=[.G480]-[.$B$2]" office:value-type="float" office:value="61.5415670871735" calcext:value-type="float">
            <text:p>61.5415670872</text:p>
          </table:table-cell>
          <table:table-cell table:formula="of:=[.C480]/([.H480]-[.H479])" office:value-type="float" office:value="8315.85581144956" calcext:value-type="float">
            <text:p>8315.8558114496</text:p>
          </table:table-cell>
          <table:table-cell table:formula="of:=[.G480]-[.$B480]" office:value-type="float" office:value="1.25141000747681" calcext:value-type="float">
            <text:p>1.251410007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5140.34453" calcext:value-type="float">
            <text:p>1443145140.34453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43551063538" calcext:value-type="float">
            <text:p>60.3443551064</text:p>
          </table:table-cell>
          <table:table-cell table:formula="of:=[.C481]/([.D481]-[.D480])" office:value-type="float" office:value="79707.6990889615" calcext:value-type="float">
            <text:p>79707.6990889615</text:p>
          </table:table-cell>
          <table:table-cell/>
          <table:table-cell office:value-type="float" office:value="1443145142.00034" calcext:value-type="float">
            <text:p>1443145142.00034</text:p>
          </table:table-cell>
          <table:table-cell table:formula="of:=[.G481]-[.$B$2]" office:value-type="float" office:value="62.0001633167267" calcext:value-type="float">
            <text:p>62.0001633167</text:p>
          </table:table-cell>
          <table:table-cell table:formula="of:=[.C481]/([.H481]-[.H480])" office:value-type="float" office:value="9420.05128173135" calcext:value-type="float">
            <text:p>9420.0512817314</text:p>
          </table:table-cell>
          <table:table-cell table:formula="of:=[.G481]-[.$B481]" office:value-type="float" office:value="1.65580821037292" calcext:value-type="float">
            <text:p>1.655808210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5140.39867" calcext:value-type="float">
            <text:p>1443145140.39867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85018730164" calcext:value-type="float">
            <text:p>60.398501873</text:p>
          </table:table-cell>
          <table:table-cell table:formula="of:=[.C482]/([.D482]-[.D481])" office:value-type="float" office:value="79783.1572643852" calcext:value-type="float">
            <text:p>79783.1572643852</text:p>
          </table:table-cell>
          <table:table-cell/>
          <table:table-cell office:value-type="float" office:value="1443145142.20197" calcext:value-type="float">
            <text:p>1443145142.20197</text:p>
          </table:table-cell>
          <table:table-cell table:formula="of:=[.G482]-[.$B$2]" office:value-type="float" office:value="62.2017929553986" calcext:value-type="float">
            <text:p>62.2017929554</text:p>
          </table:table-cell>
          <table:table-cell table:formula="of:=[.C482]/([.H482]-[.H481])" office:value-type="float" office:value="21425.4215226275" calcext:value-type="float">
            <text:p>21425.4215226275</text:p>
          </table:table-cell>
          <table:table-cell table:formula="of:=[.G482]-[.$B482]" office:value-type="float" office:value="1.8032910823822" calcext:value-type="float">
            <text:p>1.8032910824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5140.45282" calcext:value-type="float">
            <text:p>1443145140.45282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2644109726" calcext:value-type="float">
            <text:p>60.4526441097</text:p>
          </table:table-cell>
          <table:table-cell table:formula="of:=[.C483]/([.D483]-[.D482])" office:value-type="float" office:value="79789.8325326194" calcext:value-type="float">
            <text:p>79789.8325326194</text:p>
          </table:table-cell>
          <table:table-cell/>
          <table:table-cell office:value-type="float" office:value="1443145146.11546" calcext:value-type="float">
            <text:p>1443145146.11546</text:p>
          </table:table-cell>
          <table:table-cell table:formula="of:=[.G483]-[.$B$2]" office:value-type="float" office:value="66.1152865886688" calcext:value-type="float">
            <text:p>66.1152865887</text:p>
          </table:table-cell>
          <table:table-cell table:formula="of:=[.C483]/([.H483]-[.H482])" office:value-type="float" office:value="1103.87301087546" calcext:value-type="float">
            <text:p>1103.8730108755</text:p>
          </table:table-cell>
          <table:table-cell table:formula="of:=[.G483]-[.$B483]" office:value-type="float" office:value="5.66264247894287" calcext:value-type="float">
            <text:p>5.662642478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5140.50695" calcext:value-type="float">
            <text:p>1443145140.50695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67784786224" calcext:value-type="float">
            <text:p>60.5067784786</text:p>
          </table:table-cell>
          <table:table-cell table:formula="of:=[.C484]/([.D484]-[.D483])" office:value-type="float" office:value="79801.4290747657" calcext:value-type="float">
            <text:p>79801.4290747657</text:p>
          </table:table-cell>
          <table:table-cell/>
          <table:table-cell office:value-type="float" office:value="1443145146.55227" calcext:value-type="float">
            <text:p>1443145146.55227</text:p>
          </table:table-cell>
          <table:table-cell table:formula="of:=[.G484]-[.$B$2]" office:value-type="float" office:value="66.5521023273468" calcext:value-type="float">
            <text:p>66.5521023273</text:p>
          </table:table-cell>
          <table:table-cell table:formula="of:=[.C484]/([.H484]-[.H483])" office:value-type="float" office:value="9889.75354476573" calcext:value-type="float">
            <text:p>9889.7535447657</text:p>
          </table:table-cell>
          <table:table-cell table:formula="of:=[.G484]-[.$B484]" office:value-type="float" office:value="6.04532384872437" calcext:value-type="float">
            <text:p>6.0453238487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5140.5611" calcext:value-type="float">
            <text:p>1443145140.5611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09285831451" calcext:value-type="float">
            <text:p>60.5609285831</text:p>
          </table:table-cell>
          <table:table-cell table:formula="of:=[.C485]/([.D485]-[.D484])" office:value-type="float" office:value="79778.2393603438" calcext:value-type="float">
            <text:p>79778.2393603438</text:p>
          </table:table-cell>
          <table:table-cell/>
          <table:table-cell office:value-type="float" office:value="1443145146.98961" calcext:value-type="float">
            <text:p>1443145146.98961</text:p>
          </table:table-cell>
          <table:table-cell table:formula="of:=[.G485]-[.$B$2]" office:value-type="float" office:value="66.9894397258759" calcext:value-type="float">
            <text:p>66.9894397259</text:p>
          </table:table-cell>
          <table:table-cell table:formula="of:=[.C485]/([.H485]-[.H484])" office:value-type="float" office:value="9877.95696075834" calcext:value-type="float">
            <text:p>9877.9569607583</text:p>
          </table:table-cell>
          <table:table-cell table:formula="of:=[.G485]-[.$B485]" office:value-type="float" office:value="6.42851114273071" calcext:value-type="float">
            <text:p>6.4285111427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5140.61525" calcext:value-type="float">
            <text:p>1443145140.61525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50808334351" calcext:value-type="float">
            <text:p>60.6150808334</text:p>
          </table:table-cell>
          <table:table-cell table:formula="of:=[.C486]/([.D486]-[.D485])" office:value-type="float" office:value="79775.0781707473" calcext:value-type="float">
            <text:p>79775.0781707473</text:p>
          </table:table-cell>
          <table:table-cell/>
          <table:table-cell office:value-type="float" office:value="1443145151.01539" calcext:value-type="float">
            <text:p>1443145151.01539</text:p>
          </table:table-cell>
          <table:table-cell table:formula="of:=[.G486]-[.$B$2]" office:value-type="float" office:value="71.0152208805084" calcext:value-type="float">
            <text:p>71.0152208805</text:p>
          </table:table-cell>
          <table:table-cell table:formula="of:=[.C486]/([.H486]-[.H485])" office:value-type="float" office:value="1073.08366601818" calcext:value-type="float">
            <text:p>1073.0836660182</text:p>
          </table:table-cell>
          <table:table-cell table:formula="of:=[.G486]-[.$B486]" office:value-type="float" office:value="10.4001400470734" calcext:value-type="float">
            <text:p>10.400140047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5140.66939" calcext:value-type="float">
            <text:p>1443145140.66939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692206859589" calcext:value-type="float">
            <text:p>60.669220686</text:p>
          </table:table-cell>
          <table:table-cell table:formula="of:=[.C487]/([.D487]-[.D486])" office:value-type="float" office:value="79793.3462803694" calcext:value-type="float">
            <text:p>79793.3462803694</text:p>
          </table:table-cell>
          <table:table-cell/>
          <table:table-cell office:value-type="float" office:value="1443145151.06583" calcext:value-type="float">
            <text:p>1443145151.06583</text:p>
          </table:table-cell>
          <table:table-cell table:formula="of:=[.G487]-[.$B$2]" office:value-type="float" office:value="71.0656549930573" calcext:value-type="float">
            <text:p>71.0656549931</text:p>
          </table:table-cell>
          <table:table-cell table:formula="of:=[.C487]/([.H487]-[.H486])" office:value-type="float" office:value="85656.3104152485" calcext:value-type="float">
            <text:p>85656.3104152485</text:p>
          </table:table-cell>
          <table:table-cell table:formula="of:=[.G487]-[.$B487]" office:value-type="float" office:value="10.3964343070984" calcext:value-type="float">
            <text:p>10.3964343071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5140.72353" calcext:value-type="float">
            <text:p>1443145140.72353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33600616455" calcext:value-type="float">
            <text:p>60.7233600616</text:p>
          </table:table-cell>
          <table:table-cell table:formula="of:=[.C488]/([.D488]-[.D487])" office:value-type="float" office:value="79794.0490670566" calcext:value-type="float">
            <text:p>79794.0490670566</text:p>
          </table:table-cell>
          <table:table-cell/>
          <table:table-cell office:value-type="float" office:value="1443145151.11626" calcext:value-type="float">
            <text:p>1443145151.11626</text:p>
          </table:table-cell>
          <table:table-cell table:formula="of:=[.G488]-[.$B$2]" office:value-type="float" office:value="71.1160833835602" calcext:value-type="float">
            <text:p>71.1160833836</text:p>
          </table:table-cell>
          <table:table-cell table:formula="of:=[.C488]/([.H488]-[.H487])" office:value-type="float" office:value="85666.0297288097" calcext:value-type="float">
            <text:p>85666.0297288097</text:p>
          </table:table-cell>
          <table:table-cell table:formula="of:=[.G488]-[.$B488]" office:value-type="float" office:value="10.3927233219147" calcext:value-type="float">
            <text:p>10.39272332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5140.77769" calcext:value-type="float">
            <text:p>1443145140.77769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75168418884" calcext:value-type="float">
            <text:p>60.7775168419</text:p>
          </table:table-cell>
          <table:table-cell table:formula="of:=[.C489]/([.D489]-[.D488])" office:value-type="float" office:value="79768.4053709003" calcext:value-type="float">
            <text:p>79768.4053709003</text:p>
          </table:table-cell>
          <table:table-cell/>
          <table:table-cell office:value-type="float" office:value="1443145151.16664" calcext:value-type="float">
            <text:p>1443145151.16664</text:p>
          </table:table-cell>
          <table:table-cell table:formula="of:=[.G489]-[.$B$2]" office:value-type="float" office:value="71.1664695739746" calcext:value-type="float">
            <text:p>71.166469574</text:p>
          </table:table-cell>
          <table:table-cell table:formula="of:=[.C489]/([.H489]-[.H488])" office:value-type="float" office:value="85737.7778408688" calcext:value-type="float">
            <text:p>85737.7778408688</text:p>
          </table:table-cell>
          <table:table-cell table:formula="of:=[.G489]-[.$B489]" office:value-type="float" office:value="10.3889527320862" calcext:value-type="float">
            <text:p>10.388952732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5140.83183" calcext:value-type="float">
            <text:p>1443145140.83183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16538333893" calcext:value-type="float">
            <text:p>60.8316538334</text:p>
          </table:table-cell>
          <table:table-cell table:formula="of:=[.C490]/([.D490]-[.D489])" office:value-type="float" office:value="79797.5631861961" calcext:value-type="float">
            <text:p>79797.5631861961</text:p>
          </table:table-cell>
          <table:table-cell/>
          <table:table-cell office:value-type="float" office:value="1443145151.21716" calcext:value-type="float">
            <text:p>1443145151.21716</text:p>
          </table:table-cell>
          <table:table-cell table:formula="of:=[.G490]-[.$B$2]" office:value-type="float" office:value="71.2169904708862" calcext:value-type="float">
            <text:p>71.2169904709</text:p>
          </table:table-cell>
          <table:table-cell table:formula="of:=[.C490]/([.H490]-[.H489])" office:value-type="float" office:value="85509.1707409155" calcext:value-type="float">
            <text:p>85509.1707409155</text:p>
          </table:table-cell>
          <table:table-cell table:formula="of:=[.G490]-[.$B490]" office:value-type="float" office:value="10.385336637497" calcext:value-type="float">
            <text:p>10.3853366375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5140.88597" calcext:value-type="float">
            <text:p>1443145140.88597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57986927032" calcext:value-type="float">
            <text:p>60.8857986927</text:p>
          </table:table-cell>
          <table:table-cell table:formula="of:=[.C491]/([.D491]-[.D490])" office:value-type="float" office:value="79785.9677675033" calcext:value-type="float">
            <text:p>79785.9677675033</text:p>
          </table:table-cell>
          <table:table-cell/>
          <table:table-cell office:value-type="float" office:value="1443145151.26762" calcext:value-type="float">
            <text:p>1443145151.26762</text:p>
          </table:table-cell>
          <table:table-cell table:formula="of:=[.G491]-[.$B$2]" office:value-type="float" office:value="71.2674527168274" calcext:value-type="float">
            <text:p>71.2674527168</text:p>
          </table:table-cell>
          <table:table-cell table:formula="of:=[.C491]/([.H491]-[.H490])" office:value-type="float" office:value="85608.5558505863" calcext:value-type="float">
            <text:p>85608.5558505863</text:p>
          </table:table-cell>
          <table:table-cell table:formula="of:=[.G491]-[.$B491]" office:value-type="float" office:value="10.3816540241241" calcext:value-type="float">
            <text:p>10.3816540241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5140.94013" calcext:value-type="float">
            <text:p>1443145140.94013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399604797363" calcext:value-type="float">
            <text:p>60.9399604797</text:p>
          </table:table-cell>
          <table:table-cell table:formula="of:=[.C492]/([.D492]-[.D491])" office:value-type="float" office:value="79761.0314696858" calcext:value-type="float">
            <text:p>79761.0314696858</text:p>
          </table:table-cell>
          <table:table-cell/>
          <table:table-cell office:value-type="float" office:value="1443145151.31804" calcext:value-type="float">
            <text:p>1443145151.31804</text:p>
          </table:table-cell>
          <table:table-cell table:formula="of:=[.G492]-[.$B$2]" office:value-type="float" office:value="71.3178701400757" calcext:value-type="float">
            <text:p>71.3178701401</text:p>
          </table:table-cell>
          <table:table-cell table:formula="of:=[.C492]/([.H492]-[.H491])" office:value-type="float" office:value="85684.6645796487" calcext:value-type="float">
            <text:p>85684.6645796487</text:p>
          </table:table-cell>
          <table:table-cell table:formula="of:=[.G492]-[.$B492]" office:value-type="float" office:value="10.3779096603394" calcext:value-type="float">
            <text:p>10.377909660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5140.99427" calcext:value-type="float">
            <text:p>1443145140.99427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41022396088" calcext:value-type="float">
            <text:p>60.9941022396</text:p>
          </table:table-cell>
          <table:table-cell table:formula="of:=[.C493]/([.D493]-[.D492])" office:value-type="float" office:value="79790.5352574124" calcext:value-type="float">
            <text:p>79790.5352574124</text:p>
          </table:table-cell>
          <table:table-cell/>
          <table:table-cell office:value-type="float" office:value="1443145151.36848" calcext:value-type="float">
            <text:p>1443145151.36848</text:p>
          </table:table-cell>
          <table:table-cell table:formula="of:=[.G493]-[.$B$2]" office:value-type="float" office:value="71.3683052062988" calcext:value-type="float">
            <text:p>71.3683052063</text:p>
          </table:table-cell>
          <table:table-cell table:formula="of:=[.C493]/([.H493]-[.H492])" office:value-type="float" office:value="85654.6907440673" calcext:value-type="float">
            <text:p>85654.6907440673</text:p>
          </table:table-cell>
          <table:table-cell table:formula="of:=[.G493]-[.$B493]" office:value-type="float" office:value="10.3742029666901" calcext:value-type="float">
            <text:p>10.3742029667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5141.04557" calcext:value-type="float">
            <text:p>1443145141.04557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54001426697" calcext:value-type="float">
            <text:p>61.0454001427</text:p>
          </table:table-cell>
          <table:table-cell table:formula="of:=[.C494]/([.D494]-[.D493])" office:value-type="float" office:value="84213.9686464429" calcext:value-type="float">
            <text:p>84213.9686464429</text:p>
          </table:table-cell>
          <table:table-cell/>
          <table:table-cell office:value-type="float" office:value="1443145151.41888" calcext:value-type="float">
            <text:p>1443145151.41888</text:p>
          </table:table-cell>
          <table:table-cell table:formula="of:=[.G494]-[.$B$2]" office:value-type="float" office:value="71.4187121391296" calcext:value-type="float">
            <text:p>71.4187121391</text:p>
          </table:table-cell>
          <table:table-cell table:formula="of:=[.C494]/([.H494]-[.H493])" office:value-type="float" office:value="85702.4968073332" calcext:value-type="float">
            <text:p>85702.4968073332</text:p>
          </table:table-cell>
          <table:table-cell table:formula="of:=[.G494]-[.$B494]" office:value-type="float" office:value="10.37331199646" calcext:value-type="float">
            <text:p>10.373311996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5141.09654" calcext:value-type="float">
            <text:p>1443145141.09654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63649749756" calcext:value-type="float">
            <text:p>61.096364975</text:p>
          </table:table-cell>
          <table:table-cell table:formula="of:=[.C495]/([.D495]-[.D494])" office:value-type="float" office:value="84764.3326690431" calcext:value-type="float">
            <text:p>84764.3326690431</text:p>
          </table:table-cell>
          <table:table-cell/>
          <table:table-cell office:value-type="float" office:value="1443145151.4694" calcext:value-type="float">
            <text:p>1443145151.4694</text:p>
          </table:table-cell>
          <table:table-cell table:formula="of:=[.G495]-[.$B$2]" office:value-type="float" office:value="71.4692294597626" calcext:value-type="float">
            <text:p>71.4692294598</text:p>
          </table:table-cell>
          <table:table-cell table:formula="of:=[.C495]/([.H495]-[.H494])" office:value-type="float" office:value="85515.2242018076" calcext:value-type="float">
            <text:p>85515.2242018076</text:p>
          </table:table-cell>
          <table:table-cell table:formula="of:=[.G495]-[.$B495]" office:value-type="float" office:value="10.372864484787" calcext:value-type="float">
            <text:p>10.3728644848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5141.1475" calcext:value-type="float">
            <text:p>1443145141.1475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732670784" calcext:value-type="float">
            <text:p>61.1473267078</text:p>
          </table:table-cell>
          <table:table-cell table:formula="of:=[.C496]/([.D496]-[.D495])" office:value-type="float" office:value="84769.4879508208" calcext:value-type="float">
            <text:p>84769.4879508208</text:p>
          </table:table-cell>
          <table:table-cell/>
          <table:table-cell office:value-type="float" office:value="1443145151.51978" calcext:value-type="float">
            <text:p>1443145151.51978</text:p>
          </table:table-cell>
          <table:table-cell table:formula="of:=[.G496]-[.$B$2]" office:value-type="float" office:value="71.5196089744568" calcext:value-type="float">
            <text:p>71.5196089745</text:p>
          </table:table-cell>
          <table:table-cell table:formula="of:=[.C496]/([.H496]-[.H495])" office:value-type="float" office:value="85749.1388359117" calcext:value-type="float">
            <text:p>85749.1388359117</text:p>
          </table:table-cell>
          <table:table-cell table:formula="of:=[.G496]-[.$B496]" office:value-type="float" office:value="10.3722822666168" calcext:value-type="float">
            <text:p>10.3722822666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5141.19846" calcext:value-type="float">
            <text:p>1443145141.19846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82877254486" calcext:value-type="float">
            <text:p>61.1982877254</text:p>
          </table:table-cell>
          <table:table-cell table:formula="of:=[.C497]/([.D497]-[.D496])" office:value-type="float" office:value="84770.6777202848" calcext:value-type="float">
            <text:p>84770.6777202848</text:p>
          </table:table-cell>
          <table:table-cell/>
          <table:table-cell office:value-type="float" office:value="1443145151.57028" calcext:value-type="float">
            <text:p>1443145151.57028</text:p>
          </table:table-cell>
          <table:table-cell table:formula="of:=[.G497]-[.$B$2]" office:value-type="float" office:value="71.5701026916504" calcext:value-type="float">
            <text:p>71.5701026917</text:p>
          </table:table-cell>
          <table:table-cell table:formula="of:=[.C497]/([.H497]-[.H496])" office:value-type="float" office:value="85555.1985494792" calcext:value-type="float">
            <text:p>85555.1985494792</text:p>
          </table:table-cell>
          <table:table-cell table:formula="of:=[.G497]-[.$B497]" office:value-type="float" office:value="10.3718149662018" calcext:value-type="float">
            <text:p>10.371814966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5141.24941" calcext:value-type="float">
            <text:p>1443145141.24941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92344379425" calcext:value-type="float">
            <text:p>61.2492344379</text:p>
          </table:table-cell>
          <table:table-cell table:formula="of:=[.C498]/([.D498]-[.D497])" office:value-type="float" office:value="84794.4801250433" calcext:value-type="float">
            <text:p>84794.4801250433</text:p>
          </table:table-cell>
          <table:table-cell/>
          <table:table-cell office:value-type="float" office:value="1443145151.6207" calcext:value-type="float">
            <text:p>1443145151.6207</text:p>
          </table:table-cell>
          <table:table-cell table:formula="of:=[.G498]-[.$B$2]" office:value-type="float" office:value="71.6205253601074" calcext:value-type="float">
            <text:p>71.6205253601</text:p>
          </table:table-cell>
          <table:table-cell table:formula="of:=[.C498]/([.H498]-[.H497])" office:value-type="float" office:value="85675.7512482978" calcext:value-type="float">
            <text:p>85675.7512482978</text:p>
          </table:table-cell>
          <table:table-cell table:formula="of:=[.G498]-[.$B498]" office:value-type="float" office:value="10.3712909221649" calcext:value-type="float">
            <text:p>10.3712909222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5141.30039" calcext:value-type="float">
            <text:p>1443145141.30039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3002200126648" calcext:value-type="float">
            <text:p>61.3002200127</text:p>
          </table:table-cell>
          <table:table-cell table:formula="of:=[.C499]/([.D499]-[.D498])" office:value-type="float" office:value="84729.8480703674" calcext:value-type="float">
            <text:p>84729.8480703674</text:p>
          </table:table-cell>
          <table:table-cell/>
          <table:table-cell office:value-type="float" office:value="1443145151.67112" calcext:value-type="float">
            <text:p>1443145151.67112</text:p>
          </table:table-cell>
          <table:table-cell table:formula="of:=[.G499]-[.$B$2]" office:value-type="float" office:value="71.6709427833557" calcext:value-type="float">
            <text:p>71.6709427834</text:p>
          </table:table-cell>
          <table:table-cell table:formula="of:=[.C499]/([.H499]-[.H498])" office:value-type="float" office:value="85684.6645796487" calcext:value-type="float">
            <text:p>85684.6645796487</text:p>
          </table:table-cell>
          <table:table-cell table:formula="of:=[.G499]-[.$B499]" office:value-type="float" office:value="10.3707227706909" calcext:value-type="float">
            <text:p>10.3707227707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5141.35136" calcext:value-type="float">
            <text:p>1443145141.35136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11924743652" calcext:value-type="float">
            <text:p>61.3511924744</text:p>
          </table:table-cell>
          <table:table-cell table:formula="of:=[.C500]/([.D500]-[.D499])" office:value-type="float" office:value="84751.6454156805" calcext:value-type="float">
            <text:p>84751.6454156805</text:p>
          </table:table-cell>
          <table:table-cell/>
          <table:table-cell office:value-type="float" office:value="1443145151.72155" calcext:value-type="float">
            <text:p>1443145151.72155</text:p>
          </table:table-cell>
          <table:table-cell table:formula="of:=[.G500]-[.$B$2]" office:value-type="float" office:value="71.7213752269745" calcext:value-type="float">
            <text:p>71.721375227</text:p>
          </table:table-cell>
          <table:table-cell table:formula="of:=[.C500]/([.H500]-[.H499])" office:value-type="float" office:value="85659.1449872122" calcext:value-type="float">
            <text:p>85659.1449872122</text:p>
          </table:table-cell>
          <table:table-cell table:formula="of:=[.G500]-[.$B500]" office:value-type="float" office:value="10.3701827526093" calcext:value-type="float">
            <text:p>10.3701827526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5141.40233" calcext:value-type="float">
            <text:p>1443145141.40233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21565914154" calcext:value-type="float">
            <text:p>61.4021565914</text:p>
          </table:table-cell>
          <table:table-cell table:formula="of:=[.C501]/([.D501]-[.D500])" office:value-type="float" office:value="84765.5222937982" calcext:value-type="float">
            <text:p>84765.5222937982</text:p>
          </table:table-cell>
          <table:table-cell/>
          <table:table-cell office:value-type="float" office:value="1443145151.77196" calcext:value-type="float">
            <text:p>1443145151.77196</text:p>
          </table:table-cell>
          <table:table-cell table:formula="of:=[.G501]-[.$B$2]" office:value-type="float" office:value="71.7717905044556" calcext:value-type="float">
            <text:p>71.7717905045</text:p>
          </table:table-cell>
          <table:table-cell table:formula="of:=[.C501]/([.H501]-[.H500])" office:value-type="float" office:value="85688.3114770379" calcext:value-type="float">
            <text:p>85688.3114770379</text:p>
          </table:table-cell>
          <table:table-cell table:formula="of:=[.G501]-[.$B501]" office:value-type="float" office:value="10.3696339130402" calcext:value-type="float">
            <text:p>10.36963391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5141.4533" calcext:value-type="float">
            <text:p>1443145141.4533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31321525574" calcext:value-type="float">
            <text:p>61.4531321526</text:p>
          </table:table-cell>
          <table:table-cell table:formula="of:=[.C502]/([.D502]-[.D501])" office:value-type="float" office:value="84746.4923038067" calcext:value-type="float">
            <text:p>84746.4923038067</text:p>
          </table:table-cell>
          <table:table-cell/>
          <table:table-cell office:value-type="float" office:value="1443145151.82245" calcext:value-type="float">
            <text:p>1443145151.82245</text:p>
          </table:table-cell>
          <table:table-cell table:formula="of:=[.G502]-[.$B$2]" office:value-type="float" office:value="71.8222756385803" calcext:value-type="float">
            <text:p>71.8222756386</text:p>
          </table:table-cell>
          <table:table-cell table:formula="of:=[.C502]/([.H502]-[.H501])" office:value-type="float" office:value="85569.7439433294" calcext:value-type="float">
            <text:p>85569.7439433294</text:p>
          </table:table-cell>
          <table:table-cell table:formula="of:=[.G502]-[.$B502]" office:value-type="float" office:value="10.369143486023" calcext:value-type="float">
            <text:p>10.36914348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5141.50425" calcext:value-type="float">
            <text:p>1443145141.50425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40791034699" calcext:value-type="float">
            <text:p>61.5040791035</text:p>
          </table:table-cell>
          <table:table-cell table:formula="of:=[.C503]/([.D503]-[.D502])" office:value-type="float" office:value="84794.0833087647" calcext:value-type="float">
            <text:p>84794.0833087647</text:p>
          </table:table-cell>
          <table:table-cell/>
          <table:table-cell office:value-type="float" office:value="1443145151.87286" calcext:value-type="float">
            <text:p>1443145151.87286</text:p>
          </table:table-cell>
          <table:table-cell table:formula="of:=[.G503]-[.$B$2]" office:value-type="float" office:value="71.8726904392242" calcext:value-type="float">
            <text:p>71.8726904392</text:p>
          </table:table-cell>
          <table:table-cell table:formula="of:=[.C503]/([.H503]-[.H502])" office:value-type="float" office:value="85689.1219408385" calcext:value-type="float">
            <text:p>85689.1219408385</text:p>
          </table:table-cell>
          <table:table-cell table:formula="of:=[.G503]-[.$B503]" office:value-type="float" office:value="10.3686113357544" calcext:value-type="float">
            <text:p>10.368611335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5141.55521" calcext:value-type="float">
            <text:p>1443145141.55521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5038690567" calcext:value-type="float">
            <text:p>61.5550386906</text:p>
          </table:table-cell>
          <table:table-cell table:formula="of:=[.C504]/([.D504]-[.D503])" office:value-type="float" office:value="84773.0573594086" calcext:value-type="float">
            <text:p>84773.0573594086</text:p>
          </table:table-cell>
          <table:table-cell/>
          <table:table-cell office:value-type="float" office:value="1443145151.92334" calcext:value-type="float">
            <text:p>1443145151.92334</text:p>
          </table:table-cell>
          <table:table-cell table:formula="of:=[.G504]-[.$B$2]" office:value-type="float" office:value="71.9231677055359" calcext:value-type="float">
            <text:p>71.9231677055</text:p>
          </table:table-cell>
          <table:table-cell table:formula="of:=[.C504]/([.H504]-[.H503])" office:value-type="float" office:value="85583.0815664307" calcext:value-type="float">
            <text:p>85583.0815664307</text:p>
          </table:table-cell>
          <table:table-cell table:formula="of:=[.G504]-[.$B504]" office:value-type="float" office:value="10.3681290149689" calcext:value-type="float">
            <text:p>10.368129015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5141.60617" calcext:value-type="float">
            <text:p>1443145141.60617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60004234314" calcext:value-type="float">
            <text:p>61.6060004234</text:p>
          </table:table-cell>
          <table:table-cell table:formula="of:=[.C505]/([.D505]-[.D504])" office:value-type="float" office:value="84769.4879508208" calcext:value-type="float">
            <text:p>84769.4879508208</text:p>
          </table:table-cell>
          <table:table-cell/>
          <table:table-cell office:value-type="float" office:value="1443145151.97375" calcext:value-type="float">
            <text:p>1443145151.97375</text:p>
          </table:table-cell>
          <table:table-cell table:formula="of:=[.G505]-[.$B$2]" office:value-type="float" office:value="71.9735743999481" calcext:value-type="float">
            <text:p>71.9735743999</text:p>
          </table:table-cell>
          <table:table-cell table:formula="of:=[.C505]/([.H505]-[.H504])" office:value-type="float" office:value="85702.9021714967" calcext:value-type="float">
            <text:p>85702.9021714967</text:p>
          </table:table-cell>
          <table:table-cell table:formula="of:=[.G505]-[.$B505]" office:value-type="float" office:value="10.3675739765167" calcext:value-type="float">
            <text:p>10.3675739765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5141.65715" calcext:value-type="float">
            <text:p>1443145141.65715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69736003876" calcext:value-type="float">
            <text:p>61.6569736004</text:p>
          </table:table-cell>
          <table:table-cell table:formula="of:=[.C506]/([.D506]-[.D505])" office:value-type="float" office:value="84750.4561803954" calcext:value-type="float">
            <text:p>84750.4561803954</text:p>
          </table:table-cell>
          <table:table-cell/>
          <table:table-cell office:value-type="float" office:value="1443145152.02424" calcext:value-type="float">
            <text:p>1443145152.02424</text:p>
          </table:table-cell>
          <table:table-cell table:formula="of:=[.G506]-[.$B$2]" office:value-type="float" office:value="72.0240671634674" calcext:value-type="float">
            <text:p>72.0240671635</text:p>
          </table:table-cell>
          <table:table-cell table:formula="of:=[.C506]/([.H506]-[.H505])" office:value-type="float" office:value="85556.8144601524" calcext:value-type="float">
            <text:p>85556.8144601524</text:p>
          </table:table-cell>
          <table:table-cell table:formula="of:=[.G506]-[.$B506]" office:value-type="float" office:value="10.3670935630798" calcext:value-type="float">
            <text:p>10.3670935631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5141.70812" calcext:value-type="float">
            <text:p>1443145141.70812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79503536224" calcext:value-type="float">
            <text:p>61.7079503536</text:p>
          </table:table-cell>
          <table:table-cell table:formula="of:=[.C507]/([.D507]-[.D506])" office:value-type="float" office:value="84744.5105045554" calcext:value-type="float">
            <text:p>84744.5105045554</text:p>
          </table:table-cell>
          <table:table-cell/>
          <table:table-cell office:value-type="float" office:value="1443145152.04004" calcext:value-type="float">
            <text:p>1443145152.04004</text:p>
          </table:table-cell>
          <table:table-cell table:formula="of:=[.G507]-[.$B$2]" office:value-type="float" office:value="72.039865732193" calcext:value-type="float">
            <text:p>72.0398657322</text:p>
          </table:table-cell>
          <table:table-cell table:formula="of:=[.C507]/([.H507]-[.H506])" office:value-type="float" office:value="273442.491850779" calcext:value-type="float">
            <text:p>273442.491850779</text:p>
          </table:table-cell>
          <table:table-cell table:formula="of:=[.G507]-[.$B507]" office:value-type="float" office:value="10.3319153785706" calcext:value-type="float">
            <text:p>10.331915378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5141.75909" calcext:value-type="float">
            <text:p>1443145141.75909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589149475098" calcext:value-type="float">
            <text:p>61.7589149475</text:p>
          </table:table-cell>
          <table:table-cell table:formula="of:=[.C508]/([.D508]-[.D507])" office:value-type="float" office:value="84764.729206918" calcext:value-type="float">
            <text:p>84764.729206918</text:p>
          </table:table-cell>
          <table:table-cell/>
          <table:table-cell office:value-type="float" office:value="1443145152.05583" calcext:value-type="float">
            <text:p>1443145152.05583</text:p>
          </table:table-cell>
          <table:table-cell table:formula="of:=[.G508]-[.$B$2]" office:value-type="float" office:value="72.0556573867798" calcext:value-type="float">
            <text:p>72.0556573868</text:p>
          </table:table-cell>
          <table:table-cell table:formula="of:=[.C508]/([.H508]-[.H507])" office:value-type="float" office:value="273562.214539141" calcext:value-type="float">
            <text:p>273562.214539141</text:p>
          </table:table-cell>
          <table:table-cell table:formula="of:=[.G508]-[.$B508]" office:value-type="float" office:value="10.29674243927" calcext:value-type="float">
            <text:p>10.2967424393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5141.81005" calcext:value-type="float">
            <text:p>1443145141.81005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098800182343" calcext:value-type="float">
            <text:p>61.8098800182</text:p>
          </table:table-cell>
          <table:table-cell table:formula="of:=[.C509]/([.D509]-[.D508])" office:value-type="float" office:value="84763.9361348783" calcext:value-type="float">
            <text:p>84763.9361348783</text:p>
          </table:table-cell>
          <table:table-cell/>
          <table:table-cell office:value-type="float" office:value="1443145152.08462" calcext:value-type="float">
            <text:p>1443145152.08462</text:p>
          </table:table-cell>
          <table:table-cell table:formula="of:=[.G509]-[.$B$2]" office:value-type="float" office:value="72.0844452381134" calcext:value-type="float">
            <text:p>72.0844452381</text:p>
          </table:table-cell>
          <table:table-cell table:formula="of:=[.C509]/([.H509]-[.H508])" office:value-type="float" office:value="150063.301006253" calcext:value-type="float">
            <text:p>150063.301006253</text:p>
          </table:table-cell>
          <table:table-cell table:formula="of:=[.G509]-[.$B509]" office:value-type="float" office:value="10.2745652198792" calcext:value-type="float">
            <text:p>10.2745652199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5141.86101" calcext:value-type="float">
            <text:p>1443145141.86101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08415126801" calcext:value-type="float">
            <text:p>61.8608415127</text:p>
          </table:table-cell>
          <table:table-cell table:formula="of:=[.C510]/([.D510]-[.D509])" office:value-type="float" office:value="84769.8845369313" calcext:value-type="float">
            <text:p>84769.8845369313</text:p>
          </table:table-cell>
          <table:table-cell/>
          <table:table-cell office:value-type="float" office:value="1443145152.13127" calcext:value-type="float">
            <text:p>1443145152.13127</text:p>
          </table:table-cell>
          <table:table-cell table:formula="of:=[.G510]-[.$B$2]" office:value-type="float" office:value="72.1310997009277" calcext:value-type="float">
            <text:p>72.1310997009</text:p>
          </table:table-cell>
          <table:table-cell table:formula="of:=[.C510]/([.H510]-[.H509])" office:value-type="float" office:value="92595.6433619681" calcext:value-type="float">
            <text:p>92595.6433619681</text:p>
          </table:table-cell>
          <table:table-cell table:formula="of:=[.G510]-[.$B510]" office:value-type="float" office:value="10.2702581882477" calcext:value-type="float">
            <text:p>10.270258188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5141.91198" calcext:value-type="float">
            <text:p>1443145141.91198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18106365204" calcext:value-type="float">
            <text:p>61.9118106365</text:p>
          </table:table-cell>
          <table:table-cell table:formula="of:=[.C511]/([.D511]-[.D510])" office:value-type="float" office:value="84757.1956216672" calcext:value-type="float">
            <text:p>84757.1956216672</text:p>
          </table:table-cell>
          <table:table-cell/>
          <table:table-cell office:value-type="float" office:value="1443145152.17792" calcext:value-type="float">
            <text:p>1443145152.17792</text:p>
          </table:table-cell>
          <table:table-cell table:formula="of:=[.G511]-[.$B$2]" office:value-type="float" office:value="72.1777446269989" calcext:value-type="float">
            <text:p>72.177744627</text:p>
          </table:table-cell>
          <table:table-cell table:formula="of:=[.C511]/([.H511]-[.H510])" office:value-type="float" office:value="92614.5749145127" calcext:value-type="float">
            <text:p>92614.5749145127</text:p>
          </table:table-cell>
          <table:table-cell table:formula="of:=[.G511]-[.$B511]" office:value-type="float" office:value="10.2659339904785" calcext:value-type="float">
            <text:p>10.2659339905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5141.96294" calcext:value-type="float">
            <text:p>1443145141.96294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27709388733" calcext:value-type="float">
            <text:p>61.9627709389</text:p>
          </table:table-cell>
          <table:table-cell table:formula="of:=[.C512]/([.D512]-[.D511])" office:value-type="float" office:value="84771.867523147" calcext:value-type="float">
            <text:p>84771.867523147</text:p>
          </table:table-cell>
          <table:table-cell/>
          <table:table-cell office:value-type="float" office:value="1443145152.22471" calcext:value-type="float">
            <text:p>1443145152.22471</text:p>
          </table:table-cell>
          <table:table-cell table:formula="of:=[.G512]-[.$B$2]" office:value-type="float" office:value="72.224538564682" calcext:value-type="float">
            <text:p>72.2245385647</text:p>
          </table:table-cell>
          <table:table-cell table:formula="of:=[.C512]/([.H512]-[.H511])" office:value-type="float" office:value="92319.6510893268" calcext:value-type="float">
            <text:p>92319.6510893268</text:p>
          </table:table-cell>
          <table:table-cell table:formula="of:=[.G512]-[.$B512]" office:value-type="float" office:value="10.2617676258087" calcext:value-type="float">
            <text:p>10.2617676258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5142.01156" calcext:value-type="float">
            <text:p>1443145142.01156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13911628723" calcext:value-type="float">
            <text:p>62.0113911629</text:p>
          </table:table-cell>
          <table:table-cell table:formula="of:=[.C513]/([.D513]-[.D512])" office:value-type="float" office:value="88851.9147934565" calcext:value-type="float">
            <text:p>88851.9147934565</text:p>
          </table:table-cell>
          <table:table-cell/>
          <table:table-cell office:value-type="float" office:value="1443145152.27123" calcext:value-type="float">
            <text:p>1443145152.27123</text:p>
          </table:table-cell>
          <table:table-cell table:formula="of:=[.G513]-[.$B$2]" office:value-type="float" office:value="72.2710585594177" calcext:value-type="float">
            <text:p>72.2710585594</text:p>
          </table:table-cell>
          <table:table-cell table:formula="of:=[.C513]/([.H513]-[.H512])" office:value-type="float" office:value="92863.2951173387" calcext:value-type="float">
            <text:p>92863.2951173387</text:p>
          </table:table-cell>
          <table:table-cell table:formula="of:=[.G513]-[.$B513]" office:value-type="float" office:value="10.2596673965454" calcext:value-type="float">
            <text:p>10.259667396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5142.05393" calcext:value-type="float">
            <text:p>1443145142.05393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37581443787" calcext:value-type="float">
            <text:p>62.0537581444</text:p>
          </table:table-cell>
          <table:table-cell table:formula="of:=[.C514]/([.D514]-[.D513])" office:value-type="float" office:value="101966.197411367" calcext:value-type="float">
            <text:p>101966.197411367</text:p>
          </table:table-cell>
          <table:table-cell/>
          <table:table-cell office:value-type="float" office:value="1443145152.31804" calcext:value-type="float">
            <text:p>1443145152.31804</text:p>
          </table:table-cell>
          <table:table-cell table:formula="of:=[.G514]-[.$B$2]" office:value-type="float" office:value="72.3178651332855" calcext:value-type="float">
            <text:p>72.3178651333</text:p>
          </table:table-cell>
          <table:table-cell table:formula="of:=[.C514]/([.H514]-[.H513])" office:value-type="float" office:value="92294.7279200901" calcext:value-type="float">
            <text:p>92294.7279200901</text:p>
          </table:table-cell>
          <table:table-cell table:formula="of:=[.G514]-[.$B514]" office:value-type="float" office:value="10.2641069889069" calcext:value-type="float">
            <text:p>10.2641069889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5142.09627" calcext:value-type="float">
            <text:p>1443145142.09627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60960388184" calcext:value-type="float">
            <text:p>62.0960960388</text:p>
          </table:table-cell>
          <table:table-cell table:formula="of:=[.C515]/([.D515]-[.D514])" office:value-type="float" office:value="102036.250436428" calcext:value-type="float">
            <text:p>102036.250436428</text:p>
          </table:table-cell>
          <table:table-cell/>
          <table:table-cell office:value-type="float" office:value="1443145152.36472" calcext:value-type="float">
            <text:p>1443145152.36472</text:p>
          </table:table-cell>
          <table:table-cell table:formula="of:=[.G515]-[.$B$2]" office:value-type="float" office:value="72.3645446300507" calcext:value-type="float">
            <text:p>72.3645446301</text:p>
          </table:table-cell>
          <table:table-cell table:formula="of:=[.C515]/([.H515]-[.H514])" office:value-type="float" office:value="92545.9848407461" calcext:value-type="float">
            <text:p>92545.9848407461</text:p>
          </table:table-cell>
          <table:table-cell table:formula="of:=[.G515]-[.$B515]" office:value-type="float" office:value="10.2684485912323" calcext:value-type="float">
            <text:p>10.2684485912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5142.13859" calcext:value-type="float">
            <text:p>1443145142.13859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84184360504" calcext:value-type="float">
            <text:p>62.1384184361</text:p>
          </table:table-cell>
          <table:table-cell table:formula="of:=[.C516]/([.D516]-[.D515])" office:value-type="float" office:value="102073.613087492" calcext:value-type="float">
            <text:p>102073.613087492</text:p>
          </table:table-cell>
          <table:table-cell/>
          <table:table-cell office:value-type="float" office:value="1443145152.41138" calcext:value-type="float">
            <text:p>1443145152.41138</text:p>
          </table:table-cell>
          <table:table-cell table:formula="of:=[.G516]-[.$B$2]" office:value-type="float" office:value="72.411208152771" calcext:value-type="float">
            <text:p>72.4112081528</text:p>
          </table:table-cell>
          <table:table-cell table:formula="of:=[.C516]/([.H516]-[.H515])" office:value-type="float" office:value="92577.6655545394" calcext:value-type="float">
            <text:p>92577.6655545394</text:p>
          </table:table-cell>
          <table:table-cell table:formula="of:=[.G516]-[.$B516]" office:value-type="float" office:value="10.2727897167206" calcext:value-type="float">
            <text:p>10.272789716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5142.18093" calcext:value-type="float">
            <text:p>1443145142.18093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07599067688" calcext:value-type="float">
            <text:p>62.1807599068</text:p>
          </table:table-cell>
          <table:table-cell table:formula="of:=[.C517]/([.D517]-[.D516])" office:value-type="float" office:value="102027.632170187" calcext:value-type="float">
            <text:p>102027.632170187</text:p>
          </table:table-cell>
          <table:table-cell/>
          <table:table-cell office:value-type="float" office:value="1443145152.45808" calcext:value-type="float">
            <text:p>1443145152.45808</text:p>
          </table:table-cell>
          <table:table-cell table:formula="of:=[.G517]-[.$B$2]" office:value-type="float" office:value="72.457905292511" calcext:value-type="float">
            <text:p>72.4579052925</text:p>
          </table:table-cell>
          <table:table-cell table:formula="of:=[.C517]/([.H517]-[.H516])" office:value-type="float" office:value="92511.019391204" calcext:value-type="float">
            <text:p>92511.019391204</text:p>
          </table:table-cell>
          <table:table-cell table:formula="of:=[.G517]-[.$B517]" office:value-type="float" office:value="10.2771453857422" calcext:value-type="float">
            <text:p>10.2771453857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5142.22326" calcext:value-type="float">
            <text:p>1443145142.22326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30894565582" calcext:value-type="float">
            <text:p>62.2230894566</text:p>
          </table:table-cell>
          <table:table-cell table:formula="of:=[.C518]/([.D518]-[.D517])" office:value-type="float" office:value="102056.36538754" calcext:value-type="float">
            <text:p>102056.36538754</text:p>
          </table:table-cell>
          <table:table-cell/>
          <table:table-cell office:value-type="float" office:value="1443145152.50476" calcext:value-type="float">
            <text:p>1443145152.50476</text:p>
          </table:table-cell>
          <table:table-cell table:formula="of:=[.G518]-[.$B$2]" office:value-type="float" office:value="72.5045895576477" calcext:value-type="float">
            <text:p>72.5045895576</text:p>
          </table:table-cell>
          <table:table-cell table:formula="of:=[.C518]/([.H518]-[.H517])" office:value-type="float" office:value="92536.5321130904" calcext:value-type="float">
            <text:p>92536.5321130904</text:p>
          </table:table-cell>
          <table:table-cell table:formula="of:=[.G518]-[.$B518]" office:value-type="float" office:value="10.2815001010895" calcext:value-type="float">
            <text:p>10.281500101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5142.26559" calcext:value-type="float">
            <text:p>1443145142.26559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5419960022" calcext:value-type="float">
            <text:p>62.26541996</text:p>
          </table:table-cell>
          <table:table-cell table:formula="of:=[.C519]/([.D519]-[.D518])" office:value-type="float" office:value="102054.066134601" calcext:value-type="float">
            <text:p>102054.066134601</text:p>
          </table:table-cell>
          <table:table-cell/>
          <table:table-cell office:value-type="float" office:value="1443145152.55147" calcext:value-type="float">
            <text:p>1443145152.55147</text:p>
          </table:table-cell>
          <table:table-cell table:formula="of:=[.G519]-[.$B$2]" office:value-type="float" office:value="72.5512998104095" calcext:value-type="float">
            <text:p>72.5512998104</text:p>
          </table:table-cell>
          <table:table-cell table:formula="of:=[.C519]/([.H519]-[.H518])" office:value-type="float" office:value="92485.0486685688" calcext:value-type="float">
            <text:p>92485.0486685688</text:p>
          </table:table-cell>
          <table:table-cell table:formula="of:=[.G519]-[.$B519]" office:value-type="float" office:value="10.2858798503876" calcext:value-type="float">
            <text:p>10.2858798504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5142.30808" calcext:value-type="float">
            <text:p>1443145142.30808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79123497009" calcext:value-type="float">
            <text:p>62.3079123497</text:p>
          </table:table-cell>
          <table:table-cell table:formula="of:=[.C520]/([.D520]-[.D519])" office:value-type="float" office:value="101665.263654012" calcext:value-type="float">
            <text:p>101665.263654012</text:p>
          </table:table-cell>
          <table:table-cell/>
          <table:table-cell office:value-type="float" office:value="1443145152.59826" calcext:value-type="float">
            <text:p>1443145152.59826</text:p>
          </table:table-cell>
          <table:table-cell table:formula="of:=[.G520]-[.$B$2]" office:value-type="float" office:value="72.5980834960938" calcext:value-type="float">
            <text:p>72.5980834961</text:p>
          </table:table-cell>
          <table:table-cell table:formula="of:=[.C520]/([.H520]-[.H519])" office:value-type="float" office:value="92339.8816664543" calcext:value-type="float">
            <text:p>92339.8816664543</text:p>
          </table:table-cell>
          <table:table-cell table:formula="of:=[.G520]-[.$B520]" office:value-type="float" office:value="10.2901711463928" calcext:value-type="float">
            <text:p>10.290171146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5142.35043" calcext:value-type="float">
            <text:p>1443145142.35043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502562046051" calcext:value-type="float">
            <text:p>62.3502562046</text:p>
          </table:table-cell>
          <table:table-cell table:formula="of:=[.C521]/([.D521]-[.D520])" office:value-type="float" office:value="102021.887468117" calcext:value-type="float">
            <text:p>102021.887468117</text:p>
          </table:table-cell>
          <table:table-cell/>
          <table:table-cell office:value-type="float" office:value="1443145152.6448" calcext:value-type="float">
            <text:p>1443145152.6448</text:p>
          </table:table-cell>
          <table:table-cell table:formula="of:=[.G521]-[.$B$2]" office:value-type="float" office:value="72.6446309089661" calcext:value-type="float">
            <text:p>72.644630909</text:p>
          </table:table-cell>
          <table:table-cell table:formula="of:=[.C521]/([.H521]-[.H520])" office:value-type="float" office:value="92808.5952241925" calcext:value-type="float">
            <text:p>92808.5952241925</text:p>
          </table:table-cell>
          <table:table-cell table:formula="of:=[.G521]-[.$B521]" office:value-type="float" office:value="10.294374704361" calcext:value-type="float">
            <text:p>10.294374704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5142.39272" calcext:value-type="float">
            <text:p>1443145142.39272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25495147705" calcext:value-type="float">
            <text:p>62.3925495148</text:p>
          </table:table-cell>
          <table:table-cell table:formula="of:=[.C522]/([.D522]-[.D521])" office:value-type="float" office:value="102143.813834975" calcext:value-type="float">
            <text:p>102143.813834975</text:p>
          </table:table-cell>
          <table:table-cell/>
          <table:table-cell office:value-type="float" office:value="1443145152.6915" calcext:value-type="float">
            <text:p>1443145152.6915</text:p>
          </table:table-cell>
          <table:table-cell table:formula="of:=[.G522]-[.$B$2]" office:value-type="float" office:value="72.6913325786591" calcext:value-type="float">
            <text:p>72.6913325787</text:p>
          </table:table-cell>
          <table:table-cell table:formula="of:=[.C522]/([.H522]-[.H521])" office:value-type="float" office:value="92502.0460381558" calcext:value-type="float">
            <text:p>92502.0460381558</text:p>
          </table:table-cell>
          <table:table-cell table:formula="of:=[.G522]-[.$B522]" office:value-type="float" office:value="10.2987830638886" calcext:value-type="float">
            <text:p>10.2987830639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5142.43509" calcext:value-type="float">
            <text:p>1443145142.43509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49143505097" calcext:value-type="float">
            <text:p>62.4349143505</text:p>
          </table:table-cell>
          <table:table-cell table:formula="of:=[.C523]/([.D523]-[.D522])" office:value-type="float" office:value="101971.361971062" calcext:value-type="float">
            <text:p>101971.361971062</text:p>
          </table:table-cell>
          <table:table-cell/>
          <table:table-cell office:value-type="float" office:value="1443145152.73817" calcext:value-type="float">
            <text:p>1443145152.73817</text:p>
          </table:table-cell>
          <table:table-cell table:formula="of:=[.G523]-[.$B$2]" office:value-type="float" office:value="72.7379944324493" calcext:value-type="float">
            <text:p>72.7379944324</text:p>
          </table:table-cell>
          <table:table-cell table:formula="of:=[.C523]/([.H523]-[.H522])" office:value-type="float" office:value="92580.9767313529" calcext:value-type="float">
            <text:p>92580.9767313529</text:p>
          </table:table-cell>
          <table:table-cell table:formula="of:=[.G523]-[.$B523]" office:value-type="float" office:value="10.3030800819397" calcext:value-type="float">
            <text:p>10.3030800819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5142.47742" calcext:value-type="float">
            <text:p>1443145142.47742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72436618805" calcext:value-type="float">
            <text:p>62.4772436619</text:p>
          </table:table-cell>
          <table:table-cell table:formula="of:=[.C524]/([.D524]-[.D523])" office:value-type="float" office:value="102056.940216963" calcext:value-type="float">
            <text:p>102056.940216963</text:p>
          </table:table-cell>
          <table:table-cell/>
          <table:table-cell office:value-type="float" office:value="1443145152.7849" calcext:value-type="float">
            <text:p>1443145152.7849</text:p>
          </table:table-cell>
          <table:table-cell table:formula="of:=[.G524]-[.$B$2]" office:value-type="float" office:value="72.7847282886505" calcext:value-type="float">
            <text:p>72.7847282887</text:p>
          </table:table-cell>
          <table:table-cell table:formula="of:=[.C524]/([.H524]-[.H523])" office:value-type="float" office:value="92438.3380948494" calcext:value-type="float">
            <text:p>92438.3380948494</text:p>
          </table:table-cell>
          <table:table-cell table:formula="of:=[.G524]-[.$B524]" office:value-type="float" office:value="10.30748462677" calcext:value-type="float">
            <text:p>10.3074846268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5142.51974" calcext:value-type="float">
            <text:p>1443145142.51974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95682048798" calcext:value-type="float">
            <text:p>62.5195682049</text:p>
          </table:table-cell>
          <table:table-cell table:formula="of:=[.C525]/([.D525]-[.D524])" office:value-type="float" office:value="102068.438165411" calcext:value-type="float">
            <text:p>102068.438165411</text:p>
          </table:table-cell>
          <table:table-cell/>
          <table:table-cell office:value-type="float" office:value="1443145152.83151" calcext:value-type="float">
            <text:p>1443145152.83151</text:p>
          </table:table-cell>
          <table:table-cell table:formula="of:=[.G525]-[.$B$2]" office:value-type="float" office:value="72.8313348293304" calcext:value-type="float">
            <text:p>72.8313348293</text:p>
          </table:table-cell>
          <table:table-cell table:formula="of:=[.C525]/([.H525]-[.H524])" office:value-type="float" office:value="92690.8527639374" calcext:value-type="float">
            <text:p>92690.8527639374</text:p>
          </table:table-cell>
          <table:table-cell table:formula="of:=[.G525]-[.$B525]" office:value-type="float" office:value="10.3117666244507" calcext:value-type="float">
            <text:p>10.311766624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5142.56208" calcext:value-type="float">
            <text:p>1443145142.56208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19101524353" calcext:value-type="float">
            <text:p>62.5619101524</text:p>
          </table:table-cell>
          <table:table-cell table:formula="of:=[.C526]/([.D526]-[.D525])" office:value-type="float" office:value="102026.483178017" calcext:value-type="float">
            <text:p>102026.483178017</text:p>
          </table:table-cell>
          <table:table-cell/>
          <table:table-cell office:value-type="float" office:value="1443145152.87823" calcext:value-type="float">
            <text:p>1443145152.87823</text:p>
          </table:table-cell>
          <table:table-cell table:formula="of:=[.G526]-[.$B$2]" office:value-type="float" office:value="72.8780605792999" calcext:value-type="float">
            <text:p>72.8780605793</text:p>
          </table:table-cell>
          <table:table-cell table:formula="of:=[.C526]/([.H526]-[.H525])" office:value-type="float" office:value="92454.3747895215" calcext:value-type="float">
            <text:p>92454.3747895215</text:p>
          </table:table-cell>
          <table:table-cell table:formula="of:=[.G526]-[.$B526]" office:value-type="float" office:value="10.3161504268646" calcext:value-type="float">
            <text:p>10.3161504269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5142.60439" calcext:value-type="float">
            <text:p>1443145142.60439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42220592499" calcext:value-type="float">
            <text:p>62.6042220592</text:p>
          </table:table-cell>
          <table:table-cell table:formula="of:=[.C527]/([.D527]-[.D526])" office:value-type="float" office:value="102098.92026213" calcext:value-type="float">
            <text:p>102098.92026213</text:p>
          </table:table-cell>
          <table:table-cell/>
          <table:table-cell office:value-type="float" office:value="1443145152.92496" calcext:value-type="float">
            <text:p>1443145152.92496</text:p>
          </table:table-cell>
          <table:table-cell table:formula="of:=[.G527]-[.$B$2]" office:value-type="float" office:value="72.9247894287109" calcext:value-type="float">
            <text:p>72.9247894287</text:p>
          </table:table-cell>
          <table:table-cell table:formula="of:=[.C527]/([.H527]-[.H526])" office:value-type="float" office:value="92448.2424551647" calcext:value-type="float">
            <text:p>92448.2424551647</text:p>
          </table:table-cell>
          <table:table-cell table:formula="of:=[.G527]-[.$B527]" office:value-type="float" office:value="10.3205673694611" calcext:value-type="float">
            <text:p>10.320567369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5142.64674" calcext:value-type="float">
            <text:p>1443145142.64674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65716362" calcext:value-type="float">
            <text:p>62.6465716362</text:p>
          </table:table-cell>
          <table:table-cell table:formula="of:=[.C528]/([.D528]-[.D527])" office:value-type="float" office:value="102008.102822206" calcext:value-type="float">
            <text:p>102008.102822206</text:p>
          </table:table-cell>
          <table:table-cell/>
          <table:table-cell office:value-type="float" office:value="1443145152.97166" calcext:value-type="float">
            <text:p>1443145152.97166</text:p>
          </table:table-cell>
          <table:table-cell table:formula="of:=[.G528]-[.$B$2]" office:value-type="float" office:value="72.9714908599854" calcext:value-type="float">
            <text:p>72.97149086</text:p>
          </table:table-cell>
          <table:table-cell table:formula="of:=[.C528]/([.H528]-[.H527])" office:value-type="float" office:value="92502.5182764958" calcext:value-type="float">
            <text:p>92502.5182764958</text:p>
          </table:table-cell>
          <table:table-cell table:formula="of:=[.G528]-[.$B528]" office:value-type="float" office:value="10.3249192237854" calcext:value-type="float">
            <text:p>10.3249192238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5142.68911" calcext:value-type="float">
            <text:p>1443145142.68911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8937664032" calcext:value-type="float">
            <text:p>62.688937664</text:p>
          </table:table-cell>
          <table:table-cell table:formula="of:=[.C529]/([.D529]-[.D528])" office:value-type="float" office:value="101968.492706645" calcext:value-type="float">
            <text:p>101968.492706645</text:p>
          </table:table-cell>
          <table:table-cell/>
          <table:table-cell office:value-type="float" office:value="1443145153.01825" calcext:value-type="float">
            <text:p>1443145153.01825</text:p>
          </table:table-cell>
          <table:table-cell table:formula="of:=[.G529]-[.$B$2]" office:value-type="float" office:value="73.0180730819702" calcext:value-type="float">
            <text:p>73.018073082</text:p>
          </table:table-cell>
          <table:table-cell table:formula="of:=[.C529]/([.H529]-[.H528])" office:value-type="float" office:value="92739.2429112499" calcext:value-type="float">
            <text:p>92739.2429112499</text:p>
          </table:table-cell>
          <table:table-cell table:formula="of:=[.G529]-[.$B529]" office:value-type="float" office:value="10.3291354179382" calcext:value-type="float">
            <text:p>10.3291354179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5142.73145" calcext:value-type="float">
            <text:p>1443145142.73145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12800884247" calcext:value-type="float">
            <text:p>62.7312800884</text:p>
          </table:table-cell>
          <table:table-cell table:formula="of:=[.C530]/([.D530]-[.D529])" office:value-type="float" office:value="102025.334211727" calcext:value-type="float">
            <text:p>102025.334211727</text:p>
          </table:table-cell>
          <table:table-cell/>
          <table:table-cell office:value-type="float" office:value="1443145153.03272" calcext:value-type="float">
            <text:p>1443145153.03272</text:p>
          </table:table-cell>
          <table:table-cell table:formula="of:=[.G530]-[.$B$2]" office:value-type="float" office:value="73.0325429439545" calcext:value-type="float">
            <text:p>73.032542944</text:p>
          </table:table-cell>
          <table:table-cell table:formula="of:=[.C530]/([.H530]-[.H529])" office:value-type="float" office:value="298551.569095912" calcext:value-type="float">
            <text:p>298551.569095912</text:p>
          </table:table-cell>
          <table:table-cell table:formula="of:=[.G530]-[.$B530]" office:value-type="float" office:value="10.3012628555298" calcext:value-type="float">
            <text:p>10.301262855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5142.77378" calcext:value-type="float">
            <text:p>1443145142.77378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36079692841" calcext:value-type="float">
            <text:p>62.7736079693</text:p>
          </table:table-cell>
          <table:table-cell table:formula="of:=[.C531]/([.D531]-[.D530])" office:value-type="float" office:value="102060.389329488" calcext:value-type="float">
            <text:p>102060.389329488</text:p>
          </table:table-cell>
          <table:table-cell/>
          <table:table-cell office:value-type="float" office:value="1443145153.04714" calcext:value-type="float">
            <text:p>1443145153.04714</text:p>
          </table:table-cell>
          <table:table-cell table:formula="of:=[.G531]-[.$B$2]" office:value-type="float" office:value="73.0469717979431" calcext:value-type="float">
            <text:p>73.0469717979</text:p>
          </table:table-cell>
          <table:table-cell table:formula="of:=[.C531]/([.H531]-[.H530])" office:value-type="float" office:value="299400.077331086" calcext:value-type="float">
            <text:p>299400.077331086</text:p>
          </table:table-cell>
          <table:table-cell table:formula="of:=[.G531]-[.$B531]" office:value-type="float" office:value="10.2733638286591" calcext:value-type="float">
            <text:p>10.2733638287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5142.81611" calcext:value-type="float">
            <text:p>1443145142.81611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59401416779" calcext:value-type="float">
            <text:p>62.8159401417</text:p>
          </table:table-cell>
          <table:table-cell table:formula="of:=[.C532]/([.D532]-[.D531])" office:value-type="float" office:value="102050.042691238" calcext:value-type="float">
            <text:p>102050.042691238</text:p>
          </table:table-cell>
          <table:table-cell/>
          <table:table-cell office:value-type="float" office:value="1443145153.07499" calcext:value-type="float">
            <text:p>1443145153.07499</text:p>
          </table:table-cell>
          <table:table-cell table:formula="of:=[.G532]-[.$B$2]" office:value-type="float" office:value="73.0748176574707" calcext:value-type="float">
            <text:p>73.0748176575</text:p>
          </table:table-cell>
          <table:table-cell table:formula="of:=[.C532]/([.H532]-[.H531])" office:value-type="float" office:value="155139.761289107" calcext:value-type="float">
            <text:p>155139.761289107</text:p>
          </table:table-cell>
          <table:table-cell table:formula="of:=[.G532]-[.$B532]" office:value-type="float" office:value="10.2588775157928" calcext:value-type="float">
            <text:p>10.2588775158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5142.85848" calcext:value-type="float">
            <text:p>1443145142.85848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83118915558" calcext:value-type="float">
            <text:p>62.8583118916</text:p>
          </table:table-cell>
          <table:table-cell table:formula="of:=[.C533]/([.D533]-[.D532])" office:value-type="float" office:value="101954.722484808" calcext:value-type="float">
            <text:p>101954.722484808</text:p>
          </table:table-cell>
          <table:table-cell/>
          <table:table-cell office:value-type="float" office:value="1443145153.11908" calcext:value-type="float">
            <text:p>1443145153.11908</text:p>
          </table:table-cell>
          <table:table-cell table:formula="of:=[.G533]-[.$B$2]" office:value-type="float" office:value="73.1189095973969" calcext:value-type="float">
            <text:p>73.1189095974</text:p>
          </table:table-cell>
          <table:table-cell table:formula="of:=[.C533]/([.H533]-[.H532])" office:value-type="float" office:value="97977.090761619" calcext:value-type="float">
            <text:p>97977.090761619</text:p>
          </table:table-cell>
          <table:table-cell table:formula="of:=[.G533]-[.$B533]" office:value-type="float" office:value="10.2605977058411" calcext:value-type="float">
            <text:p>10.2605977058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5142.90083" calcext:value-type="float">
            <text:p>1443145142.90083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9006540775299" calcext:value-type="float">
            <text:p>62.9006540775</text:p>
          </table:table-cell>
          <table:table-cell table:formula="of:=[.C534]/([.D534]-[.D533])" office:value-type="float" office:value="102025.908691637" calcext:value-type="float">
            <text:p>102025.908691637</text:p>
          </table:table-cell>
          <table:table-cell/>
          <table:table-cell office:value-type="float" office:value="1443145153.16281" calcext:value-type="float">
            <text:p>1443145153.16281</text:p>
          </table:table-cell>
          <table:table-cell table:formula="of:=[.G534]-[.$B$2]" office:value-type="float" office:value="73.1626398563385" calcext:value-type="float">
            <text:p>73.1626398563</text:p>
          </table:table-cell>
          <table:table-cell table:formula="of:=[.C534]/([.H534]-[.H533])" office:value-type="float" office:value="98787.4324221178" calcext:value-type="float">
            <text:p>98787.4324221178</text:p>
          </table:table-cell>
          <table:table-cell table:formula="of:=[.G534]-[.$B534]" office:value-type="float" office:value="10.2619857788086" calcext:value-type="float">
            <text:p>10.2619857788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5142.94315" calcext:value-type="float">
            <text:p>1443145142.94315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29821968079" calcext:value-type="float">
            <text:p>62.9429821968</text:p>
          </table:table-cell>
          <table:table-cell table:formula="of:=[.C535]/([.D535]-[.D534])" office:value-type="float" office:value="102059.814461211" calcext:value-type="float">
            <text:p>102059.814461211</text:p>
          </table:table-cell>
          <table:table-cell/>
          <table:table-cell office:value-type="float" office:value="1443145153.20672" calcext:value-type="float">
            <text:p>1443145153.20672</text:p>
          </table:table-cell>
          <table:table-cell table:formula="of:=[.G535]-[.$B$2]" office:value-type="float" office:value="73.2065501213074" calcext:value-type="float">
            <text:p>73.2065501213</text:p>
          </table:table-cell>
          <table:table-cell table:formula="of:=[.C535]/([.H535]-[.H534])" office:value-type="float" office:value="98382.4625759476" calcext:value-type="float">
            <text:p>98382.4625759476</text:p>
          </table:table-cell>
          <table:table-cell table:formula="of:=[.G535]-[.$B535]" office:value-type="float" office:value="10.2635679244995" calcext:value-type="float">
            <text:p>10.263567924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5142.98549" calcext:value-type="float">
            <text:p>1443145142.98549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53172302246" calcext:value-type="float">
            <text:p>62.9853172302</text:p>
          </table:table-cell>
          <table:table-cell table:formula="of:=[.C536]/([.D536]-[.D535])" office:value-type="float" office:value="102043.146097789" calcext:value-type="float">
            <text:p>102043.146097789</text:p>
          </table:table-cell>
          <table:table-cell/>
          <table:table-cell office:value-type="float" office:value="1443145153.25058" calcext:value-type="float">
            <text:p>1443145153.25058</text:p>
          </table:table-cell>
          <table:table-cell table:formula="of:=[.G536]-[.$B$2]" office:value-type="float" office:value="73.2504107952118" calcext:value-type="float">
            <text:p>73.2504107952</text:p>
          </table:table-cell>
          <table:table-cell table:formula="of:=[.C536]/([.H536]-[.H535])" office:value-type="float" office:value="98493.6986926861" calcext:value-type="float">
            <text:p>98493.6986926861</text:p>
          </table:table-cell>
          <table:table-cell table:formula="of:=[.G536]-[.$B536]" office:value-type="float" office:value="10.2650935649872" calcext:value-type="float">
            <text:p>10.265093565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5143.02851" calcext:value-type="float">
            <text:p>1443145143.02851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83424854279" calcext:value-type="float">
            <text:p>63.0283424854</text:p>
          </table:table-cell>
          <table:table-cell table:formula="of:=[.C537]/([.D537]-[.D536])" office:value-type="float" office:value="100406.144707167" calcext:value-type="float">
            <text:p>100406.144707167</text:p>
          </table:table-cell>
          <table:table-cell/>
          <table:table-cell office:value-type="float" office:value="1443145153.29441" calcext:value-type="float">
            <text:p>1443145153.29441</text:p>
          </table:table-cell>
          <table:table-cell table:formula="of:=[.G537]-[.$B$2]" office:value-type="float" office:value="73.2942390441895" calcext:value-type="float">
            <text:p>73.2942390442</text:p>
          </table:table-cell>
          <table:table-cell table:formula="of:=[.C537]/([.H537]-[.H536])" office:value-type="float" office:value="98566.5661021928" calcext:value-type="float">
            <text:p>98566.5661021928</text:p>
          </table:table-cell>
          <table:table-cell table:formula="of:=[.G537]-[.$B537]" office:value-type="float" office:value="10.2658965587616" calcext:value-type="float">
            <text:p>10.2658965588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5143.07184" calcext:value-type="float">
            <text:p>1443145143.07184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16705322266" calcext:value-type="float">
            <text:p>63.0716705322</text:p>
          </table:table-cell>
          <table:table-cell table:formula="of:=[.C538]/([.D538]-[.D537])" office:value-type="float" office:value="99704.4713340047" calcext:value-type="float">
            <text:p>99704.4713340047</text:p>
          </table:table-cell>
          <table:table-cell/>
          <table:table-cell office:value-type="float" office:value="1443145153.33833" calcext:value-type="float">
            <text:p>1443145153.33833</text:p>
          </table:table-cell>
          <table:table-cell table:formula="of:=[.G538]-[.$B$2]" office:value-type="float" office:value="73.338152885437" calcext:value-type="float">
            <text:p>73.3381528854</text:p>
          </table:table-cell>
          <table:table-cell table:formula="of:=[.C538]/([.H538]-[.H537])" office:value-type="float" office:value="98374.4504527982" calcext:value-type="float">
            <text:p>98374.4504527982</text:p>
          </table:table-cell>
          <table:table-cell table:formula="of:=[.G538]-[.$B538]" office:value-type="float" office:value="10.2664823532104" calcext:value-type="float">
            <text:p>10.2664823532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5143.1152" calcext:value-type="float">
            <text:p>1443145143.1152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50305271149" calcext:value-type="float">
            <text:p>63.1150305271</text:p>
          </table:table-cell>
          <table:table-cell table:formula="of:=[.C539]/([.D539]-[.D538])" office:value-type="float" office:value="99631.0080554257" calcext:value-type="float">
            <text:p>99631.0080554257</text:p>
          </table:table-cell>
          <table:table-cell/>
          <table:table-cell office:value-type="float" office:value="1443145153.38219" calcext:value-type="float">
            <text:p>1443145153.38219</text:p>
          </table:table-cell>
          <table:table-cell table:formula="of:=[.G539]-[.$B$2]" office:value-type="float" office:value="73.3820195198059" calcext:value-type="float">
            <text:p>73.3820195198</text:p>
          </table:table-cell>
          <table:table-cell table:formula="of:=[.C539]/([.H539]-[.H538])" office:value-type="float" office:value="98480.3156693299" calcext:value-type="float">
            <text:p>98480.3156693299</text:p>
          </table:table-cell>
          <table:table-cell table:formula="of:=[.G539]-[.$B539]" office:value-type="float" office:value="10.266988992691" calcext:value-type="float">
            <text:p>10.2669889927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5143.15856" calcext:value-type="float">
            <text:p>1443145143.15856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83919525147" calcext:value-type="float">
            <text:p>63.1583919525</text:p>
          </table:table-cell>
          <table:table-cell table:formula="of:=[.C540]/([.D540]-[.D539])" office:value-type="float" office:value="99627.7211869952" calcext:value-type="float">
            <text:p>99627.7211869952</text:p>
          </table:table-cell>
          <table:table-cell/>
          <table:table-cell office:value-type="float" office:value="1443145153.42604" calcext:value-type="float">
            <text:p>1443145153.42604</text:p>
          </table:table-cell>
          <table:table-cell table:formula="of:=[.G540]-[.$B$2]" office:value-type="float" office:value="73.4258704185486" calcext:value-type="float">
            <text:p>73.4258704185</text:p>
          </table:table-cell>
          <table:table-cell table:formula="of:=[.C540]/([.H540]-[.H539])" office:value-type="float" office:value="98515.6547269524" calcext:value-type="float">
            <text:p>98515.6547269524</text:p>
          </table:table-cell>
          <table:table-cell table:formula="of:=[.G540]-[.$B540]" office:value-type="float" office:value="10.2674784660339" calcext:value-type="float">
            <text:p>10.267478466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5143.20194" calcext:value-type="float">
            <text:p>1443145143.20194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1767206192" calcext:value-type="float">
            <text:p>63.2017672062</text:p>
          </table:table-cell>
          <table:table-cell table:formula="of:=[.C541]/([.D541]-[.D540])" office:value-type="float" office:value="99595.9593028049" calcext:value-type="float">
            <text:p>99595.9593028049</text:p>
          </table:table-cell>
          <table:table-cell/>
          <table:table-cell office:value-type="float" office:value="1443145153.46995" calcext:value-type="float">
            <text:p>1443145153.46995</text:p>
          </table:table-cell>
          <table:table-cell table:formula="of:=[.G541]-[.$B$2]" office:value-type="float" office:value="73.4697804450989" calcext:value-type="float">
            <text:p>73.4697804451</text:p>
          </table:table-cell>
          <table:table-cell table:formula="of:=[.C541]/([.H541]-[.H540])" office:value-type="float" office:value="98382.9967638946" calcext:value-type="float">
            <text:p>98382.9967638946</text:p>
          </table:table-cell>
          <table:table-cell table:formula="of:=[.G541]-[.$B541]" office:value-type="float" office:value="10.2680132389069" calcext:value-type="float">
            <text:p>10.268013238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5143.24529" calcext:value-type="float">
            <text:p>1443145143.24529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51193332672" calcext:value-type="float">
            <text:p>63.2451193333</text:p>
          </table:table-cell>
          <table:table-cell table:formula="of:=[.C542]/([.D542]-[.D541])" office:value-type="float" office:value="99649.0897091821" calcext:value-type="float">
            <text:p>99649.0897091821</text:p>
          </table:table-cell>
          <table:table-cell/>
          <table:table-cell office:value-type="float" office:value="1443145153.51381" calcext:value-type="float">
            <text:p>1443145153.51381</text:p>
          </table:table-cell>
          <table:table-cell table:formula="of:=[.G542]-[.$B$2]" office:value-type="float" office:value="73.5136375427246" calcext:value-type="float">
            <text:p>73.5136375427</text:p>
          </table:table-cell>
          <table:table-cell table:formula="of:=[.C542]/([.H542]-[.H541])" office:value-type="float" office:value="98501.7302527861" calcext:value-type="float">
            <text:p>98501.7302527861</text:p>
          </table:table-cell>
          <table:table-cell table:formula="of:=[.G542]-[.$B542]" office:value-type="float" office:value="10.2685182094574" calcext:value-type="float">
            <text:p>10.2685182095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5143.28864" calcext:value-type="float">
            <text:p>1443145143.28864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84647846222" calcext:value-type="float">
            <text:p>63.2884647846</text:p>
          </table:table-cell>
          <table:table-cell table:formula="of:=[.C543]/([.D543]-[.D542])" office:value-type="float" office:value="99664.4368660756" calcext:value-type="float">
            <text:p>99664.4368660756</text:p>
          </table:table-cell>
          <table:table-cell/>
          <table:table-cell office:value-type="float" office:value="1443145153.55774" calcext:value-type="float">
            <text:p>1443145153.55774</text:p>
          </table:table-cell>
          <table:table-cell table:formula="of:=[.G543]-[.$B$2]" office:value-type="float" office:value="73.55757188797" calcext:value-type="float">
            <text:p>73.557571888</text:p>
          </table:table-cell>
          <table:table-cell table:formula="of:=[.C543]/([.H543]-[.H542])" office:value-type="float" office:value="98328.5394575469" calcext:value-type="float">
            <text:p>98328.5394575469</text:p>
          </table:table-cell>
          <table:table-cell table:formula="of:=[.G543]-[.$B543]" office:value-type="float" office:value="10.2691071033478" calcext:value-type="float">
            <text:p>10.269107103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5143.33199" calcext:value-type="float">
            <text:p>1443145143.33199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18207263947" calcext:value-type="float">
            <text:p>63.3318207264</text:p>
          </table:table-cell>
          <table:table-cell table:formula="of:=[.C544]/([.D544]-[.D543])" office:value-type="float" office:value="99640.3220271876" calcext:value-type="float">
            <text:p>99640.3220271876</text:p>
          </table:table-cell>
          <table:table-cell/>
          <table:table-cell office:value-type="float" office:value="1443145153.6016" calcext:value-type="float">
            <text:p>1443145153.6016</text:p>
          </table:table-cell>
          <table:table-cell table:formula="of:=[.G544]-[.$B$2]" office:value-type="float" office:value="73.6014280319214" calcext:value-type="float">
            <text:p>73.6014280319</text:p>
          </table:table-cell>
          <table:table-cell table:formula="of:=[.C544]/([.H544]-[.H543])" office:value-type="float" office:value="98503.8722233699" calcext:value-type="float">
            <text:p>98503.8722233699</text:p>
          </table:table-cell>
          <table:table-cell table:formula="of:=[.G544]-[.$B544]" office:value-type="float" office:value="10.2696073055267" calcext:value-type="float">
            <text:p>10.269607305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5143.37536" calcext:value-type="float">
            <text:p>1443145143.37536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51926422119" calcext:value-type="float">
            <text:p>63.3751926422</text:p>
          </table:table-cell>
          <table:table-cell table:formula="of:=[.C545]/([.D545]-[.D544])" office:value-type="float" office:value="99603.6241101614" calcext:value-type="float">
            <text:p>99603.6241101614</text:p>
          </table:table-cell>
          <table:table-cell/>
          <table:table-cell office:value-type="float" office:value="1443145153.64546" calcext:value-type="float">
            <text:p>1443145153.64546</text:p>
          </table:table-cell>
          <table:table-cell table:formula="of:=[.G545]-[.$B$2]" office:value-type="float" office:value="73.6452906131744" calcext:value-type="float">
            <text:p>73.6452906132</text:p>
          </table:table-cell>
          <table:table-cell table:formula="of:=[.C545]/([.H545]-[.H544])" office:value-type="float" office:value="98489.415729482" calcext:value-type="float">
            <text:p>98489.415729482</text:p>
          </table:table-cell>
          <table:table-cell table:formula="of:=[.G545]-[.$B545]" office:value-type="float" office:value="10.2700979709625" calcext:value-type="float">
            <text:p>10.27009797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5143.41872" calcext:value-type="float">
            <text:p>1443145143.41872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185447692871" calcext:value-type="float">
            <text:p>63.4185447693</text:p>
          </table:table-cell>
          <table:table-cell table:formula="of:=[.C546]/([.D546]-[.D545])" office:value-type="float" office:value="99649.0897091821" calcext:value-type="float">
            <text:p>99649.0897091821</text:p>
          </table:table-cell>
          <table:table-cell/>
          <table:table-cell office:value-type="float" office:value="1443145153.68945" calcext:value-type="float">
            <text:p>1443145153.68945</text:p>
          </table:table-cell>
          <table:table-cell table:formula="of:=[.G546]-[.$B$2]" office:value-type="float" office:value="73.6892774105072" calcext:value-type="float">
            <text:p>73.6892774105</text:p>
          </table:table-cell>
          <table:table-cell table:formula="of:=[.C546]/([.H546]-[.H545])" office:value-type="float" office:value="98211.2875215454" calcext:value-type="float">
            <text:p>98211.2875215454</text:p>
          </table:table-cell>
          <table:table-cell table:formula="of:=[.G546]-[.$B546]" office:value-type="float" office:value="10.2707326412201" calcext:value-type="float">
            <text:p>10.270732641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5143.46207" calcext:value-type="float">
            <text:p>1443145143.46207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18949890137" calcext:value-type="float">
            <text:p>63.461894989</text:p>
          </table:table-cell>
          <table:table-cell table:formula="of:=[.C547]/([.D547]-[.D546])" office:value-type="float" office:value="99653.4741288279" calcext:value-type="float">
            <text:p>99653.4741288279</text:p>
          </table:table-cell>
          <table:table-cell/>
          <table:table-cell office:value-type="float" office:value="1443145153.73332" calcext:value-type="float">
            <text:p>1443145153.73332</text:p>
          </table:table-cell>
          <table:table-cell table:formula="of:=[.G547]-[.$B$2]" office:value-type="float" office:value="73.7331526279449" calcext:value-type="float">
            <text:p>73.7331526279</text:p>
          </table:table-cell>
          <table:table-cell table:formula="of:=[.C547]/([.H547]-[.H546])" office:value-type="float" office:value="98461.0505037332" calcext:value-type="float">
            <text:p>98461.0505037332</text:p>
          </table:table-cell>
          <table:table-cell table:formula="of:=[.G547]-[.$B547]" office:value-type="float" office:value="10.2712576389313" calcext:value-type="float">
            <text:p>10.271257638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5143.50541" calcext:value-type="float">
            <text:p>1443145143.50541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5234003067" calcext:value-type="float">
            <text:p>63.5052340031</text:p>
          </table:table-cell>
          <table:table-cell table:formula="of:=[.C548]/([.D548]-[.D547])" office:value-type="float" office:value="99679.2403879479" calcext:value-type="float">
            <text:p>99679.2403879479</text:p>
          </table:table-cell>
          <table:table-cell/>
          <table:table-cell office:value-type="float" office:value="1443145153.7772" calcext:value-type="float">
            <text:p>1443145153.7772</text:p>
          </table:table-cell>
          <table:table-cell table:formula="of:=[.G548]-[.$B$2]" office:value-type="float" office:value="73.7770302295685" calcext:value-type="float">
            <text:p>73.7770302296</text:p>
          </table:table-cell>
          <table:table-cell table:formula="of:=[.C548]/([.H548]-[.H547])" office:value-type="float" office:value="98455.7004064422" calcext:value-type="float">
            <text:p>98455.7004064422</text:p>
          </table:table-cell>
          <table:table-cell table:formula="of:=[.G548]-[.$B548]" office:value-type="float" office:value="10.2717962265015" calcext:value-type="float">
            <text:p>10.2717962265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5143.54876" calcext:value-type="float">
            <text:p>1443145143.54876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485863685608" calcext:value-type="float">
            <text:p>63.5485863686</text:p>
          </table:table-cell>
          <table:table-cell table:formula="of:=[.C549]/([.D549]-[.D548])" office:value-type="float" office:value="99648.5416838528" calcext:value-type="float">
            <text:p>99648.5416838528</text:p>
          </table:table-cell>
          <table:table-cell/>
          <table:table-cell office:value-type="float" office:value="1443145153.82108" calcext:value-type="float">
            <text:p>1443145153.82108</text:p>
          </table:table-cell>
          <table:table-cell table:formula="of:=[.G549]-[.$B$2]" office:value-type="float" office:value="73.8209066390991" calcext:value-type="float">
            <text:p>73.8209066391</text:p>
          </table:table-cell>
          <table:table-cell table:formula="of:=[.C549]/([.H549]-[.H548])" office:value-type="float" office:value="98458.3753824084" calcext:value-type="float">
            <text:p>98458.3753824084</text:p>
          </table:table-cell>
          <table:table-cell table:formula="of:=[.G549]-[.$B549]" office:value-type="float" office:value="10.2723202705383" calcext:value-type="float">
            <text:p>10.272320270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5143.5921" calcext:value-type="float">
            <text:p>1443145143.5921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19318199158" calcext:value-type="float">
            <text:p>63.5919318199</text:p>
          </table:table-cell>
          <table:table-cell table:formula="of:=[.C550]/([.D550]-[.D549])" office:value-type="float" office:value="99664.4368660756" calcext:value-type="float">
            <text:p>99664.4368660756</text:p>
          </table:table-cell>
          <table:table-cell/>
          <table:table-cell office:value-type="float" office:value="1443145153.86502" calcext:value-type="float">
            <text:p>1443145153.86502</text:p>
          </table:table-cell>
          <table:table-cell table:formula="of:=[.G550]-[.$B$2]" office:value-type="float" office:value="73.8648436069489" calcext:value-type="float">
            <text:p>73.8648436069</text:p>
          </table:table-cell>
          <table:table-cell table:formula="of:=[.C550]/([.H550]-[.H549])" office:value-type="float" office:value="98322.6702119" calcext:value-type="float">
            <text:p>98322.6702119</text:p>
          </table:table-cell>
          <table:table-cell table:formula="of:=[.G550]-[.$B550]" office:value-type="float" office:value="10.2729117870331" calcext:value-type="float">
            <text:p>10.272911787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5143.63545" calcext:value-type="float">
            <text:p>1443145143.63545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52782249451" calcext:value-type="float">
            <text:p>63.6352782249</text:p>
          </table:table-cell>
          <table:table-cell table:formula="of:=[.C551]/([.D551]-[.D550])" office:value-type="float" office:value="99662.244125671" calcext:value-type="float">
            <text:p>99662.244125671</text:p>
          </table:table-cell>
          <table:table-cell/>
          <table:table-cell office:value-type="float" office:value="1443145153.90892" calcext:value-type="float">
            <text:p>1443145153.90892</text:p>
          </table:table-cell>
          <table:table-cell table:formula="of:=[.G551]-[.$B$2]" office:value-type="float" office:value="73.9087481498718" calcext:value-type="float">
            <text:p>73.9087481499</text:p>
          </table:table-cell>
          <table:table-cell table:formula="of:=[.C551]/([.H551]-[.H550])" office:value-type="float" office:value="98395.2846879429" calcext:value-type="float">
            <text:p>98395.2846879429</text:p>
          </table:table-cell>
          <table:table-cell table:formula="of:=[.G551]-[.$B551]" office:value-type="float" office:value="10.2734699249268" calcext:value-type="float">
            <text:p>10.273469924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5143.67879" calcext:value-type="float">
            <text:p>1443145143.67879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78619146347" calcext:value-type="float">
            <text:p>63.6786191463</text:p>
          </table:table-cell>
          <table:table-cell table:formula="of:=[.C552]/([.D552]-[.D551])" office:value-type="float" office:value="99674.8537008004" calcext:value-type="float">
            <text:p>99674.8537008004</text:p>
          </table:table-cell>
          <table:table-cell/>
          <table:table-cell office:value-type="float" office:value="1443145153.95274" calcext:value-type="float">
            <text:p>1443145153.95274</text:p>
          </table:table-cell>
          <table:table-cell table:formula="of:=[.G552]-[.$B$2]" office:value-type="float" office:value="73.9525699615479" calcext:value-type="float">
            <text:p>73.9525699615</text:p>
          </table:table-cell>
          <table:table-cell table:formula="of:=[.C552]/([.H552]-[.H551])" office:value-type="float" office:value="98581.0452552203" calcext:value-type="float">
            <text:p>98581.0452552203</text:p>
          </table:table-cell>
          <table:table-cell table:formula="of:=[.G552]-[.$B552]" office:value-type="float" office:value="10.2739508152008" calcext:value-type="float">
            <text:p>10.2739508152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5143.72211" calcext:value-type="float">
            <text:p>1443145143.72211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19424247742" calcext:value-type="float">
            <text:p>63.7219424248</text:p>
          </table:table-cell>
          <table:table-cell table:formula="of:=[.C553]/([.D553]-[.D552])" office:value-type="float" office:value="99715.4452950014" calcext:value-type="float">
            <text:p>99715.4452950014</text:p>
          </table:table-cell>
          <table:table-cell/>
          <table:table-cell office:value-type="float" office:value="1443145153.99674" calcext:value-type="float">
            <text:p>1443145153.99674</text:p>
          </table:table-cell>
          <table:table-cell table:formula="of:=[.G553]-[.$B$2]" office:value-type="float" office:value="73.9965648651123" calcext:value-type="float">
            <text:p>73.9965648651</text:p>
          </table:table-cell>
          <table:table-cell table:formula="of:=[.C553]/([.H553]-[.H552])" office:value-type="float" office:value="98193.1917107431" calcext:value-type="float">
            <text:p>98193.1917107431</text:p>
          </table:table-cell>
          <table:table-cell table:formula="of:=[.G553]-[.$B553]" office:value-type="float" office:value="10.2746224403381" calcext:value-type="float">
            <text:p>10.274622440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5143.76547" calcext:value-type="float">
            <text:p>1443145143.76547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52966976166" calcext:value-type="float">
            <text:p>63.7652966976</text:p>
          </table:table-cell>
          <table:table-cell table:formula="of:=[.C554]/([.D554]-[.D553])" office:value-type="float" office:value="99644.1576982089" calcext:value-type="float">
            <text:p>99644.1576982089</text:p>
          </table:table-cell>
          <table:table-cell/>
          <table:table-cell office:value-type="float" office:value="1443145154.01109" calcext:value-type="float">
            <text:p>1443145154.01109</text:p>
          </table:table-cell>
          <table:table-cell table:formula="of:=[.G554]-[.$B$2]" office:value-type="float" office:value="74.0109133720398" calcext:value-type="float">
            <text:p>74.010913372</text:p>
          </table:table-cell>
          <table:table-cell table:formula="of:=[.C554]/([.H554]-[.H553])" office:value-type="float" office:value="301076.622245854" calcext:value-type="float">
            <text:p>301076.622245854</text:p>
          </table:table-cell>
          <table:table-cell table:formula="of:=[.G554]-[.$B554]" office:value-type="float" office:value="10.2456166744232" calcext:value-type="float">
            <text:p>10.2456166744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5143.80884" calcext:value-type="float">
            <text:p>1443145143.80884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086721897125" calcext:value-type="float">
            <text:p>63.8086721897</text:p>
          </table:table-cell>
          <table:table-cell table:formula="of:=[.C555]/([.D555]-[.D554])" office:value-type="float" office:value="99595.4118617051" calcext:value-type="float">
            <text:p>99595.4118617051</text:p>
          </table:table-cell>
          <table:table-cell/>
          <table:table-cell office:value-type="float" office:value="1443145154.02543" calcext:value-type="float">
            <text:p>1443145154.02543</text:p>
          </table:table-cell>
          <table:table-cell table:formula="of:=[.G555]-[.$B$2]" office:value-type="float" office:value="74.0252623558044" calcext:value-type="float">
            <text:p>74.0252623558</text:p>
          </table:table-cell>
          <table:table-cell table:formula="of:=[.C555]/([.H555]-[.H554])" office:value-type="float" office:value="301066.617041074" calcext:value-type="float">
            <text:p>301066.617041074</text:p>
          </table:table-cell>
          <table:table-cell table:formula="of:=[.G555]-[.$B555]" office:value-type="float" office:value="10.2165901660919" calcext:value-type="float">
            <text:p>10.216590166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5143.8522" calcext:value-type="float">
            <text:p>1443145143.8522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20262241364" calcext:value-type="float">
            <text:p>63.8520262241</text:p>
          </table:table-cell>
          <table:table-cell table:formula="of:=[.C556]/([.D556]-[.D555])" office:value-type="float" office:value="99644.705675319" calcext:value-type="float">
            <text:p>99644.705675319</text:p>
          </table:table-cell>
          <table:table-cell/>
          <table:table-cell office:value-type="float" office:value="1443145154.05973" calcext:value-type="float">
            <text:p>1443145154.05973</text:p>
          </table:table-cell>
          <table:table-cell table:formula="of:=[.G556]-[.$B$2]" office:value-type="float" office:value="74.0595607757568" calcext:value-type="float">
            <text:p>74.0595607758</text:p>
          </table:table-cell>
          <table:table-cell table:formula="of:=[.C556]/([.H556]-[.H555])" office:value-type="float" office:value="125953.32397225" calcext:value-type="float">
            <text:p>125953.32397225</text:p>
          </table:table-cell>
          <table:table-cell table:formula="of:=[.G556]-[.$B556]" office:value-type="float" office:value="10.2075345516205" calcext:value-type="float">
            <text:p>10.207534551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5143.89554" calcext:value-type="float">
            <text:p>1443145143.89554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53664302826" calcext:value-type="float">
            <text:p>63.8953664303</text:p>
          </table:table-cell>
          <table:table-cell table:formula="of:=[.C557]/([.D557]-[.D556])" office:value-type="float" office:value="99676.498663234" calcext:value-type="float">
            <text:p>99676.498663234</text:p>
          </table:table-cell>
          <table:table-cell/>
          <table:table-cell office:value-type="float" office:value="1443145154.10844" calcext:value-type="float">
            <text:p>1443145154.10844</text:p>
          </table:table-cell>
          <table:table-cell table:formula="of:=[.G557]-[.$B$2]" office:value-type="float" office:value="74.1082663536072" calcext:value-type="float">
            <text:p>74.1082663536</text:p>
          </table:table-cell>
          <table:table-cell table:formula="of:=[.C557]/([.H557]-[.H556])" office:value-type="float" office:value="88696.20669062" calcext:value-type="float">
            <text:p>88696.20669062</text:p>
          </table:table-cell>
          <table:table-cell table:formula="of:=[.G557]-[.$B557]" office:value-type="float" office:value="10.2128999233246" calcext:value-type="float">
            <text:p>10.2128999233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5143.93886" calcext:value-type="float">
            <text:p>1443145143.93886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386847019196" calcext:value-type="float">
            <text:p>63.9386847019</text:p>
          </table:table-cell>
          <table:table-cell table:formula="of:=[.C558]/([.D558]-[.D557])" office:value-type="float" office:value="99726.9705542407" calcext:value-type="float">
            <text:p>99726.9705542407</text:p>
          </table:table-cell>
          <table:table-cell/>
          <table:table-cell office:value-type="float" office:value="1443145154.15721" calcext:value-type="float">
            <text:p>1443145154.15721</text:p>
          </table:table-cell>
          <table:table-cell table:formula="of:=[.G558]-[.$B$2]" office:value-type="float" office:value="74.1570379734039" calcext:value-type="float">
            <text:p>74.1570379734</text:p>
          </table:table-cell>
          <table:table-cell table:formula="of:=[.C558]/([.H558]-[.H557])" office:value-type="float" office:value="88576.1026187532" calcext:value-type="float">
            <text:p>88576.1026187532</text:p>
          </table:table-cell>
          <table:table-cell table:formula="of:=[.G558]-[.$B558]" office:value-type="float" office:value="10.2183532714844" calcext:value-type="float">
            <text:p>10.218353271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5143.9822" calcext:value-type="float">
            <text:p>1443145143.9822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20277690887" calcext:value-type="float">
            <text:p>63.9820277691</text:p>
          </table:table-cell>
          <table:table-cell table:formula="of:=[.C559]/([.D559]-[.D558])" office:value-type="float" office:value="99669.9191392455" calcext:value-type="float">
            <text:p>99669.9191392455</text:p>
          </table:table-cell>
          <table:table-cell/>
          <table:table-cell office:value-type="float" office:value="1443145154.20595" calcext:value-type="float">
            <text:p>1443145154.20595</text:p>
          </table:table-cell>
          <table:table-cell table:formula="of:=[.G559]-[.$B$2]" office:value-type="float" office:value="74.2057740688324" calcext:value-type="float">
            <text:p>74.2057740688</text:p>
          </table:table-cell>
          <table:table-cell table:formula="of:=[.C559]/([.H559]-[.H558])" office:value-type="float" office:value="88640.6668819161" calcext:value-type="float">
            <text:p>88640.6668819161</text:p>
          </table:table-cell>
          <table:table-cell table:formula="of:=[.G559]-[.$B559]" office:value-type="float" office:value="10.2237462997437" calcext:value-type="float">
            <text:p>10.2237462997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5144.02541" calcext:value-type="float">
            <text:p>1443145144.02541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52416133881" calcext:value-type="float">
            <text:p>64.0252416134</text:p>
          </table:table-cell>
          <table:table-cell table:formula="of:=[.C560]/([.D560]-[.D559])" office:value-type="float" office:value="99967.9632776466" calcext:value-type="float">
            <text:p>99967.9632776466</text:p>
          </table:table-cell>
          <table:table-cell/>
          <table:table-cell office:value-type="float" office:value="1443145154.25469" calcext:value-type="float">
            <text:p>1443145154.25469</text:p>
          </table:table-cell>
          <table:table-cell table:formula="of:=[.G560]-[.$B$2]" office:value-type="float" office:value="74.254518032074" calcext:value-type="float">
            <text:p>74.2545180321</text:p>
          </table:table-cell>
          <table:table-cell table:formula="of:=[.C560]/([.H560]-[.H559])" office:value-type="float" office:value="88626.3593009435" calcext:value-type="float">
            <text:p>88626.3593009435</text:p>
          </table:table-cell>
          <table:table-cell table:formula="of:=[.G560]-[.$B560]" office:value-type="float" office:value="10.2292764186859" calcext:value-type="float">
            <text:p>10.2292764187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5144.06854" calcext:value-type="float">
            <text:p>1443145144.06854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683717727661" calcext:value-type="float">
            <text:p>64.0683717728</text:p>
          </table:table-cell>
          <table:table-cell table:formula="of:=[.C561]/([.D561]-[.D560])" office:value-type="float" office:value="100161.929895357" calcext:value-type="float">
            <text:p>100161.929895357</text:p>
          </table:table-cell>
          <table:table-cell/>
          <table:table-cell office:value-type="float" office:value="1443145154.30351" calcext:value-type="float">
            <text:p>1443145154.30351</text:p>
          </table:table-cell>
          <table:table-cell table:formula="of:=[.G561]-[.$B$2]" office:value-type="float" office:value="74.3033339977264" calcext:value-type="float">
            <text:p>74.3033339977</text:p>
          </table:table-cell>
          <table:table-cell table:formula="of:=[.C561]/([.H561]-[.H560])" office:value-type="float" office:value="88495.637487851" calcext:value-type="float">
            <text:p>88495.637487851</text:p>
          </table:table-cell>
          <table:table-cell table:formula="of:=[.G561]-[.$B561]" office:value-type="float" office:value="10.2349622249603" calcext:value-type="float">
            <text:p>10.234962225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5144.11167" calcext:value-type="float">
            <text:p>1443145144.11167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15019321442" calcext:value-type="float">
            <text:p>64.1115019321</text:p>
          </table:table-cell>
          <table:table-cell table:formula="of:=[.C562]/([.D562]-[.D561])" office:value-type="float" office:value="100161.929895357" calcext:value-type="float">
            <text:p>100161.929895357</text:p>
          </table:table-cell>
          <table:table-cell/>
          <table:table-cell office:value-type="float" office:value="1443145154.3523" calcext:value-type="float">
            <text:p>1443145154.3523</text:p>
          </table:table-cell>
          <table:table-cell table:formula="of:=[.G562]-[.$B$2]" office:value-type="float" office:value="74.3521316051483" calcext:value-type="float">
            <text:p>74.3521316051</text:p>
          </table:table-cell>
          <table:table-cell table:formula="of:=[.C562]/([.H562]-[.H561])" office:value-type="float" office:value="88528.9305816135" calcext:value-type="float">
            <text:p>88528.9305816135</text:p>
          </table:table-cell>
          <table:table-cell table:formula="of:=[.G562]-[.$B562]" office:value-type="float" office:value="10.2406296730042" calcext:value-type="float">
            <text:p>10.240629673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5144.1548" calcext:value-type="float">
            <text:p>1443145144.1548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4629945755" calcext:value-type="float">
            <text:p>64.1546299458</text:p>
          </table:table-cell>
          <table:table-cell table:formula="of:=[.C563]/([.D563]-[.D562])" office:value-type="float" office:value="100166.913296332" calcext:value-type="float">
            <text:p>100166.913296332</text:p>
          </table:table-cell>
          <table:table-cell/>
          <table:table-cell office:value-type="float" office:value="1443145154.40102" calcext:value-type="float">
            <text:p>1443145154.40102</text:p>
          </table:table-cell>
          <table:table-cell table:formula="of:=[.G563]-[.$B$2]" office:value-type="float" office:value="74.4008476734161" calcext:value-type="float">
            <text:p>74.4008476734</text:p>
          </table:table-cell>
          <table:table-cell table:formula="of:=[.C563]/([.H563]-[.H562])" office:value-type="float" office:value="88677.1070327412" calcext:value-type="float">
            <text:p>88677.1070327412</text:p>
          </table:table-cell>
          <table:table-cell table:formula="of:=[.G563]-[.$B563]" office:value-type="float" office:value="10.2462177276611" calcext:value-type="float">
            <text:p>10.2462177277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5144.19793" calcext:value-type="float">
            <text:p>1443145144.19793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77543830872" calcext:value-type="float">
            <text:p>64.1977543831</text:p>
          </table:table-cell>
          <table:table-cell table:formula="of:=[.C564]/([.D564]-[.D563])" office:value-type="float" office:value="100175.220066675" calcext:value-type="float">
            <text:p>100175.220066675</text:p>
          </table:table-cell>
          <table:table-cell/>
          <table:table-cell office:value-type="float" office:value="1443145154.44982" calcext:value-type="float">
            <text:p>1443145154.44982</text:p>
          </table:table-cell>
          <table:table-cell table:formula="of:=[.G564]-[.$B$2]" office:value-type="float" office:value="74.4496464729309" calcext:value-type="float">
            <text:p>74.4496464729</text:p>
          </table:table-cell>
          <table:table-cell table:formula="of:=[.C564]/([.H564]-[.H563])" office:value-type="float" office:value="88526.7679319122" calcext:value-type="float">
            <text:p>88526.7679319122</text:p>
          </table:table-cell>
          <table:table-cell table:formula="of:=[.G564]-[.$B564]" office:value-type="float" office:value="10.2518920898438" calcext:value-type="float">
            <text:p>10.2518920898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5144.24111" calcext:value-type="float">
            <text:p>1443145144.24111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409381866455" calcext:value-type="float">
            <text:p>64.2409381866</text:p>
          </table:table-cell>
          <table:table-cell table:formula="of:=[.C565]/([.D565]-[.D564])" office:value-type="float" office:value="100037.505824675" calcext:value-type="float">
            <text:p>100037.505824675</text:p>
          </table:table-cell>
          <table:table-cell/>
          <table:table-cell office:value-type="float" office:value="1443145154.49854" calcext:value-type="float">
            <text:p>1443145154.49854</text:p>
          </table:table-cell>
          <table:table-cell table:formula="of:=[.G565]-[.$B$2]" office:value-type="float" office:value="74.498369216919" calcext:value-type="float">
            <text:p>74.4983692169</text:p>
          </table:table-cell>
          <table:table-cell table:formula="of:=[.C565]/([.H565]-[.H564])" office:value-type="float" office:value="88664.9569872479" calcext:value-type="float">
            <text:p>88664.9569872479</text:p>
          </table:table-cell>
          <table:table-cell table:formula="of:=[.G565]-[.$B565]" office:value-type="float" office:value="10.2574310302734" calcext:value-type="float">
            <text:p>10.2574310303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5144.28424" calcext:value-type="float">
            <text:p>1443145144.28424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4065246582" calcext:value-type="float">
            <text:p>64.2840652466</text:p>
          </table:table-cell>
          <table:table-cell table:formula="of:=[.C566]/([.D566]-[.D565])" office:value-type="float" office:value="100169.128300385" calcext:value-type="float">
            <text:p>100169.128300385</text:p>
          </table:table-cell>
          <table:table-cell/>
          <table:table-cell office:value-type="float" office:value="1443145154.54732" calcext:value-type="float">
            <text:p>1443145154.54732</text:p>
          </table:table-cell>
          <table:table-cell table:formula="of:=[.G566]-[.$B$2]" office:value-type="float" office:value="74.5471436977387" calcext:value-type="float">
            <text:p>74.5471436977</text:p>
          </table:table-cell>
          <table:table-cell table:formula="of:=[.C566]/([.H566]-[.H565])" office:value-type="float" office:value="88570.9069045582" calcext:value-type="float">
            <text:p>88570.9069045582</text:p>
          </table:table-cell>
          <table:table-cell table:formula="of:=[.G566]-[.$B566]" office:value-type="float" office:value="10.2630784511566" calcext:value-type="float">
            <text:p>10.2630784512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5144.32737" calcext:value-type="float">
            <text:p>1443145144.32737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71951675415" calcext:value-type="float">
            <text:p>64.3271951675</text:p>
          </table:table-cell>
          <table:table-cell table:formula="of:=[.C567]/([.D567]-[.D566])" office:value-type="float" office:value="100162.48358209" calcext:value-type="float">
            <text:p>100162.48358209</text:p>
          </table:table-cell>
          <table:table-cell/>
          <table:table-cell office:value-type="float" office:value="1443145154.59607" calcext:value-type="float">
            <text:p>1443145154.59607</text:p>
          </table:table-cell>
          <table:table-cell table:formula="of:=[.G567]-[.$B$2]" office:value-type="float" office:value="74.5958936214447" calcext:value-type="float">
            <text:p>74.5958936214</text:p>
          </table:table-cell>
          <table:table-cell table:formula="of:=[.C567]/([.H567]-[.H566])" office:value-type="float" office:value="88615.5232990336" calcext:value-type="float">
            <text:p>88615.5232990336</text:p>
          </table:table-cell>
          <table:table-cell table:formula="of:=[.G567]-[.$B567]" office:value-type="float" office:value="10.2686984539032" calcext:value-type="float">
            <text:p>10.2686984539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5144.37049" calcext:value-type="float">
            <text:p>1443145144.37049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703186511993" calcext:value-type="float">
            <text:p>64.3703186512</text:p>
          </table:table-cell>
          <table:table-cell table:formula="of:=[.C568]/([.D568]-[.D567])" office:value-type="float" office:value="100177.435438125" calcext:value-type="float">
            <text:p>100177.435438125</text:p>
          </table:table-cell>
          <table:table-cell/>
          <table:table-cell office:value-type="float" office:value="1443145154.64476" calcext:value-type="float">
            <text:p>1443145154.64476</text:p>
          </table:table-cell>
          <table:table-cell table:formula="of:=[.G568]-[.$B$2]" office:value-type="float" office:value="74.6445846557617" calcext:value-type="float">
            <text:p>74.6445846558</text:p>
          </table:table-cell>
          <table:table-cell table:formula="of:=[.C568]/([.H568]-[.H567])" office:value-type="float" office:value="88722.6993756886" calcext:value-type="float">
            <text:p>88722.6993756886</text:p>
          </table:table-cell>
          <table:table-cell table:formula="of:=[.G568]-[.$B568]" office:value-type="float" office:value="10.2742660045624" calcext:value-type="float">
            <text:p>10.274266004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5144.41361" calcext:value-type="float">
            <text:p>1443145144.41361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34421348572" calcext:value-type="float">
            <text:p>64.4134421349</text:p>
          </table:table-cell>
          <table:table-cell table:formula="of:=[.C569]/([.D569]-[.D568])" office:value-type="float" office:value="100177.435438125" calcext:value-type="float">
            <text:p>100177.435438125</text:p>
          </table:table-cell>
          <table:table-cell/>
          <table:table-cell office:value-type="float" office:value="1443145154.69354" calcext:value-type="float">
            <text:p>1443145154.69354</text:p>
          </table:table-cell>
          <table:table-cell table:formula="of:=[.G569]-[.$B$2]" office:value-type="float" office:value="74.6933720111847" calcext:value-type="float">
            <text:p>74.6933720112</text:p>
          </table:table-cell>
          <table:table-cell table:formula="of:=[.C569]/([.H569]-[.H568])" office:value-type="float" office:value="88547.533731778" calcext:value-type="float">
            <text:p>88547.533731778</text:p>
          </table:table-cell>
          <table:table-cell table:formula="of:=[.G569]-[.$B569]" office:value-type="float" office:value="10.2799298763275" calcext:value-type="float">
            <text:p>10.2799298763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5144.45674" calcext:value-type="float">
            <text:p>1443145144.45674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65680027008" calcext:value-type="float">
            <text:p>64.4565680027</text:p>
          </table:table-cell>
          <table:table-cell table:formula="of:=[.C570]/([.D570]-[.D569])" office:value-type="float" office:value="100171.897193213" calcext:value-type="float">
            <text:p>100171.897193213</text:p>
          </table:table-cell>
          <table:table-cell/>
          <table:table-cell office:value-type="float" office:value="1443145154.7423" calcext:value-type="float">
            <text:p>1443145154.7423</text:p>
          </table:table-cell>
          <table:table-cell table:formula="of:=[.G570]-[.$B$2]" office:value-type="float" office:value="74.7421298027039" calcext:value-type="float">
            <text:p>74.7421298027</text:p>
          </table:table-cell>
          <table:table-cell table:formula="of:=[.C570]/([.H570]-[.H569])" office:value-type="float" office:value="88601.2238331581" calcext:value-type="float">
            <text:p>88601.2238331581</text:p>
          </table:table-cell>
          <table:table-cell table:formula="of:=[.G570]-[.$B570]" office:value-type="float" office:value="10.2855618000031" calcext:value-type="float">
            <text:p>10.285561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5144.49985" calcext:value-type="float">
            <text:p>1443145144.49985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4996826648712" calcext:value-type="float">
            <text:p>64.4996826649</text:p>
          </table:table-cell>
          <table:table-cell table:formula="of:=[.C571]/([.D571]-[.D570])" office:value-type="float" office:value="100197.932270123" calcext:value-type="float">
            <text:p>100197.932270123</text:p>
          </table:table-cell>
          <table:table-cell/>
          <table:table-cell office:value-type="float" office:value="1443145154.79107" calcext:value-type="float">
            <text:p>1443145154.79107</text:p>
          </table:table-cell>
          <table:table-cell table:formula="of:=[.G571]-[.$B$2]" office:value-type="float" office:value="74.7909021377564" calcext:value-type="float">
            <text:p>74.7909021378</text:p>
          </table:table-cell>
          <table:table-cell table:formula="of:=[.C571]/([.H571]-[.H570])" office:value-type="float" office:value="88574.8036330573" calcext:value-type="float">
            <text:p>88574.8036330573</text:p>
          </table:table-cell>
          <table:table-cell table:formula="of:=[.G571]-[.$B571]" office:value-type="float" office:value="10.2912194728851" calcext:value-type="float">
            <text:p>10.291219472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5144.54297" calcext:value-type="float">
            <text:p>1443145144.54297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427947044373" calcext:value-type="float">
            <text:p>64.5427947044</text:p>
          </table:table-cell>
          <table:table-cell table:formula="of:=[.C572]/([.D572]-[.D571])" office:value-type="float" office:value="100204.02754044" calcext:value-type="float">
            <text:p>100204.02754044</text:p>
          </table:table-cell>
          <table:table-cell/>
          <table:table-cell office:value-type="float" office:value="1443145154.83988" calcext:value-type="float">
            <text:p>1443145154.83988</text:p>
          </table:table-cell>
          <table:table-cell table:formula="of:=[.G572]-[.$B$2]" office:value-type="float" office:value="74.8397064208984" calcext:value-type="float">
            <text:p>74.8397064209</text:p>
          </table:table-cell>
          <table:table-cell table:formula="of:=[.C572]/([.H572]-[.H571])" office:value-type="float" office:value="88516.8211040547" calcext:value-type="float">
            <text:p>88516.8211040547</text:p>
          </table:table-cell>
          <table:table-cell table:formula="of:=[.G572]-[.$B572]" office:value-type="float" office:value="10.2969117164612" calcext:value-type="float">
            <text:p>10.296911716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5144.58609" calcext:value-type="float">
            <text:p>1443145144.58609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59136581421" calcext:value-type="float">
            <text:p>64.5859136581</text:p>
          </table:table-cell>
          <table:table-cell table:formula="of:=[.C573]/([.D573]-[.D572])" office:value-type="float" office:value="100187.95979077" calcext:value-type="float">
            <text:p>100187.95979077</text:p>
          </table:table-cell>
          <table:table-cell/>
          <table:table-cell office:value-type="float" office:value="1443145154.88873" calcext:value-type="float">
            <text:p>1443145154.88873</text:p>
          </table:table-cell>
          <table:table-cell table:formula="of:=[.G573]-[.$B$2]" office:value-type="float" office:value="74.8885600566864" calcext:value-type="float">
            <text:p>74.8885600567</text:p>
          </table:table-cell>
          <table:table-cell table:formula="of:=[.C573]/([.H573]-[.H572])" office:value-type="float" office:value="88427.4001376234" calcext:value-type="float">
            <text:p>88427.4001376234</text:p>
          </table:table-cell>
          <table:table-cell table:formula="of:=[.G573]-[.$B573]" office:value-type="float" office:value="10.3026463985443" calcext:value-type="float">
            <text:p>10.302646398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5144.6292" calcext:value-type="float">
            <text:p>1443145144.6292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290323734283" calcext:value-type="float">
            <text:p>64.6290323734</text:p>
          </table:table-cell>
          <table:table-cell table:formula="of:=[.C574]/([.D574]-[.D573])" office:value-type="float" office:value="100188.513765323" calcext:value-type="float">
            <text:p>100188.513765323</text:p>
          </table:table-cell>
          <table:table-cell/>
          <table:table-cell office:value-type="float" office:value="1443145154.93737" calcext:value-type="float">
            <text:p>1443145154.93737</text:p>
          </table:table-cell>
          <table:table-cell table:formula="of:=[.G574]-[.$B$2]" office:value-type="float" office:value="74.9371967315674" calcext:value-type="float">
            <text:p>74.9371967316</text:p>
          </table:table-cell>
          <table:table-cell table:formula="of:=[.C574]/([.H574]-[.H573])" office:value-type="float" office:value="88821.8614979632" calcext:value-type="float">
            <text:p>88821.8614979632</text:p>
          </table:table-cell>
          <table:table-cell table:formula="of:=[.G574]-[.$B574]" office:value-type="float" office:value="10.308164358139" calcext:value-type="float">
            <text:p>10.308164358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5144.67233" calcext:value-type="float">
            <text:p>1443145144.67233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721527576447" calcext:value-type="float">
            <text:p>64.6721527576</text:p>
          </table:table-cell>
          <table:table-cell table:formula="of:=[.C575]/([.D575]-[.D574])" office:value-type="float" office:value="100184.6360721" calcext:value-type="float">
            <text:p>100184.6360721</text:p>
          </table:table-cell>
          <table:table-cell/>
          <table:table-cell office:value-type="float" office:value="1443145154.98611" calcext:value-type="float">
            <text:p>1443145154.98611</text:p>
          </table:table-cell>
          <table:table-cell table:formula="of:=[.G575]-[.$B$2]" office:value-type="float" office:value="74.9859347343445" calcext:value-type="float">
            <text:p>74.9859347343</text:p>
          </table:table-cell>
          <table:table-cell table:formula="of:=[.C575]/([.H575]-[.H574])" office:value-type="float" office:value="88637.1979532536" calcext:value-type="float">
            <text:p>88637.1979532536</text:p>
          </table:table-cell>
          <table:table-cell table:formula="of:=[.G575]-[.$B575]" office:value-type="float" office:value="10.3137819766998" calcext:value-type="float">
            <text:p>10.3137819767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5144.71544" calcext:value-type="float">
            <text:p>1443145144.71544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152652740479" calcext:value-type="float">
            <text:p>64.715265274</text:p>
          </table:table-cell>
          <table:table-cell table:formula="of:=[.C576]/([.D576]-[.D575])" office:value-type="float" office:value="100202.919254315" calcext:value-type="float">
            <text:p>100202.919254315</text:p>
          </table:table-cell>
          <table:table-cell/>
          <table:table-cell office:value-type="float" office:value="1443145155.03499" calcext:value-type="float">
            <text:p>1443145155.03499</text:p>
          </table:table-cell>
          <table:table-cell table:formula="of:=[.G576]-[.$B$2]" office:value-type="float" office:value="75.0348200798035" calcext:value-type="float">
            <text:p>75.0348200798</text:p>
          </table:table-cell>
          <table:table-cell table:formula="of:=[.C576]/([.H576]-[.H575])" office:value-type="float" office:value="88370.0413577838" calcext:value-type="float">
            <text:p>88370.0413577838</text:p>
          </table:table-cell>
          <table:table-cell table:formula="of:=[.G576]-[.$B576]" office:value-type="float" office:value="10.3195548057556" calcext:value-type="float">
            <text:p>10.3195548058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5144.75857" calcext:value-type="float">
            <text:p>1443145144.75857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583973407745" calcext:value-type="float">
            <text:p>64.7583973408</text:p>
          </table:table-cell>
          <table:table-cell table:formula="of:=[.C577]/([.D577]-[.D576])" office:value-type="float" office:value="100157.50062186" calcext:value-type="float">
            <text:p>100157.50062186</text:p>
          </table:table-cell>
          <table:table-cell/>
          <table:table-cell office:value-type="float" office:value="1443145155.04815" calcext:value-type="float">
            <text:p>1443145155.04815</text:p>
          </table:table-cell>
          <table:table-cell table:formula="of:=[.G577]-[.$B$2]" office:value-type="float" office:value="75.047981262207" calcext:value-type="float">
            <text:p>75.0479812622</text:p>
          </table:table-cell>
          <table:table-cell table:formula="of:=[.C577]/([.H577]-[.H576])" office:value-type="float" office:value="328237.985580233" calcext:value-type="float">
            <text:p>328237.985580233</text:p>
          </table:table-cell>
          <table:table-cell table:formula="of:=[.G577]-[.$B577]" office:value-type="float" office:value="10.2895839214325" calcext:value-type="float">
            <text:p>10.289583921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5144.8017" calcext:value-type="float">
            <text:p>1443145144.8017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801522731781" calcext:value-type="float">
            <text:p>64.8015227318</text:p>
          </table:table-cell>
          <table:table-cell table:formula="of:=[.C578]/([.D578]-[.D577])" office:value-type="float" office:value="100173.004793207" calcext:value-type="float">
            <text:p>100173.004793207</text:p>
          </table:table-cell>
          <table:table-cell/>
          <table:table-cell office:value-type="float" office:value="1443145155.0613" calcext:value-type="float">
            <text:p>1443145155.0613</text:p>
          </table:table-cell>
          <table:table-cell table:formula="of:=[.G578]-[.$B$2]" office:value-type="float" office:value="75.0611228942871" calcext:value-type="float">
            <text:p>75.0611228943</text:p>
          </table:table-cell>
          <table:table-cell table:formula="of:=[.C578]/([.H578]-[.H577])" office:value-type="float" office:value="328726.29317852" calcext:value-type="float">
            <text:p>328726.29317852</text:p>
          </table:table-cell>
          <table:table-cell table:formula="of:=[.G578]-[.$B578]" office:value-type="float" office:value="10.2596001625061" calcext:value-type="float">
            <text:p>10.259600162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5144.84482" calcext:value-type="float">
            <text:p>1443145144.84482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446516990662" calcext:value-type="float">
            <text:p>64.8446516991</text:p>
          </table:table-cell>
          <table:table-cell table:formula="of:=[.C579]/([.D579]-[.D578])" office:value-type="float" office:value="100164.698390235" calcext:value-type="float">
            <text:p>100164.698390235</text:p>
          </table:table-cell>
          <table:table-cell/>
          <table:table-cell office:value-type="float" office:value="1443145155.08645" calcext:value-type="float">
            <text:p>1443145155.08645</text:p>
          </table:table-cell>
          <table:table-cell table:formula="of:=[.G579]-[.$B$2]" office:value-type="float" office:value="75.0862820148468" calcext:value-type="float">
            <text:p>75.0862820148</text:p>
          </table:table-cell>
          <table:table-cell table:formula="of:=[.C579]/([.H579]-[.H578])" office:value-type="float" office:value="171707.114712154" calcext:value-type="float">
            <text:p>171707.114712154</text:p>
          </table:table-cell>
          <table:table-cell table:formula="of:=[.G579]-[.$B579]" office:value-type="float" office:value="10.2416303157806" calcext:value-type="float">
            <text:p>10.241630315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5144.88795" calcext:value-type="float">
            <text:p>1443145144.88795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7779712677" calcext:value-type="float">
            <text:p>64.8877797127</text:p>
          </table:table-cell>
          <table:table-cell table:formula="of:=[.C580]/([.D580]-[.D579])" office:value-type="float" office:value="100166.913296332" calcext:value-type="float">
            <text:p>100166.913296332</text:p>
          </table:table-cell>
          <table:table-cell/>
          <table:table-cell office:value-type="float" office:value="1443145155.12643" calcext:value-type="float">
            <text:p>1443145155.12643</text:p>
          </table:table-cell>
          <table:table-cell table:formula="of:=[.G580]-[.$B$2]" office:value-type="float" office:value="75.1262617111206" calcext:value-type="float">
            <text:p>75.1262617111</text:p>
          </table:table-cell>
          <table:table-cell table:formula="of:=[.C580]/([.H580]-[.H579])" office:value-type="float" office:value="108054.847901149" calcext:value-type="float">
            <text:p>108054.847901149</text:p>
          </table:table-cell>
          <table:table-cell table:formula="of:=[.G580]-[.$B580]" office:value-type="float" office:value="10.2384819984436" calcext:value-type="float">
            <text:p>10.2384819984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5144.93105" calcext:value-type="float">
            <text:p>1443145144.93105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308743476868" calcext:value-type="float">
            <text:p>64.9308743477</text:p>
          </table:table-cell>
          <table:table-cell table:formula="of:=[.C581]/([.D581]-[.D580])" office:value-type="float" office:value="100244.496769054" calcext:value-type="float">
            <text:p>100244.496769054</text:p>
          </table:table-cell>
          <table:table-cell/>
          <table:table-cell office:value-type="float" office:value="1443145155.16633" calcext:value-type="float">
            <text:p>1443145155.16633</text:p>
          </table:table-cell>
          <table:table-cell table:formula="of:=[.G581]-[.$B$2]" office:value-type="float" office:value="75.1661550998688" calcext:value-type="float">
            <text:p>75.1661550999</text:p>
          </table:table-cell>
          <table:table-cell table:formula="of:=[.C581]/([.H581]-[.H580])" office:value-type="float" office:value="108288.619632452" calcext:value-type="float">
            <text:p>108288.619632452</text:p>
          </table:table-cell>
          <table:table-cell table:formula="of:=[.G581]-[.$B581]" office:value-type="float" office:value="10.235280752182" calcext:value-type="float">
            <text:p>10.2352807522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5144.97417" calcext:value-type="float">
            <text:p>1443145144.97417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74002122879" calcext:value-type="float">
            <text:p>64.9740021229</text:p>
          </table:table-cell>
          <table:table-cell table:formula="of:=[.C582]/([.D582]-[.D581])" office:value-type="float" office:value="100167.467038161" calcext:value-type="float">
            <text:p>100167.467038161</text:p>
          </table:table-cell>
          <table:table-cell/>
          <table:table-cell office:value-type="float" office:value="1443145155.20622" calcext:value-type="float">
            <text:p>1443145155.20622</text:p>
          </table:table-cell>
          <table:table-cell table:formula="of:=[.G582]-[.$B$2]" office:value-type="float" office:value="75.2060446739197" calcext:value-type="float">
            <text:p>75.2060446739</text:p>
          </table:table-cell>
          <table:table-cell table:formula="of:=[.C582]/([.H582]-[.H581])" office:value-type="float" office:value="108298.975428698" calcext:value-type="float">
            <text:p>108298.975428698</text:p>
          </table:table-cell>
          <table:table-cell table:formula="of:=[.G582]-[.$B582]" office:value-type="float" office:value="10.2320425510407" calcext:value-type="float">
            <text:p>10.232042551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5145.01656" calcext:value-type="float">
            <text:p>1443145145.01656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63862705231" calcext:value-type="float">
            <text:p>65.0163862705</text:p>
          </table:table-cell>
          <table:table-cell table:formula="of:=[.C583]/([.D583]-[.D582])" office:value-type="float" office:value="101924.899759242" calcext:value-type="float">
            <text:p>101924.899759242</text:p>
          </table:table-cell>
          <table:table-cell/>
          <table:table-cell office:value-type="float" office:value="1443145155.24616" calcext:value-type="float">
            <text:p>1443145155.24616</text:p>
          </table:table-cell>
          <table:table-cell table:formula="of:=[.G583]-[.$B$2]" office:value-type="float" office:value="75.2459881305695" calcext:value-type="float">
            <text:p>75.2459881306</text:p>
          </table:table-cell>
          <table:table-cell table:formula="of:=[.C583]/([.H583]-[.H582])" office:value-type="float" office:value="108152.883158743" calcext:value-type="float">
            <text:p>108152.883158743</text:p>
          </table:table-cell>
          <table:table-cell table:formula="of:=[.G583]-[.$B583]" office:value-type="float" office:value="10.2296018600464" calcext:value-type="float">
            <text:p>10.22960186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5145.05786" calcext:value-type="float">
            <text:p>1443145145.05786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76853752136" calcext:value-type="float">
            <text:p>65.0576853752</text:p>
          </table:table-cell>
          <table:table-cell table:formula="of:=[.C584]/([.D584]-[.D583])" office:value-type="float" office:value="104602.75186034" calcext:value-type="float">
            <text:p>104602.75186034</text:p>
          </table:table-cell>
          <table:table-cell/>
          <table:table-cell office:value-type="float" office:value="1443145155.28596" calcext:value-type="float">
            <text:p>1443145155.28596</text:p>
          </table:table-cell>
          <table:table-cell table:formula="of:=[.G584]-[.$B$2]" office:value-type="float" office:value="75.2857840061188" calcext:value-type="float">
            <text:p>75.2857840061</text:p>
          </table:table-cell>
          <table:table-cell table:formula="of:=[.C584]/([.H584]-[.H583])" office:value-type="float" office:value="108553.962951425" calcext:value-type="float">
            <text:p>108553.962951425</text:p>
          </table:table-cell>
          <table:table-cell table:formula="of:=[.G584]-[.$B584]" office:value-type="float" office:value="10.2280986309052" calcext:value-type="float">
            <text:p>10.2280986309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5145.09913" calcext:value-type="float">
            <text:p>1443145145.09913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0989606380463" calcext:value-type="float">
            <text:p>65.098960638</text:p>
          </table:table-cell>
          <table:table-cell table:formula="of:=[.C585]/([.D585]-[.D584])" office:value-type="float" office:value="104663.173618452" calcext:value-type="float">
            <text:p>104663.173618452</text:p>
          </table:table-cell>
          <table:table-cell/>
          <table:table-cell office:value-type="float" office:value="1443145155.32587" calcext:value-type="float">
            <text:p>1443145155.32587</text:p>
          </table:table-cell>
          <table:table-cell table:formula="of:=[.G585]-[.$B$2]" office:value-type="float" office:value="75.3256928920746" calcext:value-type="float">
            <text:p>75.3256928921</text:p>
          </table:table-cell>
          <table:table-cell table:formula="of:=[.C585]/([.H585]-[.H584])" office:value-type="float" office:value="108246.569568075" calcext:value-type="float">
            <text:p>108246.569568075</text:p>
          </table:table-cell>
          <table:table-cell table:formula="of:=[.G585]-[.$B585]" office:value-type="float" office:value="10.2267322540283" calcext:value-type="float">
            <text:p>10.22673225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5145.14042" calcext:value-type="float">
            <text:p>1443145145.14042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402502059937" calcext:value-type="float">
            <text:p>65.140250206</text:p>
          </table:table-cell>
          <table:table-cell table:formula="of:=[.C586]/([.D586]-[.D585])" office:value-type="float" office:value="104626.912190136" calcext:value-type="float">
            <text:p>104626.912190136</text:p>
          </table:table-cell>
          <table:table-cell/>
          <table:table-cell office:value-type="float" office:value="1443145155.36577" calcext:value-type="float">
            <text:p>1443145155.36577</text:p>
          </table:table-cell>
          <table:table-cell table:formula="of:=[.G586]-[.$B$2]" office:value-type="float" office:value="75.3656027317047" calcext:value-type="float">
            <text:p>75.3656027317</text:p>
          </table:table-cell>
          <table:table-cell table:formula="of:=[.C586]/([.H586]-[.H585])" office:value-type="float" office:value="108243.982938457" calcext:value-type="float">
            <text:p>108243.982938457</text:p>
          </table:table-cell>
          <table:table-cell table:formula="of:=[.G586]-[.$B586]" office:value-type="float" office:value="10.2253525257111" calcext:value-type="float">
            <text:p>10.2253525257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5145.18171" calcext:value-type="float">
            <text:p>1443145145.18171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815369129181" calcext:value-type="float">
            <text:p>65.1815369129</text:p>
          </table:table-cell>
          <table:table-cell table:formula="of:=[.C587]/([.D587]-[.D586])" office:value-type="float" office:value="104634.162465568" calcext:value-type="float">
            <text:p>104634.162465568</text:p>
          </table:table-cell>
          <table:table-cell/>
          <table:table-cell office:value-type="float" office:value="1443145155.40565" calcext:value-type="float">
            <text:p>1443145155.40565</text:p>
          </table:table-cell>
          <table:table-cell table:formula="of:=[.G587]-[.$B$2]" office:value-type="float" office:value="75.4054756164551" calcext:value-type="float">
            <text:p>75.4054756165</text:p>
          </table:table-cell>
          <table:table-cell table:formula="of:=[.C587]/([.H587]-[.H586])" office:value-type="float" office:value="108344.305335478" calcext:value-type="float">
            <text:p>108344.305335478</text:p>
          </table:table-cell>
          <table:table-cell table:formula="of:=[.G587]-[.$B587]" office:value-type="float" office:value="10.223938703537" calcext:value-type="float">
            <text:p>10.2239387035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5145.22302" calcext:value-type="float">
            <text:p>1443145145.22302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228450775147" calcext:value-type="float">
            <text:p>65.2228450775</text:p>
          </table:table-cell>
          <table:table-cell table:formula="of:=[.C588]/([.D588]-[.D587])" office:value-type="float" office:value="104579.809880006" calcext:value-type="float">
            <text:p>104579.809880006</text:p>
          </table:table-cell>
          <table:table-cell/>
          <table:table-cell office:value-type="float" office:value="1443145155.4456" calcext:value-type="float">
            <text:p>1443145155.4456</text:p>
          </table:table-cell>
          <table:table-cell table:formula="of:=[.G588]-[.$B$2]" office:value-type="float" office:value="75.4454278945923" calcext:value-type="float">
            <text:p>75.4454278946</text:p>
          </table:table-cell>
          <table:table-cell table:formula="of:=[.C588]/([.H588]-[.H587])" office:value-type="float" office:value="108129.002936051" calcext:value-type="float">
            <text:p>108129.002936051</text:p>
          </table:table-cell>
          <table:table-cell table:formula="of:=[.G588]-[.$B588]" office:value-type="float" office:value="10.2225828170776" calcext:value-type="float">
            <text:p>10.222582817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5145.26431" calcext:value-type="float">
            <text:p>1443145145.26431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641370296478" calcext:value-type="float">
            <text:p>65.2641370296</text:p>
          </table:table-cell>
          <table:table-cell table:formula="of:=[.C589]/([.D589]-[.D588])" office:value-type="float" office:value="104620.871061429" calcext:value-type="float">
            <text:p>104620.871061429</text:p>
          </table:table-cell>
          <table:table-cell/>
          <table:table-cell office:value-type="float" office:value="1443145155.4854" calcext:value-type="float">
            <text:p>1443145155.4854</text:p>
          </table:table-cell>
          <table:table-cell table:formula="of:=[.G589]-[.$B$2]" office:value-type="float" office:value="75.4852278232575" calcext:value-type="float">
            <text:p>75.4852278233</text:p>
          </table:table-cell>
          <table:table-cell table:formula="of:=[.C589]/([.H589]-[.H588])" office:value-type="float" office:value="108542.908112836" calcext:value-type="float">
            <text:p>108542.908112836</text:p>
          </table:table-cell>
          <table:table-cell table:formula="of:=[.G589]-[.$B589]" office:value-type="float" office:value="10.2210907936096" calcext:value-type="float">
            <text:p>10.2210907936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5145.3056" calcext:value-type="float">
            <text:p>1443145145.3056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54234981537" calcext:value-type="float">
            <text:p>65.3054234982</text:p>
          </table:table-cell>
          <table:table-cell table:formula="of:=[.C590]/([.D590]-[.D589])" office:value-type="float" office:value="104634.766700545" calcext:value-type="float">
            <text:p>104634.766700545</text:p>
          </table:table-cell>
          <table:table-cell/>
          <table:table-cell office:value-type="float" office:value="1443145155.52533" calcext:value-type="float">
            <text:p>1443145155.52533</text:p>
          </table:table-cell>
          <table:table-cell table:formula="of:=[.G590]-[.$B$2]" office:value-type="float" office:value="75.5251607894897" calcext:value-type="float">
            <text:p>75.5251607895</text:p>
          </table:table-cell>
          <table:table-cell table:formula="of:=[.C590]/([.H590]-[.H589])" office:value-type="float" office:value="108181.294994955" calcext:value-type="float">
            <text:p>108181.294994955</text:p>
          </table:table-cell>
          <table:table-cell table:formula="of:=[.G590]-[.$B590]" office:value-type="float" office:value="10.2197372913361" calcext:value-type="float">
            <text:p>10.219737291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5145.34689" calcext:value-type="float">
            <text:p>1443145145.34689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67147350311" calcext:value-type="float">
            <text:p>65.346714735</text:p>
          </table:table-cell>
          <table:table-cell table:formula="of:=[.C591]/([.D591]-[.D590])" office:value-type="float" office:value="104622.683326789" calcext:value-type="float">
            <text:p>104622.683326789</text:p>
          </table:table-cell>
          <table:table-cell/>
          <table:table-cell office:value-type="float" office:value="1443145155.56523" calcext:value-type="float">
            <text:p>1443145155.56523</text:p>
          </table:table-cell>
          <table:table-cell table:formula="of:=[.G591]-[.$B$2]" office:value-type="float" office:value="75.5650541782379" calcext:value-type="float">
            <text:p>75.5650541782</text:p>
          </table:table-cell>
          <table:table-cell table:formula="of:=[.C591]/([.H591]-[.H590])" office:value-type="float" office:value="108288.619632452" calcext:value-type="float">
            <text:p>108288.619632452</text:p>
          </table:table-cell>
          <table:table-cell table:formula="of:=[.G591]-[.$B591]" office:value-type="float" office:value="10.2183394432068" calcext:value-type="float">
            <text:p>10.2183394432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5145.38815" calcext:value-type="float">
            <text:p>1443145145.38815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879818916321" calcext:value-type="float">
            <text:p>65.3879818916</text:p>
          </table:table-cell>
          <table:table-cell table:formula="of:=[.C592]/([.D592]-[.D591])" office:value-type="float" office:value="104683.732920439" calcext:value-type="float">
            <text:p>104683.732920439</text:p>
          </table:table-cell>
          <table:table-cell/>
          <table:table-cell office:value-type="float" office:value="1443145155.60512" calcext:value-type="float">
            <text:p>1443145155.60512</text:p>
          </table:table-cell>
          <table:table-cell table:formula="of:=[.G592]-[.$B$2]" office:value-type="float" office:value="75.6049451828003" calcext:value-type="float">
            <text:p>75.6049451828</text:p>
          </table:table-cell>
          <table:table-cell table:formula="of:=[.C592]/([.H592]-[.H591])" office:value-type="float" office:value="108295.091773003" calcext:value-type="float">
            <text:p>108295.091773003</text:p>
          </table:table-cell>
          <table:table-cell table:formula="of:=[.G592]-[.$B592]" office:value-type="float" office:value="10.2169632911682" calcext:value-type="float">
            <text:p>10.216963291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5145.42943" calcext:value-type="float">
            <text:p>1443145145.42943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292578697205" calcext:value-type="float">
            <text:p>65.4292578697</text:p>
          </table:table-cell>
          <table:table-cell table:formula="of:=[.C593]/([.D593]-[.D592])" office:value-type="float" office:value="104661.359950094" calcext:value-type="float">
            <text:p>104661.359950094</text:p>
          </table:table-cell>
          <table:table-cell/>
          <table:table-cell office:value-type="float" office:value="1443145155.64501" calcext:value-type="float">
            <text:p>1443145155.64501</text:p>
          </table:table-cell>
          <table:table-cell table:formula="of:=[.G593]-[.$B$2]" office:value-type="float" office:value="75.6448359489441" calcext:value-type="float">
            <text:p>75.6448359489</text:p>
          </table:table-cell>
          <table:table-cell table:formula="of:=[.C593]/([.H593]-[.H592])" office:value-type="float" office:value="108295.739029609" calcext:value-type="float">
            <text:p>108295.739029609</text:p>
          </table:table-cell>
          <table:table-cell table:formula="of:=[.G593]-[.$B593]" office:value-type="float" office:value="10.2155780792236" calcext:value-type="float">
            <text:p>10.215578079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5145.47071" calcext:value-type="float">
            <text:p>1443145145.47071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705355167389" calcext:value-type="float">
            <text:p>65.4705355167</text:p>
          </table:table-cell>
          <table:table-cell table:formula="of:=[.C594]/([.D594]-[.D593])" office:value-type="float" office:value="104657.128301691" calcext:value-type="float">
            <text:p>104657.128301691</text:p>
          </table:table-cell>
          <table:table-cell/>
          <table:table-cell office:value-type="float" office:value="1443145155.68501" calcext:value-type="float">
            <text:p>1443145155.68501</text:p>
          </table:table-cell>
          <table:table-cell table:formula="of:=[.G594]-[.$B$2]" office:value-type="float" office:value="75.6848378181458" calcext:value-type="float">
            <text:p>75.6848378181</text:p>
          </table:table-cell>
          <table:table-cell table:formula="of:=[.C594]/([.H594]-[.H593])" office:value-type="float" office:value="107994.953391346" calcext:value-type="float">
            <text:p>107994.953391346</text:p>
          </table:table-cell>
          <table:table-cell table:formula="of:=[.G594]-[.$B594]" office:value-type="float" office:value="10.2143023014069" calcext:value-type="float">
            <text:p>10.2143023014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5145.51199" calcext:value-type="float">
            <text:p>1443145145.51199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118157863617" calcext:value-type="float">
            <text:p>65.5118157864</text:p>
          </table:table-cell>
          <table:table-cell table:formula="of:=[.C595]/([.D595]-[.D594])" office:value-type="float" office:value="104650.479259798" calcext:value-type="float">
            <text:p>104650.479259798</text:p>
          </table:table-cell>
          <table:table-cell/>
          <table:table-cell office:value-type="float" office:value="1443145155.72485" calcext:value-type="float">
            <text:p>1443145155.72485</text:p>
          </table:table-cell>
          <table:table-cell table:formula="of:=[.G595]-[.$B$2]" office:value-type="float" office:value="75.7246747016907" calcext:value-type="float">
            <text:p>75.7246747017</text:p>
          </table:table-cell>
          <table:table-cell table:formula="of:=[.C595]/([.H595]-[.H594])" office:value-type="float" office:value="108442.217753519" calcext:value-type="float">
            <text:p>108442.217753519</text:p>
          </table:table-cell>
          <table:table-cell table:formula="of:=[.G595]-[.$B595]" office:value-type="float" office:value="10.212858915329" calcext:value-type="float">
            <text:p>10.2128589153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5145.55327" calcext:value-type="float">
            <text:p>1443145145.55327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531024932861" calcext:value-type="float">
            <text:p>65.5531024933</text:p>
          </table:table-cell>
          <table:table-cell table:formula="of:=[.C596]/([.D596]-[.D595])" office:value-type="float" office:value="104634.162465568" calcext:value-type="float">
            <text:p>104634.162465568</text:p>
          </table:table-cell>
          <table:table-cell/>
          <table:table-cell office:value-type="float" office:value="1443145155.7647" calcext:value-type="float">
            <text:p>1443145155.7647</text:p>
          </table:table-cell>
          <table:table-cell table:formula="of:=[.G596]-[.$B$2]" office:value-type="float" office:value="75.7645246982574" calcext:value-type="float">
            <text:p>75.7645246983</text:p>
          </table:table-cell>
          <table:table-cell table:formula="of:=[.C596]/([.H596]-[.H595])" office:value-type="float" office:value="108406.533806381" calcext:value-type="float">
            <text:p>108406.533806381</text:p>
          </table:table-cell>
          <table:table-cell table:formula="of:=[.G596]-[.$B596]" office:value-type="float" office:value="10.2114222049713" calcext:value-type="float">
            <text:p>10.211422205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5145.59456" calcext:value-type="float">
            <text:p>1443145145.59456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943920612335" calcext:value-type="float">
            <text:p>65.5943920612</text:p>
          </table:table-cell>
          <table:table-cell table:formula="of:=[.C597]/([.D597]-[.D596])" office:value-type="float" office:value="104626.912190136" calcext:value-type="float">
            <text:p>104626.912190136</text:p>
          </table:table-cell>
          <table:table-cell/>
          <table:table-cell office:value-type="float" office:value="1443145155.80467" calcext:value-type="float">
            <text:p>1443145155.80467</text:p>
          </table:table-cell>
          <table:table-cell table:formula="of:=[.G597]-[.$B$2]" office:value-type="float" office:value="75.8045010566711" calcext:value-type="float">
            <text:p>75.8045010567</text:p>
          </table:table-cell>
          <table:table-cell table:formula="of:=[.C597]/([.H597]-[.H596])" office:value-type="float" office:value="108063.870032742" calcext:value-type="float">
            <text:p>108063.870032742</text:p>
          </table:table-cell>
          <table:table-cell table:formula="of:=[.G597]-[.$B597]" office:value-type="float" office:value="10.2101089954376" calcext:value-type="float">
            <text:p>10.2101089954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5145.63586" calcext:value-type="float">
            <text:p>1443145145.63586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56835365295" calcext:value-type="float">
            <text:p>65.6356835365</text:p>
          </table:table-cell>
          <table:table-cell table:formula="of:=[.C598]/([.D598]-[.D597])" office:value-type="float" office:value="104622.07923136" calcext:value-type="float">
            <text:p>104622.07923136</text:p>
          </table:table-cell>
          <table:table-cell/>
          <table:table-cell office:value-type="float" office:value="1443145155.84444" calcext:value-type="float">
            <text:p>1443145155.84444</text:p>
          </table:table-cell>
          <table:table-cell table:formula="of:=[.G598]-[.$B$2]" office:value-type="float" office:value="75.8442692756653" calcext:value-type="float">
            <text:p>75.8442692757</text:p>
          </table:table-cell>
          <table:table-cell table:formula="of:=[.C598]/([.H598]-[.H597])" office:value-type="float" office:value="108629.456115108" calcext:value-type="float">
            <text:p>108629.456115108</text:p>
          </table:table-cell>
          <table:table-cell table:formula="of:=[.G598]-[.$B598]" office:value-type="float" office:value="10.2085857391357" calcext:value-type="float">
            <text:p>10.208585739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5145.67715" calcext:value-type="float">
            <text:p>1443145145.67715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69754886627" calcext:value-type="float">
            <text:p>65.6769754887</text:p>
          </table:table-cell>
          <table:table-cell table:formula="of:=[.C599]/([.D599]-[.D598])" office:value-type="float" office:value="104620.871061429" calcext:value-type="float">
            <text:p>104620.871061429</text:p>
          </table:table-cell>
          <table:table-cell/>
          <table:table-cell office:value-type="float" office:value="1443145155.8844" calcext:value-type="float">
            <text:p>1443145155.8844</text:p>
          </table:table-cell>
          <table:table-cell table:formula="of:=[.G599]-[.$B$2]" office:value-type="float" office:value="75.8842296600342" calcext:value-type="float">
            <text:p>75.88422966</text:p>
          </table:table-cell>
          <table:table-cell table:formula="of:=[.C599]/([.H599]-[.H598])" office:value-type="float" office:value="108107.06824338" calcext:value-type="float">
            <text:p>108107.06824338</text:p>
          </table:table-cell>
          <table:table-cell table:formula="of:=[.G599]-[.$B599]" office:value-type="float" office:value="10.2072541713715" calcext:value-type="float">
            <text:p>10.2072541714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5145.71843" calcext:value-type="float">
            <text:p>1443145145.71843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1826004982" calcext:value-type="float">
            <text:p>65.7182600498</text:p>
          </table:table-cell>
          <table:table-cell table:formula="of:=[.C600]/([.D600]-[.D599])" office:value-type="float" office:value="104639.600831601" calcext:value-type="float">
            <text:p>104639.600831601</text:p>
          </table:table-cell>
          <table:table-cell/>
          <table:table-cell office:value-type="float" office:value="1443145155.92427" calcext:value-type="float">
            <text:p>1443145155.92427</text:p>
          </table:table-cell>
          <table:table-cell table:formula="of:=[.G600]-[.$B$2]" office:value-type="float" office:value="75.9240965843201" calcext:value-type="float">
            <text:p>75.9240965843</text:p>
          </table:table-cell>
          <table:table-cell table:formula="of:=[.C600]/([.H600]-[.H599])" office:value-type="float" office:value="108360.503785568" calcext:value-type="float">
            <text:p>108360.503785568</text:p>
          </table:table-cell>
          <table:table-cell table:formula="of:=[.G600]-[.$B600]" office:value-type="float" office:value="10.2058365345001" calcext:value-type="float">
            <text:p>10.2058365345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5145.75972" calcext:value-type="float">
            <text:p>1443145145.75972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595508098602" calcext:value-type="float">
            <text:p>65.7595508099</text:p>
          </table:table-cell>
          <table:table-cell table:formula="of:=[.C601]/([.D601]-[.D600])" office:value-type="float" office:value="104623.891538577" calcext:value-type="float">
            <text:p>104623.891538577</text:p>
          </table:table-cell>
          <table:table-cell/>
          <table:table-cell office:value-type="float" office:value="1443145155.96421" calcext:value-type="float">
            <text:p>1443145155.96421</text:p>
          </table:table-cell>
          <table:table-cell table:formula="of:=[.G601]-[.$B$2]" office:value-type="float" office:value="75.964038848877" calcext:value-type="float">
            <text:p>75.9640388489</text:p>
          </table:table-cell>
          <table:table-cell table:formula="of:=[.C601]/([.H601]-[.H600])" office:value-type="float" office:value="108156.111024891" calcext:value-type="float">
            <text:p>108156.111024891</text:p>
          </table:table-cell>
          <table:table-cell table:formula="of:=[.G601]-[.$B601]" office:value-type="float" office:value="10.2044880390167" calcext:value-type="float">
            <text:p>10.20448803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5145.80101" calcext:value-type="float">
            <text:p>1443145145.80101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8008420467377" calcext:value-type="float">
            <text:p>65.8008420467</text:p>
          </table:table-cell>
          <table:table-cell table:formula="of:=[.C602]/([.D602]-[.D601])" office:value-type="float" office:value="104622.683326789" calcext:value-type="float">
            <text:p>104622.683326789</text:p>
          </table:table-cell>
          <table:table-cell/>
          <table:table-cell office:value-type="float" office:value="1443145156.0042" calcext:value-type="float">
            <text:p>1443145156.0042</text:p>
          </table:table-cell>
          <table:table-cell table:formula="of:=[.G602]-[.$B$2]" office:value-type="float" office:value="76.0040323734283" calcext:value-type="float">
            <text:p>76.0040323734</text:p>
          </table:table-cell>
          <table:table-cell table:formula="of:=[.C602]/([.H602]-[.H601])" office:value-type="float" office:value="108017.486542073" calcext:value-type="float">
            <text:p>108017.486542073</text:p>
          </table:table-cell>
          <table:table-cell table:formula="of:=[.G602]-[.$B602]" office:value-type="float" office:value="10.2031903266907" calcext:value-type="float">
            <text:p>10.2031903267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5145.84231" calcext:value-type="float">
            <text:p>1443145145.84231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421423435211" calcext:value-type="float">
            <text:p>65.8421423435</text:p>
          </table:table-cell>
          <table:table-cell table:formula="of:=[.C603]/([.D603]-[.D602])" office:value-type="float" office:value="104599.732603651" calcext:value-type="float">
            <text:p>104599.732603651</text:p>
          </table:table-cell>
          <table:table-cell/>
          <table:table-cell office:value-type="float" office:value="1443145156.01632" calcext:value-type="float">
            <text:p>1443145156.01632</text:p>
          </table:table-cell>
          <table:table-cell table:formula="of:=[.G603]-[.$B$2]" office:value-type="float" office:value="76.0161492824554" calcext:value-type="float">
            <text:p>76.0161492825</text:p>
          </table:table-cell>
          <table:table-cell table:formula="of:=[.C603]/([.H603]-[.H602])" office:value-type="float" office:value="356526.568808784" calcext:value-type="float">
            <text:p>356526.568808784</text:p>
          </table:table-cell>
          <table:table-cell table:formula="of:=[.G603]-[.$B603]" office:value-type="float" office:value="10.1740069389343" calcext:value-type="float">
            <text:p>10.1740069389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5145.88361" calcext:value-type="float">
            <text:p>1443145145.88361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834409713745" calcext:value-type="float">
            <text:p>65.8834409714</text:p>
          </table:table-cell>
          <table:table-cell table:formula="of:=[.C604]/([.D604]-[.D603])" office:value-type="float" office:value="104603.959611821" calcext:value-type="float">
            <text:p>104603.959611821</text:p>
          </table:table-cell>
          <table:table-cell/>
          <table:table-cell office:value-type="float" office:value="1443145156.02849" calcext:value-type="float">
            <text:p>1443145156.02849</text:p>
          </table:table-cell>
          <table:table-cell table:formula="of:=[.G604]-[.$B$2]" office:value-type="float" office:value="76.0283143520355" calcext:value-type="float">
            <text:p>76.028314352</text:p>
          </table:table-cell>
          <table:table-cell table:formula="of:=[.C604]/([.H604]-[.H603])" office:value-type="float" office:value="355115.108184384" calcext:value-type="float">
            <text:p>355115.108184384</text:p>
          </table:table-cell>
          <table:table-cell table:formula="of:=[.G604]-[.$B604]" office:value-type="float" office:value="10.144873380661" calcext:value-type="float">
            <text:p>10.1448733807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5145.92494" calcext:value-type="float">
            <text:p>1443145145.92494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247672557831" calcext:value-type="float">
            <text:p>65.9247672558</text:p>
          </table:table-cell>
          <table:table-cell table:formula="of:=[.C605]/([.D605]-[.D604])" office:value-type="float" office:value="104533.956096576" calcext:value-type="float">
            <text:p>104533.956096576</text:p>
          </table:table-cell>
          <table:table-cell/>
          <table:table-cell office:value-type="float" office:value="1443145156.05144" calcext:value-type="float">
            <text:p>1443145156.05144</text:p>
          </table:table-cell>
          <table:table-cell table:formula="of:=[.G605]-[.$B$2]" office:value-type="float" office:value="76.0512721538544" calcext:value-type="float">
            <text:p>76.0512721539</text:p>
          </table:table-cell>
          <table:table-cell table:formula="of:=[.C605]/([.H605]-[.H604])" office:value-type="float" office:value="188171.325551448" calcext:value-type="float">
            <text:p>188171.325551448</text:p>
          </table:table-cell>
          <table:table-cell table:formula="of:=[.G605]-[.$B605]" office:value-type="float" office:value="10.1265048980713" calcext:value-type="float">
            <text:p>10.1265048981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5145.96622" calcext:value-type="float">
            <text:p>1443145145.96622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60511016846" calcext:value-type="float">
            <text:p>65.9660511017</text:p>
          </table:table-cell>
          <table:table-cell table:formula="of:=[.C606]/([.D606]-[.D605])" office:value-type="float" office:value="104641.413745907" calcext:value-type="float">
            <text:p>104641.413745907</text:p>
          </table:table-cell>
          <table:table-cell/>
          <table:table-cell office:value-type="float" office:value="1443145156.08802" calcext:value-type="float">
            <text:p>1443145156.08802</text:p>
          </table:table-cell>
          <table:table-cell table:formula="of:=[.G606]-[.$B$2]" office:value-type="float" office:value="76.0878512859344" calcext:value-type="float">
            <text:p>76.0878512859</text:p>
          </table:table-cell>
          <table:table-cell table:formula="of:=[.C606]/([.H606]-[.H605])" office:value-type="float" office:value="118100.12305767" calcext:value-type="float">
            <text:p>118100.12305767</text:p>
          </table:table-cell>
          <table:table-cell table:formula="of:=[.G606]-[.$B606]" office:value-type="float" office:value="10.1218001842499" calcext:value-type="float">
            <text:p>10.1218001842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5146.00717" calcext:value-type="float">
            <text:p>1443145146.00717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69999694824" calcext:value-type="float">
            <text:p>66.0069999695</text:p>
          </table:table-cell>
          <table:table-cell table:formula="of:=[.C607]/([.D607]-[.D606])" office:value-type="float" office:value="105497.422329871" calcext:value-type="float">
            <text:p>105497.422329871</text:p>
          </table:table-cell>
          <table:table-cell/>
          <table:table-cell office:value-type="float" office:value="1443145156.12457" calcext:value-type="float">
            <text:p>1443145156.12457</text:p>
          </table:table-cell>
          <table:table-cell table:formula="of:=[.G607]-[.$B$2]" office:value-type="float" office:value="76.1243977546692" calcext:value-type="float">
            <text:p>76.1243977547</text:p>
          </table:table-cell>
          <table:table-cell table:formula="of:=[.C607]/([.H607]-[.H606])" office:value-type="float" office:value="118205.674845225" calcext:value-type="float">
            <text:p>118205.674845225</text:p>
          </table:table-cell>
          <table:table-cell table:formula="of:=[.G607]-[.$B607]" office:value-type="float" office:value="10.1173977851868" calcext:value-type="float">
            <text:p>10.1173977852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5146.0466" calcext:value-type="float">
            <text:p>1443145146.0466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6427488327" calcext:value-type="float">
            <text:p>66.0464274883</text:p>
          </table:table-cell>
          <table:table-cell table:formula="of:=[.C608]/([.D608]-[.D607])" office:value-type="float" office:value="109568.142419167" calcext:value-type="float">
            <text:p>109568.142419167</text:p>
          </table:table-cell>
          <table:table-cell/>
          <table:table-cell office:value-type="float" office:value="1443145156.16118" calcext:value-type="float">
            <text:p>1443145156.16118</text:p>
          </table:table-cell>
          <table:table-cell table:formula="of:=[.G608]-[.$B$2]" office:value-type="float" office:value="76.1610083580017" calcext:value-type="float">
            <text:p>76.161008358</text:p>
          </table:table-cell>
          <table:table-cell table:formula="of:=[.C608]/([.H608]-[.H607])" office:value-type="float" office:value="117998.601682774" calcext:value-type="float">
            <text:p>117998.601682774</text:p>
          </table:table-cell>
          <table:table-cell table:formula="of:=[.G608]-[.$B608]" office:value-type="float" office:value="10.1145808696747" calcext:value-type="float">
            <text:p>10.114580869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5146.086" calcext:value-type="float">
            <text:p>1443145146.086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58309268951" calcext:value-type="float">
            <text:p>66.0858309269</text:p>
          </table:table-cell>
          <table:table-cell table:formula="of:=[.C609]/([.D609]-[.D608])" office:value-type="float" office:value="109635.101833364" calcext:value-type="float">
            <text:p>109635.101833364</text:p>
          </table:table-cell>
          <table:table-cell/>
          <table:table-cell office:value-type="float" office:value="1443145156.19766" calcext:value-type="float">
            <text:p>1443145156.19766</text:p>
          </table:table-cell>
          <table:table-cell table:formula="of:=[.G609]-[.$B$2]" office:value-type="float" office:value="76.1974835395813" calcext:value-type="float">
            <text:p>76.1974835396</text:p>
          </table:table-cell>
          <table:table-cell table:formula="of:=[.C609]/([.H609]-[.H608])" office:value-type="float" office:value="118436.696211468" calcext:value-type="float">
            <text:p>118436.696211468</text:p>
          </table:table-cell>
          <table:table-cell table:formula="of:=[.G609]-[.$B609]" office:value-type="float" office:value="10.1116526126862" calcext:value-type="float">
            <text:p>10.1116526127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5146.12543" calcext:value-type="float">
            <text:p>1443145146.12543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252551078796" calcext:value-type="float">
            <text:p>66.1252551079</text:p>
          </table:table-cell>
          <table:table-cell table:formula="of:=[.C610]/([.D610]-[.D609])" office:value-type="float" office:value="109577.419038807" calcext:value-type="float">
            <text:p>109577.419038807</text:p>
          </table:table-cell>
          <table:table-cell/>
          <table:table-cell office:value-type="float" office:value="1443145156.23427" calcext:value-type="float">
            <text:p>1443145156.23427</text:p>
          </table:table-cell>
          <table:table-cell table:formula="of:=[.G610]-[.$B$2]" office:value-type="float" office:value="76.2340977191925" calcext:value-type="float">
            <text:p>76.2340977192</text:p>
          </table:table-cell>
          <table:table-cell table:formula="of:=[.C610]/([.H610]-[.H609])" office:value-type="float" office:value="117987.076205794" calcext:value-type="float">
            <text:p>117987.076205794</text:p>
          </table:table-cell>
          <table:table-cell table:formula="of:=[.G610]-[.$B610]" office:value-type="float" office:value="10.1088426113129" calcext:value-type="float">
            <text:p>10.1088426113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5146.16484" calcext:value-type="float">
            <text:p>1443145146.16484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646671295166" calcext:value-type="float">
            <text:p>66.1646671295</text:p>
          </table:table-cell>
          <table:table-cell table:formula="of:=[.C611]/([.D611]-[.D610])" office:value-type="float" office:value="109611.225726834" calcext:value-type="float">
            <text:p>109611.225726834</text:p>
          </table:table-cell>
          <table:table-cell/>
          <table:table-cell office:value-type="float" office:value="1443145156.27077" calcext:value-type="float">
            <text:p>1443145156.27077</text:p>
          </table:table-cell>
          <table:table-cell table:formula="of:=[.G611]-[.$B$2]" office:value-type="float" office:value="76.2706024646759" calcext:value-type="float">
            <text:p>76.2706024647</text:p>
          </table:table-cell>
          <table:table-cell table:formula="of:=[.C611]/([.H611]-[.H610])" office:value-type="float" office:value="118340.778515074" calcext:value-type="float">
            <text:p>118340.778515074</text:p>
          </table:table-cell>
          <table:table-cell table:formula="of:=[.G611]-[.$B611]" office:value-type="float" office:value="10.1059353351593" calcext:value-type="float">
            <text:p>10.105935335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5146.20437" calcext:value-type="float">
            <text:p>1443145146.20437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2041947841644" calcext:value-type="float">
            <text:p>66.2041947842</text:p>
          </table:table-cell>
          <table:table-cell table:formula="of:=[.C612]/([.D612]-[.D611])" office:value-type="float" office:value="109290.572347112" calcext:value-type="float">
            <text:p>109290.572347112</text:p>
          </table:table-cell>
          <table:table-cell/>
          <table:table-cell office:value-type="float" office:value="1443145156.30738" calcext:value-type="float">
            <text:p>1443145156.30738</text:p>
          </table:table-cell>
          <table:table-cell table:formula="of:=[.G612]-[.$B$2]" office:value-type="float" office:value="76.3072035312653" calcext:value-type="float">
            <text:p>76.3072035313</text:p>
          </table:table-cell>
          <table:table-cell table:formula="of:=[.C612]/([.H612]-[.H611])" office:value-type="float" office:value="118029.347299304" calcext:value-type="float">
            <text:p>118029.347299304</text:p>
          </table:table-cell>
          <table:table-cell table:formula="of:=[.G612]-[.$B612]" office:value-type="float" office:value="10.1030087471008" calcext:value-type="float">
            <text:p>10.103008747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5146.24378" calcext:value-type="float">
            <text:p>1443145146.24378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436060905457" calcext:value-type="float">
            <text:p>66.2436060905</text:p>
          </table:table-cell>
          <table:table-cell table:formula="of:=[.C613]/([.D613]-[.D612])" office:value-type="float" office:value="109613.215005172" calcext:value-type="float">
            <text:p>109613.215005172</text:p>
          </table:table-cell>
          <table:table-cell/>
          <table:table-cell office:value-type="float" office:value="1443145156.34398" calcext:value-type="float">
            <text:p>1443145156.34398</text:p>
          </table:table-cell>
          <table:table-cell table:formula="of:=[.G613]-[.$B$2]" office:value-type="float" office:value="76.3438029289246" calcext:value-type="float">
            <text:p>76.3438029289</text:p>
          </table:table-cell>
          <table:table-cell table:formula="of:=[.C613]/([.H613]-[.H612])" office:value-type="float" office:value="118034.729429545" calcext:value-type="float">
            <text:p>118034.729429545</text:p>
          </table:table-cell>
          <table:table-cell table:formula="of:=[.G613]-[.$B613]" office:value-type="float" office:value="10.1001968383789" calcext:value-type="float">
            <text:p>10.1001968384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5146.28319" calcext:value-type="float">
            <text:p>1443145146.28319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830195426941" calcext:value-type="float">
            <text:p>66.2830195427</text:p>
          </table:table-cell>
          <table:table-cell table:formula="of:=[.C614]/([.D614]-[.D613])" office:value-type="float" office:value="109607.24738676" calcext:value-type="float">
            <text:p>109607.24738676</text:p>
          </table:table-cell>
          <table:table-cell/>
          <table:table-cell office:value-type="float" office:value="1443145156.38056" calcext:value-type="float">
            <text:p>1443145156.38056</text:p>
          </table:table-cell>
          <table:table-cell table:formula="of:=[.G614]-[.$B$2]" office:value-type="float" office:value="76.3803837299347" calcext:value-type="float">
            <text:p>76.3803837299</text:p>
          </table:table-cell>
          <table:table-cell table:formula="of:=[.C614]/([.H614]-[.H613])" office:value-type="float" office:value="118094.734962296" calcext:value-type="float">
            <text:p>118094.734962296</text:p>
          </table:table-cell>
          <table:table-cell table:formula="of:=[.G614]-[.$B614]" office:value-type="float" office:value="10.0973641872406" calcext:value-type="float">
            <text:p>10.0973641872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5146.32259" calcext:value-type="float">
            <text:p>1443145146.32259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224213123322" calcext:value-type="float">
            <text:p>66.3224213123</text:p>
          </table:table-cell>
          <table:table-cell table:formula="of:=[.C615]/([.D615]-[.D614])" office:value-type="float" office:value="109639.745617591" calcext:value-type="float">
            <text:p>109639.745617591</text:p>
          </table:table-cell>
          <table:table-cell/>
          <table:table-cell office:value-type="float" office:value="1443145156.41713" calcext:value-type="float">
            <text:p>1443145156.41713</text:p>
          </table:table-cell>
          <table:table-cell table:formula="of:=[.G615]-[.$B$2]" office:value-type="float" office:value="76.4169561862946" calcext:value-type="float">
            <text:p>76.4169561863</text:p>
          </table:table-cell>
          <table:table-cell table:formula="of:=[.C615]/([.H615]-[.H614])" office:value-type="float" office:value="118121.680356724" calcext:value-type="float">
            <text:p>118121.680356724</text:p>
          </table:table-cell>
          <table:table-cell table:formula="of:=[.G615]-[.$B615]" office:value-type="float" office:value="10.0945348739624" calcext:value-type="float">
            <text:p>10.094534874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5146.362" calcext:value-type="float">
            <text:p>1443145146.362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618309497833" calcext:value-type="float">
            <text:p>66.3618309498</text:p>
          </table:table-cell>
          <table:table-cell table:formula="of:=[.C616]/([.D616]-[.D615])" office:value-type="float" office:value="109617.856935437" calcext:value-type="float">
            <text:p>109617.856935437</text:p>
          </table:table-cell>
          <table:table-cell/>
          <table:table-cell office:value-type="float" office:value="1443145156.45371" calcext:value-type="float">
            <text:p>1443145156.45371</text:p>
          </table:table-cell>
          <table:table-cell table:formula="of:=[.G616]-[.$B$2]" office:value-type="float" office:value="76.4535384178162" calcext:value-type="float">
            <text:p>76.4535384178</text:p>
          </table:table-cell>
          <table:table-cell table:formula="of:=[.C616]/([.H616]-[.H615])" office:value-type="float" office:value="118090.116986125" calcext:value-type="float">
            <text:p>118090.116986125</text:p>
          </table:table-cell>
          <table:table-cell table:formula="of:=[.G616]-[.$B616]" office:value-type="float" office:value="10.0917074680328" calcext:value-type="float">
            <text:p>10.09170746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5146.40141" calcext:value-type="float">
            <text:p>1443145146.40141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4012398719788" calcext:value-type="float">
            <text:p>66.401239872</text:p>
          </table:table-cell>
          <table:table-cell table:formula="of:=[.C617]/([.D617]-[.D616])" office:value-type="float" office:value="109619.846454478" calcext:value-type="float">
            <text:p>109619.846454478</text:p>
          </table:table-cell>
          <table:table-cell/>
          <table:table-cell office:value-type="float" office:value="1443145156.49027" calcext:value-type="float">
            <text:p>1443145156.49027</text:p>
          </table:table-cell>
          <table:table-cell table:formula="of:=[.G617]-[.$B$2]" office:value-type="float" office:value="76.4900932312012" calcext:value-type="float">
            <text:p>76.4900932312</text:p>
          </table:table-cell>
          <table:table-cell table:formula="of:=[.C617]/([.H617]-[.H616])" office:value-type="float" office:value="118178.691120648" calcext:value-type="float">
            <text:p>118178.691120648</text:p>
          </table:table-cell>
          <table:table-cell table:formula="of:=[.G617]-[.$B617]" office:value-type="float" office:value="10.0888533592224" calcext:value-type="float">
            <text:p>10.0888533592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5146.44083" calcext:value-type="float">
            <text:p>1443145146.44083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406545162201" calcext:value-type="float">
            <text:p>66.4406545162</text:p>
          </table:table-cell>
          <table:table-cell table:formula="of:=[.C618]/([.D618]-[.D617])" office:value-type="float" office:value="109603.932323959" calcext:value-type="float">
            <text:p>109603.932323959</text:p>
          </table:table-cell>
          <table:table-cell/>
          <table:table-cell office:value-type="float" office:value="1443145156.52684" calcext:value-type="float">
            <text:p>1443145156.52684</text:p>
          </table:table-cell>
          <table:table-cell table:formula="of:=[.G618]-[.$B$2]" office:value-type="float" office:value="76.5266704559326" calcext:value-type="float">
            <text:p>76.5266704559</text:p>
          </table:table-cell>
          <table:table-cell table:formula="of:=[.C618]/([.H618]-[.H617])" office:value-type="float" office:value="118106.281483027" calcext:value-type="float">
            <text:p>118106.281483027</text:p>
          </table:table-cell>
          <table:table-cell table:formula="of:=[.G618]-[.$B618]" office:value-type="float" office:value="10.0860159397125" calcext:value-type="float">
            <text:p>10.0860159397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5146.48024" calcext:value-type="float">
            <text:p>1443145146.48024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800703525543" calcext:value-type="float">
            <text:p>66.4800703526</text:p>
          </table:table-cell>
          <table:table-cell table:formula="of:=[.C619]/([.D619]-[.D618])" office:value-type="float" office:value="109600.617461681" calcext:value-type="float">
            <text:p>109600.617461681</text:p>
          </table:table-cell>
          <table:table-cell/>
          <table:table-cell office:value-type="float" office:value="1443145156.56337" calcext:value-type="float">
            <text:p>1443145156.56337</text:p>
          </table:table-cell>
          <table:table-cell table:formula="of:=[.G619]-[.$B$2]" office:value-type="float" office:value="76.5631947517395" calcext:value-type="float">
            <text:p>76.5631947517</text:p>
          </table:table-cell>
          <table:table-cell table:formula="of:=[.C619]/([.H619]-[.H618])" office:value-type="float" office:value="118277.43436427" calcext:value-type="float">
            <text:p>118277.43436427</text:p>
          </table:table-cell>
          <table:table-cell table:formula="of:=[.G619]-[.$B619]" office:value-type="float" office:value="10.0831243991852" calcext:value-type="float">
            <text:p>10.0831243992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5146.51965" calcext:value-type="float">
            <text:p>1443145146.51965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19481420517" calcext:value-type="float">
            <text:p>66.5194814205</text:p>
          </table:table-cell>
          <table:table-cell table:formula="of:=[.C620]/([.D620]-[.D619])" office:value-type="float" office:value="109613.878113997" calcext:value-type="float">
            <text:p>109613.878113997</text:p>
          </table:table-cell>
          <table:table-cell/>
          <table:table-cell office:value-type="float" office:value="1443145156.59995" calcext:value-type="float">
            <text:p>1443145156.59995</text:p>
          </table:table-cell>
          <table:table-cell table:formula="of:=[.G620]-[.$B$2]" office:value-type="float" office:value="76.5997786521912" calcext:value-type="float">
            <text:p>76.5997786522</text:p>
          </table:table-cell>
          <table:table-cell table:formula="of:=[.C620]/([.H620]-[.H619])" office:value-type="float" office:value="118084.729803707" calcext:value-type="float">
            <text:p>118084.729803707</text:p>
          </table:table-cell>
          <table:table-cell table:formula="of:=[.G620]-[.$B620]" office:value-type="float" office:value="10.0802972316742" calcext:value-type="float">
            <text:p>10.080297231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5146.55911" calcext:value-type="float">
            <text:p>1443145146.55911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589344501495" calcext:value-type="float">
            <text:p>66.5589344501</text:p>
          </table:table-cell>
          <table:table-cell table:formula="of:=[.C621]/([.D621]-[.D620])" office:value-type="float" office:value="109497.294383543" calcext:value-type="float">
            <text:p>109497.294383543</text:p>
          </table:table-cell>
          <table:table-cell/>
          <table:table-cell office:value-type="float" office:value="1443145156.63649" calcext:value-type="float">
            <text:p>1443145156.63649</text:p>
          </table:table-cell>
          <table:table-cell table:formula="of:=[.G621]-[.$B$2]" office:value-type="float" office:value="76.6363213062286" calcext:value-type="float">
            <text:p>76.6363213062</text:p>
          </table:table-cell>
          <table:table-cell table:formula="of:=[.C621]/([.H621]-[.H620])" office:value-type="float" office:value="118218.01436671" calcext:value-type="float">
            <text:p>118218.01436671</text:p>
          </table:table-cell>
          <table:table-cell table:formula="of:=[.G621]-[.$B621]" office:value-type="float" office:value="10.0773868560791" calcext:value-type="float">
            <text:p>10.077386856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5146.59852" calcext:value-type="float">
            <text:p>1443145146.59852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5983462333679" calcext:value-type="float">
            <text:p>66.5983462334</text:p>
          </table:table-cell>
          <table:table-cell table:formula="of:=[.C622]/([.D622]-[.D621])" office:value-type="float" office:value="109611.888811591" calcext:value-type="float">
            <text:p>109611.888811591</text:p>
          </table:table-cell>
          <table:table-cell/>
          <table:table-cell office:value-type="float" office:value="1443145156.67311" calcext:value-type="float">
            <text:p>1443145156.67311</text:p>
          </table:table-cell>
          <table:table-cell table:formula="of:=[.G622]-[.$B$2]" office:value-type="float" office:value="76.6729333400726" calcext:value-type="float">
            <text:p>76.6729333401</text:p>
          </table:table-cell>
          <table:table-cell table:formula="of:=[.C622]/([.H622]-[.H621])" office:value-type="float" office:value="117993.991221787" calcext:value-type="float">
            <text:p>117993.991221787</text:p>
          </table:table-cell>
          <table:table-cell table:formula="of:=[.G622]-[.$B622]" office:value-type="float" office:value="10.0745871067047" calcext:value-type="float">
            <text:p>10.0745871067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5146.63791" calcext:value-type="float">
            <text:p>1443145146.63791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377377510071" calcext:value-type="float">
            <text:p>66.637737751</text:p>
          </table:table-cell>
          <table:table-cell table:formula="of:=[.C623]/([.D623]-[.D622])" office:value-type="float" office:value="109668.280353468" calcext:value-type="float">
            <text:p>109668.280353468</text:p>
          </table:table-cell>
          <table:table-cell/>
          <table:table-cell office:value-type="float" office:value="1443145156.70969" calcext:value-type="float">
            <text:p>1443145156.70969</text:p>
          </table:table-cell>
          <table:table-cell table:formula="of:=[.G623]-[.$B$2]" office:value-type="float" office:value="76.7095227241516" calcext:value-type="float">
            <text:p>76.7095227242</text:p>
          </table:table-cell>
          <table:table-cell table:formula="of:=[.C623]/([.H623]-[.H622])" office:value-type="float" office:value="118067.03252165" calcext:value-type="float">
            <text:p>118067.03252165</text:p>
          </table:table-cell>
          <table:table-cell table:formula="of:=[.G623]-[.$B623]" office:value-type="float" office:value="10.0717849731445" calcext:value-type="float">
            <text:p>10.071784973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5146.67732" calcext:value-type="float">
            <text:p>1443145146.67732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71430969238" calcext:value-type="float">
            <text:p>66.6771430969</text:p>
          </table:table-cell>
          <table:table-cell table:formula="of:=[.C624]/([.D624]-[.D623])" office:value-type="float" office:value="109629.795133049" calcext:value-type="float">
            <text:p>109629.795133049</text:p>
          </table:table-cell>
          <table:table-cell/>
          <table:table-cell office:value-type="float" office:value="1443145156.74627" calcext:value-type="float">
            <text:p>1443145156.74627</text:p>
          </table:table-cell>
          <table:table-cell table:formula="of:=[.G624]-[.$B$2]" office:value-type="float" office:value="76.7460932731628" calcext:value-type="float">
            <text:p>76.7460932732</text:p>
          </table:table-cell>
          <table:table-cell table:formula="of:=[.C624]/([.H624]-[.H623])" office:value-type="float" office:value="118127.841030589" calcext:value-type="float">
            <text:p>118127.841030589</text:p>
          </table:table-cell>
          <table:table-cell table:formula="of:=[.G624]-[.$B624]" office:value-type="float" office:value="10.068950176239" calcext:value-type="float">
            <text:p>10.0689501762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5146.7167" calcext:value-type="float">
            <text:p>1443145146.7167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65293693543" calcext:value-type="float">
            <text:p>66.7165293694</text:p>
          </table:table-cell>
          <table:table-cell table:formula="of:=[.C625]/([.D625]-[.D624])" office:value-type="float" office:value="109682.885264955" calcext:value-type="float">
            <text:p>109682.885264955</text:p>
          </table:table-cell>
          <table:table-cell/>
          <table:table-cell office:value-type="float" office:value="1443145156.78281" calcext:value-type="float">
            <text:p>1443145156.78281</text:p>
          </table:table-cell>
          <table:table-cell table:formula="of:=[.G625]-[.$B$2]" office:value-type="float" office:value="76.782634973526" calcext:value-type="float">
            <text:p>76.7826349735</text:p>
          </table:table-cell>
          <table:table-cell table:formula="of:=[.C625]/([.H625]-[.H624])" office:value-type="float" office:value="118221.099649631" calcext:value-type="float">
            <text:p>118221.099649631</text:p>
          </table:table-cell>
          <table:table-cell table:formula="of:=[.G625]-[.$B625]" office:value-type="float" office:value="10.0661056041718" calcext:value-type="float">
            <text:p>10.0661056042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5146.75608" calcext:value-type="float">
            <text:p>1443145146.75608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5909204483" calcext:value-type="float">
            <text:p>66.7559092045</text:p>
          </table:table-cell>
          <table:table-cell table:formula="of:=[.C626]/([.D626]-[.D625])" office:value-type="float" office:value="109700.814791943" calcext:value-type="float">
            <text:p>109700.814791943</text:p>
          </table:table-cell>
          <table:table-cell/>
          <table:table-cell office:value-type="float" office:value="1443145156.8194" calcext:value-type="float">
            <text:p>1443145156.8194</text:p>
          </table:table-cell>
          <table:table-cell table:formula="of:=[.G626]-[.$B$2]" office:value-type="float" office:value="76.819230556488" calcext:value-type="float">
            <text:p>76.8192305565</text:p>
          </table:table-cell>
          <table:table-cell table:formula="of:=[.C626]/([.H626]-[.H625])" office:value-type="float" office:value="118047.033284906" calcext:value-type="float">
            <text:p>118047.033284906</text:p>
          </table:table-cell>
          <table:table-cell table:formula="of:=[.G626]-[.$B626]" office:value-type="float" office:value="10.063321352005" calcext:value-type="float">
            <text:p>10.06332135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5146.79546" calcext:value-type="float">
            <text:p>1443145146.79546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52921390534" calcext:value-type="float">
            <text:p>66.7952921391</text:p>
          </table:table-cell>
          <table:table-cell table:formula="of:=[.C627]/([.D627]-[.D626])" office:value-type="float" office:value="109692.181325068" calcext:value-type="float">
            <text:p>109692.181325068</text:p>
          </table:table-cell>
          <table:table-cell/>
          <table:table-cell office:value-type="float" office:value="1443145156.85597" calcext:value-type="float">
            <text:p>1443145156.85597</text:p>
          </table:table-cell>
          <table:table-cell table:formula="of:=[.G627]-[.$B$2]" office:value-type="float" office:value="76.8557982444763" calcext:value-type="float">
            <text:p>76.8557982445</text:p>
          </table:table-cell>
          <table:table-cell table:formula="of:=[.C627]/([.H627]-[.H626])" office:value-type="float" office:value="118137.083246401" calcext:value-type="float">
            <text:p>118137.083246401</text:p>
          </table:table-cell>
          <table:table-cell table:formula="of:=[.G627]-[.$B627]" office:value-type="float" office:value="10.060506105423" calcext:value-type="float">
            <text:p>10.0605061054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5146.83483" calcext:value-type="float">
            <text:p>1443145146.83483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346600532532" calcext:value-type="float">
            <text:p>66.8346600533</text:p>
          </table:table-cell>
          <table:table-cell table:formula="of:=[.C628]/([.D628]-[.D627])" office:value-type="float" office:value="109734.033102997" calcext:value-type="float">
            <text:p>109734.033102997</text:p>
          </table:table-cell>
          <table:table-cell/>
          <table:table-cell office:value-type="float" office:value="1443145156.89256" calcext:value-type="float">
            <text:p>1443145156.89256</text:p>
          </table:table-cell>
          <table:table-cell table:formula="of:=[.G628]-[.$B$2]" office:value-type="float" office:value="76.8923869132996" calcext:value-type="float">
            <text:p>76.8923869133</text:p>
          </table:table-cell>
          <table:table-cell table:formula="of:=[.C628]/([.H628]-[.H627])" office:value-type="float" office:value="118069.340561956" calcext:value-type="float">
            <text:p>118069.340561956</text:p>
          </table:table-cell>
          <table:table-cell table:formula="of:=[.G628]-[.$B628]" office:value-type="float" office:value="10.0577268600464" calcext:value-type="float">
            <text:p>10.05772686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5146.87423" calcext:value-type="float">
            <text:p>1443145146.87423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740594387054" calcext:value-type="float">
            <text:p>66.8740594387</text:p>
          </table:table-cell>
          <table:table-cell table:formula="of:=[.C629]/([.D629]-[.D628])" office:value-type="float" office:value="109646.380277514" calcext:value-type="float">
            <text:p>109646.380277514</text:p>
          </table:table-cell>
          <table:table-cell/>
          <table:table-cell office:value-type="float" office:value="1443145156.92906" calcext:value-type="float">
            <text:p>1443145156.92906</text:p>
          </table:table-cell>
          <table:table-cell table:formula="of:=[.G629]-[.$B$2]" office:value-type="float" office:value="76.9288835525513" calcext:value-type="float">
            <text:p>76.9288835526</text:p>
          </table:table-cell>
          <table:table-cell table:formula="of:=[.C629]/([.H629]-[.H628])" office:value-type="float" office:value="118367.063065888" calcext:value-type="float">
            <text:p>118367.063065888</text:p>
          </table:table-cell>
          <table:table-cell table:formula="of:=[.G629]-[.$B629]" office:value-type="float" office:value="10.0548241138458" calcext:value-type="float">
            <text:p>10.054824113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5146.91365" calcext:value-type="float">
            <text:p>1443145146.91365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134743213654" calcext:value-type="float">
            <text:p>66.9134743214</text:p>
          </table:table-cell>
          <table:table-cell table:formula="of:=[.C630]/([.D630]-[.D629])" office:value-type="float" office:value="109603.269335463" calcext:value-type="float">
            <text:p>109603.269335463</text:p>
          </table:table-cell>
          <table:table-cell/>
          <table:table-cell office:value-type="float" office:value="1443145156.96577" calcext:value-type="float">
            <text:p>1443145156.96577</text:p>
          </table:table-cell>
          <table:table-cell table:formula="of:=[.G630]-[.$B$2]" office:value-type="float" office:value="76.965601682663" calcext:value-type="float">
            <text:p>76.9656016827</text:p>
          </table:table-cell>
          <table:table-cell table:formula="of:=[.C630]/([.H630]-[.H629])" office:value-type="float" office:value="117653.050056166" calcext:value-type="float">
            <text:p>117653.050056166</text:p>
          </table:table-cell>
          <table:table-cell table:formula="of:=[.G630]-[.$B630]" office:value-type="float" office:value="10.0521273612976" calcext:value-type="float">
            <text:p>10.052127361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5146.95306" calcext:value-type="float">
            <text:p>1443145146.95306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528841972351" calcext:value-type="float">
            <text:p>66.9528841972</text:p>
          </table:table-cell>
          <table:table-cell table:formula="of:=[.C631]/([.D631]-[.D630])" office:value-type="float" office:value="109617.193778471" calcext:value-type="float">
            <text:p>109617.193778471</text:p>
          </table:table-cell>
          <table:table-cell/>
          <table:table-cell office:value-type="float" office:value="1443145157.00224" calcext:value-type="float">
            <text:p>1443145157.00224</text:p>
          </table:table-cell>
          <table:table-cell table:formula="of:=[.G631]-[.$B$2]" office:value-type="float" office:value="77.0020694732666" calcext:value-type="float">
            <text:p>77.0020694733</text:p>
          </table:table-cell>
          <table:table-cell table:formula="of:=[.C631]/([.H631]-[.H630])" office:value-type="float" office:value="118460.699935276" calcext:value-type="float">
            <text:p>118460.699935276</text:p>
          </table:table-cell>
          <table:table-cell table:formula="of:=[.G631]-[.$B631]" office:value-type="float" office:value="10.0491852760315" calcext:value-type="float">
            <text:p>10.049185276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5146.9925" calcext:value-type="float">
            <text:p>1443145146.9925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923250675201" calcext:value-type="float">
            <text:p>66.9923250675</text:p>
          </table:table-cell>
          <table:table-cell table:formula="of:=[.C632]/([.D632]-[.D631])" office:value-type="float" office:value="109531.051642114" calcext:value-type="float">
            <text:p>109531.051642114</text:p>
          </table:table-cell>
          <table:table-cell/>
          <table:table-cell office:value-type="float" office:value="1443145160.01815" calcext:value-type="float">
            <text:p>1443145160.01815</text:p>
          </table:table-cell>
          <table:table-cell table:formula="of:=[.G632]-[.$B$2]" office:value-type="float" office:value="80.0179798603058" calcext:value-type="float">
            <text:p>80.0179798603</text:p>
          </table:table-cell>
          <table:table-cell table:formula="of:=[.C632]/([.H632]-[.H631])" office:value-type="float" office:value="1432.40330301759" calcext:value-type="float">
            <text:p>1432.4033030176</text:p>
          </table:table-cell>
          <table:table-cell table:formula="of:=[.G632]-[.$B632]" office:value-type="float" office:value="13.0256547927856" calcext:value-type="float">
            <text:p>13.0256547928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5160.04384" calcext:value-type="float">
            <text:p>1443145160.04384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436725616455" calcext:value-type="float">
            <text:p>80.0436725616</text:p>
          </table:table-cell>
          <table:table-cell table:formula="of:=[.C633]/([.D633]-[.D632])" office:value-type="float" office:value="313.837326133848" calcext:value-type="float">
            <text:p>313.8373261338</text:p>
          </table:table-cell>
          <table:table-cell/>
          <table:table-cell office:value-type="float" office:value="1443145160.23417" calcext:value-type="float">
            <text:p>1443145160.23417</text:p>
          </table:table-cell>
          <table:table-cell table:formula="of:=[.G633]-[.$B$2]" office:value-type="float" office:value="80.2339999675751" calcext:value-type="float">
            <text:p>80.2339999676</text:p>
          </table:table-cell>
          <table:table-cell table:formula="of:=[.C633]/([.H633]-[.H632])" office:value-type="float" office:value="18961.1978800381" calcext:value-type="float">
            <text:p>18961.1978800381</text:p>
          </table:table-cell>
          <table:table-cell table:formula="of:=[.G633]-[.$B633]" office:value-type="float" office:value="0.190327405929565" calcext:value-type="float">
            <text:p>0.19032740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40:53.657155661</dc:date>
    <meta:editing-duration>PT37S</meta:editing-duration>
    <meta:editing-cycles>1</meta:editing-cycles>
    <meta:document-statistic meta:table-count="1" meta:cell-count="5699" meta:object-count="0"/>
    <meta:generator>LibreOffice/4.4.2.2$Linux_X86_64 LibreOffice_project/40m0$Build-2</meta:generator>
  </office:meta>
</office:document-meta>
</file>